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4.253cm"/>
    </style:style>
    <style:style style:name="co3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6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Intensity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5" table:default-cell-style-name="ce1"/>
        <table:table-column table:style-name="co3" table:number-columns-repeated="16347" table:default-cell-style-name="ce1"/>
        <table:table-row table:style-name="ro1">
          <table:table-cell office:value-type="string" calcext:value-type="string">
            <text:p>Rack:Tube</text:p>
          </table:table-cell>
          <table:table-cell office:value-type="string" calcext:value-type="string">
            <text:p>Solution Label</text:p>
          </table:table-cell>
          <table:table-cell office:value-type="string" calcext:value-type="string">
            <text:p>B Ax 249.678 nm c/s</text:p>
          </table:table-cell>
          <table:table-cell office:value-type="string" calcext:value-type="string">
            <text:p>B R 249.772 nm c/s</text:p>
          </table:table-cell>
          <table:table-cell office:value-type="string" calcext:value-type="string">
            <text:p>Ba Ax 230.424 nm c/s</text:p>
          </table:table-cell>
          <table:table-cell office:value-type="string" calcext:value-type="string">
            <text:p>Ba Ax 233.527 nm c/s</text:p>
          </table:table-cell>
          <table:table-cell office:value-type="string" calcext:value-type="string">
            <text:p>Ba Ax 455.403 nm c/s</text:p>
          </table:table-cell>
          <table:table-cell office:value-type="string" calcext:value-type="string">
            <text:p>Ba R 455.403 nm c/s</text:p>
          </table:table-cell>
          <table:table-cell office:value-type="string" calcext:value-type="string">
            <text:p>Ba R 493.408 nm c/s</text:p>
          </table:table-cell>
          <table:table-cell office:value-type="string" calcext:value-type="string">
            <text:p>Ca Ax 315.887 nm c/s</text:p>
          </table:table-cell>
          <table:table-cell office:value-type="string" calcext:value-type="string">
            <text:p>Ca R 373.690 nm c/s</text:p>
          </table:table-cell>
          <table:table-cell office:value-type="string" calcext:value-type="string">
            <text:p>Ca R 393.366 nm c/s</text:p>
          </table:table-cell>
          <table:table-cell office:value-type="string" calcext:value-type="string">
            <text:p>Ca R 422.673 nm c/s</text:p>
          </table:table-cell>
          <table:table-cell office:value-type="string" calcext:value-type="string">
            <text:p>Cl Ax 774.497 nm c/s</text:p>
          </table:table-cell>
          <table:table-cell office:value-type="string" calcext:value-type="string">
            <text:p>Cl R 774.497 nm c/s</text:p>
          </table:table-cell>
          <table:table-cell office:value-type="string" calcext:value-type="string">
            <text:p>K Ax 766.491 nm c/s</text:p>
          </table:table-cell>
          <table:table-cell office:value-type="string" calcext:value-type="string">
            <text:p>K Ax 769.897 nm c/s</text:p>
          </table:table-cell>
          <table:table-cell office:value-type="string" calcext:value-type="string">
            <text:p>Li Ax 670.783 nm c/s</text:p>
          </table:table-cell>
          <table:table-cell office:value-type="string" calcext:value-type="string">
            <text:p>Li R 670.783 nm c/s</text:p>
          </table:table-cell>
          <table:table-cell office:value-type="string" calcext:value-type="string">
            <text:p>Mg Ax 285.213 nm c/s</text:p>
          </table:table-cell>
          <table:table-cell office:value-type="string" calcext:value-type="string">
            <text:p>Mg R 280.270 nm c/s</text:p>
          </table:table-cell>
          <table:table-cell office:value-type="string" calcext:value-type="string">
            <text:p>Mg R 285.213 nm c/s</text:p>
          </table:table-cell>
          <table:table-cell office:value-type="string" calcext:value-type="string">
            <text:p>Na Ax 568.821 nm c/s</text:p>
          </table:table-cell>
          <table:table-cell office:value-type="string" calcext:value-type="string">
            <text:p>Na R 568.821 nm c/s</text:p>
          </table:table-cell>
          <table:table-cell office:value-type="string" calcext:value-type="string">
            <text:p>Na R 589.592 nm c/s</text:p>
          </table:table-cell>
          <table:table-cell office:value-type="string" calcext:value-type="string">
            <text:p>S Ax 180.669 nm c/s</text:p>
          </table:table-cell>
          <table:table-cell office:value-type="string" calcext:value-type="string">
            <text:p>S Ax 181.972 nm c/s</text:p>
          </table:table-cell>
          <table:table-cell office:value-type="string" calcext:value-type="string">
            <text:p>S R 180.669 nm c/s</text:p>
          </table:table-cell>
          <table:table-cell office:value-type="string" calcext:value-type="string">
            <text:p>S R 181.972 nm c/s</text:p>
          </table:table-cell>
          <table:table-cell office:value-type="string" calcext:value-type="string">
            <text:p>Si Ax 251.432 nm c/s</text:p>
          </table:table-cell>
          <table:table-cell office:value-type="string" calcext:value-type="string">
            <text:p>Si Ax 251.611 nm c/s</text:p>
          </table:table-cell>
          <table:table-cell office:value-type="string" calcext:value-type="string">
            <text:p>Si Ax 288.158 nm c/s</text:p>
          </table:table-cell>
          <table:table-cell office:value-type="string" calcext:value-type="string">
            <text:p>Sr Ax 407.771 nm c/s</text:p>
          </table:table-cell>
          <table:table-cell office:value-type="string" calcext:value-type="string">
            <text:p>Sr Ax 421.552 nm c/s</text:p>
          </table:table-cell>
          <table:table-cell office:value-type="string" calcext:value-type="string">
            <text:p>Sr R 407.771 nm c/s</text:p>
          </table:table-cell>
          <table:table-cell office:value-type="string" calcext:value-type="string">
            <text:p>Sr R 421.552 nm c/s</text:p>
          </table:table-cell>
          <table:table-cell office:value-type="string" calcext:value-type="string">
            <text:p>Zn R 202.548 nm c/s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1M00S" calcext:value-type="time">
            <text:p>01:01:00</text:p>
          </table:table-cell>
          <table:table-cell office:value-type="string" calcext:value-type="string">
            <text:p>Blank</text:p>
          </table:table-cell>
          <table:table-cell office:value-type="float" office:value="47.57" calcext:value-type="float">
            <text:p>47.57</text:p>
          </table:table-cell>
          <table:table-cell office:value-type="float" office:value="30.21" calcext:value-type="float">
            <text:p>30.21</text:p>
          </table:table-cell>
          <table:table-cell office:value-type="float" office:value="27.62277" calcext:value-type="float">
            <text:p>27.62277</text:p>
          </table:table-cell>
          <table:table-cell office:value-type="float" office:value="15.05328" calcext:value-type="float">
            <text:p>15.05328</text:p>
          </table:table-cell>
          <table:table-cell office:value-type="float" office:value="284.98044" calcext:value-type="float">
            <text:p>284.98044</text:p>
          </table:table-cell>
          <table:table-cell office:value-type="float" office:value="183.40264" calcext:value-type="float">
            <text:p>183.40264</text:p>
          </table:table-cell>
          <table:table-cell office:value-type="float" office:value="195.82413" calcext:value-type="float">
            <text:p>195.82413</text:p>
          </table:table-cell>
          <table:table-cell office:value-type="float" office:value="17.7579" calcext:value-type="float">
            <text:p>17.7579</text:p>
          </table:table-cell>
          <table:table-cell office:value-type="float" office:value="82.70116" calcext:value-type="float">
            <text:p>82.70116</text:p>
          </table:table-cell>
          <table:table-cell office:value-type="float" office:value="207.23928" calcext:value-type="float">
            <text:p>207.23928</text:p>
          </table:table-cell>
          <table:table-cell office:value-type="float" office:value="103.10614" calcext:value-type="float">
            <text:p>103.10614</text:p>
          </table:table-cell>
          <table:table-cell office:value-type="float" office:value="437.77" calcext:value-type="float">
            <text:p>437.77</text:p>
          </table:table-cell>
          <table:table-cell office:value-type="float" office:value="351.18" calcext:value-type="float">
            <text:p>351.18</text:p>
          </table:table-cell>
          <table:table-cell office:value-type="float" office:value="39.31675" calcext:value-type="float">
            <text:p>39.31675</text:p>
          </table:table-cell>
          <table:table-cell office:value-type="float" office:value="53065.20852" calcext:value-type="float">
            <text:p>53065.20852</text:p>
          </table:table-cell>
          <table:table-cell office:value-type="float" office:value="11371.141731" calcext:value-type="float">
            <text:p>11371.141731</text:p>
          </table:table-cell>
          <table:table-cell office:value-type="float" office:value="21115.804895" calcext:value-type="float">
            <text:p>21115.804895</text:p>
          </table:table-cell>
          <table:table-cell office:value-type="float" office:value="62.52571" calcext:value-type="float">
            <text:p>62.52571</text:p>
          </table:table-cell>
          <table:table-cell office:value-type="float" office:value="19.28011" calcext:value-type="float">
            <text:p>19.28011</text:p>
          </table:table-cell>
          <table:table-cell office:value-type="float" office:value="43.06074" calcext:value-type="float">
            <text:p>43.06074</text:p>
          </table:table-cell>
          <table:table-cell office:value-type="float" office:value="129.92702" calcext:value-type="float">
            <text:p>129.92702</text:p>
          </table:table-cell>
          <table:table-cell office:value-type="float" office:value="68.03019" calcext:value-type="float">
            <text:p>68.03019</text:p>
          </table:table-cell>
          <table:table-cell office:value-type="float" office:value="200.62003" calcext:value-type="float">
            <text:p>200.62003</text:p>
          </table:table-cell>
          <table:table-cell office:value-type="float" office:value="8.14427" calcext:value-type="float">
            <text:p>8.14427</text:p>
          </table:table-cell>
          <table:table-cell office:value-type="float" office:value="20.04901" calcext:value-type="float">
            <text:p>20.04901</text:p>
          </table:table-cell>
          <table:table-cell office:value-type="float" office:value="6.66237" calcext:value-type="float">
            <text:p>6.66237</text:p>
          </table:table-cell>
          <table:table-cell office:value-type="float" office:value="14.6225" calcext:value-type="float">
            <text:p>14.6225</text:p>
          </table:table-cell>
          <table:table-cell office:value-type="float" office:value="17.96429" calcext:value-type="float">
            <text:p>17.96429</text:p>
          </table:table-cell>
          <table:table-cell office:value-type="float" office:value="18.65058" calcext:value-type="float">
            <text:p>18.65058</text:p>
          </table:table-cell>
          <table:table-cell office:value-type="float" office:value="420.26927" calcext:value-type="float">
            <text:p>420.26927</text:p>
          </table:table-cell>
          <table:table-cell office:value-type="float" office:value="530.13337" calcext:value-type="float">
            <text:p>530.13337</text:p>
          </table:table-cell>
          <table:table-cell office:value-type="float" office:value="134.39002" calcext:value-type="float">
            <text:p>134.39002</text:p>
          </table:table-cell>
          <table:table-cell office:value-type="float" office:value="455.47227" calcext:value-type="float">
            <text:p>455.47227</text:p>
          </table:table-cell>
          <table:table-cell office:value-type="float" office:value="67.93323" calcext:value-type="float">
            <text:p>67.93323</text:p>
          </table:table-cell>
          <table:table-cell office:value-type="float" office:value="14.61" calcext:value-type="float">
            <text:p>14.61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2M00S" calcext:value-type="time">
            <text:p>01:02:00</text:p>
          </table:table-cell>
          <table:table-cell office:value-type="string" calcext:value-type="string">
            <text:p>IAPSOx20</text:p>
          </table:table-cell>
          <table:table-cell office:value-type="float" office:value="2979.54" calcext:value-type="float">
            <text:p>2979.54</text:p>
          </table:table-cell>
          <table:table-cell office:value-type="float" office:value="1227.01" calcext:value-type="float">
            <text:p>1227.01</text:p>
          </table:table-cell>
          <table:table-cell office:value-type="float" office:value="208.33056" calcext:value-type="float">
            <text:p>208.33056</text:p>
          </table:table-cell>
          <table:table-cell office:value-type="float" office:value="531.4354" calcext:value-type="float">
            <text:p>531.4354</text:p>
          </table:table-cell>
          <table:table-cell office:value-type="float" office:value="11896.64511" calcext:value-type="float">
            <text:p>11896.64511</text:p>
          </table:table-cell>
          <table:table-cell office:value-type="float" office:value="1453.97384" calcext:value-type="float">
            <text:p>1453.97384</text:p>
          </table:table-cell>
          <table:table-cell office:value-type="float" office:value="852.59277" calcext:value-type="float">
            <text:p>852.59277</text:p>
          </table:table-cell>
          <table:table-cell office:value-type="float" office:value="111424.52807" calcext:value-type="float">
            <text:p>111424.52807</text:p>
          </table:table-cell>
          <table:table-cell office:value-type="float" office:value="41752.83869" calcext:value-type="float">
            <text:p>41752.83869</text:p>
          </table:table-cell>
          <table:table-cell office:value-type="float" office:value="4294495.12004" calcext:value-type="float">
            <text:p>4294495.12004</text:p>
          </table:table-cell>
          <table:table-cell office:value-type="float" office:value="55634.04191" calcext:value-type="float">
            <text:p>55634.04191</text:p>
          </table:table-cell>
          <table:table-cell office:value-type="float" office:value="1335.13" calcext:value-type="float">
            <text:p>1335.13</text:p>
          </table:table-cell>
          <table:table-cell office:value-type="float" office:value="887.47" calcext:value-type="float">
            <text:p>887.47</text:p>
          </table:table-cell>
          <table:table-cell office:value-type="float" office:value="2872314.83341" calcext:value-type="float">
            <text:p>2872314.83341</text:p>
          </table:table-cell>
          <table:table-cell office:value-type="float" office:value="1964154.58939" calcext:value-type="float">
            <text:p>1964154.58939</text:p>
          </table:table-cell>
          <table:table-cell office:value-type="float" office:value="83544.149666" calcext:value-type="float">
            <text:p>83544.149666</text:p>
          </table:table-cell>
          <table:table-cell office:value-type="float" office:value="20931.225808" calcext:value-type="float">
            <text:p>20931.225808</text:p>
          </table:table-cell>
          <table:table-cell office:value-type="float" office:value="2014037.67206" calcext:value-type="float">
            <text:p>2014037.67206</text:p>
          </table:table-cell>
          <table:table-cell office:value-type="float" office:value="1006957.78948" calcext:value-type="float">
            <text:p>1006957.78948</text:p>
          </table:table-cell>
          <table:table-cell office:value-type="float" office:value="241303.2889" calcext:value-type="float">
            <text:p>241303.2889</text:p>
          </table:table-cell>
          <table:table-cell office:value-type="float" office:value="487522.96447" calcext:value-type="float">
            <text:p>487522.96447</text:p>
          </table:table-cell>
          <table:table-cell office:value-type="float" office:value="5589.90266" calcext:value-type="float">
            <text:p>5589.90266</text:p>
          </table:table-cell>
          <table:table-cell office:value-type="float" office:value="2383997.03606" calcext:value-type="float">
            <text:p>2383997.03606</text:p>
          </table:table-cell>
          <table:table-cell office:value-type="float" office:value="8176.58" calcext:value-type="float">
            <text:p>8176.58</text:p>
          </table:table-cell>
          <table:table-cell office:value-type="float" office:value="23516.99467" calcext:value-type="float">
            <text:p>23516.99467</text:p>
          </table:table-cell>
          <table:table-cell office:value-type="float" office:value="2872.80637" calcext:value-type="float">
            <text:p>2872.80637</text:p>
          </table:table-cell>
          <table:table-cell office:value-type="float" office:value="7913.56585" calcext:value-type="float">
            <text:p>7913.56585</text:p>
          </table:table-cell>
          <table:table-cell office:value-type="float" office:value="71.66718" calcext:value-type="float">
            <text:p>71.66718</text:p>
          </table:table-cell>
          <table:table-cell office:value-type="float" office:value="135.20592" calcext:value-type="float">
            <text:p>135.20592</text:p>
          </table:table-cell>
          <table:table-cell office:value-type="float" office:value="1010.44788" calcext:value-type="float">
            <text:p>1010.44788</text:p>
          </table:table-cell>
          <table:table-cell office:value-type="float" office:value="1814184.33582" calcext:value-type="float">
            <text:p>1814184.33582</text:p>
          </table:table-cell>
          <table:table-cell office:value-type="float" office:value="580375.77289" calcext:value-type="float">
            <text:p>580375.77289</text:p>
          </table:table-cell>
          <table:table-cell office:value-type="float" office:value="225251.98269" calcext:value-type="float">
            <text:p>225251.98269</text:p>
          </table:table-cell>
          <table:table-cell office:value-type="float" office:value="71503.89422" calcext:value-type="float">
            <text:p>71503.89422</text:p>
          </table:table-cell>
          <table:table-cell office:value-type="float" office:value="9.95" calcext:value-type="float">
            <text:p>9.95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3M00S" calcext:value-type="time">
            <text:p>01:03:00</text:p>
          </table:table-cell>
          <table:table-cell office:value-type="string" calcext:value-type="string">
            <text:p>IAPSOx12</text:p>
          </table:table-cell>
          <table:table-cell office:value-type="float" office:value="4522.19" calcext:value-type="float">
            <text:p>4522.19</text:p>
          </table:table-cell>
          <table:table-cell office:value-type="float" office:value="1826.86" calcext:value-type="float">
            <text:p>1826.86</text:p>
          </table:table-cell>
          <table:table-cell office:value-type="float" office:value="314.87418" calcext:value-type="float">
            <text:p>314.87418</text:p>
          </table:table-cell>
          <table:table-cell office:value-type="float" office:value="767.42062" calcext:value-type="float">
            <text:p>767.42062</text:p>
          </table:table-cell>
          <table:table-cell office:value-type="float" office:value="17733.4679" calcext:value-type="float">
            <text:p>17733.4679</text:p>
          </table:table-cell>
          <table:table-cell office:value-type="float" office:value="2102.54906" calcext:value-type="float">
            <text:p>2102.54906</text:p>
          </table:table-cell>
          <table:table-cell office:value-type="float" office:value="1149.99074" calcext:value-type="float">
            <text:p>1149.99074</text:p>
          </table:table-cell>
          <table:table-cell office:value-type="float" office:value="169155.55392" calcext:value-type="float">
            <text:p>169155.55392</text:p>
          </table:table-cell>
          <table:table-cell office:value-type="float" office:value="62874.48166" calcext:value-type="float">
            <text:p>62874.48166</text:p>
          </table:table-cell>
          <table:table-cell office:value-type="float" office:value="6319060.1343" calcext:value-type="float">
            <text:p>6319060.1343</text:p>
          </table:table-cell>
          <table:table-cell office:value-type="float" office:value="82820.20741" calcext:value-type="float">
            <text:p>82820.20741</text:p>
          </table:table-cell>
          <table:table-cell office:value-type="float" office:value="1888.61" calcext:value-type="float">
            <text:p>1888.61</text:p>
          </table:table-cell>
          <table:table-cell office:value-type="float" office:value="1168.99" calcext:value-type="float">
            <text:p>1168.99</text:p>
          </table:table-cell>
          <table:table-cell office:value-type="float" office:value="4425961.17889" calcext:value-type="float">
            <text:p>4425961.17889</text:p>
          </table:table-cell>
          <table:table-cell office:value-type="float" office:value="3111406.74436" calcext:value-type="float">
            <text:p>3111406.74436</text:p>
          </table:table-cell>
          <table:table-cell office:value-type="float" office:value="115798.954427" calcext:value-type="float">
            <text:p>115798.954427</text:p>
          </table:table-cell>
          <table:table-cell office:value-type="float" office:value="21054.870218" calcext:value-type="float">
            <text:p>21054.870218</text:p>
          </table:table-cell>
          <table:table-cell office:value-type="float" office:value="2872154.56839" calcext:value-type="float">
            <text:p>2872154.56839</text:p>
          </table:table-cell>
          <table:table-cell office:value-type="float" office:value="1484930.22626" calcext:value-type="float">
            <text:p>1484930.22626</text:p>
          </table:table-cell>
          <table:table-cell office:value-type="float" office:value="352391.38641" calcext:value-type="float">
            <text:p>352391.38641</text:p>
          </table:table-cell>
          <table:table-cell office:value-type="float" office:value="732664.06175" calcext:value-type="float">
            <text:p>732664.06175</text:p>
          </table:table-cell>
          <table:table-cell office:value-type="float" office:value="9631.84608" calcext:value-type="float">
            <text:p>9631.84608</text:p>
          </table:table-cell>
          <table:table-cell office:value-type="float" office:value="3410712.52379" calcext:value-type="float">
            <text:p>3410712.52379</text:p>
          </table:table-cell>
          <table:table-cell office:value-type="float" office:value="12619.27659" calcext:value-type="float">
            <text:p>12619.27659</text:p>
          </table:table-cell>
          <table:table-cell office:value-type="float" office:value="36213.71089" calcext:value-type="float">
            <text:p>36213.71089</text:p>
          </table:table-cell>
          <table:table-cell office:value-type="float" office:value="4346.80355" calcext:value-type="float">
            <text:p>4346.80355</text:p>
          </table:table-cell>
          <table:table-cell office:value-type="float" office:value="12014.62493" calcext:value-type="float">
            <text:p>12014.62493</text:p>
          </table:table-cell>
          <table:table-cell office:value-type="float" office:value="96.96684" calcext:value-type="float">
            <text:p>96.96684</text:p>
          </table:table-cell>
          <table:table-cell office:value-type="float" office:value="188.06634" calcext:value-type="float">
            <text:p>188.06634</text:p>
          </table:table-cell>
          <table:table-cell office:value-type="float" office:value="1296.69343" calcext:value-type="float">
            <text:p>1296.69343</text:p>
          </table:table-cell>
          <table:table-cell office:value-type="float" office:value="2740355.49939" calcext:value-type="float">
            <text:p>2740355.49939</text:p>
          </table:table-cell>
          <table:table-cell office:value-type="float" office:value="876061.47535" calcext:value-type="float">
            <text:p>876061.47535</text:p>
          </table:table-cell>
          <table:table-cell office:value-type="float" office:value="335883.71436" calcext:value-type="float">
            <text:p>335883.71436</text:p>
          </table:table-cell>
          <table:table-cell office:value-type="float" office:value="106550.57668" calcext:value-type="float">
            <text:p>106550.57668</text:p>
          </table:table-cell>
          <table:table-cell office:value-type="float" office:value="8.45" calcext:value-type="float">
            <text:p>8.45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4M00S" calcext:value-type="time">
            <text:p>01:04:00</text:p>
          </table:table-cell>
          <table:table-cell office:value-type="string" calcext:value-type="string">
            <text:p>IAPSOx11</text:p>
          </table:table-cell>
          <table:table-cell office:value-type="float" office:value="4654.55" calcext:value-type="float">
            <text:p>4654.55</text:p>
          </table:table-cell>
          <table:table-cell office:value-type="float" office:value="1918.05" calcext:value-type="float">
            <text:p>1918.05</text:p>
          </table:table-cell>
          <table:table-cell office:value-type="float" office:value="334.93517" calcext:value-type="float">
            <text:p>334.93517</text:p>
          </table:table-cell>
          <table:table-cell office:value-type="float" office:value="798.15877" calcext:value-type="float">
            <text:p>798.15877</text:p>
          </table:table-cell>
          <table:table-cell office:value-type="float" office:value="18448.8281" calcext:value-type="float">
            <text:p>18448.8281</text:p>
          </table:table-cell>
          <table:table-cell office:value-type="float" office:value="2285.65008" calcext:value-type="float">
            <text:p>2285.65008</text:p>
          </table:table-cell>
          <table:table-cell office:value-type="float" office:value="1248.68472" calcext:value-type="float">
            <text:p>1248.68472</text:p>
          </table:table-cell>
          <table:table-cell office:value-type="float" office:value="175193.72619" calcext:value-type="float">
            <text:p>175193.72619</text:p>
          </table:table-cell>
          <table:table-cell office:value-type="float" office:value="66096.4628" calcext:value-type="float">
            <text:p>66096.4628</text:p>
          </table:table-cell>
          <table:table-cell office:value-type="float" office:value="6641480.83503" calcext:value-type="float">
            <text:p>6641480.83503</text:p>
          </table:table-cell>
          <table:table-cell office:value-type="float" office:value="86757.43468" calcext:value-type="float">
            <text:p>86757.43468</text:p>
          </table:table-cell>
          <table:table-cell office:value-type="float" office:value="2025.14" calcext:value-type="float">
            <text:p>2025.14</text:p>
          </table:table-cell>
          <table:table-cell office:value-type="float" office:value="1154.15" calcext:value-type="float">
            <text:p>1154.15</text:p>
          </table:table-cell>
          <table:table-cell office:value-type="float" office:value="4624275.00066" calcext:value-type="float">
            <text:p>4624275.00066</text:p>
          </table:table-cell>
          <table:table-cell office:value-type="float" office:value="3223318.8118" calcext:value-type="float">
            <text:p>3223318.8118</text:p>
          </table:table-cell>
          <table:table-cell office:value-type="float" office:value="118849.605616" calcext:value-type="float">
            <text:p>118849.605616</text:p>
          </table:table-cell>
          <table:table-cell office:value-type="float" office:value="20836.127728" calcext:value-type="float">
            <text:p>20836.127728</text:p>
          </table:table-cell>
          <table:table-cell office:value-type="float" office:value="2947357.01806" calcext:value-type="float">
            <text:p>2947357.01806</text:p>
          </table:table-cell>
          <table:table-cell office:value-type="float" office:value="1555318.1927" calcext:value-type="float">
            <text:p>1555318.1927</text:p>
          </table:table-cell>
          <table:table-cell office:value-type="float" office:value="366846.89679" calcext:value-type="float">
            <text:p>366846.89679</text:p>
          </table:table-cell>
          <table:table-cell office:value-type="float" office:value="754621.42053" calcext:value-type="float">
            <text:p>754621.42053</text:p>
          </table:table-cell>
          <table:table-cell office:value-type="float" office:value="10026.64773" calcext:value-type="float">
            <text:p>10026.64773</text:p>
          </table:table-cell>
          <table:table-cell office:value-type="float" office:value="3524835.7892" calcext:value-type="float">
            <text:p>3524835.7892</text:p>
          </table:table-cell>
          <table:table-cell office:value-type="float" office:value="13133.80968" calcext:value-type="float">
            <text:p>13133.80968</text:p>
          </table:table-cell>
          <table:table-cell office:value-type="float" office:value="37588.71364" calcext:value-type="float">
            <text:p>37588.71364</text:p>
          </table:table-cell>
          <table:table-cell office:value-type="float" office:value="4586.78598" calcext:value-type="float">
            <text:p>4586.78598</text:p>
          </table:table-cell>
          <table:table-cell office:value-type="float" office:value="12672.90119" calcext:value-type="float">
            <text:p>12672.90119</text:p>
          </table:table-cell>
          <table:table-cell office:value-type="float" office:value="100.76945" calcext:value-type="float">
            <text:p>100.76945</text:p>
          </table:table-cell>
          <table:table-cell office:value-type="float" office:value="195.9482" calcext:value-type="float">
            <text:p>195.9482</text:p>
          </table:table-cell>
          <table:table-cell office:value-type="float" office:value="1334.33357" calcext:value-type="float">
            <text:p>1334.33357</text:p>
          </table:table-cell>
          <table:table-cell office:value-type="float" office:value="2834565.40031" calcext:value-type="float">
            <text:p>2834565.40031</text:p>
          </table:table-cell>
          <table:table-cell office:value-type="float" office:value="901131.8698" calcext:value-type="float">
            <text:p>901131.8698</text:p>
          </table:table-cell>
          <table:table-cell office:value-type="float" office:value="352710.76332" calcext:value-type="float">
            <text:p>352710.76332</text:p>
          </table:table-cell>
          <table:table-cell office:value-type="float" office:value="111686.7332" calcext:value-type="float">
            <text:p>111686.7332</text:p>
          </table:table-cell>
          <table:table-cell office:value-type="float" office:value="4.36" calcext:value-type="float">
            <text:p>4.36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5M00S" calcext:value-type="time">
            <text:p>01:05:00</text:p>
          </table:table-cell>
          <table:table-cell office:value-type="string" calcext:value-type="string">
            <text:p>IAPSOx10</text:p>
          </table:table-cell>
          <table:table-cell office:value-type="float" office:value="5284.25" calcext:value-type="float">
            <text:p>5284.25</text:p>
          </table:table-cell>
          <table:table-cell office:value-type="float" office:value="2170.23" calcext:value-type="float">
            <text:p>2170.23</text:p>
          </table:table-cell>
          <table:table-cell office:value-type="float" office:value="359.22385" calcext:value-type="float">
            <text:p>359.22385</text:p>
          </table:table-cell>
          <table:table-cell office:value-type="float" office:value="916.37025" calcext:value-type="float">
            <text:p>916.37025</text:p>
          </table:table-cell>
          <table:table-cell office:value-type="float" office:value="20880.06073" calcext:value-type="float">
            <text:p>20880.06073</text:p>
          </table:table-cell>
          <table:table-cell office:value-type="float" office:value="2524.5494" calcext:value-type="float">
            <text:p>2524.5494</text:p>
          </table:table-cell>
          <table:table-cell office:value-type="float" office:value="1381.70791" calcext:value-type="float">
            <text:p>1381.70791</text:p>
          </table:table-cell>
          <table:table-cell office:value-type="float" office:value="198131.53057" calcext:value-type="float">
            <text:p>198131.53057</text:p>
          </table:table-cell>
          <table:table-cell office:value-type="float" office:value="74905.19104" calcext:value-type="float">
            <text:p>74905.19104</text:p>
          </table:table-cell>
          <table:table-cell office:value-type="float" office:value="7478038.30703" calcext:value-type="float">
            <text:p>7478038.30703</text:p>
          </table:table-cell>
          <table:table-cell office:value-type="float" office:value="98372.22665" calcext:value-type="float">
            <text:p>98372.22665</text:p>
          </table:table-cell>
          <table:table-cell office:value-type="float" office:value="2269.54" calcext:value-type="float">
            <text:p>2269.54</text:p>
          </table:table-cell>
          <table:table-cell office:value-type="float" office:value="1282.98" calcext:value-type="float">
            <text:p>1282.98</text:p>
          </table:table-cell>
          <table:table-cell office:value-type="float" office:value="5230551.50008" calcext:value-type="float">
            <text:p>5230551.50008</text:p>
          </table:table-cell>
          <table:table-cell office:value-type="float" office:value="3693628.39206" calcext:value-type="float">
            <text:p>3693628.39206</text:p>
          </table:table-cell>
          <table:table-cell office:value-type="float" office:value="131099.651408" calcext:value-type="float">
            <text:p>131099.651408</text:p>
          </table:table-cell>
          <table:table-cell office:value-type="float" office:value="20565.183379" calcext:value-type="float">
            <text:p>20565.183379</text:p>
          </table:table-cell>
          <table:table-cell office:value-type="float" office:value="3254415.60347" calcext:value-type="float">
            <text:p>3254415.60347</text:p>
          </table:table-cell>
          <table:table-cell office:value-type="float" office:value="1752539.94496" calcext:value-type="float">
            <text:p>1752539.94496</text:p>
          </table:table-cell>
          <table:table-cell office:value-type="float" office:value="411842.178" calcext:value-type="float">
            <text:p>411842.178</text:p>
          </table:table-cell>
          <table:table-cell office:value-type="float" office:value="845946.97776" calcext:value-type="float">
            <text:p>845946.97776</text:p>
          </table:table-cell>
          <table:table-cell office:value-type="float" office:value="11790.88917" calcext:value-type="float">
            <text:p>11790.88917</text:p>
          </table:table-cell>
          <table:table-cell office:value-type="float" office:value="3921529.34251" calcext:value-type="float">
            <text:p>3921529.34251</text:p>
          </table:table-cell>
          <table:table-cell office:value-type="float" office:value="14995.28562" calcext:value-type="float">
            <text:p>14995.28562</text:p>
          </table:table-cell>
          <table:table-cell office:value-type="float" office:value="43080.81123" calcext:value-type="float">
            <text:p>43080.81123</text:p>
          </table:table-cell>
          <table:table-cell office:value-type="float" office:value="5232.2507" calcext:value-type="float">
            <text:p>5232.2507</text:p>
          </table:table-cell>
          <table:table-cell office:value-type="float" office:value="14449.06855" calcext:value-type="float">
            <text:p>14449.06855</text:p>
          </table:table-cell>
          <table:table-cell office:value-type="float" office:value="101.1836" calcext:value-type="float">
            <text:p>101.1836</text:p>
          </table:table-cell>
          <table:table-cell office:value-type="float" office:value="213.76461" calcext:value-type="float">
            <text:p>213.76461</text:p>
          </table:table-cell>
          <table:table-cell office:value-type="float" office:value="1452.94735" calcext:value-type="float">
            <text:p>1452.94735</text:p>
          </table:table-cell>
          <table:table-cell office:value-type="float" office:value="3208936.8279" calcext:value-type="float">
            <text:p>3208936.8279</text:p>
          </table:table-cell>
          <table:table-cell office:value-type="float" office:value="1022077.96031" calcext:value-type="float">
            <text:p>1022077.96031</text:p>
          </table:table-cell>
          <table:table-cell office:value-type="float" office:value="400170.96794" calcext:value-type="float">
            <text:p>400170.96794</text:p>
          </table:table-cell>
          <table:table-cell office:value-type="float" office:value="126774.14067" calcext:value-type="float">
            <text:p>126774.14067</text:p>
          </table:table-cell>
          <table:table-cell office:value-type="float" office:value="11.83" calcext:value-type="float">
            <text:p>11.83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6M00S" calcext:value-type="time">
            <text:p>01:06:00</text:p>
          </table:table-cell>
          <table:table-cell office:value-type="string" calcext:value-type="string">
            <text:p>IAPSOx9</text:p>
          </table:table-cell>
          <table:table-cell office:value-type="float" office:value="5956.47" calcext:value-type="float">
            <text:p>5956.47</text:p>
          </table:table-cell>
          <table:table-cell office:value-type="float" office:value="2447.27" calcext:value-type="float">
            <text:p>2447.27</text:p>
          </table:table-cell>
          <table:table-cell office:value-type="float" office:value="401.81444" calcext:value-type="float">
            <text:p>401.81444</text:p>
          </table:table-cell>
          <table:table-cell office:value-type="float" office:value="1024.84656" calcext:value-type="float">
            <text:p>1024.84656</text:p>
          </table:table-cell>
          <table:table-cell office:value-type="float" office:value="23397.86001" calcext:value-type="float">
            <text:p>23397.86001</text:p>
          </table:table-cell>
          <table:table-cell office:value-type="float" office:value="2807.12627" calcext:value-type="float">
            <text:p>2807.12627</text:p>
          </table:table-cell>
          <table:table-cell office:value-type="float" office:value="1560.9127" calcext:value-type="float">
            <text:p>1560.9127</text:p>
          </table:table-cell>
          <table:table-cell office:value-type="float" office:value="222909.90513" calcext:value-type="float">
            <text:p>222909.90513</text:p>
          </table:table-cell>
          <table:table-cell office:value-type="float" office:value="84518.05791" calcext:value-type="float">
            <text:p>84518.05791</text:p>
          </table:table-cell>
          <table:table-cell office:value-type="float" office:value="8393134.26155" calcext:value-type="float">
            <text:p>8393134.26155</text:p>
          </table:table-cell>
          <table:table-cell office:value-type="float" office:value="110914.43762" calcext:value-type="float">
            <text:p>110914.43762</text:p>
          </table:table-cell>
          <table:table-cell office:value-type="float" office:value="2533.89" calcext:value-type="float">
            <text:p>2533.89</text:p>
          </table:table-cell>
          <table:table-cell office:value-type="float" office:value="1398.74" calcext:value-type="float">
            <text:p>1398.74</text:p>
          </table:table-cell>
          <table:table-cell office:value-type="float" office:value="5897071.38164" calcext:value-type="float">
            <text:p>5897071.38164</text:p>
          </table:table-cell>
          <table:table-cell office:value-type="float" office:value="4199889.70135" calcext:value-type="float">
            <text:p>4199889.70135</text:p>
          </table:table-cell>
          <table:table-cell office:value-type="float" office:value="144134.884957" calcext:value-type="float">
            <text:p>144134.884957</text:p>
          </table:table-cell>
          <table:table-cell office:value-type="float" office:value="20399.590143" calcext:value-type="float">
            <text:p>20399.590143</text:p>
          </table:table-cell>
          <table:table-cell office:value-type="float" office:value="3576765.53013" calcext:value-type="float">
            <text:p>3576765.53013</text:p>
          </table:table-cell>
          <table:table-cell office:value-type="float" office:value="1953955.54224" calcext:value-type="float">
            <text:p>1953955.54224</text:p>
          </table:table-cell>
          <table:table-cell office:value-type="float" office:value="457610.66313" calcext:value-type="float">
            <text:p>457610.66313</text:p>
          </table:table-cell>
          <table:table-cell office:value-type="float" office:value="943583.94812" calcext:value-type="float">
            <text:p>943583.94812</text:p>
          </table:table-cell>
          <table:table-cell office:value-type="float" office:value="13978.39221" calcext:value-type="float">
            <text:p>13978.39221</text:p>
          </table:table-cell>
          <table:table-cell office:value-type="float" office:value="4338093.83925" calcext:value-type="float">
            <text:p>4338093.83925</text:p>
          </table:table-cell>
          <table:table-cell office:value-type="float" office:value="17059.75229" calcext:value-type="float">
            <text:p>17059.75229</text:p>
          </table:table-cell>
          <table:table-cell office:value-type="float" office:value="49099.42605" calcext:value-type="float">
            <text:p>49099.42605</text:p>
          </table:table-cell>
          <table:table-cell office:value-type="float" office:value="5954.89823" calcext:value-type="float">
            <text:p>5954.89823</text:p>
          </table:table-cell>
          <table:table-cell office:value-type="float" office:value="16462.12393" calcext:value-type="float">
            <text:p>16462.12393</text:p>
          </table:table-cell>
          <table:table-cell office:value-type="float" office:value="118.52888" calcext:value-type="float">
            <text:p>118.52888</text:p>
          </table:table-cell>
          <table:table-cell office:value-type="float" office:value="233.04859" calcext:value-type="float">
            <text:p>233.04859</text:p>
          </table:table-cell>
          <table:table-cell office:value-type="float" office:value="1584.44167" calcext:value-type="float">
            <text:p>1584.44167</text:p>
          </table:table-cell>
          <table:table-cell office:value-type="float" office:value="3606334.02759" calcext:value-type="float">
            <text:p>3606334.02759</text:p>
          </table:table-cell>
          <table:table-cell office:value-type="float" office:value="1151453.93607" calcext:value-type="float">
            <text:p>1151453.93607</text:p>
          </table:table-cell>
          <table:table-cell office:value-type="float" office:value="451436.11457" calcext:value-type="float">
            <text:p>451436.11457</text:p>
          </table:table-cell>
          <table:table-cell office:value-type="float" office:value="143011.38552" calcext:value-type="float">
            <text:p>143011.38552</text:p>
          </table:table-cell>
          <table:table-cell office:value-type="float" office:value="9.67" calcext:value-type="float">
            <text:p>9.67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7M00S" calcext:value-type="time">
            <text:p>01:07:00</text:p>
          </table:table-cell>
          <table:table-cell office:value-type="string" calcext:value-type="string">
            <text:p>IAPSOx8</text:p>
          </table:table-cell>
          <table:table-cell office:value-type="float" office:value="6837.52" calcext:value-type="float">
            <text:p>6837.52</text:p>
          </table:table-cell>
          <table:table-cell office:value-type="float" office:value="2890.6" calcext:value-type="float">
            <text:p>2890.6</text:p>
          </table:table-cell>
          <table:table-cell office:value-type="float" office:value="457.31226" calcext:value-type="float">
            <text:p>457.31226</text:p>
          </table:table-cell>
          <table:table-cell office:value-type="float" office:value="1174.74071" calcext:value-type="float">
            <text:p>1174.74071</text:p>
          </table:table-cell>
          <table:table-cell office:value-type="float" office:value="26941.08825" calcext:value-type="float">
            <text:p>26941.08825</text:p>
          </table:table-cell>
          <table:table-cell office:value-type="float" office:value="3337.77568" calcext:value-type="float">
            <text:p>3337.77568</text:p>
          </table:table-cell>
          <table:table-cell office:value-type="float" office:value="1812.61928" calcext:value-type="float">
            <text:p>1812.61928</text:p>
          </table:table-cell>
          <table:table-cell office:value-type="float" office:value="256031.29621" calcext:value-type="float">
            <text:p>256031.29621</text:p>
          </table:table-cell>
          <table:table-cell office:value-type="float" office:value="99825.69653" calcext:value-type="float">
            <text:p>99825.69653</text:p>
          </table:table-cell>
          <table:table-cell office:value-type="float" office:value="9873032.27718" calcext:value-type="float">
            <text:p>9873032.27718</text:p>
          </table:table-cell>
          <table:table-cell office:value-type="float" office:value="130879.77804" calcext:value-type="float">
            <text:p>130879.77804</text:p>
          </table:table-cell>
          <table:table-cell office:value-type="float" office:value="2973.39" calcext:value-type="float">
            <text:p>2973.39</text:p>
          </table:table-cell>
          <table:table-cell office:value-type="float" office:value="1598.09" calcext:value-type="float">
            <text:p>1598.09</text:p>
          </table:table-cell>
          <table:table-cell office:value-type="float" office:value="6757578.95184" calcext:value-type="float">
            <text:p>6757578.95184</text:p>
          </table:table-cell>
          <table:table-cell office:value-type="float" office:value="4865360.11152" calcext:value-type="float">
            <text:p>4865360.11152</text:p>
          </table:table-cell>
          <table:table-cell office:value-type="float" office:value="161313.127726" calcext:value-type="float">
            <text:p>161313.127726</text:p>
          </table:table-cell>
          <table:table-cell office:value-type="float" office:value="20159.193023" calcext:value-type="float">
            <text:p>20159.193023</text:p>
          </table:table-cell>
          <table:table-cell office:value-type="float" office:value="3984741.10742" calcext:value-type="float">
            <text:p>3984741.10742</text:p>
          </table:table-cell>
          <table:table-cell office:value-type="float" office:value="2282361.43871" calcext:value-type="float">
            <text:p>2282361.43871</text:p>
          </table:table-cell>
          <table:table-cell office:value-type="float" office:value="523640.82748" calcext:value-type="float">
            <text:p>523640.82748</text:p>
          </table:table-cell>
          <table:table-cell office:value-type="float" office:value="1073544.07905" calcext:value-type="float">
            <text:p>1073544.07905</text:p>
          </table:table-cell>
          <table:table-cell office:value-type="float" office:value="17193.58083" calcext:value-type="float">
            <text:p>17193.58083</text:p>
          </table:table-cell>
          <table:table-cell office:value-type="float" office:value="4963541.88545" calcext:value-type="float">
            <text:p>4963541.88545</text:p>
          </table:table-cell>
          <table:table-cell office:value-type="float" office:value="19830.54908" calcext:value-type="float">
            <text:p>19830.54908</text:p>
          </table:table-cell>
          <table:table-cell office:value-type="float" office:value="57000.67419" calcext:value-type="float">
            <text:p>57000.67419</text:p>
          </table:table-cell>
          <table:table-cell office:value-type="float" office:value="7097.48578" calcext:value-type="float">
            <text:p>7097.48578</text:p>
          </table:table-cell>
          <table:table-cell office:value-type="float" office:value="19599.50774" calcext:value-type="float">
            <text:p>19599.50774</text:p>
          </table:table-cell>
          <table:table-cell office:value-type="float" office:value="131.01317" calcext:value-type="float">
            <text:p>131.01317</text:p>
          </table:table-cell>
          <table:table-cell office:value-type="float" office:value="274.40454" calcext:value-type="float">
            <text:p>274.40454</text:p>
          </table:table-cell>
          <table:table-cell office:value-type="float" office:value="1752.194" calcext:value-type="float">
            <text:p>1752.194</text:p>
          </table:table-cell>
          <table:table-cell office:value-type="float" office:value="4147550.57716" calcext:value-type="float">
            <text:p>4147550.57716</text:p>
          </table:table-cell>
          <table:table-cell office:value-type="float" office:value="1321446.06125" calcext:value-type="float">
            <text:p>1321446.06125</text:p>
          </table:table-cell>
          <table:table-cell office:value-type="float" office:value="532320.97248" calcext:value-type="float">
            <text:p>532320.97248</text:p>
          </table:table-cell>
          <table:table-cell office:value-type="float" office:value="169057.50612" calcext:value-type="float">
            <text:p>169057.50612</text:p>
          </table:table-cell>
          <table:table-cell office:value-type="float" office:value="5.95" calcext:value-type="float">
            <text:p>5.95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1M00S" calcext:value-type="time">
            <text:p>02:01:00</text:p>
          </table:table-cell>
          <table:table-cell office:value-type="string" calcext:value-type="string">
            <text:p>aquarium_main_21/03/24</text:p>
          </table:table-cell>
          <table:table-cell office:value-type="float" office:value="5673.75" calcext:value-type="float">
            <text:p>5673.75</text:p>
          </table:table-cell>
          <table:table-cell office:value-type="float" office:value="2328.49" calcext:value-type="float">
            <text:p>2328.49</text:p>
          </table:table-cell>
          <table:table-cell office:value-type="float" office:value="82.38934" calcext:value-type="float">
            <text:p>82.38934</text:p>
          </table:table-cell>
          <table:table-cell office:value-type="float" office:value="142.22896" calcext:value-type="float">
            <text:p>142.22896</text:p>
          </table:table-cell>
          <table:table-cell office:value-type="float" office:value="2925.40678" calcext:value-type="float">
            <text:p>2925.40678</text:p>
          </table:table-cell>
          <table:table-cell office:value-type="float" office:value="507.84708" calcext:value-type="float">
            <text:p>507.84708</text:p>
          </table:table-cell>
          <table:table-cell office:value-type="float" office:value="333.03851" calcext:value-type="float">
            <text:p>333.03851</text:p>
          </table:table-cell>
          <table:table-cell office:value-type="float" office:value="231225.36407" calcext:value-type="float">
            <text:p>231225.36407</text:p>
          </table:table-cell>
          <table:table-cell office:value-type="float" office:value="87825.23431" calcext:value-type="float">
            <text:p>87825.23431</text:p>
          </table:table-cell>
          <table:table-cell office:value-type="float" office:value="8738486.60512" calcext:value-type="float">
            <text:p>8738486.60512</text:p>
          </table:table-cell>
          <table:table-cell office:value-type="float" office:value="114919.29726" calcext:value-type="float">
            <text:p>114919.29726</text:p>
          </table:table-cell>
          <table:table-cell office:value-type="float" office:value="2459.02" calcext:value-type="float">
            <text:p>2459.02</text:p>
          </table:table-cell>
          <table:table-cell office:value-type="float" office:value="1363.96" calcext:value-type="float">
            <text:p>1363.96</text:p>
          </table:table-cell>
          <table:table-cell office:value-type="float" office:value="6129122.76462" calcext:value-type="float">
            <text:p>6129122.76462</text:p>
          </table:table-cell>
          <table:table-cell office:value-type="float" office:value="4371169.04578" calcext:value-type="float">
            <text:p>4371169.04578</text:p>
          </table:table-cell>
          <table:table-cell office:value-type="float" office:value="141518.25084" calcext:value-type="float">
            <text:p>141518.25084</text:p>
          </table:table-cell>
          <table:table-cell office:value-type="float" office:value="20297.716571" calcext:value-type="float">
            <text:p>20297.716571</text:p>
          </table:table-cell>
          <table:table-cell office:value-type="float" office:value="3540642.27052" calcext:value-type="float">
            <text:p>3540642.27052</text:p>
          </table:table-cell>
          <table:table-cell office:value-type="float" office:value="1937859.08474" calcext:value-type="float">
            <text:p>1937859.08474</text:p>
          </table:table-cell>
          <table:table-cell office:value-type="float" office:value="452802.47715" calcext:value-type="float">
            <text:p>452802.47715</text:p>
          </table:table-cell>
          <table:table-cell office:value-type="float" office:value="893182.62522" calcext:value-type="float">
            <text:p>893182.62522</text:p>
          </table:table-cell>
          <table:table-cell office:value-type="float" office:value="12979.67448" calcext:value-type="float">
            <text:p>12979.67448</text:p>
          </table:table-cell>
          <table:table-cell office:value-type="float" office:value="4190262.29491" calcext:value-type="float">
            <text:p>4190262.29491</text:p>
          </table:table-cell>
          <table:table-cell office:value-type="float" office:value="16872.68108" calcext:value-type="float">
            <text:p>16872.68108</text:p>
          </table:table-cell>
          <table:table-cell office:value-type="float" office:value="48473.44227" calcext:value-type="float">
            <text:p>48473.44227</text:p>
          </table:table-cell>
          <table:table-cell office:value-type="float" office:value="5851.69286" calcext:value-type="float">
            <text:p>5851.69286</text:p>
          </table:table-cell>
          <table:table-cell office:value-type="float" office:value="16166.55138" calcext:value-type="float">
            <text:p>16166.55138</text:p>
          </table:table-cell>
          <table:table-cell office:value-type="float" office:value="44.9295" calcext:value-type="float">
            <text:p>44.9295</text:p>
          </table:table-cell>
          <table:table-cell office:value-type="float" office:value="31.96718" calcext:value-type="float">
            <text:p>31.96718</text:p>
          </table:table-cell>
          <table:table-cell office:value-type="float" office:value="491.98305" calcext:value-type="float">
            <text:p>491.98305</text:p>
          </table:table-cell>
          <table:table-cell office:value-type="float" office:value="3310861.61829" calcext:value-type="float">
            <text:p>3310861.61829</text:p>
          </table:table-cell>
          <table:table-cell office:value-type="float" office:value="1057243.67108" calcext:value-type="float">
            <text:p>1057243.67108</text:p>
          </table:table-cell>
          <table:table-cell office:value-type="float" office:value="413606.85495" calcext:value-type="float">
            <text:p>413606.85495</text:p>
          </table:table-cell>
          <table:table-cell office:value-type="float" office:value="131234.06233" calcext:value-type="float">
            <text:p>131234.06233</text:p>
          </table:table-cell>
          <table:table-cell office:value-type="float" office:value="4.8" calcext:value-type="float">
            <text:p>4.8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2M00S" calcext:value-type="time">
            <text:p>02:02:00</text:p>
          </table:table-cell>
          <table:table-cell office:value-type="string" calcext:value-type="string">
            <text:p>aquarium_main_28/03/24</text:p>
          </table:table-cell>
          <table:table-cell office:value-type="float" office:value="5725.2" calcext:value-type="float">
            <text:p>5725.2</text:p>
          </table:table-cell>
          <table:table-cell office:value-type="float" office:value="2344.97" calcext:value-type="float">
            <text:p>2344.97</text:p>
          </table:table-cell>
          <table:table-cell office:value-type="float" office:value="68.75895" calcext:value-type="float">
            <text:p>68.75895</text:p>
          </table:table-cell>
          <table:table-cell office:value-type="float" office:value="131.33339" calcext:value-type="float">
            <text:p>131.33339</text:p>
          </table:table-cell>
          <table:table-cell office:value-type="float" office:value="2720.74145" calcext:value-type="float">
            <text:p>2720.74145</text:p>
          </table:table-cell>
          <table:table-cell office:value-type="float" office:value="413.74906" calcext:value-type="float">
            <text:p>413.74906</text:p>
          </table:table-cell>
          <table:table-cell office:value-type="float" office:value="310.66183" calcext:value-type="float">
            <text:p>310.66183</text:p>
          </table:table-cell>
          <table:table-cell office:value-type="float" office:value="234023.13825" calcext:value-type="float">
            <text:p>234023.13825</text:p>
          </table:table-cell>
          <table:table-cell office:value-type="float" office:value="89456.40548" calcext:value-type="float">
            <text:p>89456.40548</text:p>
          </table:table-cell>
          <table:table-cell office:value-type="float" office:value="8880026.8613" calcext:value-type="float">
            <text:p>8880026.8613</text:p>
          </table:table-cell>
          <table:table-cell office:value-type="float" office:value="116408.84731" calcext:value-type="float">
            <text:p>116408.84731</text:p>
          </table:table-cell>
          <table:table-cell office:value-type="float" office:value="2462.68" calcext:value-type="float">
            <text:p>2462.68</text:p>
          </table:table-cell>
          <table:table-cell office:value-type="float" office:value="1367.02" calcext:value-type="float">
            <text:p>1367.02</text:p>
          </table:table-cell>
          <table:table-cell office:value-type="float" office:value="6129055.72157" calcext:value-type="float">
            <text:p>6129055.72157</text:p>
          </table:table-cell>
          <table:table-cell office:value-type="float" office:value="4373515.01113" calcext:value-type="float">
            <text:p>4373515.01113</text:p>
          </table:table-cell>
          <table:table-cell office:value-type="float" office:value="142442.280129" calcext:value-type="float">
            <text:p>142442.280129</text:p>
          </table:table-cell>
          <table:table-cell office:value-type="float" office:value="20272.719491" calcext:value-type="float">
            <text:p>20272.719491</text:p>
          </table:table-cell>
          <table:table-cell office:value-type="float" office:value="3583467.64962" calcext:value-type="float">
            <text:p>3583467.64962</text:p>
          </table:table-cell>
          <table:table-cell office:value-type="float" office:value="1974819.04111" calcext:value-type="float">
            <text:p>1974819.04111</text:p>
          </table:table-cell>
          <table:table-cell office:value-type="float" office:value="460753.98728" calcext:value-type="float">
            <text:p>460753.98728</text:p>
          </table:table-cell>
          <table:table-cell office:value-type="float" office:value="893994.01648" calcext:value-type="float">
            <text:p>893994.01648</text:p>
          </table:table-cell>
          <table:table-cell office:value-type="float" office:value="13122.42298" calcext:value-type="float">
            <text:p>13122.42298</text:p>
          </table:table-cell>
          <table:table-cell office:value-type="float" office:value="4239505.62708" calcext:value-type="float">
            <text:p>4239505.62708</text:p>
          </table:table-cell>
          <table:table-cell office:value-type="float" office:value="17048.31667" calcext:value-type="float">
            <text:p>17048.31667</text:p>
          </table:table-cell>
          <table:table-cell office:value-type="float" office:value="49022.18536" calcext:value-type="float">
            <text:p>49022.18536</text:p>
          </table:table-cell>
          <table:table-cell office:value-type="float" office:value="5923.93686" calcext:value-type="float">
            <text:p>5923.93686</text:p>
          </table:table-cell>
          <table:table-cell office:value-type="float" office:value="16376.52458" calcext:value-type="float">
            <text:p>16376.52458</text:p>
          </table:table-cell>
          <table:table-cell office:value-type="float" office:value="44.12127" calcext:value-type="float">
            <text:p>44.12127</text:p>
          </table:table-cell>
          <table:table-cell office:value-type="float" office:value="39.64712" calcext:value-type="float">
            <text:p>39.64712</text:p>
          </table:table-cell>
          <table:table-cell office:value-type="float" office:value="545.12363" calcext:value-type="float">
            <text:p>545.12363</text:p>
          </table:table-cell>
          <table:table-cell office:value-type="float" office:value="3305634.5849" calcext:value-type="float">
            <text:p>3305634.5849</text:p>
          </table:table-cell>
          <table:table-cell office:value-type="float" office:value="1057488.52351" calcext:value-type="float">
            <text:p>1057488.52351</text:p>
          </table:table-cell>
          <table:table-cell office:value-type="float" office:value="415501.44058" calcext:value-type="float">
            <text:p>415501.44058</text:p>
          </table:table-cell>
          <table:table-cell office:value-type="float" office:value="131599.46897" calcext:value-type="float">
            <text:p>131599.46897</text:p>
          </table:table-cell>
          <table:table-cell office:value-type="float" office:value="6.34" calcext:value-type="float">
            <text:p>6.34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3M00S" calcext:value-type="time">
            <text:p>02:03:00</text:p>
          </table:table-cell>
          <table:table-cell office:value-type="string" calcext:value-type="string">
            <text:p>aquarium_main_04/04/24</text:p>
          </table:table-cell>
          <table:table-cell office:value-type="float" office:value="5437.22" calcext:value-type="float">
            <text:p>5437.22</text:p>
          </table:table-cell>
          <table:table-cell office:value-type="float" office:value="2267.49" calcext:value-type="float">
            <text:p>2267.49</text:p>
          </table:table-cell>
          <table:table-cell office:value-type="float" office:value="70.74017" calcext:value-type="float">
            <text:p>70.74017</text:p>
          </table:table-cell>
          <table:table-cell office:value-type="float" office:value="109.33186" calcext:value-type="float">
            <text:p>109.33186</text:p>
          </table:table-cell>
          <table:table-cell office:value-type="float" office:value="2333.68628" calcext:value-type="float">
            <text:p>2333.68628</text:p>
          </table:table-cell>
          <table:table-cell office:value-type="float" office:value="406.43449" calcext:value-type="float">
            <text:p>406.43449</text:p>
          </table:table-cell>
          <table:table-cell office:value-type="float" office:value="333.18227" calcext:value-type="float">
            <text:p>333.18227</text:p>
          </table:table-cell>
          <table:table-cell office:value-type="float" office:value="222753.11404" calcext:value-type="float">
            <text:p>222753.11404</text:p>
          </table:table-cell>
          <table:table-cell office:value-type="float" office:value="85956.87028" calcext:value-type="float">
            <text:p>85956.87028</text:p>
          </table:table-cell>
          <table:table-cell office:value-type="float" office:value="8541683.08285" calcext:value-type="float">
            <text:p>8541683.08285</text:p>
          </table:table-cell>
          <table:table-cell office:value-type="float" office:value="112212.40748" calcext:value-type="float">
            <text:p>112212.40748</text:p>
          </table:table-cell>
          <table:table-cell office:value-type="float" office:value="2355.26" calcext:value-type="float">
            <text:p>2355.26</text:p>
          </table:table-cell>
          <table:table-cell office:value-type="float" office:value="1340.92" calcext:value-type="float">
            <text:p>1340.92</text:p>
          </table:table-cell>
          <table:table-cell office:value-type="float" office:value="5796248.92404" calcext:value-type="float">
            <text:p>5796248.92404</text:p>
          </table:table-cell>
          <table:table-cell office:value-type="float" office:value="4116138.14325" calcext:value-type="float">
            <text:p>4116138.14325</text:p>
          </table:table-cell>
          <table:table-cell office:value-type="float" office:value="137225.492424" calcext:value-type="float">
            <text:p>137225.492424</text:p>
          </table:table-cell>
          <table:table-cell office:value-type="float" office:value="20327.506641" calcext:value-type="float">
            <text:p>20327.506641</text:p>
          </table:table-cell>
          <table:table-cell office:value-type="float" office:value="3454735.57732" calcext:value-type="float">
            <text:p>3454735.57732</text:p>
          </table:table-cell>
          <table:table-cell office:value-type="float" office:value="1915125.03464" calcext:value-type="float">
            <text:p>1915125.03464</text:p>
          </table:table-cell>
          <table:table-cell office:value-type="float" office:value="447058.94216" calcext:value-type="float">
            <text:p>447058.94216</text:p>
          </table:table-cell>
          <table:table-cell office:value-type="float" office:value="851693.41618" calcext:value-type="float">
            <text:p>851693.41618</text:p>
          </table:table-cell>
          <table:table-cell office:value-type="float" office:value="12528.79004" calcext:value-type="float">
            <text:p>12528.79004</text:p>
          </table:table-cell>
          <table:table-cell office:value-type="float" office:value="4083992.24429" calcext:value-type="float">
            <text:p>4083992.24429</text:p>
          </table:table-cell>
          <table:table-cell office:value-type="float" office:value="16063.54553" calcext:value-type="float">
            <text:p>16063.54553</text:p>
          </table:table-cell>
          <table:table-cell office:value-type="float" office:value="46007.04232" calcext:value-type="float">
            <text:p>46007.04232</text:p>
          </table:table-cell>
          <table:table-cell office:value-type="float" office:value="5689.32724" calcext:value-type="float">
            <text:p>5689.32724</text:p>
          </table:table-cell>
          <table:table-cell office:value-type="float" office:value="15715.75652" calcext:value-type="float">
            <text:p>15715.75652</text:p>
          </table:table-cell>
          <table:table-cell office:value-type="float" office:value="48.03122" calcext:value-type="float">
            <text:p>48.03122</text:p>
          </table:table-cell>
          <table:table-cell office:value-type="float" office:value="48.20176" calcext:value-type="float">
            <text:p>48.20176</text:p>
          </table:table-cell>
          <table:table-cell office:value-type="float" office:value="588.58317" calcext:value-type="float">
            <text:p>588.58317</text:p>
          </table:table-cell>
          <table:table-cell office:value-type="float" office:value="3127766.38851" calcext:value-type="float">
            <text:p>3127766.38851</text:p>
          </table:table-cell>
          <table:table-cell office:value-type="float" office:value="1000071.36378" calcext:value-type="float">
            <text:p>1000071.36378</text:p>
          </table:table-cell>
          <table:table-cell office:value-type="float" office:value="398075.17196" calcext:value-type="float">
            <text:p>398075.17196</text:p>
          </table:table-cell>
          <table:table-cell office:value-type="float" office:value="126207.93566" calcext:value-type="float">
            <text:p>126207.93566</text:p>
          </table:table-cell>
          <table:table-cell office:value-type="float" office:value="6.93" calcext:value-type="float">
            <text:p>6.93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4M00S" calcext:value-type="time">
            <text:p>02:04:00</text:p>
          </table:table-cell>
          <table:table-cell office:value-type="string" calcext:value-type="string">
            <text:p>aquarium_main_11/04/24</text:p>
          </table:table-cell>
          <table:table-cell office:value-type="float" office:value="5306.92" calcext:value-type="float">
            <text:p>5306.92</text:p>
          </table:table-cell>
          <table:table-cell office:value-type="float" office:value="2202.05" calcext:value-type="float">
            <text:p>2202.05</text:p>
          </table:table-cell>
          <table:table-cell office:value-type="float" office:value="61.06291" calcext:value-type="float">
            <text:p>61.06291</text:p>
          </table:table-cell>
          <table:table-cell office:value-type="float" office:value="109.27424" calcext:value-type="float">
            <text:p>109.27424</text:p>
          </table:table-cell>
          <table:table-cell office:value-type="float" office:value="2143.76867" calcext:value-type="float">
            <text:p>2143.76867</text:p>
          </table:table-cell>
          <table:table-cell office:value-type="float" office:value="356.84972" calcext:value-type="float">
            <text:p>356.84972</text:p>
          </table:table-cell>
          <table:table-cell office:value-type="float" office:value="277.11813" calcext:value-type="float">
            <text:p>277.11813</text:p>
          </table:table-cell>
          <table:table-cell office:value-type="float" office:value="218268.696" calcext:value-type="float">
            <text:p>218268.696</text:p>
          </table:table-cell>
          <table:table-cell office:value-type="float" office:value="83732.77462" calcext:value-type="float">
            <text:p>83732.77462</text:p>
          </table:table-cell>
          <table:table-cell office:value-type="float" office:value="8285169.19843" calcext:value-type="float">
            <text:p>8285169.19843</text:p>
          </table:table-cell>
          <table:table-cell office:value-type="float" office:value="109224.63774" calcext:value-type="float">
            <text:p>109224.63774</text:p>
          </table:table-cell>
          <table:table-cell office:value-type="float" office:value="2301.18" calcext:value-type="float">
            <text:p>2301.18</text:p>
          </table:table-cell>
          <table:table-cell office:value-type="float" office:value="1369.27" calcext:value-type="float">
            <text:p>1369.27</text:p>
          </table:table-cell>
          <table:table-cell office:value-type="float" office:value="5647755.06214" calcext:value-type="float">
            <text:p>5647755.06214</text:p>
          </table:table-cell>
          <table:table-cell office:value-type="float" office:value="4000088.21029" calcext:value-type="float">
            <text:p>4000088.21029</text:p>
          </table:table-cell>
          <table:table-cell office:value-type="float" office:value="135595.52206" calcext:value-type="float">
            <text:p>135595.52206</text:p>
          </table:table-cell>
          <table:table-cell office:value-type="float" office:value="20411.477877" calcext:value-type="float">
            <text:p>20411.477877</text:p>
          </table:table-cell>
          <table:table-cell office:value-type="float" office:value="3402502.73288" calcext:value-type="float">
            <text:p>3402502.73288</text:p>
          </table:table-cell>
          <table:table-cell office:value-type="float" office:value="1872112.45704" calcext:value-type="float">
            <text:p>1872112.45704</text:p>
          </table:table-cell>
          <table:table-cell office:value-type="float" office:value="436364.71937" calcext:value-type="float">
            <text:p>436364.71937</text:p>
          </table:table-cell>
          <table:table-cell office:value-type="float" office:value="838613.25355" calcext:value-type="float">
            <text:p>838613.25355</text:p>
          </table:table-cell>
          <table:table-cell office:value-type="float" office:value="11977.90265" calcext:value-type="float">
            <text:p>11977.90265</text:p>
          </table:table-cell>
          <table:table-cell office:value-type="float" office:value="3998732.91948" calcext:value-type="float">
            <text:p>3998732.91948</text:p>
          </table:table-cell>
          <table:table-cell office:value-type="float" office:value="15572.21296" calcext:value-type="float">
            <text:p>15572.21296</text:p>
          </table:table-cell>
          <table:table-cell office:value-type="float" office:value="44631.04869" calcext:value-type="float">
            <text:p>44631.04869</text:p>
          </table:table-cell>
          <table:table-cell office:value-type="float" office:value="5475.82198" calcext:value-type="float">
            <text:p>5475.82198</text:p>
          </table:table-cell>
          <table:table-cell office:value-type="float" office:value="15128.8249" calcext:value-type="float">
            <text:p>15128.8249</text:p>
          </table:table-cell>
          <table:table-cell office:value-type="float" office:value="48.40117" calcext:value-type="float">
            <text:p>48.40117</text:p>
          </table:table-cell>
          <table:table-cell office:value-type="float" office:value="35.88311" calcext:value-type="float">
            <text:p>35.88311</text:p>
          </table:table-cell>
          <table:table-cell office:value-type="float" office:value="498.09535" calcext:value-type="float">
            <text:p>498.09535</text:p>
          </table:table-cell>
          <table:table-cell office:value-type="float" office:value="3040587.38554" calcext:value-type="float">
            <text:p>3040587.38554</text:p>
          </table:table-cell>
          <table:table-cell office:value-type="float" office:value="970098.1594" calcext:value-type="float">
            <text:p>970098.1594</text:p>
          </table:table-cell>
          <table:table-cell office:value-type="float" office:value="383587.89055" calcext:value-type="float">
            <text:p>383587.89055</text:p>
          </table:table-cell>
          <table:table-cell office:value-type="float" office:value="121520.70185" calcext:value-type="float">
            <text:p>121520.70185</text:p>
          </table:table-cell>
          <table:table-cell office:value-type="float" office:value="2.13" calcext:value-type="float">
            <text:p>2.13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5M00S" calcext:value-type="time">
            <text:p>02:05:00</text:p>
          </table:table-cell>
          <table:table-cell office:value-type="string" calcext:value-type="string">
            <text:p>aquarium_main_18/04/24</text:p>
          </table:table-cell>
          <table:table-cell office:value-type="float" office:value="5597.52" calcext:value-type="float">
            <text:p>5597.52</text:p>
          </table:table-cell>
          <table:table-cell office:value-type="float" office:value="2320.51" calcext:value-type="float">
            <text:p>2320.51</text:p>
          </table:table-cell>
          <table:table-cell office:value-type="float" office:value="70.75846" calcext:value-type="float">
            <text:p>70.75846</text:p>
          </table:table-cell>
          <table:table-cell office:value-type="float" office:value="106.36661" calcext:value-type="float">
            <text:p>106.36661</text:p>
          </table:table-cell>
          <table:table-cell office:value-type="float" office:value="1938.98839" calcext:value-type="float">
            <text:p>1938.98839</text:p>
          </table:table-cell>
          <table:table-cell office:value-type="float" office:value="326.36417" calcext:value-type="float">
            <text:p>326.36417</text:p>
          </table:table-cell>
          <table:table-cell office:value-type="float" office:value="296.51267" calcext:value-type="float">
            <text:p>296.51267</text:p>
          </table:table-cell>
          <table:table-cell office:value-type="float" office:value="229295.00403" calcext:value-type="float">
            <text:p>229295.00403</text:p>
          </table:table-cell>
          <table:table-cell office:value-type="float" office:value="88376.6584" calcext:value-type="float">
            <text:p>88376.6584</text:p>
          </table:table-cell>
          <table:table-cell office:value-type="float" office:value="8781968.16304" calcext:value-type="float">
            <text:p>8781968.16304</text:p>
          </table:table-cell>
          <table:table-cell office:value-type="float" office:value="115125.03022" calcext:value-type="float">
            <text:p>115125.03022</text:p>
          </table:table-cell>
          <table:table-cell office:value-type="float" office:value="2393.18" calcext:value-type="float">
            <text:p>2393.18</text:p>
          </table:table-cell>
          <table:table-cell office:value-type="float" office:value="1369.33" calcext:value-type="float">
            <text:p>1369.33</text:p>
          </table:table-cell>
          <table:table-cell office:value-type="float" office:value="5902412.2173" calcext:value-type="float">
            <text:p>5902412.2173</text:p>
          </table:table-cell>
          <table:table-cell office:value-type="float" office:value="4200665.0277" calcext:value-type="float">
            <text:p>4200665.0277</text:p>
          </table:table-cell>
          <table:table-cell office:value-type="float" office:value="141189.519979" calcext:value-type="float">
            <text:p>141189.519979</text:p>
          </table:table-cell>
          <table:table-cell office:value-type="float" office:value="20287.363771" calcext:value-type="float">
            <text:p>20287.363771</text:p>
          </table:table-cell>
          <table:table-cell office:value-type="float" office:value="3536619.05" calcext:value-type="float">
            <text:p>3536619.05</text:p>
          </table:table-cell>
          <table:table-cell office:value-type="float" office:value="1959999.78804" calcext:value-type="float">
            <text:p>1959999.78804</text:p>
          </table:table-cell>
          <table:table-cell office:value-type="float" office:value="457399.60113" calcext:value-type="float">
            <text:p>457399.60113</text:p>
          </table:table-cell>
          <table:table-cell office:value-type="float" office:value="873438.01905" calcext:value-type="float">
            <text:p>873438.01905</text:p>
          </table:table-cell>
          <table:table-cell office:value-type="float" office:value="12997.21411" calcext:value-type="float">
            <text:p>12997.21411</text:p>
          </table:table-cell>
          <table:table-cell office:value-type="float" office:value="4182681.0622" calcext:value-type="float">
            <text:p>4182681.0622</text:p>
          </table:table-cell>
          <table:table-cell office:value-type="float" office:value="16543.06092" calcext:value-type="float">
            <text:p>16543.06092</text:p>
          </table:table-cell>
          <table:table-cell office:value-type="float" office:value="47306.96695" calcext:value-type="float">
            <text:p>47306.96695</text:p>
          </table:table-cell>
          <table:table-cell office:value-type="float" office:value="5801.32212" calcext:value-type="float">
            <text:p>5801.32212</text:p>
          </table:table-cell>
          <table:table-cell office:value-type="float" office:value="16020.9996" calcext:value-type="float">
            <text:p>16020.9996</text:p>
          </table:table-cell>
          <table:table-cell office:value-type="float" office:value="44.32125" calcext:value-type="float">
            <text:p>44.32125</text:p>
          </table:table-cell>
          <table:table-cell office:value-type="float" office:value="32.50705" calcext:value-type="float">
            <text:p>32.50705</text:p>
          </table:table-cell>
          <table:table-cell office:value-type="float" office:value="517.07703" calcext:value-type="float">
            <text:p>517.07703</text:p>
          </table:table-cell>
          <table:table-cell office:value-type="float" office:value="3181664.90637" calcext:value-type="float">
            <text:p>3181664.90637</text:p>
          </table:table-cell>
          <table:table-cell office:value-type="float" office:value="1016179.47354" calcext:value-type="float">
            <text:p>1016179.47354</text:p>
          </table:table-cell>
          <table:table-cell office:value-type="float" office:value="402948.31983" calcext:value-type="float">
            <text:p>402948.31983</text:p>
          </table:table-cell>
          <table:table-cell office:value-type="float" office:value="127803.37953" calcext:value-type="float">
            <text:p>127803.37953</text:p>
          </table:table-cell>
          <table:table-cell office:value-type="float" office:value="4.6" calcext:value-type="float">
            <text:p>4.6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6M00S" calcext:value-type="time">
            <text:p>02:06:00</text:p>
          </table:table-cell>
          <table:table-cell office:value-type="string" calcext:value-type="string">
            <text:p>aquarium_main_25/04/24</text:p>
          </table:table-cell>
          <table:table-cell office:value-type="float" office:value="5637.61" calcext:value-type="float">
            <text:p>5637.61</text:p>
          </table:table-cell>
          <table:table-cell office:value-type="float" office:value="2352.32" calcext:value-type="float">
            <text:p>2352.32</text:p>
          </table:table-cell>
          <table:table-cell office:value-type="float" office:value="55.3623" calcext:value-type="float">
            <text:p>55.3623</text:p>
          </table:table-cell>
          <table:table-cell office:value-type="float" office:value="79.0898" calcext:value-type="float">
            <text:p>79.0898</text:p>
          </table:table-cell>
          <table:table-cell office:value-type="float" office:value="1679.46705" calcext:value-type="float">
            <text:p>1679.46705</text:p>
          </table:table-cell>
          <table:table-cell office:value-type="float" office:value="314.084" calcext:value-type="float">
            <text:p>314.084</text:p>
          </table:table-cell>
          <table:table-cell office:value-type="float" office:value="267.63876" calcext:value-type="float">
            <text:p>267.63876</text:p>
          </table:table-cell>
          <table:table-cell office:value-type="float" office:value="231258.64063" calcext:value-type="float">
            <text:p>231258.64063</text:p>
          </table:table-cell>
          <table:table-cell office:value-type="float" office:value="89509.40209" calcext:value-type="float">
            <text:p>89509.40209</text:p>
          </table:table-cell>
          <table:table-cell office:value-type="float" office:value="8860457.40894" calcext:value-type="float">
            <text:p>8860457.40894</text:p>
          </table:table-cell>
          <table:table-cell office:value-type="float" office:value="116407.22909" calcext:value-type="float">
            <text:p>116407.22909</text:p>
          </table:table-cell>
          <table:table-cell office:value-type="float" office:value="2343.02" calcext:value-type="float">
            <text:p>2343.02</text:p>
          </table:table-cell>
          <table:table-cell office:value-type="float" office:value="1394.09" calcext:value-type="float">
            <text:p>1394.09</text:p>
          </table:table-cell>
          <table:table-cell office:value-type="float" office:value="5942047.85195" calcext:value-type="float">
            <text:p>5942047.85195</text:p>
          </table:table-cell>
          <table:table-cell office:value-type="float" office:value="4226005.35032" calcext:value-type="float">
            <text:p>4226005.35032</text:p>
          </table:table-cell>
          <table:table-cell office:value-type="float" office:value="142209.774154" calcext:value-type="float">
            <text:p>142209.774154</text:p>
          </table:table-cell>
          <table:table-cell office:value-type="float" office:value="20356.358106" calcext:value-type="float">
            <text:p>20356.358106</text:p>
          </table:table-cell>
          <table:table-cell office:value-type="float" office:value="3551849.42516" calcext:value-type="float">
            <text:p>3551849.42516</text:p>
          </table:table-cell>
          <table:table-cell office:value-type="float" office:value="1978410.17652" calcext:value-type="float">
            <text:p>1978410.17652</text:p>
          </table:table-cell>
          <table:table-cell office:value-type="float" office:value="460516.58316" calcext:value-type="float">
            <text:p>460516.58316</text:p>
          </table:table-cell>
          <table:table-cell office:value-type="float" office:value="881279.27612" calcext:value-type="float">
            <text:p>881279.27612</text:p>
          </table:table-cell>
          <table:table-cell office:value-type="float" office:value="13136.15035" calcext:value-type="float">
            <text:p>13136.15035</text:p>
          </table:table-cell>
          <table:table-cell office:value-type="float" office:value="4218711.87117" calcext:value-type="float">
            <text:p>4218711.87117</text:p>
          </table:table-cell>
          <table:table-cell office:value-type="float" office:value="16698.9331" calcext:value-type="float">
            <text:p>16698.9331</text:p>
          </table:table-cell>
          <table:table-cell office:value-type="float" office:value="47823.35047" calcext:value-type="float">
            <text:p>47823.35047</text:p>
          </table:table-cell>
          <table:table-cell office:value-type="float" office:value="5893.12977" calcext:value-type="float">
            <text:p>5893.12977</text:p>
          </table:table-cell>
          <table:table-cell office:value-type="float" office:value="16277.52252" calcext:value-type="float">
            <text:p>16277.52252</text:p>
          </table:table-cell>
          <table:table-cell office:value-type="float" office:value="43.25759" calcext:value-type="float">
            <text:p>43.25759</text:p>
          </table:table-cell>
          <table:table-cell office:value-type="float" office:value="27.3378" calcext:value-type="float">
            <text:p>27.3378</text:p>
          </table:table-cell>
          <table:table-cell office:value-type="float" office:value="499.42599" calcext:value-type="float">
            <text:p>499.42599</text:p>
          </table:table-cell>
          <table:table-cell office:value-type="float" office:value="3185046.17884" calcext:value-type="float">
            <text:p>3185046.17884</text:p>
          </table:table-cell>
          <table:table-cell office:value-type="float" office:value="1016977.91796" calcext:value-type="float">
            <text:p>1016977.91796</text:p>
          </table:table-cell>
          <table:table-cell office:value-type="float" office:value="405782.00048" calcext:value-type="float">
            <text:p>405782.00048</text:p>
          </table:table-cell>
          <table:table-cell office:value-type="float" office:value="128531.52603" calcext:value-type="float">
            <text:p>128531.52603</text:p>
          </table:table-cell>
          <table:table-cell office:value-type="float" office:value="5.53" calcext:value-type="float">
            <text:p>5.53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7M00S" calcext:value-type="time">
            <text:p>02:07:00</text:p>
          </table:table-cell>
          <table:table-cell office:value-type="string" calcext:value-type="string">
            <text:p>aquarium_main_02/5/24</text:p>
          </table:table-cell>
          <table:table-cell office:value-type="float" office:value="5557.96" calcext:value-type="float">
            <text:p>5557.96</text:p>
          </table:table-cell>
          <table:table-cell office:value-type="float" office:value="2320.75" calcext:value-type="float">
            <text:p>2320.75</text:p>
          </table:table-cell>
          <table:table-cell office:value-type="float" office:value="47.93587" calcext:value-type="float">
            <text:p>47.93587</text:p>
          </table:table-cell>
          <table:table-cell office:value-type="float" office:value="92.32308" calcext:value-type="float">
            <text:p>92.32308</text:p>
          </table:table-cell>
          <table:table-cell office:value-type="float" office:value="1506.459" calcext:value-type="float">
            <text:p>1506.459</text:p>
          </table:table-cell>
          <table:table-cell office:value-type="float" office:value="277.37619" calcext:value-type="float">
            <text:p>277.37619</text:p>
          </table:table-cell>
          <table:table-cell office:value-type="float" office:value="241.91537" calcext:value-type="float">
            <text:p>241.91537</text:p>
          </table:table-cell>
          <table:table-cell office:value-type="float" office:value="229704.5355" calcext:value-type="float">
            <text:p>229704.5355</text:p>
          </table:table-cell>
          <table:table-cell office:value-type="float" office:value="89001.97105" calcext:value-type="float">
            <text:p>89001.97105</text:p>
          </table:table-cell>
          <table:table-cell office:value-type="float" office:value="8825089.79704" calcext:value-type="float">
            <text:p>8825089.79704</text:p>
          </table:table-cell>
          <table:table-cell office:value-type="float" office:value="115990.51775" calcext:value-type="float">
            <text:p>115990.51775</text:p>
          </table:table-cell>
          <table:table-cell office:value-type="float" office:value="2461.32" calcext:value-type="float">
            <text:p>2461.32</text:p>
          </table:table-cell>
          <table:table-cell office:value-type="float" office:value="1380.98" calcext:value-type="float">
            <text:p>1380.98</text:p>
          </table:table-cell>
          <table:table-cell office:value-type="float" office:value="5966826.0073" calcext:value-type="float">
            <text:p>5966826.0073</text:p>
          </table:table-cell>
          <table:table-cell office:value-type="float" office:value="4247488.43946" calcext:value-type="float">
            <text:p>4247488.43946</text:p>
          </table:table-cell>
          <table:table-cell office:value-type="float" office:value="144166.423693" calcext:value-type="float">
            <text:p>144166.423693</text:p>
          </table:table-cell>
          <table:table-cell office:value-type="float" office:value="20289.387924" calcext:value-type="float">
            <text:p>20289.387924</text:p>
          </table:table-cell>
          <table:table-cell office:value-type="float" office:value="3521690.14325" calcext:value-type="float">
            <text:p>3521690.14325</text:p>
          </table:table-cell>
          <table:table-cell office:value-type="float" office:value="1965260.50914" calcext:value-type="float">
            <text:p>1965260.50914</text:p>
          </table:table-cell>
          <table:table-cell office:value-type="float" office:value="457183.33055" calcext:value-type="float">
            <text:p>457183.33055</text:p>
          </table:table-cell>
          <table:table-cell office:value-type="float" office:value="876917.38451" calcext:value-type="float">
            <text:p>876917.38451</text:p>
          </table:table-cell>
          <table:table-cell office:value-type="float" office:value="12901.4442" calcext:value-type="float">
            <text:p>12901.4442</text:p>
          </table:table-cell>
          <table:table-cell office:value-type="float" office:value="4203420.233" calcext:value-type="float">
            <text:p>4203420.233</text:p>
          </table:table-cell>
          <table:table-cell office:value-type="float" office:value="16580.32826" calcext:value-type="float">
            <text:p>16580.32826</text:p>
          </table:table-cell>
          <table:table-cell office:value-type="float" office:value="47516.89794" calcext:value-type="float">
            <text:p>47516.89794</text:p>
          </table:table-cell>
          <table:table-cell office:value-type="float" office:value="5874.00238" calcext:value-type="float">
            <text:p>5874.00238</text:p>
          </table:table-cell>
          <table:table-cell office:value-type="float" office:value="16210.49804" calcext:value-type="float">
            <text:p>16210.49804</text:p>
          </table:table-cell>
          <table:table-cell office:value-type="float" office:value="39.34209" calcext:value-type="float">
            <text:p>39.34209</text:p>
          </table:table-cell>
          <table:table-cell office:value-type="float" office:value="28.63103" calcext:value-type="float">
            <text:p>28.63103</text:p>
          </table:table-cell>
          <table:table-cell office:value-type="float" office:value="491.64091" calcext:value-type="float">
            <text:p>491.64091</text:p>
          </table:table-cell>
          <table:table-cell office:value-type="float" office:value="3173102.30875" calcext:value-type="float">
            <text:p>3173102.30875</text:p>
          </table:table-cell>
          <table:table-cell office:value-type="float" office:value="1009207.57215" calcext:value-type="float">
            <text:p>1009207.57215</text:p>
          </table:table-cell>
          <table:table-cell office:value-type="float" office:value="403404.96416" calcext:value-type="float">
            <text:p>403404.96416</text:p>
          </table:table-cell>
          <table:table-cell office:value-type="float" office:value="127918.58243" calcext:value-type="float">
            <text:p>127918.58243</text:p>
          </table:table-cell>
          <table:table-cell office:value-type="float" office:value="6.85" calcext:value-type="float">
            <text:p>6.85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8M00S" calcext:value-type="time">
            <text:p>02:08:00</text:p>
          </table:table-cell>
          <table:table-cell office:value-type="string" calcext:value-type="string">
            <text:p>aquarium_main_09/05/24</text:p>
          </table:table-cell>
          <table:table-cell office:value-type="float" office:value="5408.7" calcext:value-type="float">
            <text:p>5408.7</text:p>
          </table:table-cell>
          <table:table-cell office:value-type="float" office:value="2237.32" calcext:value-type="float">
            <text:p>2237.32</text:p>
          </table:table-cell>
          <table:table-cell office:value-type="float" office:value="56.05484" calcext:value-type="float">
            <text:p>56.05484</text:p>
          </table:table-cell>
          <table:table-cell office:value-type="float" office:value="78.83323" calcext:value-type="float">
            <text:p>78.83323</text:p>
          </table:table-cell>
          <table:table-cell office:value-type="float" office:value="1550.67356" calcext:value-type="float">
            <text:p>1550.67356</text:p>
          </table:table-cell>
          <table:table-cell office:value-type="float" office:value="255.2052" calcext:value-type="float">
            <text:p>255.2052</text:p>
          </table:table-cell>
          <table:table-cell office:value-type="float" office:value="246.32663" calcext:value-type="float">
            <text:p>246.32663</text:p>
          </table:table-cell>
          <table:table-cell office:value-type="float" office:value="225913.84398" calcext:value-type="float">
            <text:p>225913.84398</text:p>
          </table:table-cell>
          <table:table-cell office:value-type="float" office:value="86954.33689" calcext:value-type="float">
            <text:p>86954.33689</text:p>
          </table:table-cell>
          <table:table-cell office:value-type="float" office:value="8655798.51384" calcext:value-type="float">
            <text:p>8655798.51384</text:p>
          </table:table-cell>
          <table:table-cell office:value-type="float" office:value="113506.98499" calcext:value-type="float">
            <text:p>113506.98499</text:p>
          </table:table-cell>
          <table:table-cell office:value-type="float" office:value="2351.18" calcext:value-type="float">
            <text:p>2351.18</text:p>
          </table:table-cell>
          <table:table-cell office:value-type="float" office:value="1335.29" calcext:value-type="float">
            <text:p>1335.29</text:p>
          </table:table-cell>
          <table:table-cell office:value-type="float" office:value="5925766.01476" calcext:value-type="float">
            <text:p>5925766.01476</text:p>
          </table:table-cell>
          <table:table-cell office:value-type="float" office:value="4218750.43558" calcext:value-type="float">
            <text:p>4218750.43558</text:p>
          </table:table-cell>
          <table:table-cell office:value-type="float" office:value="144178.936453" calcext:value-type="float">
            <text:p>144178.936453</text:p>
          </table:table-cell>
          <table:table-cell office:value-type="float" office:value="20347.739395" calcext:value-type="float">
            <text:p>20347.739395</text:p>
          </table:table-cell>
          <table:table-cell office:value-type="float" office:value="3482813.54521" calcext:value-type="float">
            <text:p>3482813.54521</text:p>
          </table:table-cell>
          <table:table-cell office:value-type="float" office:value="1923351.8569" calcext:value-type="float">
            <text:p>1923351.8569</text:p>
          </table:table-cell>
          <table:table-cell office:value-type="float" office:value="449501.16449" calcext:value-type="float">
            <text:p>449501.16449</text:p>
          </table:table-cell>
          <table:table-cell office:value-type="float" office:value="865799.24424" calcext:value-type="float">
            <text:p>865799.24424</text:p>
          </table:table-cell>
          <table:table-cell office:value-type="float" office:value="12822.39094" calcext:value-type="float">
            <text:p>12822.39094</text:p>
          </table:table-cell>
          <table:table-cell office:value-type="float" office:value="4148991.61837" calcext:value-type="float">
            <text:p>4148991.61837</text:p>
          </table:table-cell>
          <table:table-cell office:value-type="float" office:value="16233.47043" calcext:value-type="float">
            <text:p>16233.47043</text:p>
          </table:table-cell>
          <table:table-cell office:value-type="float" office:value="46449.34062" calcext:value-type="float">
            <text:p>46449.34062</text:p>
          </table:table-cell>
          <table:table-cell office:value-type="float" office:value="5696.87716" calcext:value-type="float">
            <text:p>5696.87716</text:p>
          </table:table-cell>
          <table:table-cell office:value-type="float" office:value="15728.56865" calcext:value-type="float">
            <text:p>15728.56865</text:p>
          </table:table-cell>
          <table:table-cell office:value-type="float" office:value="39.01686" calcext:value-type="float">
            <text:p>39.01686</text:p>
          </table:table-cell>
          <table:table-cell office:value-type="float" office:value="31.42004" calcext:value-type="float">
            <text:p>31.42004</text:p>
          </table:table-cell>
          <table:table-cell office:value-type="float" office:value="483.65184" calcext:value-type="float">
            <text:p>483.65184</text:p>
          </table:table-cell>
          <table:table-cell office:value-type="float" office:value="3111326.37634" calcext:value-type="float">
            <text:p>3111326.37634</text:p>
          </table:table-cell>
          <table:table-cell office:value-type="float" office:value="991344.04413" calcext:value-type="float">
            <text:p>991344.04413</text:p>
          </table:table-cell>
          <table:table-cell office:value-type="float" office:value="393363.49888" calcext:value-type="float">
            <text:p>393363.49888</text:p>
          </table:table-cell>
          <table:table-cell office:value-type="float" office:value="124694.38395" calcext:value-type="float">
            <text:p>124694.38395</text:p>
          </table:table-cell>
          <table:table-cell office:value-type="float" office:value="4.22" calcext:value-type="float">
            <text:p>4.22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9M00S" calcext:value-type="time">
            <text:p>02:09:00</text:p>
          </table:table-cell>
          <table:table-cell office:value-type="string" calcext:value-type="string">
            <text:p>aquarium_main_16/05/24</text:p>
          </table:table-cell>
          <table:table-cell office:value-type="float" office:value="5356.09" calcext:value-type="float">
            <text:p>5356.09</text:p>
          </table:table-cell>
          <table:table-cell office:value-type="float" office:value="2225.1" calcext:value-type="float">
            <text:p>2225.1</text:p>
          </table:table-cell>
          <table:table-cell office:value-type="float" office:value="53.45824" calcext:value-type="float">
            <text:p>53.45824</text:p>
          </table:table-cell>
          <table:table-cell office:value-type="float" office:value="81.53959" calcext:value-type="float">
            <text:p>81.53959</text:p>
          </table:table-cell>
          <table:table-cell office:value-type="float" office:value="1511.39075" calcext:value-type="float">
            <text:p>1511.39075</text:p>
          </table:table-cell>
          <table:table-cell office:value-type="float" office:value="388.87755" calcext:value-type="float">
            <text:p>388.87755</text:p>
          </table:table-cell>
          <table:table-cell office:value-type="float" office:value="239.42483" calcext:value-type="float">
            <text:p>239.42483</text:p>
          </table:table-cell>
          <table:table-cell office:value-type="float" office:value="225495.2641" calcext:value-type="float">
            <text:p>225495.2641</text:p>
          </table:table-cell>
          <table:table-cell office:value-type="float" office:value="86641.88476" calcext:value-type="float">
            <text:p>86641.88476</text:p>
          </table:table-cell>
          <table:table-cell office:value-type="float" office:value="8635852.51564" calcext:value-type="float">
            <text:p>8635852.51564</text:p>
          </table:table-cell>
          <table:table-cell office:value-type="float" office:value="113190.70016" calcext:value-type="float">
            <text:p>113190.70016</text:p>
          </table:table-cell>
          <table:table-cell office:value-type="float" office:value="2522.49" calcext:value-type="float">
            <text:p>2522.49</text:p>
          </table:table-cell>
          <table:table-cell office:value-type="float" office:value="1330.81" calcext:value-type="float">
            <text:p>1330.81</text:p>
          </table:table-cell>
          <table:table-cell office:value-type="float" office:value="5990241.20991" calcext:value-type="float">
            <text:p>5990241.20991</text:p>
          </table:table-cell>
          <table:table-cell office:value-type="float" office:value="4265062.7589" calcext:value-type="float">
            <text:p>4265062.7589</text:p>
          </table:table-cell>
          <table:table-cell office:value-type="float" office:value="146474.761385" calcext:value-type="float">
            <text:p>146474.761385</text:p>
          </table:table-cell>
          <table:table-cell office:value-type="float" office:value="20377.373417" calcext:value-type="float">
            <text:p>20377.373417</text:p>
          </table:table-cell>
          <table:table-cell office:value-type="float" office:value="3480740.33403" calcext:value-type="float">
            <text:p>3480740.33403</text:p>
          </table:table-cell>
          <table:table-cell office:value-type="float" office:value="1919835.15097" calcext:value-type="float">
            <text:p>1919835.15097</text:p>
          </table:table-cell>
          <table:table-cell office:value-type="float" office:value="448853.52161" calcext:value-type="float">
            <text:p>448853.52161</text:p>
          </table:table-cell>
          <table:table-cell office:value-type="float" office:value="863500.94618" calcext:value-type="float">
            <text:p>863500.94618</text:p>
          </table:table-cell>
          <table:table-cell office:value-type="float" office:value="12451.67989" calcext:value-type="float">
            <text:p>12451.67989</text:p>
          </table:table-cell>
          <table:table-cell office:value-type="float" office:value="4137859.37625" calcext:value-type="float">
            <text:p>4137859.37625</text:p>
          </table:table-cell>
          <table:table-cell office:value-type="float" office:value="16222.55474" calcext:value-type="float">
            <text:p>16222.55474</text:p>
          </table:table-cell>
          <table:table-cell office:value-type="float" office:value="46438.80229" calcext:value-type="float">
            <text:p>46438.80229</text:p>
          </table:table-cell>
          <table:table-cell office:value-type="float" office:value="5692.20375" calcext:value-type="float">
            <text:p>5692.20375</text:p>
          </table:table-cell>
          <table:table-cell office:value-type="float" office:value="15703.08847" calcext:value-type="float">
            <text:p>15703.08847</text:p>
          </table:table-cell>
          <table:table-cell office:value-type="float" office:value="43.35505" calcext:value-type="float">
            <text:p>43.35505</text:p>
          </table:table-cell>
          <table:table-cell office:value-type="float" office:value="32.51086" calcext:value-type="float">
            <text:p>32.51086</text:p>
          </table:table-cell>
          <table:table-cell office:value-type="float" office:value="488.86646" calcext:value-type="float">
            <text:p>488.86646</text:p>
          </table:table-cell>
          <table:table-cell office:value-type="float" office:value="3103380.07206" calcext:value-type="float">
            <text:p>3103380.07206</text:p>
          </table:table-cell>
          <table:table-cell office:value-type="float" office:value="984125.5007" calcext:value-type="float">
            <text:p>984125.5007</text:p>
          </table:table-cell>
          <table:table-cell office:value-type="float" office:value="389911.45827" calcext:value-type="float">
            <text:p>389911.45827</text:p>
          </table:table-cell>
          <table:table-cell office:value-type="float" office:value="123694.26621" calcext:value-type="float">
            <text:p>123694.26621</text:p>
          </table:table-cell>
          <table:table-cell office:value-type="float" office:value="4.68" calcext:value-type="float">
            <text:p>4.68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0M00S" calcext:value-type="time">
            <text:p>02:10:00</text:p>
          </table:table-cell>
          <table:table-cell office:value-type="string" calcext:value-type="string">
            <text:p>aquarium_main_21/05/24</text:p>
          </table:table-cell>
          <table:table-cell office:value-type="float" office:value="5302.43" calcext:value-type="float">
            <text:p>5302.43</text:p>
          </table:table-cell>
          <table:table-cell office:value-type="float" office:value="2233.27" calcext:value-type="float">
            <text:p>2233.27</text:p>
          </table:table-cell>
          <table:table-cell office:value-type="float" office:value="56.7509" calcext:value-type="float">
            <text:p>56.7509</text:p>
          </table:table-cell>
          <table:table-cell office:value-type="float" office:value="71.54133" calcext:value-type="float">
            <text:p>71.54133</text:p>
          </table:table-cell>
          <table:table-cell office:value-type="float" office:value="1288.33742" calcext:value-type="float">
            <text:p>1288.33742</text:p>
          </table:table-cell>
          <table:table-cell office:value-type="float" office:value="282.16405" calcext:value-type="float">
            <text:p>282.16405</text:p>
          </table:table-cell>
          <table:table-cell office:value-type="float" office:value="219.65052" calcext:value-type="float">
            <text:p>219.65052</text:p>
          </table:table-cell>
          <table:table-cell office:value-type="float" office:value="214131.11942" calcext:value-type="float">
            <text:p>214131.11942</text:p>
          </table:table-cell>
          <table:table-cell office:value-type="float" office:value="82993.39722" calcext:value-type="float">
            <text:p>82993.39722</text:p>
          </table:table-cell>
          <table:table-cell office:value-type="float" office:value="8251155.23034" calcext:value-type="float">
            <text:p>8251155.23034</text:p>
          </table:table-cell>
          <table:table-cell office:value-type="float" office:value="108126.74337" calcext:value-type="float">
            <text:p>108126.74337</text:p>
          </table:table-cell>
          <table:table-cell office:value-type="float" office:value="2337.19" calcext:value-type="float">
            <text:p>2337.19</text:p>
          </table:table-cell>
          <table:table-cell office:value-type="float" office:value="1361.78" calcext:value-type="float">
            <text:p>1361.78</text:p>
          </table:table-cell>
          <table:table-cell office:value-type="float" office:value="5927312.16961" calcext:value-type="float">
            <text:p>5927312.16961</text:p>
          </table:table-cell>
          <table:table-cell office:value-type="float" office:value="4212143.06283" calcext:value-type="float">
            <text:p>4212143.06283</text:p>
          </table:table-cell>
          <table:table-cell office:value-type="float" office:value="145535.003703" calcext:value-type="float">
            <text:p>145535.003703</text:p>
          </table:table-cell>
          <table:table-cell office:value-type="float" office:value="20339.017036" calcext:value-type="float">
            <text:p>20339.017036</text:p>
          </table:table-cell>
          <table:table-cell office:value-type="float" office:value="3455967.56613" calcext:value-type="float">
            <text:p>3455967.56613</text:p>
          </table:table-cell>
          <table:table-cell office:value-type="float" office:value="1916516.4736" calcext:value-type="float">
            <text:p>1916516.4736</text:p>
          </table:table-cell>
          <table:table-cell office:value-type="float" office:value="447739.38572" calcext:value-type="float">
            <text:p>447739.38572</text:p>
          </table:table-cell>
          <table:table-cell office:value-type="float" office:value="856581.3785" calcext:value-type="float">
            <text:p>856581.3785</text:p>
          </table:table-cell>
          <table:table-cell office:value-type="float" office:value="12444.32851" calcext:value-type="float">
            <text:p>12444.32851</text:p>
          </table:table-cell>
          <table:table-cell office:value-type="float" office:value="4126228.74292" calcext:value-type="float">
            <text:p>4126228.74292</text:p>
          </table:table-cell>
          <table:table-cell office:value-type="float" office:value="16079.07617" calcext:value-type="float">
            <text:p>16079.07617</text:p>
          </table:table-cell>
          <table:table-cell office:value-type="float" office:value="45968.72218" calcext:value-type="float">
            <text:p>45968.72218</text:p>
          </table:table-cell>
          <table:table-cell office:value-type="float" office:value="5714.45426" calcext:value-type="float">
            <text:p>5714.45426</text:p>
          </table:table-cell>
          <table:table-cell office:value-type="float" office:value="15749.87853" calcext:value-type="float">
            <text:p>15749.87853</text:p>
          </table:table-cell>
          <table:table-cell office:value-type="float" office:value="44.8875" calcext:value-type="float">
            <text:p>44.8875</text:p>
          </table:table-cell>
          <table:table-cell office:value-type="float" office:value="24.57676" calcext:value-type="float">
            <text:p>24.57676</text:p>
          </table:table-cell>
          <table:table-cell office:value-type="float" office:value="468.49052" calcext:value-type="float">
            <text:p>468.49052</text:p>
          </table:table-cell>
          <table:table-cell office:value-type="float" office:value="2826864.17734" calcext:value-type="float">
            <text:p>2826864.17734</text:p>
          </table:table-cell>
          <table:table-cell office:value-type="float" office:value="902701.08938" calcext:value-type="float">
            <text:p>902701.08938</text:p>
          </table:table-cell>
          <table:table-cell office:value-type="float" office:value="360102.7153" calcext:value-type="float">
            <text:p>360102.7153</text:p>
          </table:table-cell>
          <table:table-cell office:value-type="float" office:value="114246.49955" calcext:value-type="float">
            <text:p>114246.49955</text:p>
          </table:table-cell>
          <table:table-cell office:value-type="float" office:value="5.74" calcext:value-type="float">
            <text:p>5.74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1M00S" calcext:value-type="time">
            <text:p>02:11:00</text:p>
          </table:table-cell>
          <table:table-cell office:value-type="string" calcext:value-type="string">
            <text:p>aquarium_ASW_21/05/24</text:p>
          </table:table-cell>
          <table:table-cell office:value-type="float" office:value="5660.48" calcext:value-type="float">
            <text:p>5660.48</text:p>
          </table:table-cell>
          <table:table-cell office:value-type="float" office:value="2358.84" calcext:value-type="float">
            <text:p>2358.84</text:p>
          </table:table-cell>
          <table:table-cell office:value-type="float" office:value="77.01895" calcext:value-type="float">
            <text:p>77.01895</text:p>
          </table:table-cell>
          <table:table-cell office:value-type="float" office:value="135.98915" calcext:value-type="float">
            <text:p>135.98915</text:p>
          </table:table-cell>
          <table:table-cell office:value-type="float" office:value="2908.49271" calcext:value-type="float">
            <text:p>2908.49271</text:p>
          </table:table-cell>
          <table:table-cell office:value-type="float" office:value="467.91855" calcext:value-type="float">
            <text:p>467.91855</text:p>
          </table:table-cell>
          <table:table-cell office:value-type="float" office:value="328.24412" calcext:value-type="float">
            <text:p>328.24412</text:p>
          </table:table-cell>
          <table:table-cell office:value-type="float" office:value="247917.21236" calcext:value-type="float">
            <text:p>247917.21236</text:p>
          </table:table-cell>
          <table:table-cell office:value-type="float" office:value="95640.12618" calcext:value-type="float">
            <text:p>95640.12618</text:p>
          </table:table-cell>
          <table:table-cell office:value-type="float" office:value="9453918.82649" calcext:value-type="float">
            <text:p>9453918.82649</text:p>
          </table:table-cell>
          <table:table-cell office:value-type="float" office:value="124353.22774" calcext:value-type="float">
            <text:p>124353.22774</text:p>
          </table:table-cell>
          <table:table-cell office:value-type="float" office:value="2399.82" calcext:value-type="float">
            <text:p>2399.82</text:p>
          </table:table-cell>
          <table:table-cell office:value-type="float" office:value="1325.02" calcext:value-type="float">
            <text:p>1325.02</text:p>
          </table:table-cell>
          <table:table-cell office:value-type="float" office:value="6277230.80794" calcext:value-type="float">
            <text:p>6277230.80794</text:p>
          </table:table-cell>
          <table:table-cell office:value-type="float" office:value="4485103.25044" calcext:value-type="float">
            <text:p>4485103.25044</text:p>
          </table:table-cell>
          <table:table-cell office:value-type="float" office:value="157698.724386" calcext:value-type="float">
            <text:p>157698.724386</text:p>
          </table:table-cell>
          <table:table-cell office:value-type="float" office:value="20246.860974" calcext:value-type="float">
            <text:p>20246.860974</text:p>
          </table:table-cell>
          <table:table-cell office:value-type="float" office:value="3647259.3659" calcext:value-type="float">
            <text:p>3647259.3659</text:p>
          </table:table-cell>
          <table:table-cell office:value-type="float" office:value="2025970.69678" calcext:value-type="float">
            <text:p>2025970.69678</text:p>
          </table:table-cell>
          <table:table-cell office:value-type="float" office:value="472983.99011" calcext:value-type="float">
            <text:p>472983.99011</text:p>
          </table:table-cell>
          <table:table-cell office:value-type="float" office:value="874591.86441" calcext:value-type="float">
            <text:p>874591.86441</text:p>
          </table:table-cell>
          <table:table-cell office:value-type="float" office:value="13018.08522" calcext:value-type="float">
            <text:p>13018.08522</text:p>
          </table:table-cell>
          <table:table-cell office:value-type="float" office:value="4200384.99352" calcext:value-type="float">
            <text:p>4200384.99352</text:p>
          </table:table-cell>
          <table:table-cell office:value-type="float" office:value="17800.75254" calcext:value-type="float">
            <text:p>17800.75254</text:p>
          </table:table-cell>
          <table:table-cell office:value-type="float" office:value="50918.06836" calcext:value-type="float">
            <text:p>50918.06836</text:p>
          </table:table-cell>
          <table:table-cell office:value-type="float" office:value="6243.71074" calcext:value-type="float">
            <text:p>6243.71074</text:p>
          </table:table-cell>
          <table:table-cell office:value-type="float" office:value="17234.91471" calcext:value-type="float">
            <text:p>17234.91471</text:p>
          </table:table-cell>
          <table:table-cell office:value-type="float" office:value="52.31164" calcext:value-type="float">
            <text:p>52.31164</text:p>
          </table:table-cell>
          <table:table-cell office:value-type="float" office:value="64.82132" calcext:value-type="float">
            <text:p>64.82132</text:p>
          </table:table-cell>
          <table:table-cell office:value-type="float" office:value="668.36467" calcext:value-type="float">
            <text:p>668.36467</text:p>
          </table:table-cell>
          <table:table-cell office:value-type="float" office:value="3520791.33683" calcext:value-type="float">
            <text:p>3520791.33683</text:p>
          </table:table-cell>
          <table:table-cell office:value-type="float" office:value="1124273.77991" calcext:value-type="float">
            <text:p>1124273.77991</text:p>
          </table:table-cell>
          <table:table-cell office:value-type="float" office:value="446791.18619" calcext:value-type="float">
            <text:p>446791.18619</text:p>
          </table:table-cell>
          <table:table-cell office:value-type="float" office:value="141532.1886" calcext:value-type="float">
            <text:p>141532.1886</text:p>
          </table:table-cell>
          <table:table-cell office:value-type="float" office:value="12.2" calcext:value-type="float">
            <text:p>12.2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1M00S" calcext:value-type="time">
            <text:p>01:11:00</text:p>
          </table:table-cell>
          <table:table-cell office:value-type="string" calcext:value-type="string">
            <text:p>x25_Ca_x1</text:p>
          </table:table-cell>
          <table:table-cell office:value-type="float" office:value="4524.36" calcext:value-type="float">
            <text:p>4524.36</text:p>
          </table:table-cell>
          <table:table-cell office:value-type="float" office:value="1700.21" calcext:value-type="float">
            <text:p>1700.21</text:p>
          </table:table-cell>
          <table:table-cell office:value-type="float" office:value="319.5907" calcext:value-type="float">
            <text:p>319.5907</text:p>
          </table:table-cell>
          <table:table-cell office:value-type="float" office:value="785.7004" calcext:value-type="float">
            <text:p>785.7004</text:p>
          </table:table-cell>
          <table:table-cell office:value-type="float" office:value="18235.66428" calcext:value-type="float">
            <text:p>18235.66428</text:p>
          </table:table-cell>
          <table:table-cell office:value-type="float" office:value="2030.79273" calcext:value-type="float">
            <text:p>2030.79273</text:p>
          </table:table-cell>
          <table:table-cell office:value-type="float" office:value="1126.4765" calcext:value-type="float">
            <text:p>1126.4765</text:p>
          </table:table-cell>
          <table:table-cell office:value-type="float" office:value="170398.42966" calcext:value-type="float">
            <text:p>170398.42966</text:p>
          </table:table-cell>
          <table:table-cell office:value-type="float" office:value="58946.42107" calcext:value-type="float">
            <text:p>58946.42107</text:p>
          </table:table-cell>
          <table:table-cell office:value-type="float" office:value="5918183.45828" calcext:value-type="float">
            <text:p>5918183.45828</text:p>
          </table:table-cell>
          <table:table-cell office:value-type="float" office:value="76454.46489" calcext:value-type="float">
            <text:p>76454.46489</text:p>
          </table:table-cell>
          <table:table-cell office:value-type="float" office:value="2048.31" calcext:value-type="float">
            <text:p>2048.31</text:p>
          </table:table-cell>
          <table:table-cell office:value-type="float" office:value="1054.95" calcext:value-type="float">
            <text:p>1054.95</text:p>
          </table:table-cell>
          <table:table-cell office:value-type="float" office:value="4254933.76027" calcext:value-type="float">
            <text:p>4254933.76027</text:p>
          </table:table-cell>
          <table:table-cell office:value-type="float" office:value="2970134.90991" calcext:value-type="float">
            <text:p>2970134.90991</text:p>
          </table:table-cell>
          <table:table-cell office:value-type="float" office:value="115389.909993" calcext:value-type="float">
            <text:p>115389.909993</text:p>
          </table:table-cell>
          <table:table-cell office:value-type="float" office:value="20743.700678" calcext:value-type="float">
            <text:p>20743.700678</text:p>
          </table:table-cell>
          <table:table-cell office:value-type="float" office:value="2870906.6581" calcext:value-type="float">
            <text:p>2870906.6581</text:p>
          </table:table-cell>
          <table:table-cell office:value-type="float" office:value="1393007.78219" calcext:value-type="float">
            <text:p>1393007.78219</text:p>
          </table:table-cell>
          <table:table-cell office:value-type="float" office:value="327364.63846" calcext:value-type="float">
            <text:p>327364.63846</text:p>
          </table:table-cell>
          <table:table-cell office:value-type="float" office:value="711316.9541" calcext:value-type="float">
            <text:p>711316.9541</text:p>
          </table:table-cell>
          <table:table-cell office:value-type="float" office:value="8482.16867" calcext:value-type="float">
            <text:p>8482.16867</text:p>
          </table:table-cell>
          <table:table-cell office:value-type="float" office:value="3196286.97958" calcext:value-type="float">
            <text:p>3196286.97958</text:p>
          </table:table-cell>
          <table:table-cell office:value-type="float" office:value="13428.8354" calcext:value-type="float">
            <text:p>13428.8354</text:p>
          </table:table-cell>
          <table:table-cell office:value-type="float" office:value="38346.13646" calcext:value-type="float">
            <text:p>38346.13646</text:p>
          </table:table-cell>
          <table:table-cell office:value-type="float" office:value="4183.1177" calcext:value-type="float">
            <text:p>4183.1177</text:p>
          </table:table-cell>
          <table:table-cell office:value-type="float" office:value="11516.0487" calcext:value-type="float">
            <text:p>11516.0487</text:p>
          </table:table-cell>
          <table:table-cell office:value-type="float" office:value="102.01474" calcext:value-type="float">
            <text:p>102.01474</text:p>
          </table:table-cell>
          <table:table-cell office:value-type="float" office:value="192.08834" calcext:value-type="float">
            <text:p>192.08834</text:p>
          </table:table-cell>
          <table:table-cell office:value-type="float" office:value="1340.67139" calcext:value-type="float">
            <text:p>1340.67139</text:p>
          </table:table-cell>
          <table:table-cell office:value-type="float" office:value="2765405.25341" calcext:value-type="float">
            <text:p>2765405.25341</text:p>
          </table:table-cell>
          <table:table-cell office:value-type="float" office:value="881698.10443" calcext:value-type="float">
            <text:p>881698.10443</text:p>
          </table:table-cell>
          <table:table-cell office:value-type="float" office:value="312120.39212" calcext:value-type="float">
            <text:p>312120.39212</text:p>
          </table:table-cell>
          <table:table-cell office:value-type="float" office:value="98916.01755" calcext:value-type="float">
            <text:p>98916.01755</text:p>
          </table:table-cell>
          <table:table-cell office:value-type="float" office:value="8.29" calcext:value-type="float">
            <text:p>8.29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2M00S" calcext:value-type="time">
            <text:p>01:12:00</text:p>
          </table:table-cell>
          <table:table-cell office:value-type="string" calcext:value-type="string">
            <text:p>x20_Ca_x1</text:p>
          </table:table-cell>
          <table:table-cell office:value-type="float" office:value="5090.1" calcext:value-type="float">
            <text:p>5090.1</text:p>
          </table:table-cell>
          <table:table-cell office:value-type="float" office:value="1969.66" calcext:value-type="float">
            <text:p>1969.66</text:p>
          </table:table-cell>
          <table:table-cell office:value-type="float" office:value="352.10424" calcext:value-type="float">
            <text:p>352.10424</text:p>
          </table:table-cell>
          <table:table-cell office:value-type="float" office:value="900.78433" calcext:value-type="float">
            <text:p>900.78433</text:p>
          </table:table-cell>
          <table:table-cell office:value-type="float" office:value="20548.94242" calcext:value-type="float">
            <text:p>20548.94242</text:p>
          </table:table-cell>
          <table:table-cell office:value-type="float" office:value="2324.2277" calcext:value-type="float">
            <text:p>2324.2277</text:p>
          </table:table-cell>
          <table:table-cell office:value-type="float" office:value="1282.86217" calcext:value-type="float">
            <text:p>1282.86217</text:p>
          </table:table-cell>
          <table:table-cell office:value-type="float" office:value="191485.78691" calcext:value-type="float">
            <text:p>191485.78691</text:p>
          </table:table-cell>
          <table:table-cell office:value-type="float" office:value="68594.21174" calcext:value-type="float">
            <text:p>68594.21174</text:p>
          </table:table-cell>
          <table:table-cell office:value-type="float" office:value="6891043.52644" calcext:value-type="float">
            <text:p>6891043.52644</text:p>
          </table:table-cell>
          <table:table-cell office:value-type="float" office:value="89012.14021" calcext:value-type="float">
            <text:p>89012.14021</text:p>
          </table:table-cell>
          <table:table-cell office:value-type="float" office:value="2242.56" calcext:value-type="float">
            <text:p>2242.56</text:p>
          </table:table-cell>
          <table:table-cell office:value-type="float" office:value="1206.93" calcext:value-type="float">
            <text:p>1206.93</text:p>
          </table:table-cell>
          <table:table-cell office:value-type="float" office:value="4865621.17369" calcext:value-type="float">
            <text:p>4865621.17369</text:p>
          </table:table-cell>
          <table:table-cell office:value-type="float" office:value="3439532.38107" calcext:value-type="float">
            <text:p>3439532.38107</text:p>
          </table:table-cell>
          <table:table-cell office:value-type="float" office:value="127045.366429" calcext:value-type="float">
            <text:p>127045.366429</text:p>
          </table:table-cell>
          <table:table-cell office:value-type="float" office:value="20526.027201" calcext:value-type="float">
            <text:p>20526.027201</text:p>
          </table:table-cell>
          <table:table-cell office:value-type="float" office:value="3158662.39915" calcext:value-type="float">
            <text:p>3158662.39915</text:p>
          </table:table-cell>
          <table:table-cell office:value-type="float" office:value="1602532.81356" calcext:value-type="float">
            <text:p>1602532.81356</text:p>
          </table:table-cell>
          <table:table-cell office:value-type="float" office:value="376038.6182" calcext:value-type="float">
            <text:p>376038.6182</text:p>
          </table:table-cell>
          <table:table-cell office:value-type="float" office:value="803417.63765" calcext:value-type="float">
            <text:p>803417.63765</text:p>
          </table:table-cell>
          <table:table-cell office:value-type="float" office:value="10481.22737" calcext:value-type="float">
            <text:p>10481.22737</text:p>
          </table:table-cell>
          <table:table-cell office:value-type="float" office:value="3679947.44491" calcext:value-type="float">
            <text:p>3679947.44491</text:p>
          </table:table-cell>
          <table:table-cell office:value-type="float" office:value="15134.65326" calcext:value-type="float">
            <text:p>15134.65326</text:p>
          </table:table-cell>
          <table:table-cell office:value-type="float" office:value="43251.01429" calcext:value-type="float">
            <text:p>43251.01429</text:p>
          </table:table-cell>
          <table:table-cell office:value-type="float" office:value="4873.0181" calcext:value-type="float">
            <text:p>4873.0181</text:p>
          </table:table-cell>
          <table:table-cell office:value-type="float" office:value="13455.81076" calcext:value-type="float">
            <text:p>13455.81076</text:p>
          </table:table-cell>
          <table:table-cell office:value-type="float" office:value="106.64237" calcext:value-type="float">
            <text:p>106.64237</text:p>
          </table:table-cell>
          <table:table-cell office:value-type="float" office:value="212.95661" calcext:value-type="float">
            <text:p>212.95661</text:p>
          </table:table-cell>
          <table:table-cell office:value-type="float" office:value="1452.77074" calcext:value-type="float">
            <text:p>1452.77074</text:p>
          </table:table-cell>
          <table:table-cell office:value-type="float" office:value="3108998.43645" calcext:value-type="float">
            <text:p>3108998.43645</text:p>
          </table:table-cell>
          <table:table-cell office:value-type="float" office:value="992277.78554" calcext:value-type="float">
            <text:p>992277.78554</text:p>
          </table:table-cell>
          <table:table-cell office:value-type="float" office:value="364022.02466" calcext:value-type="float">
            <text:p>364022.02466</text:p>
          </table:table-cell>
          <table:table-cell office:value-type="float" office:value="115081.46521" calcext:value-type="float">
            <text:p>115081.46521</text:p>
          </table:table-cell>
          <table:table-cell office:value-type="float" office:value="9.07" calcext:value-type="float">
            <text:p>9.07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3M00S" calcext:value-type="time">
            <text:p>01:13:00</text:p>
          </table:table-cell>
          <table:table-cell office:value-type="string" calcext:value-type="string">
            <text:p>x15_Ca_x1</text:p>
          </table:table-cell>
          <table:table-cell office:value-type="float" office:value="5493.39" calcext:value-type="float">
            <text:p>5493.39</text:p>
          </table:table-cell>
          <table:table-cell office:value-type="float" office:value="2150.56" calcext:value-type="float">
            <text:p>2150.56</text:p>
          </table:table-cell>
          <table:table-cell office:value-type="float" office:value="375.22917" calcext:value-type="float">
            <text:p>375.22917</text:p>
          </table:table-cell>
          <table:table-cell office:value-type="float" office:value="961.8304" calcext:value-type="float">
            <text:p>961.8304</text:p>
          </table:table-cell>
          <table:table-cell office:value-type="float" office:value="22098.21187" calcext:value-type="float">
            <text:p>22098.21187</text:p>
          </table:table-cell>
          <table:table-cell office:value-type="float" office:value="2508.07592" calcext:value-type="float">
            <text:p>2508.07592</text:p>
          </table:table-cell>
          <table:table-cell office:value-type="float" office:value="1369.5234" calcext:value-type="float">
            <text:p>1369.5234</text:p>
          </table:table-cell>
          <table:table-cell office:value-type="float" office:value="206729.58257" calcext:value-type="float">
            <text:p>206729.58257</text:p>
          </table:table-cell>
          <table:table-cell office:value-type="float" office:value="74372.61375" calcext:value-type="float">
            <text:p>74372.61375</text:p>
          </table:table-cell>
          <table:table-cell office:value-type="float" office:value="7471139.93336" calcext:value-type="float">
            <text:p>7471139.93336</text:p>
          </table:table-cell>
          <table:table-cell office:value-type="float" office:value="96791.10741" calcext:value-type="float">
            <text:p>96791.10741</text:p>
          </table:table-cell>
          <table:table-cell office:value-type="float" office:value="2366.81" calcext:value-type="float">
            <text:p>2366.81</text:p>
          </table:table-cell>
          <table:table-cell office:value-type="float" office:value="1271.64" calcext:value-type="float">
            <text:p>1271.64</text:p>
          </table:table-cell>
          <table:table-cell office:value-type="float" office:value="5288820.68981" calcext:value-type="float">
            <text:p>5288820.68981</text:p>
          </table:table-cell>
          <table:table-cell office:value-type="float" office:value="3731840.47108" calcext:value-type="float">
            <text:p>3731840.47108</text:p>
          </table:table-cell>
          <table:table-cell office:value-type="float" office:value="135166.19308" calcext:value-type="float">
            <text:p>135166.19308</text:p>
          </table:table-cell>
          <table:table-cell office:value-type="float" office:value="20511.329545" calcext:value-type="float">
            <text:p>20511.329545</text:p>
          </table:table-cell>
          <table:table-cell office:value-type="float" office:value="3368125.86088" calcext:value-type="float">
            <text:p>3368125.86088</text:p>
          </table:table-cell>
          <table:table-cell office:value-type="float" office:value="1724250.53478" calcext:value-type="float">
            <text:p>1724250.53478</text:p>
          </table:table-cell>
          <table:table-cell office:value-type="float" office:value="405154.81089" calcext:value-type="float">
            <text:p>405154.81089</text:p>
          </table:table-cell>
          <table:table-cell office:value-type="float" office:value="864035.17264" calcext:value-type="float">
            <text:p>864035.17264</text:p>
          </table:table-cell>
          <table:table-cell office:value-type="float" office:value="11662.38659" calcext:value-type="float">
            <text:p>11662.38659</text:p>
          </table:table-cell>
          <table:table-cell office:value-type="float" office:value="3943058.45064" calcext:value-type="float">
            <text:p>3943058.45064</text:p>
          </table:table-cell>
          <table:table-cell office:value-type="float" office:value="16386.55373" calcext:value-type="float">
            <text:p>16386.55373</text:p>
          </table:table-cell>
          <table:table-cell office:value-type="float" office:value="46765.27181" calcext:value-type="float">
            <text:p>46765.27181</text:p>
          </table:table-cell>
          <table:table-cell office:value-type="float" office:value="5278.78121" calcext:value-type="float">
            <text:p>5278.78121</text:p>
          </table:table-cell>
          <table:table-cell office:value-type="float" office:value="14575.68813" calcext:value-type="float">
            <text:p>14575.68813</text:p>
          </table:table-cell>
          <table:table-cell office:value-type="float" office:value="109.0456" calcext:value-type="float">
            <text:p>109.0456</text:p>
          </table:table-cell>
          <table:table-cell office:value-type="float" office:value="228.76246" calcext:value-type="float">
            <text:p>228.76246</text:p>
          </table:table-cell>
          <table:table-cell office:value-type="float" office:value="1532.9879" calcext:value-type="float">
            <text:p>1532.9879</text:p>
          </table:table-cell>
          <table:table-cell office:value-type="float" office:value="3360374.00646" calcext:value-type="float">
            <text:p>3360374.00646</text:p>
          </table:table-cell>
          <table:table-cell office:value-type="float" office:value="1070238.80653" calcext:value-type="float">
            <text:p>1070238.80653</text:p>
          </table:table-cell>
          <table:table-cell office:value-type="float" office:value="395129.69044" calcext:value-type="float">
            <text:p>395129.69044</text:p>
          </table:table-cell>
          <table:table-cell office:value-type="float" office:value="125067.21856" calcext:value-type="float">
            <text:p>125067.21856</text:p>
          </table:table-cell>
          <table:table-cell office:value-type="float" office:value="8.88" calcext:value-type="float">
            <text:p>8.88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2M00S" calcext:value-type="time">
            <text:p>01:12:00</text:p>
          </table:table-cell>
          <table:table-cell office:value-type="string" calcext:value-type="string">
            <text:p>x20_Ca_x1.2</text:p>
          </table:table-cell>
          <table:table-cell office:value-type="string" calcext:value-type="string">
            <text:p>2834.76 !</text:p>
          </table:table-cell>
          <table:table-cell office:value-type="string" calcext:value-type="string">
            <text:p>1136.25 !</text:p>
          </table:table-cell>
          <table:table-cell office:value-type="string" calcext:value-type="string">
            <text:p>210.82292 !</text:p>
          </table:table-cell>
          <table:table-cell office:value-type="string" calcext:value-type="string">
            <text:p>510.81751 !</text:p>
          </table:table-cell>
          <table:table-cell office:value-type="string" calcext:value-type="string">
            <text:p>11681.54998 !</text:p>
          </table:table-cell>
          <table:table-cell office:value-type="string" calcext:value-type="string">
            <text:p>1400.45564 !</text:p>
          </table:table-cell>
          <table:table-cell office:value-type="string" calcext:value-type="string">
            <text:p>774.49658 !</text:p>
          </table:table-cell>
          <table:table-cell office:value-type="string" calcext:value-type="string">
            <text:p>128146.03529 !</text:p>
          </table:table-cell>
          <table:table-cell office:value-type="string" calcext:value-type="string">
            <text:p>47560.02063 !</text:p>
          </table:table-cell>
          <table:table-cell office:value-type="string" calcext:value-type="string">
            <text:p>4792435.60006 !</text:p>
          </table:table-cell>
          <table:table-cell office:value-type="string" calcext:value-type="string">
            <text:p>61633.45091 !</text:p>
          </table:table-cell>
          <table:table-cell office:value-type="string" calcext:value-type="string">
            <text:p>1356.11 !</text:p>
          </table:table-cell>
          <table:table-cell office:value-type="string" calcext:value-type="string">
            <text:p>849.79 !</text:p>
          </table:table-cell>
          <table:table-cell office:value-type="string" calcext:value-type="string">
            <text:p>2674615.98647 !</text:p>
          </table:table-cell>
          <table:table-cell office:value-type="string" calcext:value-type="string">
            <text:p>1824413.45483 !</text:p>
          </table:table-cell>
          <table:table-cell office:value-type="string" calcext:value-type="string">
            <text:p>79361.949056 !</text:p>
          </table:table-cell>
          <table:table-cell office:value-type="string" calcext:value-type="string">
            <text:p>21078.534607 !</text:p>
          </table:table-cell>
          <table:table-cell office:value-type="string" calcext:value-type="string">
            <text:p>1900579.63901 !</text:p>
          </table:table-cell>
          <table:table-cell office:value-type="string" calcext:value-type="string">
            <text:p>943349.08632 !</text:p>
          </table:table-cell>
          <table:table-cell office:value-type="string" calcext:value-type="string">
            <text:p>223907.94573 !</text:p>
          </table:table-cell>
          <table:table-cell office:value-type="string" calcext:value-type="string">
            <text:p>451989.82629 !</text:p>
          </table:table-cell>
          <table:table-cell office:value-type="string" calcext:value-type="string">
            <text:p>4661.65174 !</text:p>
          </table:table-cell>
          <table:table-cell office:value-type="string" calcext:value-type="string">
            <text:p>2247626.57735 !</text:p>
          </table:table-cell>
          <table:table-cell office:value-type="string" calcext:value-type="string">
            <text:p>8088.91829 !</text:p>
          </table:table-cell>
          <table:table-cell office:value-type="string" calcext:value-type="string">
            <text:p>23087.91281 !</text:p>
          </table:table-cell>
          <table:table-cell office:value-type="string" calcext:value-type="string">
            <text:p>2734.28609 !</text:p>
          </table:table-cell>
          <table:table-cell office:value-type="string" calcext:value-type="string">
            <text:p>7493.74819 !</text:p>
          </table:table-cell>
          <table:table-cell office:value-type="string" calcext:value-type="string">
            <text:p>73.32715 !</text:p>
          </table:table-cell>
          <table:table-cell office:value-type="string" calcext:value-type="string">
            <text:p>126.94252 !</text:p>
          </table:table-cell>
          <table:table-cell office:value-type="string" calcext:value-type="string">
            <text:p>1005.20558 !</text:p>
          </table:table-cell>
          <table:table-cell office:value-type="string" calcext:value-type="string">
            <text:p>1711043.55369 !</text:p>
          </table:table-cell>
          <table:table-cell office:value-type="string" calcext:value-type="string">
            <text:p>546791.12432 !</text:p>
          </table:table-cell>
          <table:table-cell office:value-type="string" calcext:value-type="string">
            <text:p>207280.75404 !</text:p>
          </table:table-cell>
          <table:table-cell office:value-type="string" calcext:value-type="string">
            <text:p>65853.50231 !</text:p>
          </table:table-cell>
          <table:table-cell office:value-type="string" calcext:value-type="string">
            <text:p>21.60 !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4M00S" calcext:value-type="time">
            <text:p>01:14:00</text:p>
          </table:table-cell>
          <table:table-cell office:value-type="string" calcext:value-type="string">
            <text:p>x20_Ca_x1.2</text:p>
          </table:table-cell>
          <table:table-cell office:value-type="float" office:value="2926.1" calcext:value-type="float">
            <text:p>2926.1</text:p>
          </table:table-cell>
          <table:table-cell office:value-type="float" office:value="1169.27" calcext:value-type="float">
            <text:p>1169.27</text:p>
          </table:table-cell>
          <table:table-cell office:value-type="float" office:value="215.04609" calcext:value-type="float">
            <text:p>215.04609</text:p>
          </table:table-cell>
          <table:table-cell office:value-type="float" office:value="533.04251" calcext:value-type="float">
            <text:p>533.04251</text:p>
          </table:table-cell>
          <table:table-cell office:value-type="float" office:value="12055.02454" calcext:value-type="float">
            <text:p>12055.02454</text:p>
          </table:table-cell>
          <table:table-cell office:value-type="float" office:value="1465.01852" calcext:value-type="float">
            <text:p>1465.01852</text:p>
          </table:table-cell>
          <table:table-cell office:value-type="float" office:value="844.54177" calcext:value-type="float">
            <text:p>844.54177</text:p>
          </table:table-cell>
          <table:table-cell office:value-type="float" office:value="132384.65033" calcext:value-type="float">
            <text:p>132384.65033</text:p>
          </table:table-cell>
          <table:table-cell office:value-type="float" office:value="49149.53215" calcext:value-type="float">
            <text:p>49149.53215</text:p>
          </table:table-cell>
          <table:table-cell office:value-type="float" office:value="4924311.70623" calcext:value-type="float">
            <text:p>4924311.70623</text:p>
          </table:table-cell>
          <table:table-cell office:value-type="float" office:value="63416.90469" calcext:value-type="float">
            <text:p>63416.90469</text:p>
          </table:table-cell>
          <table:table-cell office:value-type="float" office:value="1425.74" calcext:value-type="float">
            <text:p>1425.74</text:p>
          </table:table-cell>
          <table:table-cell office:value-type="float" office:value="845.44" calcext:value-type="float">
            <text:p>845.44</text:p>
          </table:table-cell>
          <table:table-cell office:value-type="float" office:value="2763321.49977" calcext:value-type="float">
            <text:p>2763321.49977</text:p>
          </table:table-cell>
          <table:table-cell office:value-type="float" office:value="1889248.60265" calcext:value-type="float">
            <text:p>1889248.60265</text:p>
          </table:table-cell>
          <table:table-cell office:value-type="float" office:value="81440.593599" calcext:value-type="float">
            <text:p>81440.593599</text:p>
          </table:table-cell>
          <table:table-cell office:value-type="float" office:value="20972.394925" calcext:value-type="float">
            <text:p>20972.394925</text:p>
          </table:table-cell>
          <table:table-cell office:value-type="float" office:value="1951963.02357" calcext:value-type="float">
            <text:p>1951963.02357</text:p>
          </table:table-cell>
          <table:table-cell office:value-type="float" office:value="971294.88563" calcext:value-type="float">
            <text:p>971294.88563</text:p>
          </table:table-cell>
          <table:table-cell office:value-type="float" office:value="229647.52684" calcext:value-type="float">
            <text:p>229647.52684</text:p>
          </table:table-cell>
          <table:table-cell office:value-type="float" office:value="464927.79344" calcext:value-type="float">
            <text:p>464927.79344</text:p>
          </table:table-cell>
          <table:table-cell office:value-type="float" office:value="5051.6185" calcext:value-type="float">
            <text:p>5051.6185</text:p>
          </table:table-cell>
          <table:table-cell office:value-type="float" office:value="2300809.53887" calcext:value-type="float">
            <text:p>2300809.53887</text:p>
          </table:table-cell>
          <table:table-cell office:value-type="float" office:value="8435.78156" calcext:value-type="float">
            <text:p>8435.78156</text:p>
          </table:table-cell>
          <table:table-cell office:value-type="float" office:value="24083.25315" calcext:value-type="float">
            <text:p>24083.25315</text:p>
          </table:table-cell>
          <table:table-cell office:value-type="float" office:value="2840.32285" calcext:value-type="float">
            <text:p>2840.32285</text:p>
          </table:table-cell>
          <table:table-cell office:value-type="float" office:value="7793.54128" calcext:value-type="float">
            <text:p>7793.54128</text:p>
          </table:table-cell>
          <table:table-cell office:value-type="float" office:value="69.06115" calcext:value-type="float">
            <text:p>69.06115</text:p>
          </table:table-cell>
          <table:table-cell office:value-type="float" office:value="125.39745" calcext:value-type="float">
            <text:p>125.39745</text:p>
          </table:table-cell>
          <table:table-cell office:value-type="float" office:value="1040.08544" calcext:value-type="float">
            <text:p>1040.08544</text:p>
          </table:table-cell>
          <table:table-cell office:value-type="float" office:value="1772876.84535" calcext:value-type="float">
            <text:p>1772876.84535</text:p>
          </table:table-cell>
          <table:table-cell office:value-type="float" office:value="566152.84374" calcext:value-type="float">
            <text:p>566152.84374</text:p>
          </table:table-cell>
          <table:table-cell office:value-type="float" office:value="214084.1704" calcext:value-type="float">
            <text:p>214084.1704</text:p>
          </table:table-cell>
          <table:table-cell office:value-type="float" office:value="67883.55618" calcext:value-type="float">
            <text:p>67883.55618</text:p>
          </table:table-cell>
          <table:table-cell office:value-type="float" office:value="22.21" calcext:value-type="float">
            <text:p>22.21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5M00S" calcext:value-type="time">
            <text:p>01:15:00</text:p>
          </table:table-cell>
          <table:table-cell office:value-type="string" calcext:value-type="string">
            <text:p>x20_Ca_x1.4</text:p>
          </table:table-cell>
          <table:table-cell office:value-type="float" office:value="4586.39" calcext:value-type="float">
            <text:p>4586.39</text:p>
          </table:table-cell>
          <table:table-cell office:value-type="float" office:value="1742.84" calcext:value-type="float">
            <text:p>1742.84</text:p>
          </table:table-cell>
          <table:table-cell office:value-type="float" office:value="312.8965" calcext:value-type="float">
            <text:p>312.8965</text:p>
          </table:table-cell>
          <table:table-cell office:value-type="float" office:value="812.01612" calcext:value-type="float">
            <text:p>812.01612</text:p>
          </table:table-cell>
          <table:table-cell office:value-type="float" office:value="18613.7556" calcext:value-type="float">
            <text:p>18613.7556</text:p>
          </table:table-cell>
          <table:table-cell office:value-type="float" office:value="2079.34736" calcext:value-type="float">
            <text:p>2079.34736</text:p>
          </table:table-cell>
          <table:table-cell office:value-type="float" office:value="1103.35092" calcext:value-type="float">
            <text:p>1103.35092</text:p>
          </table:table-cell>
          <table:table-cell office:value-type="float" office:value="173924.61332" calcext:value-type="float">
            <text:p>173924.61332</text:p>
          </table:table-cell>
          <table:table-cell office:value-type="float" office:value="61417.49321" calcext:value-type="float">
            <text:p>61417.49321</text:p>
          </table:table-cell>
          <table:table-cell office:value-type="float" office:value="6143237.01366" calcext:value-type="float">
            <text:p>6143237.01366</text:p>
          </table:table-cell>
          <table:table-cell office:value-type="float" office:value="79923.11907" calcext:value-type="float">
            <text:p>79923.11907</text:p>
          </table:table-cell>
          <table:table-cell office:value-type="float" office:value="1997.56" calcext:value-type="float">
            <text:p>1997.56</text:p>
          </table:table-cell>
          <table:table-cell office:value-type="float" office:value="1099.75" calcext:value-type="float">
            <text:p>1099.75</text:p>
          </table:table-cell>
          <table:table-cell office:value-type="float" office:value="4331322.01179" calcext:value-type="float">
            <text:p>4331322.01179</text:p>
          </table:table-cell>
          <table:table-cell office:value-type="float" office:value="3029421.12598" calcext:value-type="float">
            <text:p>3029421.12598</text:p>
          </table:table-cell>
          <table:table-cell office:value-type="float" office:value="117095.838446" calcext:value-type="float">
            <text:p>117095.838446</text:p>
          </table:table-cell>
          <table:table-cell office:value-type="float" office:value="20759.833642" calcext:value-type="float">
            <text:p>20759.833642</text:p>
          </table:table-cell>
          <table:table-cell office:value-type="float" office:value="2919265.2642" calcext:value-type="float">
            <text:p>2919265.2642</text:p>
          </table:table-cell>
          <table:table-cell office:value-type="float" office:value="1424872.31025" calcext:value-type="float">
            <text:p>1424872.31025</text:p>
          </table:table-cell>
          <table:table-cell office:value-type="float" office:value="335834.82306" calcext:value-type="float">
            <text:p>335834.82306</text:p>
          </table:table-cell>
          <table:table-cell office:value-type="float" office:value="727175.68911" calcext:value-type="float">
            <text:p>727175.68911</text:p>
          </table:table-cell>
          <table:table-cell office:value-type="float" office:value="8648.12085" calcext:value-type="float">
            <text:p>8648.12085</text:p>
          </table:table-cell>
          <table:table-cell office:value-type="float" office:value="3291957.30915" calcext:value-type="float">
            <text:p>3291957.30915</text:p>
          </table:table-cell>
          <table:table-cell office:value-type="float" office:value="13674.17522" calcext:value-type="float">
            <text:p>13674.17522</text:p>
          </table:table-cell>
          <table:table-cell office:value-type="float" office:value="38930.30935" calcext:value-type="float">
            <text:p>38930.30935</text:p>
          </table:table-cell>
          <table:table-cell office:value-type="float" office:value="4268.76063" calcext:value-type="float">
            <text:p>4268.76063</text:p>
          </table:table-cell>
          <table:table-cell office:value-type="float" office:value="11777.71705" calcext:value-type="float">
            <text:p>11777.71705</text:p>
          </table:table-cell>
          <table:table-cell office:value-type="float" office:value="95.35175" calcext:value-type="float">
            <text:p>95.35175</text:p>
          </table:table-cell>
          <table:table-cell office:value-type="float" office:value="190.59278" calcext:value-type="float">
            <text:p>190.59278</text:p>
          </table:table-cell>
          <table:table-cell office:value-type="float" office:value="1361.15857" calcext:value-type="float">
            <text:p>1361.15857</text:p>
          </table:table-cell>
          <table:table-cell office:value-type="float" office:value="2811637.32971" calcext:value-type="float">
            <text:p>2811637.32971</text:p>
          </table:table-cell>
          <table:table-cell office:value-type="float" office:value="894741.86288" calcext:value-type="float">
            <text:p>894741.86288</text:p>
          </table:table-cell>
          <table:table-cell office:value-type="float" office:value="321197.76829" calcext:value-type="float">
            <text:p>321197.76829</text:p>
          </table:table-cell>
          <table:table-cell office:value-type="float" office:value="101662.66552" calcext:value-type="float">
            <text:p>101662.66552</text:p>
          </table:table-cell>
          <table:table-cell office:value-type="float" office:value="7" calcext:value-type="float">
            <text:p>7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6M00S" calcext:value-type="time">
            <text:p>01:16:00</text:p>
          </table:table-cell>
          <table:table-cell office:value-type="string" calcext:value-type="string">
            <text:p>x20_Ca_x1.6</text:p>
          </table:table-cell>
          <table:table-cell office:value-type="float" office:value="5257.08" calcext:value-type="float">
            <text:p>5257.08</text:p>
          </table:table-cell>
          <table:table-cell office:value-type="float" office:value="1918.08" calcext:value-type="float">
            <text:p>1918.08</text:p>
          </table:table-cell>
          <table:table-cell office:value-type="float" office:value="365.74647" calcext:value-type="float">
            <text:p>365.74647</text:p>
          </table:table-cell>
          <table:table-cell office:value-type="float" office:value="931.38036" calcext:value-type="float">
            <text:p>931.38036</text:p>
          </table:table-cell>
          <table:table-cell office:value-type="float" office:value="21487.0563" calcext:value-type="float">
            <text:p>21487.0563</text:p>
          </table:table-cell>
          <table:table-cell office:value-type="float" office:value="2264.39092" calcext:value-type="float">
            <text:p>2264.39092</text:p>
          </table:table-cell>
          <table:table-cell office:value-type="float" office:value="1292.99614" calcext:value-type="float">
            <text:p>1292.99614</text:p>
          </table:table-cell>
          <table:table-cell office:value-type="float" office:value="199901.01969" calcext:value-type="float">
            <text:p>199901.01969</text:p>
          </table:table-cell>
          <table:table-cell office:value-type="float" office:value="67026.84922" calcext:value-type="float">
            <text:p>67026.84922</text:p>
          </table:table-cell>
          <table:table-cell office:value-type="float" office:value="6729546.54865" calcext:value-type="float">
            <text:p>6729546.54865</text:p>
          </table:table-cell>
          <table:table-cell office:value-type="float" office:value="87095.94558" calcext:value-type="float">
            <text:p>87095.94558</text:p>
          </table:table-cell>
          <table:table-cell office:value-type="float" office:value="2261.03" calcext:value-type="float">
            <text:p>2261.03</text:p>
          </table:table-cell>
          <table:table-cell office:value-type="float" office:value="1142.58" calcext:value-type="float">
            <text:p>1142.58</text:p>
          </table:table-cell>
          <table:table-cell office:value-type="float" office:value="4957235.87501" calcext:value-type="float">
            <text:p>4957235.87501</text:p>
          </table:table-cell>
          <table:table-cell office:value-type="float" office:value="3491290.92933" calcext:value-type="float">
            <text:p>3491290.92933</text:p>
          </table:table-cell>
          <table:table-cell office:value-type="float" office:value="131103.84621" calcext:value-type="float">
            <text:p>131103.84621</text:p>
          </table:table-cell>
          <table:table-cell office:value-type="float" office:value="20643.282295" calcext:value-type="float">
            <text:p>20643.282295</text:p>
          </table:table-cell>
          <table:table-cell office:value-type="float" office:value="3285339.87026" calcext:value-type="float">
            <text:p>3285339.87026</text:p>
          </table:table-cell>
          <table:table-cell office:value-type="float" office:value="1557899.24435" calcext:value-type="float">
            <text:p>1557899.24435</text:p>
          </table:table-cell>
          <table:table-cell office:value-type="float" office:value="367427.88944" calcext:value-type="float">
            <text:p>367427.88944</text:p>
          </table:table-cell>
          <table:table-cell office:value-type="float" office:value="830158.45563" calcext:value-type="float">
            <text:p>830158.45563</text:p>
          </table:table-cell>
          <table:table-cell office:value-type="float" office:value="9981.48997" calcext:value-type="float">
            <text:p>9981.48997</text:p>
          </table:table-cell>
          <table:table-cell office:value-type="float" office:value="3592030.37647" calcext:value-type="float">
            <text:p>3592030.37647</text:p>
          </table:table-cell>
          <table:table-cell office:value-type="float" office:value="15934.75893" calcext:value-type="float">
            <text:p>15934.75893</text:p>
          </table:table-cell>
          <table:table-cell office:value-type="float" office:value="45422.51265" calcext:value-type="float">
            <text:p>45422.51265</text:p>
          </table:table-cell>
          <table:table-cell office:value-type="float" office:value="4727.35712" calcext:value-type="float">
            <text:p>4727.35712</text:p>
          </table:table-cell>
          <table:table-cell office:value-type="float" office:value="13047.01113" calcext:value-type="float">
            <text:p>13047.01113</text:p>
          </table:table-cell>
          <table:table-cell office:value-type="float" office:value="106.63982" calcext:value-type="float">
            <text:p>106.63982</text:p>
          </table:table-cell>
          <table:table-cell office:value-type="float" office:value="221.23532" calcext:value-type="float">
            <text:p>221.23532</text:p>
          </table:table-cell>
          <table:table-cell office:value-type="float" office:value="1498.40518" calcext:value-type="float">
            <text:p>1498.40518</text:p>
          </table:table-cell>
          <table:table-cell office:value-type="float" office:value="3243735.69862" calcext:value-type="float">
            <text:p>3243735.69862</text:p>
          </table:table-cell>
          <table:table-cell office:value-type="float" office:value="1034034.10514" calcext:value-type="float">
            <text:p>1034034.10514</text:p>
          </table:table-cell>
          <table:table-cell office:value-type="float" office:value="354706.94071" calcext:value-type="float">
            <text:p>354706.94071</text:p>
          </table:table-cell>
          <table:table-cell office:value-type="float" office:value="112235.22237" calcext:value-type="float">
            <text:p>112235.22237</text:p>
          </table:table-cell>
          <table:table-cell office:value-type="float" office:value="10.11" calcext:value-type="float">
            <text:p>10.11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7M00S" calcext:value-type="time">
            <text:p>01:17:00</text:p>
          </table:table-cell>
          <table:table-cell office:value-type="string" calcext:value-type="string">
            <text:p>x20_Ca_x1.8</text:p>
          </table:table-cell>
          <table:table-cell office:value-type="float" office:value="5072.62" calcext:value-type="float">
            <text:p>5072.62</text:p>
          </table:table-cell>
          <table:table-cell office:value-type="float" office:value="1965.95" calcext:value-type="float">
            <text:p>1965.95</text:p>
          </table:table-cell>
          <table:table-cell office:value-type="float" office:value="357.39659" calcext:value-type="float">
            <text:p>357.39659</text:p>
          </table:table-cell>
          <table:table-cell office:value-type="float" office:value="893.10795" calcext:value-type="float">
            <text:p>893.10795</text:p>
          </table:table-cell>
          <table:table-cell office:value-type="float" office:value="20571.88689" calcext:value-type="float">
            <text:p>20571.88689</text:p>
          </table:table-cell>
          <table:table-cell office:value-type="float" office:value="2338.26709" calcext:value-type="float">
            <text:p>2338.26709</text:p>
          </table:table-cell>
          <table:table-cell office:value-type="float" office:value="1302.78271" calcext:value-type="float">
            <text:p>1302.78271</text:p>
          </table:table-cell>
          <table:table-cell office:value-type="float" office:value="191418.56143" calcext:value-type="float">
            <text:p>191418.56143</text:p>
          </table:table-cell>
          <table:table-cell office:value-type="float" office:value="68720.32316" calcext:value-type="float">
            <text:p>68720.32316</text:p>
          </table:table-cell>
          <table:table-cell office:value-type="float" office:value="6893742.77661" calcext:value-type="float">
            <text:p>6893742.77661</text:p>
          </table:table-cell>
          <table:table-cell office:value-type="float" office:value="89337.83321" calcext:value-type="float">
            <text:p>89337.83321</text:p>
          </table:table-cell>
          <table:table-cell office:value-type="float" office:value="2188.69" calcext:value-type="float">
            <text:p>2188.69</text:p>
          </table:table-cell>
          <table:table-cell office:value-type="float" office:value="1188.07" calcext:value-type="float">
            <text:p>1188.07</text:p>
          </table:table-cell>
          <table:table-cell office:value-type="float" office:value="4827868.20309" calcext:value-type="float">
            <text:p>4827868.20309</text:p>
          </table:table-cell>
          <table:table-cell office:value-type="float" office:value="3389150.37324" calcext:value-type="float">
            <text:p>3389150.37324</text:p>
          </table:table-cell>
          <table:table-cell office:value-type="float" office:value="127056.954638" calcext:value-type="float">
            <text:p>127056.954638</text:p>
          </table:table-cell>
          <table:table-cell office:value-type="float" office:value="20567.692735" calcext:value-type="float">
            <text:p>20567.692735</text:p>
          </table:table-cell>
          <table:table-cell office:value-type="float" office:value="3166737.15167" calcext:value-type="float">
            <text:p>3166737.15167</text:p>
          </table:table-cell>
          <table:table-cell office:value-type="float" office:value="1598493.09457" calcext:value-type="float">
            <text:p>1598493.09457</text:p>
          </table:table-cell>
          <table:table-cell office:value-type="float" office:value="376401.46226" calcext:value-type="float">
            <text:p>376401.46226</text:p>
          </table:table-cell>
          <table:table-cell office:value-type="float" office:value="801967.16607" calcext:value-type="float">
            <text:p>801967.16607</text:p>
          </table:table-cell>
          <table:table-cell office:value-type="float" office:value="10251.25619" calcext:value-type="float">
            <text:p>10251.25619</text:p>
          </table:table-cell>
          <table:table-cell office:value-type="float" office:value="3650244.46431" calcext:value-type="float">
            <text:p>3650244.46431</text:p>
          </table:table-cell>
          <table:table-cell office:value-type="float" office:value="15227.30794" calcext:value-type="float">
            <text:p>15227.30794</text:p>
          </table:table-cell>
          <table:table-cell office:value-type="float" office:value="43438.57976" calcext:value-type="float">
            <text:p>43438.57976</text:p>
          </table:table-cell>
          <table:table-cell office:value-type="float" office:value="4887.4841" calcext:value-type="float">
            <text:p>4887.4841</text:p>
          </table:table-cell>
          <table:table-cell office:value-type="float" office:value="13462.51293" calcext:value-type="float">
            <text:p>13462.51293</text:p>
          </table:table-cell>
          <table:table-cell office:value-type="float" office:value="107.87832" calcext:value-type="float">
            <text:p>107.87832</text:p>
          </table:table-cell>
          <table:table-cell office:value-type="float" office:value="212.87619" calcext:value-type="float">
            <text:p>212.87619</text:p>
          </table:table-cell>
          <table:table-cell office:value-type="float" office:value="1455.43523" calcext:value-type="float">
            <text:p>1455.43523</text:p>
          </table:table-cell>
          <table:table-cell office:value-type="float" office:value="3117371.84112" calcext:value-type="float">
            <text:p>3117371.84112</text:p>
          </table:table-cell>
          <table:table-cell office:value-type="float" office:value="990079.24044" calcext:value-type="float">
            <text:p>990079.24044</text:p>
          </table:table-cell>
          <table:table-cell office:value-type="float" office:value="363786.06979" calcext:value-type="float">
            <text:p>363786.06979</text:p>
          </table:table-cell>
          <table:table-cell office:value-type="float" office:value="115163.72226" calcext:value-type="float">
            <text:p>115163.72226</text:p>
          </table:table-cell>
          <table:table-cell office:value-type="float" office:value="7.53" calcext:value-type="float">
            <text:p>7.53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8M00S" calcext:value-type="time">
            <text:p>01:18:00</text:p>
          </table:table-cell>
          <table:table-cell office:value-type="string" calcext:value-type="string">
            <text:p>x25_Ca_x2</text:p>
          </table:table-cell>
          <table:table-cell office:value-type="float" office:value="4749.8" calcext:value-type="float">
            <text:p>4749.8</text:p>
          </table:table-cell>
          <table:table-cell office:value-type="float" office:value="1686.98" calcext:value-type="float">
            <text:p>1686.98</text:p>
          </table:table-cell>
          <table:table-cell office:value-type="float" office:value="344.51609" calcext:value-type="float">
            <text:p>344.51609</text:p>
          </table:table-cell>
          <table:table-cell office:value-type="float" office:value="862.67675" calcext:value-type="float">
            <text:p>862.67675</text:p>
          </table:table-cell>
          <table:table-cell office:value-type="float" office:value="19653.91866" calcext:value-type="float">
            <text:p>19653.91866</text:p>
          </table:table-cell>
          <table:table-cell office:value-type="float" office:value="2103.7552" calcext:value-type="float">
            <text:p>2103.7552</text:p>
          </table:table-cell>
          <table:table-cell office:value-type="float" office:value="1183.32546" calcext:value-type="float">
            <text:p>1183.32546</text:p>
          </table:table-cell>
          <table:table-cell office:value-type="float" office:value="182858.26476" calcext:value-type="float">
            <text:p>182858.26476</text:p>
          </table:table-cell>
          <table:table-cell office:value-type="float" office:value="61681.9928" calcext:value-type="float">
            <text:p>61681.9928</text:p>
          </table:table-cell>
          <table:table-cell office:value-type="float" office:value="6197756.5721" calcext:value-type="float">
            <text:p>6197756.5721</text:p>
          </table:table-cell>
          <table:table-cell office:value-type="float" office:value="80204.60689" calcext:value-type="float">
            <text:p>80204.60689</text:p>
          </table:table-cell>
          <table:table-cell office:value-type="float" office:value="2113.5" calcext:value-type="float">
            <text:p>2113.5</text:p>
          </table:table-cell>
          <table:table-cell office:value-type="float" office:value="1035.22" calcext:value-type="float">
            <text:p>1035.22</text:p>
          </table:table-cell>
          <table:table-cell office:value-type="float" office:value="4378331.25399" calcext:value-type="float">
            <text:p>4378331.25399</text:p>
          </table:table-cell>
          <table:table-cell office:value-type="float" office:value="3044631.3531" calcext:value-type="float">
            <text:p>3044631.3531</text:p>
          </table:table-cell>
          <table:table-cell office:value-type="float" office:value="120246.155855" calcext:value-type="float">
            <text:p>120246.155855</text:p>
          </table:table-cell>
          <table:table-cell office:value-type="float" office:value="20750.689397" calcext:value-type="float">
            <text:p>20750.689397</text:p>
          </table:table-cell>
          <table:table-cell office:value-type="float" office:value="3022870.56281" calcext:value-type="float">
            <text:p>3022870.56281</text:p>
          </table:table-cell>
          <table:table-cell office:value-type="float" office:value="1370429.0865" calcext:value-type="float">
            <text:p>1370429.0865</text:p>
          </table:table-cell>
          <table:table-cell office:value-type="float" office:value="324326.97013" calcext:value-type="float">
            <text:p>324326.97013</text:p>
          </table:table-cell>
          <table:table-cell office:value-type="float" office:value="742334.95672" calcext:value-type="float">
            <text:p>742334.95672</text:p>
          </table:table-cell>
          <table:table-cell office:value-type="float" office:value="8208.66633" calcext:value-type="float">
            <text:p>8208.66633</text:p>
          </table:table-cell>
          <table:table-cell office:value-type="float" office:value="3166461.70531" calcext:value-type="float">
            <text:p>3166461.70531</text:p>
          </table:table-cell>
          <table:table-cell office:value-type="float" office:value="14487.80236" calcext:value-type="float">
            <text:p>14487.80236</text:p>
          </table:table-cell>
          <table:table-cell office:value-type="float" office:value="41253.0892" calcext:value-type="float">
            <text:p>41253.0892</text:p>
          </table:table-cell>
          <table:table-cell office:value-type="float" office:value="4133.16935" calcext:value-type="float">
            <text:p>4133.16935</text:p>
          </table:table-cell>
          <table:table-cell office:value-type="float" office:value="11386.06961" calcext:value-type="float">
            <text:p>11386.06961</text:p>
          </table:table-cell>
          <table:table-cell office:value-type="float" office:value="98.09178" calcext:value-type="float">
            <text:p>98.09178</text:p>
          </table:table-cell>
          <table:table-cell office:value-type="float" office:value="201.70366" calcext:value-type="float">
            <text:p>201.70366</text:p>
          </table:table-cell>
          <table:table-cell office:value-type="float" office:value="1397.49361" calcext:value-type="float">
            <text:p>1397.49361</text:p>
          </table:table-cell>
          <table:table-cell office:value-type="float" office:value="2927290.43804" calcext:value-type="float">
            <text:p>2927290.43804</text:p>
          </table:table-cell>
          <table:table-cell office:value-type="float" office:value="931840.74683" calcext:value-type="float">
            <text:p>931840.74683</text:p>
          </table:table-cell>
          <table:table-cell office:value-type="float" office:value="309174.47733" calcext:value-type="float">
            <text:p>309174.47733</text:p>
          </table:table-cell>
          <table:table-cell office:value-type="float" office:value="97886.67196" calcext:value-type="float">
            <text:p>97886.67196</text:p>
          </table:table-cell>
          <table:table-cell office:value-type="float" office:value="33.54" calcext:value-type="float">
            <text:p>33.54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9M00S" calcext:value-type="time">
            <text:p>01:19:00</text:p>
          </table:table-cell>
          <table:table-cell office:value-type="string" calcext:value-type="string">
            <text:p>x20_Ca_x2</text:p>
          </table:table-cell>
          <table:table-cell office:value-type="float" office:value="4905.19" calcext:value-type="float">
            <text:p>4905.19</text:p>
          </table:table-cell>
          <table:table-cell office:value-type="float" office:value="1847.41" calcext:value-type="float">
            <text:p>1847.41</text:p>
          </table:table-cell>
          <table:table-cell office:value-type="float" office:value="352.04613" calcext:value-type="float">
            <text:p>352.04613</text:p>
          </table:table-cell>
          <table:table-cell office:value-type="float" office:value="878.36844" calcext:value-type="float">
            <text:p>878.36844</text:p>
          </table:table-cell>
          <table:table-cell office:value-type="float" office:value="20177.909" calcext:value-type="float">
            <text:p>20177.909</text:p>
          </table:table-cell>
          <table:table-cell office:value-type="float" office:value="2233.45111" calcext:value-type="float">
            <text:p>2233.45111</text:p>
          </table:table-cell>
          <table:table-cell office:value-type="float" office:value="1236.20666" calcext:value-type="float">
            <text:p>1236.20666</text:p>
          </table:table-cell>
          <table:table-cell office:value-type="float" office:value="185071.99292" calcext:value-type="float">
            <text:p>185071.99292</text:p>
          </table:table-cell>
          <table:table-cell office:value-type="float" office:value="64595.0436" calcext:value-type="float">
            <text:p>64595.0436</text:p>
          </table:table-cell>
          <table:table-cell office:value-type="float" office:value="6492393.72677" calcext:value-type="float">
            <text:p>6492393.72677</text:p>
          </table:table-cell>
          <table:table-cell office:value-type="float" office:value="83917.84791" calcext:value-type="float">
            <text:p>83917.84791</text:p>
          </table:table-cell>
          <table:table-cell office:value-type="float" office:value="2107.59" calcext:value-type="float">
            <text:p>2107.59</text:p>
          </table:table-cell>
          <table:table-cell office:value-type="float" office:value="1191.79" calcext:value-type="float">
            <text:p>1191.79</text:p>
          </table:table-cell>
          <table:table-cell office:value-type="float" office:value="4616725.76495" calcext:value-type="float">
            <text:p>4616725.76495</text:p>
          </table:table-cell>
          <table:table-cell office:value-type="float" office:value="3231638.54863" calcext:value-type="float">
            <text:p>3231638.54863</text:p>
          </table:table-cell>
          <table:table-cell office:value-type="float" office:value="123172.537275" calcext:value-type="float">
            <text:p>123172.537275</text:p>
          </table:table-cell>
          <table:table-cell office:value-type="float" office:value="20570.815854" calcext:value-type="float">
            <text:p>20570.815854</text:p>
          </table:table-cell>
          <table:table-cell office:value-type="float" office:value="3077810.73088" calcext:value-type="float">
            <text:p>3077810.73088</text:p>
          </table:table-cell>
          <table:table-cell office:value-type="float" office:value="1507832.02884" calcext:value-type="float">
            <text:p>1507832.02884</text:p>
          </table:table-cell>
          <table:table-cell office:value-type="float" office:value="353977.64261" calcext:value-type="float">
            <text:p>353977.64261</text:p>
          </table:table-cell>
          <table:table-cell office:value-type="float" office:value="769216.58597" calcext:value-type="float">
            <text:p>769216.58597</text:p>
          </table:table-cell>
          <table:table-cell office:value-type="float" office:value="9419.9329" calcext:value-type="float">
            <text:p>9419.9329</text:p>
          </table:table-cell>
          <table:table-cell office:value-type="float" office:value="3440317.99726" calcext:value-type="float">
            <text:p>3440317.99726</text:p>
          </table:table-cell>
          <table:table-cell office:value-type="float" office:value="14759.92178" calcext:value-type="float">
            <text:p>14759.92178</text:p>
          </table:table-cell>
          <table:table-cell office:value-type="float" office:value="42006.48196" calcext:value-type="float">
            <text:p>42006.48196</text:p>
          </table:table-cell>
          <table:table-cell office:value-type="float" office:value="4569.4605" calcext:value-type="float">
            <text:p>4569.4605</text:p>
          </table:table-cell>
          <table:table-cell office:value-type="float" office:value="12564.2762" calcext:value-type="float">
            <text:p>12564.2762</text:p>
          </table:table-cell>
          <table:table-cell office:value-type="float" office:value="97.4127" calcext:value-type="float">
            <text:p>97.4127</text:p>
          </table:table-cell>
          <table:table-cell office:value-type="float" office:value="206.49992" calcext:value-type="float">
            <text:p>206.49992</text:p>
          </table:table-cell>
          <table:table-cell office:value-type="float" office:value="1430.44208" calcext:value-type="float">
            <text:p>1430.44208</text:p>
          </table:table-cell>
          <table:table-cell office:value-type="float" office:value="2997095.45979" calcext:value-type="float">
            <text:p>2997095.45979</text:p>
          </table:table-cell>
          <table:table-cell office:value-type="float" office:value="954898.9216" calcext:value-type="float">
            <text:p>954898.9216</text:p>
          </table:table-cell>
          <table:table-cell office:value-type="float" office:value="340479.46862" calcext:value-type="float">
            <text:p>340479.46862</text:p>
          </table:table-cell>
          <table:table-cell office:value-type="float" office:value="107735.45778" calcext:value-type="float">
            <text:p>107735.45778</text:p>
          </table:table-cell>
          <table:table-cell office:value-type="float" office:value="13.94" calcext:value-type="float">
            <text:p>13.94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20M00S" calcext:value-type="time">
            <text:p>01:20:00</text:p>
          </table:table-cell>
          <table:table-cell office:value-type="string" calcext:value-type="string">
            <text:p>x15_Ca_x2</text:p>
          </table:table-cell>
          <table:table-cell office:value-type="float" office:value="6740.46" calcext:value-type="float">
            <text:p>6740.46</text:p>
          </table:table-cell>
          <table:table-cell office:value-type="float" office:value="2607.47" calcext:value-type="float">
            <text:p>2607.47</text:p>
          </table:table-cell>
          <table:table-cell office:value-type="float" office:value="466.13338" calcext:value-type="float">
            <text:p>466.13338</text:p>
          </table:table-cell>
          <table:table-cell office:value-type="float" office:value="1195.28956" calcext:value-type="float">
            <text:p>1195.28956</text:p>
          </table:table-cell>
          <table:table-cell office:value-type="float" office:value="27550.17506" calcext:value-type="float">
            <text:p>27550.17506</text:p>
          </table:table-cell>
          <table:table-cell office:value-type="float" office:value="3112.37179" calcext:value-type="float">
            <text:p>3112.37179</text:p>
          </table:table-cell>
          <table:table-cell office:value-type="float" office:value="1670.5968" calcext:value-type="float">
            <text:p>1670.5968</text:p>
          </table:table-cell>
          <table:table-cell office:value-type="float" office:value="255026.79116" calcext:value-type="float">
            <text:p>255026.79116</text:p>
          </table:table-cell>
          <table:table-cell office:value-type="float" office:value="91663.72091" calcext:value-type="float">
            <text:p>91663.72091</text:p>
          </table:table-cell>
          <table:table-cell office:value-type="float" office:value="9101208.58664" calcext:value-type="float">
            <text:p>9101208.58664</text:p>
          </table:table-cell>
          <table:table-cell office:value-type="float" office:value="118880.11128" calcext:value-type="float">
            <text:p>118880.11128</text:p>
          </table:table-cell>
          <table:table-cell office:value-type="float" office:value="2840.58" calcext:value-type="float">
            <text:p>2840.58</text:p>
          </table:table-cell>
          <table:table-cell office:value-type="float" office:value="1494.31" calcext:value-type="float">
            <text:p>1494.31</text:p>
          </table:table-cell>
          <table:table-cell office:value-type="float" office:value="6389386.94594" calcext:value-type="float">
            <text:p>6389386.94594</text:p>
          </table:table-cell>
          <table:table-cell office:value-type="float" office:value="4576798.13148" calcext:value-type="float">
            <text:p>4576798.13148</text:p>
          </table:table-cell>
          <table:table-cell office:value-type="float" office:value="159280.020663" calcext:value-type="float">
            <text:p>159280.020663</text:p>
          </table:table-cell>
          <table:table-cell office:value-type="float" office:value="20113.514739" calcext:value-type="float">
            <text:p>20113.514739</text:p>
          </table:table-cell>
          <table:table-cell office:value-type="float" office:value="3964999.64628" calcext:value-type="float">
            <text:p>3964999.64628</text:p>
          </table:table-cell>
          <table:table-cell office:value-type="float" office:value="2078406.96001" calcext:value-type="float">
            <text:p>2078406.96001</text:p>
          </table:table-cell>
          <table:table-cell office:value-type="float" office:value="484728.57578" calcext:value-type="float">
            <text:p>484728.57578</text:p>
          </table:table-cell>
          <table:table-cell office:value-type="float" office:value="1037390.88524" calcext:value-type="float">
            <text:p>1037390.88524</text:p>
          </table:table-cell>
          <table:table-cell office:value-type="float" office:value="14862.40947" calcext:value-type="float">
            <text:p>14862.40947</text:p>
          </table:table-cell>
          <table:table-cell office:value-type="float" office:value="4597988.25954" calcext:value-type="float">
            <text:p>4597988.25954</text:p>
          </table:table-cell>
          <table:table-cell office:value-type="float" office:value="20791.81461" calcext:value-type="float">
            <text:p>20791.81461</text:p>
          </table:table-cell>
          <table:table-cell office:value-type="float" office:value="59474.34945" calcext:value-type="float">
            <text:p>59474.34945</text:p>
          </table:table-cell>
          <table:table-cell office:value-type="float" office:value="6600.51498" calcext:value-type="float">
            <text:p>6600.51498</text:p>
          </table:table-cell>
          <table:table-cell office:value-type="float" office:value="18219.88459" calcext:value-type="float">
            <text:p>18219.88459</text:p>
          </table:table-cell>
          <table:table-cell office:value-type="float" office:value="129.03689" calcext:value-type="float">
            <text:p>129.03689</text:p>
          </table:table-cell>
          <table:table-cell office:value-type="float" office:value="276.6485" calcext:value-type="float">
            <text:p>276.6485</text:p>
          </table:table-cell>
          <table:table-cell office:value-type="float" office:value="1786.09941" calcext:value-type="float">
            <text:p>1786.09941</text:p>
          </table:table-cell>
          <table:table-cell office:value-type="float" office:value="4150254.16745" calcext:value-type="float">
            <text:p>4150254.16745</text:p>
          </table:table-cell>
          <table:table-cell office:value-type="float" office:value="1321590.2574" calcext:value-type="float">
            <text:p>1321590.2574</text:p>
          </table:table-cell>
          <table:table-cell office:value-type="float" office:value="481683.44317" calcext:value-type="float">
            <text:p>481683.44317</text:p>
          </table:table-cell>
          <table:table-cell office:value-type="float" office:value="153395.61859" calcext:value-type="float">
            <text:p>153395.61859</text:p>
          </table:table-cell>
          <table:table-cell office:value-type="float" office:value="11.67" calcext:value-type="float">
            <text:p>11.67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1M00S" calcext:value-type="time">
            <text:p>02:01:00</text:p>
          </table:table-cell>
          <table:table-cell office:value-type="string" calcext:value-type="string">
            <text:p>x20_Ca-1-1</text:p>
          </table:table-cell>
          <table:table-cell office:value-type="float" office:value="2291.09" calcext:value-type="float">
            <text:p>2291.09</text:p>
          </table:table-cell>
          <table:table-cell office:value-type="float" office:value="952.53" calcext:value-type="float">
            <text:p>952.53</text:p>
          </table:table-cell>
          <table:table-cell office:value-type="float" office:value="45.57648" calcext:value-type="float">
            <text:p>45.57648</text:p>
          </table:table-cell>
          <table:table-cell office:value-type="float" office:value="68.23504" calcext:value-type="float">
            <text:p>68.23504</text:p>
          </table:table-cell>
          <table:table-cell office:value-type="float" office:value="1160.77554" calcext:value-type="float">
            <text:p>1160.77554</text:p>
          </table:table-cell>
          <table:table-cell office:value-type="float" office:value="259.87409" calcext:value-type="float">
            <text:p>259.87409</text:p>
          </table:table-cell>
          <table:table-cell office:value-type="float" office:value="244.26406" calcext:value-type="float">
            <text:p>244.26406</text:p>
          </table:table-cell>
          <table:table-cell office:value-type="float" office:value="89736.8564" calcext:value-type="float">
            <text:p>89736.8564</text:p>
          </table:table-cell>
          <table:table-cell office:value-type="float" office:value="34891.23652" calcext:value-type="float">
            <text:p>34891.23652</text:p>
          </table:table-cell>
          <table:table-cell office:value-type="float" office:value="3559227.72474" calcext:value-type="float">
            <text:p>3559227.72474</text:p>
          </table:table-cell>
          <table:table-cell office:value-type="float" office:value="45027.2928" calcext:value-type="float">
            <text:p>45027.2928</text:p>
          </table:table-cell>
          <table:table-cell office:value-type="float" office:value="1482.83" calcext:value-type="float">
            <text:p>1482.83</text:p>
          </table:table-cell>
          <table:table-cell office:value-type="float" office:value="886.73" calcext:value-type="float">
            <text:p>886.73</text:p>
          </table:table-cell>
          <table:table-cell office:value-type="float" office:value="2294150.42709" calcext:value-type="float">
            <text:p>2294150.42709</text:p>
          </table:table-cell>
          <table:table-cell office:value-type="float" office:value="1565461.26635" calcext:value-type="float">
            <text:p>1565461.26635</text:p>
          </table:table-cell>
          <table:table-cell office:value-type="float" office:value="70452.472814" calcext:value-type="float">
            <text:p>70452.472814</text:p>
          </table:table-cell>
          <table:table-cell office:value-type="float" office:value="21017.495806" calcext:value-type="float">
            <text:p>21017.495806</text:p>
          </table:table-cell>
          <table:table-cell office:value-type="float" office:value="1640091.34965" calcext:value-type="float">
            <text:p>1640091.34965</text:p>
          </table:table-cell>
          <table:table-cell office:value-type="float" office:value="841124.19498" calcext:value-type="float">
            <text:p>841124.19498</text:p>
          </table:table-cell>
          <table:table-cell office:value-type="float" office:value="199035.29332" calcext:value-type="float">
            <text:p>199035.29332</text:p>
          </table:table-cell>
          <table:table-cell office:value-type="float" office:value="460201.8006" calcext:value-type="float">
            <text:p>460201.8006</text:p>
          </table:table-cell>
          <table:table-cell office:value-type="float" office:value="5270.97325" calcext:value-type="float">
            <text:p>5270.97325</text:p>
          </table:table-cell>
          <table:table-cell office:value-type="float" office:value="2364293.16276" calcext:value-type="float">
            <text:p>2364293.16276</text:p>
          </table:table-cell>
          <table:table-cell office:value-type="float" office:value="7006.47014" calcext:value-type="float">
            <text:p>7006.47014</text:p>
          </table:table-cell>
          <table:table-cell office:value-type="float" office:value="19933.37753" calcext:value-type="float">
            <text:p>19933.37753</text:p>
          </table:table-cell>
          <table:table-cell office:value-type="float" office:value="2477.28402" calcext:value-type="float">
            <text:p>2477.28402</text:p>
          </table:table-cell>
          <table:table-cell office:value-type="float" office:value="6794.83317" calcext:value-type="float">
            <text:p>6794.83317</text:p>
          </table:table-cell>
          <table:table-cell office:value-type="float" office:value="29.13135" calcext:value-type="float">
            <text:p>29.13135</text:p>
          </table:table-cell>
          <table:table-cell office:value-type="float" office:value="22.82511" calcext:value-type="float">
            <text:p>22.82511</text:p>
          </table:table-cell>
          <table:table-cell office:value-type="float" office:value="482.37797" calcext:value-type="float">
            <text:p>482.37797</text:p>
          </table:table-cell>
          <table:table-cell office:value-type="float" office:value="1435368.48" calcext:value-type="float">
            <text:p>1435368.48</text:p>
          </table:table-cell>
          <table:table-cell office:value-type="float" office:value="463347.96187" calcext:value-type="float">
            <text:p>463347.96187</text:p>
          </table:table-cell>
          <table:table-cell office:value-type="float" office:value="181934.08737" calcext:value-type="float">
            <text:p>181934.08737</text:p>
          </table:table-cell>
          <table:table-cell office:value-type="float" office:value="57732.73273" calcext:value-type="float">
            <text:p>57732.73273</text:p>
          </table:table-cell>
          <table:table-cell office:value-type="float" office:value="7.02" calcext:value-type="float">
            <text:p>7.02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2M00S" calcext:value-type="time">
            <text:p>02:02:00</text:p>
          </table:table-cell>
          <table:table-cell office:value-type="string" calcext:value-type="string">
            <text:p>x20_Ca-1-2</text:p>
          </table:table-cell>
          <table:table-cell office:value-type="float" office:value="2177.85" calcext:value-type="float">
            <text:p>2177.85</text:p>
          </table:table-cell>
          <table:table-cell office:value-type="float" office:value="899.1" calcext:value-type="float">
            <text:p>899.1</text:p>
          </table:table-cell>
          <table:table-cell office:value-type="float" office:value="48.95316" calcext:value-type="float">
            <text:p>48.95316</text:p>
          </table:table-cell>
          <table:table-cell office:value-type="float" office:value="75.37668" calcext:value-type="float">
            <text:p>75.37668</text:p>
          </table:table-cell>
          <table:table-cell office:value-type="float" office:value="1306.84448" calcext:value-type="float">
            <text:p>1306.84448</text:p>
          </table:table-cell>
          <table:table-cell office:value-type="float" office:value="341.19456" calcext:value-type="float">
            <text:p>341.19456</text:p>
          </table:table-cell>
          <table:table-cell office:value-type="float" office:value="261.95661" calcext:value-type="float">
            <text:p>261.95661</text:p>
          </table:table-cell>
          <table:table-cell office:value-type="float" office:value="107321.00557" calcext:value-type="float">
            <text:p>107321.00557</text:p>
          </table:table-cell>
          <table:table-cell office:value-type="float" office:value="40902.56665" calcext:value-type="float">
            <text:p>40902.56665</text:p>
          </table:table-cell>
          <table:table-cell office:value-type="float" office:value="4164437.68635" calcext:value-type="float">
            <text:p>4164437.68635</text:p>
          </table:table-cell>
          <table:table-cell office:value-type="float" office:value="52717.98264" calcext:value-type="float">
            <text:p>52717.98264</text:p>
          </table:table-cell>
          <table:table-cell office:value-type="float" office:value="1314.01" calcext:value-type="float">
            <text:p>1314.01</text:p>
          </table:table-cell>
          <table:table-cell office:value-type="float" office:value="874.15" calcext:value-type="float">
            <text:p>874.15</text:p>
          </table:table-cell>
          <table:table-cell office:value-type="float" office:value="2201226.81841" calcext:value-type="float">
            <text:p>2201226.81841</text:p>
          </table:table-cell>
          <table:table-cell office:value-type="float" office:value="1501826.3198" calcext:value-type="float">
            <text:p>1501826.3198</text:p>
          </table:table-cell>
          <table:table-cell office:value-type="float" office:value="67803.096623" calcext:value-type="float">
            <text:p>67803.096623</text:p>
          </table:table-cell>
          <table:table-cell office:value-type="float" office:value="21012.158938" calcext:value-type="float">
            <text:p>21012.158938</text:p>
          </table:table-cell>
          <table:table-cell office:value-type="float" office:value="1570930.52541" calcext:value-type="float">
            <text:p>1570930.52541</text:p>
          </table:table-cell>
          <table:table-cell office:value-type="float" office:value="788828.57901" calcext:value-type="float">
            <text:p>788828.57901</text:p>
          </table:table-cell>
          <table:table-cell office:value-type="float" office:value="186425.32212" calcext:value-type="float">
            <text:p>186425.32212</text:p>
          </table:table-cell>
          <table:table-cell office:value-type="float" office:value="458994.76785" calcext:value-type="float">
            <text:p>458994.76785</text:p>
          </table:table-cell>
          <table:table-cell office:value-type="float" office:value="5041.63919" calcext:value-type="float">
            <text:p>5041.63919</text:p>
          </table:table-cell>
          <table:table-cell office:value-type="float" office:value="2318553.13471" calcext:value-type="float">
            <text:p>2318553.13471</text:p>
          </table:table-cell>
          <table:table-cell office:value-type="float" office:value="6644.70756" calcext:value-type="float">
            <text:p>6644.70756</text:p>
          </table:table-cell>
          <table:table-cell office:value-type="float" office:value="18914.92625" calcext:value-type="float">
            <text:p>18914.92625</text:p>
          </table:table-cell>
          <table:table-cell office:value-type="float" office:value="2298.22342" calcext:value-type="float">
            <text:p>2298.22342</text:p>
          </table:table-cell>
          <table:table-cell office:value-type="float" office:value="6308.71949" calcext:value-type="float">
            <text:p>6308.71949</text:p>
          </table:table-cell>
          <table:table-cell office:value-type="float" office:value="37.44245" calcext:value-type="float">
            <text:p>37.44245</text:p>
          </table:table-cell>
          <table:table-cell office:value-type="float" office:value="23.77931" calcext:value-type="float">
            <text:p>23.77931</text:p>
          </table:table-cell>
          <table:table-cell office:value-type="float" office:value="464.73339" calcext:value-type="float">
            <text:p>464.73339</text:p>
          </table:table-cell>
          <table:table-cell office:value-type="float" office:value="1389534.71974" calcext:value-type="float">
            <text:p>1389534.71974</text:p>
          </table:table-cell>
          <table:table-cell office:value-type="float" office:value="448027.73023" calcext:value-type="float">
            <text:p>448027.73023</text:p>
          </table:table-cell>
          <table:table-cell office:value-type="float" office:value="172532.545" calcext:value-type="float">
            <text:p>172532.545</text:p>
          </table:table-cell>
          <table:table-cell office:value-type="float" office:value="54832.02396" calcext:value-type="float">
            <text:p>54832.02396</text:p>
          </table:table-cell>
          <table:table-cell office:value-type="float" office:value="4.19" calcext:value-type="float">
            <text:p>4.19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3M00S" calcext:value-type="time">
            <text:p>02:03:00</text:p>
          </table:table-cell>
          <table:table-cell office:value-type="string" calcext:value-type="string">
            <text:p>x20_Ca-1-3</text:p>
          </table:table-cell>
          <table:table-cell office:value-type="float" office:value="2070.29" calcext:value-type="float">
            <text:p>2070.29</text:p>
          </table:table-cell>
          <table:table-cell office:value-type="float" office:value="821.25" calcext:value-type="float">
            <text:p>821.25</text:p>
          </table:table-cell>
          <table:table-cell office:value-type="float" office:value="50.94634" calcext:value-type="float">
            <text:p>50.94634</text:p>
          </table:table-cell>
          <table:table-cell office:value-type="float" office:value="69.05391" calcext:value-type="float">
            <text:p>69.05391</text:p>
          </table:table-cell>
          <table:table-cell office:value-type="float" office:value="1259.09762" calcext:value-type="float">
            <text:p>1259.09762</text:p>
          </table:table-cell>
          <table:table-cell office:value-type="float" office:value="285.60118" calcext:value-type="float">
            <text:p>285.60118</text:p>
          </table:table-cell>
          <table:table-cell office:value-type="float" office:value="267.6621" calcext:value-type="float">
            <text:p>267.6621</text:p>
          </table:table-cell>
          <table:table-cell office:value-type="float" office:value="127762.5253" calcext:value-type="float">
            <text:p>127762.5253</text:p>
          </table:table-cell>
          <table:table-cell office:value-type="float" office:value="46161.67457" calcext:value-type="float">
            <text:p>46161.67457</text:p>
          </table:table-cell>
          <table:table-cell office:value-type="float" office:value="4645977.63503" calcext:value-type="float">
            <text:p>4645977.63503</text:p>
          </table:table-cell>
          <table:table-cell office:value-type="float" office:value="59567.13593" calcext:value-type="float">
            <text:p>59567.13593</text:p>
          </table:table-cell>
          <table:table-cell office:value-type="float" office:value="1455.33" calcext:value-type="float">
            <text:p>1455.33</text:p>
          </table:table-cell>
          <table:table-cell office:value-type="float" office:value="905.82" calcext:value-type="float">
            <text:p>905.82</text:p>
          </table:table-cell>
          <table:table-cell office:value-type="float" office:value="2116578.90289" calcext:value-type="float">
            <text:p>2116578.90289</text:p>
          </table:table-cell>
          <table:table-cell office:value-type="float" office:value="1443845.78707" calcext:value-type="float">
            <text:p>1443845.78707</text:p>
          </table:table-cell>
          <table:table-cell office:value-type="float" office:value="64741.089812" calcext:value-type="float">
            <text:p>64741.089812</text:p>
          </table:table-cell>
          <table:table-cell office:value-type="float" office:value="21081.228044" calcext:value-type="float">
            <text:p>21081.228044</text:p>
          </table:table-cell>
          <table:table-cell office:value-type="float" office:value="1500446.0226" calcext:value-type="float">
            <text:p>1500446.0226</text:p>
          </table:table-cell>
          <table:table-cell office:value-type="float" office:value="711694.44856" calcext:value-type="float">
            <text:p>711694.44856</text:p>
          </table:table-cell>
          <table:table-cell office:value-type="float" office:value="168931.72131" calcext:value-type="float">
            <text:p>168931.72131</text:p>
          </table:table-cell>
          <table:table-cell office:value-type="float" office:value="484362.18928" calcext:value-type="float">
            <text:p>484362.18928</text:p>
          </table:table-cell>
          <table:table-cell office:value-type="float" office:value="5086.38537" calcext:value-type="float">
            <text:p>5086.38537</text:p>
          </table:table-cell>
          <table:table-cell office:value-type="float" office:value="2323981.56677" calcext:value-type="float">
            <text:p>2323981.56677</text:p>
          </table:table-cell>
          <table:table-cell office:value-type="float" office:value="6355.76486" calcext:value-type="float">
            <text:p>6355.76486</text:p>
          </table:table-cell>
          <table:table-cell office:value-type="float" office:value="18079.56414" calcext:value-type="float">
            <text:p>18079.56414</text:p>
          </table:table-cell>
          <table:table-cell office:value-type="float" office:value="2067.45616" calcext:value-type="float">
            <text:p>2067.45616</text:p>
          </table:table-cell>
          <table:table-cell office:value-type="float" office:value="5677.67427" calcext:value-type="float">
            <text:p>5677.67427</text:p>
          </table:table-cell>
          <table:table-cell office:value-type="float" office:value="35.33519" calcext:value-type="float">
            <text:p>35.33519</text:p>
          </table:table-cell>
          <table:table-cell office:value-type="float" office:value="18.53436" calcext:value-type="float">
            <text:p>18.53436</text:p>
          </table:table-cell>
          <table:table-cell office:value-type="float" office:value="482.80475" calcext:value-type="float">
            <text:p>482.80475</text:p>
          </table:table-cell>
          <table:table-cell office:value-type="float" office:value="1359926.02722" calcext:value-type="float">
            <text:p>1359926.02722</text:p>
          </table:table-cell>
          <table:table-cell office:value-type="float" office:value="438605.95849" calcext:value-type="float">
            <text:p>438605.95849</text:p>
          </table:table-cell>
          <table:table-cell office:value-type="float" office:value="159923.95361" calcext:value-type="float">
            <text:p>159923.95361</text:p>
          </table:table-cell>
          <table:table-cell office:value-type="float" office:value="50915.40497" calcext:value-type="float">
            <text:p>50915.40497</text:p>
          </table:table-cell>
          <table:table-cell office:value-type="float" office:value="7.32" calcext:value-type="float">
            <text:p>7.32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4M00S" calcext:value-type="time">
            <text:p>02:04:00</text:p>
          </table:table-cell>
          <table:table-cell office:value-type="string" calcext:value-type="string">
            <text:p>x20_Ca-1-4</text:p>
          </table:table-cell>
          <table:table-cell office:value-type="float" office:value="1855.13" calcext:value-type="float">
            <text:p>1855.13</text:p>
          </table:table-cell>
          <table:table-cell office:value-type="float" office:value="750.56" calcext:value-type="float">
            <text:p>750.56</text:p>
          </table:table-cell>
          <table:table-cell office:value-type="float" office:value="50.36796" calcext:value-type="float">
            <text:p>50.36796</text:p>
          </table:table-cell>
          <table:table-cell office:value-type="float" office:value="83.54204" calcext:value-type="float">
            <text:p>83.54204</text:p>
          </table:table-cell>
          <table:table-cell office:value-type="float" office:value="1418.96885" calcext:value-type="float">
            <text:p>1418.96885</text:p>
          </table:table-cell>
          <table:table-cell office:value-type="float" office:value="325.29457" calcext:value-type="float">
            <text:p>325.29457</text:p>
          </table:table-cell>
          <table:table-cell office:value-type="float" office:value="190.71833" calcext:value-type="float">
            <text:p>190.71833</text:p>
          </table:table-cell>
          <table:table-cell office:value-type="float" office:value="135834.4457" calcext:value-type="float">
            <text:p>135834.4457</text:p>
          </table:table-cell>
          <table:table-cell office:value-type="float" office:value="50278.65845" calcext:value-type="float">
            <text:p>50278.65845</text:p>
          </table:table-cell>
          <table:table-cell office:value-type="float" office:value="5048197.21861" calcext:value-type="float">
            <text:p>5048197.21861</text:p>
          </table:table-cell>
          <table:table-cell office:value-type="float" office:value="65041.49111" calcext:value-type="float">
            <text:p>65041.49111</text:p>
          </table:table-cell>
          <table:table-cell office:value-type="float" office:value="1319.34" calcext:value-type="float">
            <text:p>1319.34</text:p>
          </table:table-cell>
          <table:table-cell office:value-type="float" office:value="876.78" calcext:value-type="float">
            <text:p>876.78</text:p>
          </table:table-cell>
          <table:table-cell office:value-type="float" office:value="1879734.81026" calcext:value-type="float">
            <text:p>1879734.81026</text:p>
          </table:table-cell>
          <table:table-cell office:value-type="float" office:value="1282423.79733" calcext:value-type="float">
            <text:p>1282423.79733</text:p>
          </table:table-cell>
          <table:table-cell office:value-type="float" office:value="59830.928929" calcext:value-type="float">
            <text:p>59830.928929</text:p>
          </table:table-cell>
          <table:table-cell office:value-type="float" office:value="21168.249861" calcext:value-type="float">
            <text:p>21168.249861</text:p>
          </table:table-cell>
          <table:table-cell office:value-type="float" office:value="1355740.8771" calcext:value-type="float">
            <text:p>1355740.8771</text:p>
          </table:table-cell>
          <table:table-cell office:value-type="float" office:value="655211.80021" calcext:value-type="float">
            <text:p>655211.80021</text:p>
          </table:table-cell>
          <table:table-cell office:value-type="float" office:value="155648.58116" calcext:value-type="float">
            <text:p>155648.58116</text:p>
          </table:table-cell>
          <table:table-cell office:value-type="float" office:value="437135.15658" calcext:value-type="float">
            <text:p>437135.15658</text:p>
          </table:table-cell>
          <table:table-cell office:value-type="float" office:value="4377.97156" calcext:value-type="float">
            <text:p>4377.97156</text:p>
          </table:table-cell>
          <table:table-cell office:value-type="float" office:value="2158945.01492" calcext:value-type="float">
            <text:p>2158945.01492</text:p>
          </table:table-cell>
          <table:table-cell office:value-type="float" office:value="5650.59019" calcext:value-type="float">
            <text:p>5650.59019</text:p>
          </table:table-cell>
          <table:table-cell office:value-type="float" office:value="15975.68526" calcext:value-type="float">
            <text:p>15975.68526</text:p>
          </table:table-cell>
          <table:table-cell office:value-type="float" office:value="1884.95606" calcext:value-type="float">
            <text:p>1884.95606</text:p>
          </table:table-cell>
          <table:table-cell office:value-type="float" office:value="5172.79434" calcext:value-type="float">
            <text:p>5172.79434</text:p>
          </table:table-cell>
          <table:table-cell office:value-type="float" office:value="35.52999" calcext:value-type="float">
            <text:p>35.52999</text:p>
          </table:table-cell>
          <table:table-cell office:value-type="float" office:value="24.7498" calcext:value-type="float">
            <text:p>24.7498</text:p>
          </table:table-cell>
          <table:table-cell office:value-type="float" office:value="460.71718" calcext:value-type="float">
            <text:p>460.71718</text:p>
          </table:table-cell>
          <table:table-cell office:value-type="float" office:value="1222856.78359" calcext:value-type="float">
            <text:p>1222856.78359</text:p>
          </table:table-cell>
          <table:table-cell office:value-type="float" office:value="395227.66287" calcext:value-type="float">
            <text:p>395227.66287</text:p>
          </table:table-cell>
          <table:table-cell office:value-type="float" office:value="147845.43394" calcext:value-type="float">
            <text:p>147845.43394</text:p>
          </table:table-cell>
          <table:table-cell office:value-type="float" office:value="47153.40419" calcext:value-type="float">
            <text:p>47153.40419</text:p>
          </table:table-cell>
          <table:table-cell office:value-type="float" office:value="6.46" calcext:value-type="float">
            <text:p>6.46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5M00S" calcext:value-type="time">
            <text:p>02:05:00</text:p>
          </table:table-cell>
          <table:table-cell office:value-type="string" calcext:value-type="string">
            <text:p>x20_Ca-2-1</text:p>
          </table:table-cell>
          <table:table-cell office:value-type="float" office:value="2711.92" calcext:value-type="float">
            <text:p>2711.92</text:p>
          </table:table-cell>
          <table:table-cell office:value-type="float" office:value="1055.98" calcext:value-type="float">
            <text:p>1055.98</text:p>
          </table:table-cell>
          <table:table-cell office:value-type="float" office:value="42.70392" calcext:value-type="float">
            <text:p>42.70392</text:p>
          </table:table-cell>
          <table:table-cell office:value-type="float" office:value="66.42597" calcext:value-type="float">
            <text:p>66.42597</text:p>
          </table:table-cell>
          <table:table-cell office:value-type="float" office:value="1059.55024" calcext:value-type="float">
            <text:p>1059.55024</text:p>
          </table:table-cell>
          <table:table-cell office:value-type="float" office:value="275.29715" calcext:value-type="float">
            <text:p>275.29715</text:p>
          </table:table-cell>
          <table:table-cell office:value-type="float" office:value="264.36851" calcext:value-type="float">
            <text:p>264.36851</text:p>
          </table:table-cell>
          <table:table-cell office:value-type="float" office:value="106485.80822" calcext:value-type="float">
            <text:p>106485.80822</text:p>
          </table:table-cell>
          <table:table-cell office:value-type="float" office:value="38895.22657" calcext:value-type="float">
            <text:p>38895.22657</text:p>
          </table:table-cell>
          <table:table-cell office:value-type="float" office:value="3975472.06981" calcext:value-type="float">
            <text:p>3975472.06981</text:p>
          </table:table-cell>
          <table:table-cell office:value-type="float" office:value="50287.96316" calcext:value-type="float">
            <text:p>50287.96316</text:p>
          </table:table-cell>
          <table:table-cell office:value-type="float" office:value="1539.64" calcext:value-type="float">
            <text:p>1539.64</text:p>
          </table:table-cell>
          <table:table-cell office:value-type="float" office:value="870.32" calcext:value-type="float">
            <text:p>870.32</text:p>
          </table:table-cell>
          <table:table-cell office:value-type="float" office:value="2751437.67058" calcext:value-type="float">
            <text:p>2751437.67058</text:p>
          </table:table-cell>
          <table:table-cell office:value-type="float" office:value="1882028.86247" calcext:value-type="float">
            <text:p>1882028.86247</text:p>
          </table:table-cell>
          <table:table-cell office:value-type="float" office:value="80737.707413" calcext:value-type="float">
            <text:p>80737.707413</text:p>
          </table:table-cell>
          <table:table-cell office:value-type="float" office:value="20995.571784" calcext:value-type="float">
            <text:p>20995.571784</text:p>
          </table:table-cell>
          <table:table-cell office:value-type="float" office:value="1923058.46397" calcext:value-type="float">
            <text:p>1923058.46397</text:p>
          </table:table-cell>
          <table:table-cell office:value-type="float" office:value="936994.71049" calcext:value-type="float">
            <text:p>936994.71049</text:p>
          </table:table-cell>
          <table:table-cell office:value-type="float" office:value="222183.05652" calcext:value-type="float">
            <text:p>222183.05652</text:p>
          </table:table-cell>
          <table:table-cell office:value-type="float" office:value="514156.5457" calcext:value-type="float">
            <text:p>514156.5457</text:p>
          </table:table-cell>
          <table:table-cell office:value-type="float" office:value="5716.16607" calcext:value-type="float">
            <text:p>5716.16607</text:p>
          </table:table-cell>
          <table:table-cell office:value-type="float" office:value="2485148.56622" calcext:value-type="float">
            <text:p>2485148.56622</text:p>
          </table:table-cell>
          <table:table-cell office:value-type="float" office:value="8368.45668" calcext:value-type="float">
            <text:p>8368.45668</text:p>
          </table:table-cell>
          <table:table-cell office:value-type="float" office:value="23854.73697" calcext:value-type="float">
            <text:p>23854.73697</text:p>
          </table:table-cell>
          <table:table-cell office:value-type="float" office:value="2747.44101" calcext:value-type="float">
            <text:p>2747.44101</text:p>
          </table:table-cell>
          <table:table-cell office:value-type="float" office:value="7543.93147" calcext:value-type="float">
            <text:p>7543.93147</text:p>
          </table:table-cell>
          <table:table-cell office:value-type="float" office:value="34.51046" calcext:value-type="float">
            <text:p>34.51046</text:p>
          </table:table-cell>
          <table:table-cell office:value-type="float" office:value="29.62194" calcext:value-type="float">
            <text:p>29.62194</text:p>
          </table:table-cell>
          <table:table-cell office:value-type="float" office:value="471.82587" calcext:value-type="float">
            <text:p>471.82587</text:p>
          </table:table-cell>
          <table:table-cell office:value-type="float" office:value="1718050.30954" calcext:value-type="float">
            <text:p>1718050.30954</text:p>
          </table:table-cell>
          <table:table-cell office:value-type="float" office:value="548159.8954" calcext:value-type="float">
            <text:p>548159.8954</text:p>
          </table:table-cell>
          <table:table-cell office:value-type="float" office:value="204086.10411" calcext:value-type="float">
            <text:p>204086.10411</text:p>
          </table:table-cell>
          <table:table-cell office:value-type="float" office:value="64702.19852" calcext:value-type="float">
            <text:p>64702.19852</text:p>
          </table:table-cell>
          <table:table-cell office:value-type="float" office:value="7.21" calcext:value-type="float">
            <text:p>7.21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6M00S" calcext:value-type="time">
            <text:p>02:06:00</text:p>
          </table:table-cell>
          <table:table-cell office:value-type="string" calcext:value-type="string">
            <text:p>x20_Ca-2-2</text:p>
          </table:table-cell>
          <table:table-cell office:value-type="float" office:value="2653.45" calcext:value-type="float">
            <text:p>2653.45</text:p>
          </table:table-cell>
          <table:table-cell office:value-type="float" office:value="965.91" calcext:value-type="float">
            <text:p>965.91</text:p>
          </table:table-cell>
          <table:table-cell office:value-type="float" office:value="45.8585" calcext:value-type="float">
            <text:p>45.8585</text:p>
          </table:table-cell>
          <table:table-cell office:value-type="float" office:value="70.3502" calcext:value-type="float">
            <text:p>70.3502</text:p>
          </table:table-cell>
          <table:table-cell office:value-type="float" office:value="1284.85241" calcext:value-type="float">
            <text:p>1284.85241</text:p>
          </table:table-cell>
          <table:table-cell office:value-type="float" office:value="289.13235" calcext:value-type="float">
            <text:p>289.13235</text:p>
          </table:table-cell>
          <table:table-cell office:value-type="float" office:value="208.53788" calcext:value-type="float">
            <text:p>208.53788</text:p>
          </table:table-cell>
          <table:table-cell office:value-type="float" office:value="128637.50729" calcext:value-type="float">
            <text:p>128637.50729</text:p>
          </table:table-cell>
          <table:table-cell office:value-type="float" office:value="43541.58045" calcext:value-type="float">
            <text:p>43541.58045</text:p>
          </table:table-cell>
          <table:table-cell office:value-type="float" office:value="4431140.48984" calcext:value-type="float">
            <text:p>4431140.48984</text:p>
          </table:table-cell>
          <table:table-cell office:value-type="float" office:value="56295.13091" calcext:value-type="float">
            <text:p>56295.13091</text:p>
          </table:table-cell>
          <table:table-cell office:value-type="float" office:value="1558.52" calcext:value-type="float">
            <text:p>1558.52</text:p>
          </table:table-cell>
          <table:table-cell office:value-type="float" office:value="953.1" calcext:value-type="float">
            <text:p>953.1</text:p>
          </table:table-cell>
          <table:table-cell office:value-type="float" office:value="2735212.70551" calcext:value-type="float">
            <text:p>2735212.70551</text:p>
          </table:table-cell>
          <table:table-cell office:value-type="float" office:value="1871647.92203" calcext:value-type="float">
            <text:p>1871647.92203</text:p>
          </table:table-cell>
          <table:table-cell office:value-type="float" office:value="78953.861129" calcext:value-type="float">
            <text:p>78953.861129</text:p>
          </table:table-cell>
          <table:table-cell office:value-type="float" office:value="21130.568046" calcext:value-type="float">
            <text:p>21130.568046</text:p>
          </table:table-cell>
          <table:table-cell office:value-type="float" office:value="1874053.97726" calcext:value-type="float">
            <text:p>1874053.97726</text:p>
          </table:table-cell>
          <table:table-cell office:value-type="float" office:value="846617.23831" calcext:value-type="float">
            <text:p>846617.23831</text:p>
          </table:table-cell>
          <table:table-cell office:value-type="float" office:value="201017.26325" calcext:value-type="float">
            <text:p>201017.26325</text:p>
          </table:table-cell>
          <table:table-cell office:value-type="float" office:value="524529.3506" calcext:value-type="float">
            <text:p>524529.3506</text:p>
          </table:table-cell>
          <table:table-cell office:value-type="float" office:value="5149.76035" calcext:value-type="float">
            <text:p>5149.76035</text:p>
          </table:table-cell>
          <table:table-cell office:value-type="float" office:value="2359056.45495" calcext:value-type="float">
            <text:p>2359056.45495</text:p>
          </table:table-cell>
          <table:table-cell office:value-type="float" office:value="8120.52607" calcext:value-type="float">
            <text:p>8120.52607</text:p>
          </table:table-cell>
          <table:table-cell office:value-type="float" office:value="23183.08815" calcext:value-type="float">
            <text:p>23183.08815</text:p>
          </table:table-cell>
          <table:table-cell office:value-type="float" office:value="2463.52209" calcext:value-type="float">
            <text:p>2463.52209</text:p>
          </table:table-cell>
          <table:table-cell office:value-type="float" office:value="6783.53951" calcext:value-type="float">
            <text:p>6783.53951</text:p>
          </table:table-cell>
          <table:table-cell office:value-type="float" office:value="33.75493" calcext:value-type="float">
            <text:p>33.75493</text:p>
          </table:table-cell>
          <table:table-cell office:value-type="float" office:value="27.51577" calcext:value-type="float">
            <text:p>27.51577</text:p>
          </table:table-cell>
          <table:table-cell office:value-type="float" office:value="479.35832" calcext:value-type="float">
            <text:p>479.35832</text:p>
          </table:table-cell>
          <table:table-cell office:value-type="float" office:value="1704041.42704" calcext:value-type="float">
            <text:p>1704041.42704</text:p>
          </table:table-cell>
          <table:table-cell office:value-type="float" office:value="542660.77755" calcext:value-type="float">
            <text:p>542660.77755</text:p>
          </table:table-cell>
          <table:table-cell office:value-type="float" office:value="187211.20481" calcext:value-type="float">
            <text:p>187211.20481</text:p>
          </table:table-cell>
          <table:table-cell office:value-type="float" office:value="59458.50469" calcext:value-type="float">
            <text:p>59458.50469</text:p>
          </table:table-cell>
          <table:table-cell office:value-type="float" office:value="6.59" calcext:value-type="float">
            <text:p>6.59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7M00S" calcext:value-type="time">
            <text:p>02:07:00</text:p>
          </table:table-cell>
          <table:table-cell office:value-type="string" calcext:value-type="string">
            <text:p>x20_Ca-2-3</text:p>
          </table:table-cell>
          <table:table-cell office:value-type="float" office:value="2123.74" calcext:value-type="float">
            <text:p>2123.74</text:p>
          </table:table-cell>
          <table:table-cell office:value-type="float" office:value="840.37" calcext:value-type="float">
            <text:p>840.37</text:p>
          </table:table-cell>
          <table:table-cell office:value-type="float" office:value="43.22919" calcext:value-type="float">
            <text:p>43.22919</text:p>
          </table:table-cell>
          <table:table-cell office:value-type="float" office:value="58.83475" calcext:value-type="float">
            <text:p>58.83475</text:p>
          </table:table-cell>
          <table:table-cell office:value-type="float" office:value="1081.14746" calcext:value-type="float">
            <text:p>1081.14746</text:p>
          </table:table-cell>
          <table:table-cell office:value-type="float" office:value="316.6938" calcext:value-type="float">
            <text:p>316.6938</text:p>
          </table:table-cell>
          <table:table-cell office:value-type="float" office:value="224.11075" calcext:value-type="float">
            <text:p>224.11075</text:p>
          </table:table-cell>
          <table:table-cell office:value-type="float" office:value="126976.09515" calcext:value-type="float">
            <text:p>126976.09515</text:p>
          </table:table-cell>
          <table:table-cell office:value-type="float" office:value="46397.85555" calcext:value-type="float">
            <text:p>46397.85555</text:p>
          </table:table-cell>
          <table:table-cell office:value-type="float" office:value="4670081.9673" calcext:value-type="float">
            <text:p>4670081.9673</text:p>
          </table:table-cell>
          <table:table-cell office:value-type="float" office:value="60205.53175" calcext:value-type="float">
            <text:p>60205.53175</text:p>
          </table:table-cell>
          <table:table-cell office:value-type="float" office:value="1355.53" calcext:value-type="float">
            <text:p>1355.53</text:p>
          </table:table-cell>
          <table:table-cell office:value-type="float" office:value="862.37" calcext:value-type="float">
            <text:p>862.37</text:p>
          </table:table-cell>
          <table:table-cell office:value-type="float" office:value="2150707.94244" calcext:value-type="float">
            <text:p>2150707.94244</text:p>
          </table:table-cell>
          <table:table-cell office:value-type="float" office:value="1464802.55128" calcext:value-type="float">
            <text:p>1464802.55128</text:p>
          </table:table-cell>
          <table:table-cell office:value-type="float" office:value="66656.599939" calcext:value-type="float">
            <text:p>66656.599939</text:p>
          </table:table-cell>
          <table:table-cell office:value-type="float" office:value="21208.210548" calcext:value-type="float">
            <text:p>21208.210548</text:p>
          </table:table-cell>
          <table:table-cell office:value-type="float" office:value="1547650.11076" calcext:value-type="float">
            <text:p>1547650.11076</text:p>
          </table:table-cell>
          <table:table-cell office:value-type="float" office:value="739198.53549" calcext:value-type="float">
            <text:p>739198.53549</text:p>
          </table:table-cell>
          <table:table-cell office:value-type="float" office:value="176542.52017" calcext:value-type="float">
            <text:p>176542.52017</text:p>
          </table:table-cell>
          <table:table-cell office:value-type="float" office:value="449559.72182" calcext:value-type="float">
            <text:p>449559.72182</text:p>
          </table:table-cell>
          <table:table-cell office:value-type="float" office:value="4567.21038" calcext:value-type="float">
            <text:p>4567.21038</text:p>
          </table:table-cell>
          <table:table-cell office:value-type="float" office:value="2169498.93492" calcext:value-type="float">
            <text:p>2169498.93492</text:p>
          </table:table-cell>
          <table:table-cell office:value-type="float" office:value="6421.09087" calcext:value-type="float">
            <text:p>6421.09087</text:p>
          </table:table-cell>
          <table:table-cell office:value-type="float" office:value="18224.89268" calcext:value-type="float">
            <text:p>18224.89268</text:p>
          </table:table-cell>
          <table:table-cell office:value-type="float" office:value="2133.95809" calcext:value-type="float">
            <text:p>2133.95809</text:p>
          </table:table-cell>
          <table:table-cell office:value-type="float" office:value="5831.25834" calcext:value-type="float">
            <text:p>5831.25834</text:p>
          </table:table-cell>
          <table:table-cell office:value-type="float" office:value="31.35987" calcext:value-type="float">
            <text:p>31.35987</text:p>
          </table:table-cell>
          <table:table-cell office:value-type="float" office:value="27.21544" calcext:value-type="float">
            <text:p>27.21544</text:p>
          </table:table-cell>
          <table:table-cell office:value-type="float" office:value="436.33643" calcext:value-type="float">
            <text:p>436.33643</text:p>
          </table:table-cell>
          <table:table-cell office:value-type="float" office:value="1388483.82039" calcext:value-type="float">
            <text:p>1388483.82039</text:p>
          </table:table-cell>
          <table:table-cell office:value-type="float" office:value="445847.40173" calcext:value-type="float">
            <text:p>445847.40173</text:p>
          </table:table-cell>
          <table:table-cell office:value-type="float" office:value="164683.16675" calcext:value-type="float">
            <text:p>164683.16675</text:p>
          </table:table-cell>
          <table:table-cell office:value-type="float" office:value="52380.00524" calcext:value-type="float">
            <text:p>52380.00524</text:p>
          </table:table-cell>
          <table:table-cell office:value-type="float" office:value="4.55" calcext:value-type="float">
            <text:p>4.55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8M00S" calcext:value-type="time">
            <text:p>02:08:00</text:p>
          </table:table-cell>
          <table:table-cell office:value-type="string" calcext:value-type="string">
            <text:p>x20_Ca-2-4</text:p>
          </table:table-cell>
          <table:table-cell office:value-type="float" office:value="1949.69" calcext:value-type="float">
            <text:p>1949.69</text:p>
          </table:table-cell>
          <table:table-cell office:value-type="float" office:value="800.66" calcext:value-type="float">
            <text:p>800.66</text:p>
          </table:table-cell>
          <table:table-cell office:value-type="float" office:value="50.18655" calcext:value-type="float">
            <text:p>50.18655</text:p>
          </table:table-cell>
          <table:table-cell office:value-type="float" office:value="60.43731" calcext:value-type="float">
            <text:p>60.43731</text:p>
          </table:table-cell>
          <table:table-cell office:value-type="float" office:value="1204.74313" calcext:value-type="float">
            <text:p>1204.74313</text:p>
          </table:table-cell>
          <table:table-cell office:value-type="float" office:value="242.22104" calcext:value-type="float">
            <text:p>242.22104</text:p>
          </table:table-cell>
          <table:table-cell office:value-type="float" office:value="251.52212" calcext:value-type="float">
            <text:p>251.52212</text:p>
          </table:table-cell>
          <table:table-cell office:value-type="float" office:value="134024.10973" calcext:value-type="float">
            <text:p>134024.10973</text:p>
          </table:table-cell>
          <table:table-cell office:value-type="float" office:value="50835.94751" calcext:value-type="float">
            <text:p>50835.94751</text:p>
          </table:table-cell>
          <table:table-cell office:value-type="float" office:value="5169931.64248" calcext:value-type="float">
            <text:p>5169931.64248</text:p>
          </table:table-cell>
          <table:table-cell office:value-type="float" office:value="66807.68997" calcext:value-type="float">
            <text:p>66807.68997</text:p>
          </table:table-cell>
          <table:table-cell office:value-type="float" office:value="1235.68" calcext:value-type="float">
            <text:p>1235.68</text:p>
          </table:table-cell>
          <table:table-cell office:value-type="float" office:value="825.86" calcext:value-type="float">
            <text:p>825.86</text:p>
          </table:table-cell>
          <table:table-cell office:value-type="float" office:value="1987947.09624" calcext:value-type="float">
            <text:p>1987947.09624</text:p>
          </table:table-cell>
          <table:table-cell office:value-type="float" office:value="1352037.9798" calcext:value-type="float">
            <text:p>1352037.9798</text:p>
          </table:table-cell>
          <table:table-cell office:value-type="float" office:value="62417.425403" calcext:value-type="float">
            <text:p>62417.425403</text:p>
          </table:table-cell>
          <table:table-cell office:value-type="float" office:value="20722.344086" calcext:value-type="float">
            <text:p>20722.344086</text:p>
          </table:table-cell>
          <table:table-cell office:value-type="float" office:value="1427834.41491" calcext:value-type="float">
            <text:p>1427834.41491</text:p>
          </table:table-cell>
          <table:table-cell office:value-type="float" office:value="697489.85092" calcext:value-type="float">
            <text:p>697489.85092</text:p>
          </table:table-cell>
          <table:table-cell office:value-type="float" office:value="167408.23114" calcext:value-type="float">
            <text:p>167408.23114</text:p>
          </table:table-cell>
          <table:table-cell office:value-type="float" office:value="416813.8344" calcext:value-type="float">
            <text:p>416813.8344</text:p>
          </table:table-cell>
          <table:table-cell office:value-type="float" office:value="4464.50149" calcext:value-type="float">
            <text:p>4464.50149</text:p>
          </table:table-cell>
          <table:table-cell office:value-type="float" office:value="2074055.40989" calcext:value-type="float">
            <text:p>2074055.40989</text:p>
          </table:table-cell>
          <table:table-cell office:value-type="float" office:value="5839.32691" calcext:value-type="float">
            <text:p>5839.32691</text:p>
          </table:table-cell>
          <table:table-cell office:value-type="float" office:value="16523.93249" calcext:value-type="float">
            <text:p>16523.93249</text:p>
          </table:table-cell>
          <table:table-cell office:value-type="float" office:value="2010.97495" calcext:value-type="float">
            <text:p>2010.97495</text:p>
          </table:table-cell>
          <table:table-cell office:value-type="float" office:value="5516.05706" calcext:value-type="float">
            <text:p>5516.05706</text:p>
          </table:table-cell>
          <table:table-cell office:value-type="float" office:value="34.34814" calcext:value-type="float">
            <text:p>34.34814</text:p>
          </table:table-cell>
          <table:table-cell office:value-type="float" office:value="27.60175" calcext:value-type="float">
            <text:p>27.60175</text:p>
          </table:table-cell>
          <table:table-cell office:value-type="float" office:value="438.5528" calcext:value-type="float">
            <text:p>438.5528</text:p>
          </table:table-cell>
          <table:table-cell office:value-type="float" office:value="1285361.22821" calcext:value-type="float">
            <text:p>1285361.22821</text:p>
          </table:table-cell>
          <table:table-cell office:value-type="float" office:value="414511.8497" calcext:value-type="float">
            <text:p>414511.8497</text:p>
          </table:table-cell>
          <table:table-cell office:value-type="float" office:value="158948.46462" calcext:value-type="float">
            <text:p>158948.46462</text:p>
          </table:table-cell>
          <table:table-cell office:value-type="float" office:value="50651.65583" calcext:value-type="float">
            <text:p>50651.65583</text:p>
          </table:table-cell>
          <table:table-cell office:value-type="float" office:value="6.26" calcext:value-type="float">
            <text:p>6.26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9M00S" calcext:value-type="time">
            <text:p>02:09:00</text:p>
          </table:table-cell>
          <table:table-cell office:value-type="string" calcext:value-type="string">
            <text:p>x20_Ca-5-1</text:p>
          </table:table-cell>
          <table:table-cell office:value-type="float" office:value="2313.99" calcext:value-type="float">
            <text:p>2313.99</text:p>
          </table:table-cell>
          <table:table-cell office:value-type="float" office:value="922.64" calcext:value-type="float">
            <text:p>922.64</text:p>
          </table:table-cell>
          <table:table-cell office:value-type="float" office:value="40.54757" calcext:value-type="float">
            <text:p>40.54757</text:p>
          </table:table-cell>
          <table:table-cell office:value-type="float" office:value="52.34957" calcext:value-type="float">
            <text:p>52.34957</text:p>
          </table:table-cell>
          <table:table-cell office:value-type="float" office:value="843.9433" calcext:value-type="float">
            <text:p>843.9433</text:p>
          </table:table-cell>
          <table:table-cell office:value-type="float" office:value="220.82178" calcext:value-type="float">
            <text:p>220.82178</text:p>
          </table:table-cell>
          <table:table-cell office:value-type="float" office:value="190.80235" calcext:value-type="float">
            <text:p>190.80235</text:p>
          </table:table-cell>
          <table:table-cell office:value-type="float" office:value="90234.86953" calcext:value-type="float">
            <text:p>90234.86953</text:p>
          </table:table-cell>
          <table:table-cell office:value-type="float" office:value="33287.27917" calcext:value-type="float">
            <text:p>33287.27917</text:p>
          </table:table-cell>
          <table:table-cell office:value-type="float" office:value="3447917.9852" calcext:value-type="float">
            <text:p>3447917.9852</text:p>
          </table:table-cell>
          <table:table-cell office:value-type="float" office:value="43812.44827" calcext:value-type="float">
            <text:p>43812.44827</text:p>
          </table:table-cell>
          <table:table-cell office:value-type="float" office:value="1276.32" calcext:value-type="float">
            <text:p>1276.32</text:p>
          </table:table-cell>
          <table:table-cell office:value-type="float" office:value="802.65" calcext:value-type="float">
            <text:p>802.65</text:p>
          </table:table-cell>
          <table:table-cell office:value-type="float" office:value="2353231.80046" calcext:value-type="float">
            <text:p>2353231.80046</text:p>
          </table:table-cell>
          <table:table-cell office:value-type="float" office:value="1604153.76356" calcext:value-type="float">
            <text:p>1604153.76356</text:p>
          </table:table-cell>
          <table:table-cell office:value-type="float" office:value="71889.624227" calcext:value-type="float">
            <text:p>71889.624227</text:p>
          </table:table-cell>
          <table:table-cell office:value-type="float" office:value="20527.551618" calcext:value-type="float">
            <text:p>20527.551618</text:p>
          </table:table-cell>
          <table:table-cell office:value-type="float" office:value="1678070.52293" calcext:value-type="float">
            <text:p>1678070.52293</text:p>
          </table:table-cell>
          <table:table-cell office:value-type="float" office:value="808416.78092" calcext:value-type="float">
            <text:p>808416.78092</text:p>
          </table:table-cell>
          <table:table-cell office:value-type="float" office:value="193630.1151" calcext:value-type="float">
            <text:p>193630.1151</text:p>
          </table:table-cell>
          <table:table-cell office:value-type="float" office:value="429005.32536" calcext:value-type="float">
            <text:p>429005.32536</text:p>
          </table:table-cell>
          <table:table-cell office:value-type="float" office:value="4458.61142" calcext:value-type="float">
            <text:p>4458.61142</text:p>
          </table:table-cell>
          <table:table-cell office:value-type="float" office:value="2076065.99062" calcext:value-type="float">
            <text:p>2076065.99062</text:p>
          </table:table-cell>
          <table:table-cell office:value-type="float" office:value="6978.7902" calcext:value-type="float">
            <text:p>6978.7902</text:p>
          </table:table-cell>
          <table:table-cell office:value-type="float" office:value="19910.75138" calcext:value-type="float">
            <text:p>19910.75138</text:p>
          </table:table-cell>
          <table:table-cell office:value-type="float" office:value="2337.74139" calcext:value-type="float">
            <text:p>2337.74139</text:p>
          </table:table-cell>
          <table:table-cell office:value-type="float" office:value="6417.18303" calcext:value-type="float">
            <text:p>6417.18303</text:p>
          </table:table-cell>
          <table:table-cell office:value-type="float" office:value="28.43808" calcext:value-type="float">
            <text:p>28.43808</text:p>
          </table:table-cell>
          <table:table-cell office:value-type="float" office:value="23.0842" calcext:value-type="float">
            <text:p>23.0842</text:p>
          </table:table-cell>
          <table:table-cell office:value-type="float" office:value="437.62554" calcext:value-type="float">
            <text:p>437.62554</text:p>
          </table:table-cell>
          <table:table-cell office:value-type="float" office:value="1480542.15933" calcext:value-type="float">
            <text:p>1480542.15933</text:p>
          </table:table-cell>
          <table:table-cell office:value-type="float" office:value="474264.55927" calcext:value-type="float">
            <text:p>474264.55927</text:p>
          </table:table-cell>
          <table:table-cell office:value-type="float" office:value="178284.23129" calcext:value-type="float">
            <text:p>178284.23129</text:p>
          </table:table-cell>
          <table:table-cell office:value-type="float" office:value="56498.80219" calcext:value-type="float">
            <text:p>56498.80219</text:p>
          </table:table-cell>
          <table:table-cell office:value-type="float" office:value="5.46" calcext:value-type="float">
            <text:p>5.46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0M00S" calcext:value-type="time">
            <text:p>02:10:00</text:p>
          </table:table-cell>
          <table:table-cell office:value-type="string" calcext:value-type="string">
            <text:p>x20_Ca-5-2</text:p>
          </table:table-cell>
          <table:table-cell office:value-type="float" office:value="2410.72" calcext:value-type="float">
            <text:p>2410.72</text:p>
          </table:table-cell>
          <table:table-cell office:value-type="float" office:value="974.54" calcext:value-type="float">
            <text:p>974.54</text:p>
          </table:table-cell>
          <table:table-cell office:value-type="float" office:value="42.96528" calcext:value-type="float">
            <text:p>42.96528</text:p>
          </table:table-cell>
          <table:table-cell office:value-type="float" office:value="69.05126" calcext:value-type="float">
            <text:p>69.05126</text:p>
          </table:table-cell>
          <table:table-cell office:value-type="float" office:value="1164.51996" calcext:value-type="float">
            <text:p>1164.51996</text:p>
          </table:table-cell>
          <table:table-cell office:value-type="float" office:value="270.85834" calcext:value-type="float">
            <text:p>270.85834</text:p>
          </table:table-cell>
          <table:table-cell office:value-type="float" office:value="232.23867" calcext:value-type="float">
            <text:p>232.23867</text:p>
          </table:table-cell>
          <table:table-cell office:value-type="float" office:value="117374.50301" calcext:value-type="float">
            <text:p>117374.50301</text:p>
          </table:table-cell>
          <table:table-cell office:value-type="float" office:value="43710.67273" calcext:value-type="float">
            <text:p>43710.67273</text:p>
          </table:table-cell>
          <table:table-cell office:value-type="float" office:value="4415345.00193" calcext:value-type="float">
            <text:p>4415345.00193</text:p>
          </table:table-cell>
          <table:table-cell office:value-type="float" office:value="56473.88751" calcext:value-type="float">
            <text:p>56473.88751</text:p>
          </table:table-cell>
          <table:table-cell office:value-type="float" office:value="1466.88" calcext:value-type="float">
            <text:p>1466.88</text:p>
          </table:table-cell>
          <table:table-cell office:value-type="float" office:value="795.59" calcext:value-type="float">
            <text:p>795.59</text:p>
          </table:table-cell>
          <table:table-cell office:value-type="float" office:value="2437243.13312" calcext:value-type="float">
            <text:p>2437243.13312</text:p>
          </table:table-cell>
          <table:table-cell office:value-type="float" office:value="1664384.72172" calcext:value-type="float">
            <text:p>1664384.72172</text:p>
          </table:table-cell>
          <table:table-cell office:value-type="float" office:value="73587.470972" calcext:value-type="float">
            <text:p>73587.470972</text:p>
          </table:table-cell>
          <table:table-cell office:value-type="float" office:value="21097.204567" calcext:value-type="float">
            <text:p>21097.204567</text:p>
          </table:table-cell>
          <table:table-cell office:value-type="float" office:value="1732062.115" calcext:value-type="float">
            <text:p>1732062.115</text:p>
          </table:table-cell>
          <table:table-cell office:value-type="float" office:value="852988.60149" calcext:value-type="float">
            <text:p>852988.60149</text:p>
          </table:table-cell>
          <table:table-cell office:value-type="float" office:value="202235.49669" calcext:value-type="float">
            <text:p>202235.49669</text:p>
          </table:table-cell>
          <table:table-cell office:value-type="float" office:value="445753.54433" calcext:value-type="float">
            <text:p>445753.54433</text:p>
          </table:table-cell>
          <table:table-cell office:value-type="float" office:value="4721.73742" calcext:value-type="float">
            <text:p>4721.73742</text:p>
          </table:table-cell>
          <table:table-cell office:value-type="float" office:value="2205914.79157" calcext:value-type="float">
            <text:p>2205914.79157</text:p>
          </table:table-cell>
          <table:table-cell office:value-type="float" office:value="7408.22392" calcext:value-type="float">
            <text:p>7408.22392</text:p>
          </table:table-cell>
          <table:table-cell office:value-type="float" office:value="21085.78819" calcext:value-type="float">
            <text:p>21085.78819</text:p>
          </table:table-cell>
          <table:table-cell office:value-type="float" office:value="2490.77393" calcext:value-type="float">
            <text:p>2490.77393</text:p>
          </table:table-cell>
          <table:table-cell office:value-type="float" office:value="6849.81017" calcext:value-type="float">
            <text:p>6849.81017</text:p>
          </table:table-cell>
          <table:table-cell office:value-type="float" office:value="28.89136" calcext:value-type="float">
            <text:p>28.89136</text:p>
          </table:table-cell>
          <table:table-cell office:value-type="float" office:value="27.53094" calcext:value-type="float">
            <text:p>27.53094</text:p>
          </table:table-cell>
          <table:table-cell office:value-type="float" office:value="471.57059" calcext:value-type="float">
            <text:p>471.57059</text:p>
          </table:table-cell>
          <table:table-cell office:value-type="float" office:value="1543851.85337" calcext:value-type="float">
            <text:p>1543851.85337</text:p>
          </table:table-cell>
          <table:table-cell office:value-type="float" office:value="493017.34562" calcext:value-type="float">
            <text:p>493017.34562</text:p>
          </table:table-cell>
          <table:table-cell office:value-type="float" office:value="187062.52523" calcext:value-type="float">
            <text:p>187062.52523</text:p>
          </table:table-cell>
          <table:table-cell office:value-type="float" office:value="59490.68038" calcext:value-type="float">
            <text:p>59490.68038</text:p>
          </table:table-cell>
          <table:table-cell office:value-type="float" office:value="4.71" calcext:value-type="float">
            <text:p>4.71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1M00S" calcext:value-type="time">
            <text:p>02:11:00</text:p>
          </table:table-cell>
          <table:table-cell office:value-type="string" calcext:value-type="string">
            <text:p>x20_Ca-5-3</text:p>
          </table:table-cell>
          <table:table-cell office:value-type="float" office:value="2298.03" calcext:value-type="float">
            <text:p>2298.03</text:p>
          </table:table-cell>
          <table:table-cell office:value-type="float" office:value="935.07" calcext:value-type="float">
            <text:p>935.07</text:p>
          </table:table-cell>
          <table:table-cell office:value-type="float" office:value="56.16474" calcext:value-type="float">
            <text:p>56.16474</text:p>
          </table:table-cell>
          <table:table-cell office:value-type="float" office:value="48.08419" calcext:value-type="float">
            <text:p>48.08419</text:p>
          </table:table-cell>
          <table:table-cell office:value-type="float" office:value="970.73971" calcext:value-type="float">
            <text:p>970.73971</text:p>
          </table:table-cell>
          <table:table-cell office:value-type="float" office:value="251.23384" calcext:value-type="float">
            <text:p>251.23384</text:p>
          </table:table-cell>
          <table:table-cell office:value-type="float" office:value="238.80532" calcext:value-type="float">
            <text:p>238.80532</text:p>
          </table:table-cell>
          <table:table-cell office:value-type="float" office:value="134081.03114" calcext:value-type="float">
            <text:p>134081.03114</text:p>
          </table:table-cell>
          <table:table-cell office:value-type="float" office:value="50585.61819" calcext:value-type="float">
            <text:p>50585.61819</text:p>
          </table:table-cell>
          <table:table-cell office:value-type="float" office:value="5086999.02774" calcext:value-type="float">
            <text:p>5086999.02774</text:p>
          </table:table-cell>
          <table:table-cell office:value-type="float" office:value="65415.86991" calcext:value-type="float">
            <text:p>65415.86991</text:p>
          </table:table-cell>
          <table:table-cell office:value-type="float" office:value="1403.41" calcext:value-type="float">
            <text:p>1403.41</text:p>
          </table:table-cell>
          <table:table-cell office:value-type="float" office:value="861.19" calcext:value-type="float">
            <text:p>861.19</text:p>
          </table:table-cell>
          <table:table-cell office:value-type="float" office:value="2311495.79851" calcext:value-type="float">
            <text:p>2311495.79851</text:p>
          </table:table-cell>
          <table:table-cell office:value-type="float" office:value="1576101.40656" calcext:value-type="float">
            <text:p>1576101.40656</text:p>
          </table:table-cell>
          <table:table-cell office:value-type="float" office:value="70356.264571" calcext:value-type="float">
            <text:p>70356.264571</text:p>
          </table:table-cell>
          <table:table-cell office:value-type="float" office:value="21049.447449" calcext:value-type="float">
            <text:p>21049.447449</text:p>
          </table:table-cell>
          <table:table-cell office:value-type="float" office:value="1645643.48385" calcext:value-type="float">
            <text:p>1645643.48385</text:p>
          </table:table-cell>
          <table:table-cell office:value-type="float" office:value="820150.31248" calcext:value-type="float">
            <text:p>820150.31248</text:p>
          </table:table-cell>
          <table:table-cell office:value-type="float" office:value="194379.73574" calcext:value-type="float">
            <text:p>194379.73574</text:p>
          </table:table-cell>
          <table:table-cell office:value-type="float" office:value="434960.36156" calcext:value-type="float">
            <text:p>434960.36156</text:p>
          </table:table-cell>
          <table:table-cell office:value-type="float" office:value="4678.05661" calcext:value-type="float">
            <text:p>4678.05661</text:p>
          </table:table-cell>
          <table:table-cell office:value-type="float" office:value="2178541.97875" calcext:value-type="float">
            <text:p>2178541.97875</text:p>
          </table:table-cell>
          <table:table-cell office:value-type="float" office:value="6965.54724" calcext:value-type="float">
            <text:p>6965.54724</text:p>
          </table:table-cell>
          <table:table-cell office:value-type="float" office:value="19829.55674" calcext:value-type="float">
            <text:p>19829.55674</text:p>
          </table:table-cell>
          <table:table-cell office:value-type="float" office:value="2381.28168" calcext:value-type="float">
            <text:p>2381.28168</text:p>
          </table:table-cell>
          <table:table-cell office:value-type="float" office:value="6550.79121" calcext:value-type="float">
            <text:p>6550.79121</text:p>
          </table:table-cell>
          <table:table-cell office:value-type="float" office:value="30.60221" calcext:value-type="float">
            <text:p>30.60221</text:p>
          </table:table-cell>
          <table:table-cell office:value-type="float" office:value="23.11593" calcext:value-type="float">
            <text:p>23.11593</text:p>
          </table:table-cell>
          <table:table-cell office:value-type="float" office:value="458.79955" calcext:value-type="float">
            <text:p>458.79955</text:p>
          </table:table-cell>
          <table:table-cell office:value-type="float" office:value="1486658.87921" calcext:value-type="float">
            <text:p>1486658.87921</text:p>
          </table:table-cell>
          <table:table-cell office:value-type="float" office:value="475419.96267" calcext:value-type="float">
            <text:p>475419.96267</text:p>
          </table:table-cell>
          <table:table-cell office:value-type="float" office:value="181360.17098" calcext:value-type="float">
            <text:p>181360.17098</text:p>
          </table:table-cell>
          <table:table-cell office:value-type="float" office:value="57707.83128" calcext:value-type="float">
            <text:p>57707.83128</text:p>
          </table:table-cell>
          <table:table-cell office:value-type="float" office:value="11.47" calcext:value-type="float">
            <text:p>11.47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2M00S" calcext:value-type="time">
            <text:p>02:12:00</text:p>
          </table:table-cell>
          <table:table-cell office:value-type="string" calcext:value-type="string">
            <text:p>x20_Ca-5-4</text:p>
          </table:table-cell>
          <table:table-cell office:value-type="float" office:value="2534.81" calcext:value-type="float">
            <text:p>2534.81</text:p>
          </table:table-cell>
          <table:table-cell office:value-type="float" office:value="989.29" calcext:value-type="float">
            <text:p>989.29</text:p>
          </table:table-cell>
          <table:table-cell office:value-type="float" office:value="51.17586" calcext:value-type="float">
            <text:p>51.17586</text:p>
          </table:table-cell>
          <table:table-cell office:value-type="float" office:value="52.73769" calcext:value-type="float">
            <text:p>52.73769</text:p>
          </table:table-cell>
          <table:table-cell office:value-type="float" office:value="1260.66767" calcext:value-type="float">
            <text:p>1260.66767</text:p>
          </table:table-cell>
          <table:table-cell office:value-type="float" office:value="314.59722" calcext:value-type="float">
            <text:p>314.59722</text:p>
          </table:table-cell>
          <table:table-cell office:value-type="float" office:value="219.61412" calcext:value-type="float">
            <text:p>219.61412</text:p>
          </table:table-cell>
          <table:table-cell office:value-type="float" office:value="175585.06515" calcext:value-type="float">
            <text:p>175585.06515</text:p>
          </table:table-cell>
          <table:table-cell office:value-type="float" office:value="63797.71997" calcext:value-type="float">
            <text:p>63797.71997</text:p>
          </table:table-cell>
          <table:table-cell office:value-type="float" office:value="6354048.86107" calcext:value-type="float">
            <text:p>6354048.86107</text:p>
          </table:table-cell>
          <table:table-cell office:value-type="float" office:value="82029.54854" calcext:value-type="float">
            <text:p>82029.54854</text:p>
          </table:table-cell>
          <table:table-cell office:value-type="float" office:value="1471.96" calcext:value-type="float">
            <text:p>1471.96</text:p>
          </table:table-cell>
          <table:table-cell office:value-type="float" office:value="922.8" calcext:value-type="float">
            <text:p>922.8</text:p>
          </table:table-cell>
          <table:table-cell office:value-type="float" office:value="2549027.08538" calcext:value-type="float">
            <text:p>2549027.08538</text:p>
          </table:table-cell>
          <table:table-cell office:value-type="float" office:value="1742592.56801" calcext:value-type="float">
            <text:p>1742592.56801</text:p>
          </table:table-cell>
          <table:table-cell office:value-type="float" office:value="75985.928945" calcext:value-type="float">
            <text:p>75985.928945</text:p>
          </table:table-cell>
          <table:table-cell office:value-type="float" office:value="20998.177769" calcext:value-type="float">
            <text:p>20998.177769</text:p>
          </table:table-cell>
          <table:table-cell office:value-type="float" office:value="1805680.22377" calcext:value-type="float">
            <text:p>1805680.22377</text:p>
          </table:table-cell>
          <table:table-cell office:value-type="float" office:value="870881.22318" calcext:value-type="float">
            <text:p>870881.22318</text:p>
          </table:table-cell>
          <table:table-cell office:value-type="float" office:value="206150.44118" calcext:value-type="float">
            <text:p>206150.44118</text:p>
          </table:table-cell>
          <table:table-cell office:value-type="float" office:value="477716.43368" calcext:value-type="float">
            <text:p>477716.43368</text:p>
          </table:table-cell>
          <table:table-cell office:value-type="float" office:value="4916.16027" calcext:value-type="float">
            <text:p>4916.16027</text:p>
          </table:table-cell>
          <table:table-cell office:value-type="float" office:value="2297940.56525" calcext:value-type="float">
            <text:p>2297940.56525</text:p>
          </table:table-cell>
          <table:table-cell office:value-type="float" office:value="7791.38708" calcext:value-type="float">
            <text:p>7791.38708</text:p>
          </table:table-cell>
          <table:table-cell office:value-type="float" office:value="22138.67278" calcext:value-type="float">
            <text:p>22138.67278</text:p>
          </table:table-cell>
          <table:table-cell office:value-type="float" office:value="2538.6947" calcext:value-type="float">
            <text:p>2538.6947</text:p>
          </table:table-cell>
          <table:table-cell office:value-type="float" office:value="6959.98028" calcext:value-type="float">
            <text:p>6959.98028</text:p>
          </table:table-cell>
          <table:table-cell office:value-type="float" office:value="29.69311" calcext:value-type="float">
            <text:p>29.69311</text:p>
          </table:table-cell>
          <table:table-cell office:value-type="float" office:value="26.10385" calcext:value-type="float">
            <text:p>26.10385</text:p>
          </table:table-cell>
          <table:table-cell office:value-type="float" office:value="470.80465" calcext:value-type="float">
            <text:p>470.80465</text:p>
          </table:table-cell>
          <table:table-cell office:value-type="float" office:value="1641808.25142" calcext:value-type="float">
            <text:p>1641808.25142</text:p>
          </table:table-cell>
          <table:table-cell office:value-type="float" office:value="526761.21048" calcext:value-type="float">
            <text:p>526761.21048</text:p>
          </table:table-cell>
          <table:table-cell office:value-type="float" office:value="193761.72371" calcext:value-type="float">
            <text:p>193761.72371</text:p>
          </table:table-cell>
          <table:table-cell office:value-type="float" office:value="61685.15827" calcext:value-type="float">
            <text:p>61685.15827</text:p>
          </table:table-cell>
          <table:table-cell office:value-type="float" office:value="4.77" calcext:value-type="float">
            <text:p>4.77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3M00S" calcext:value-type="time">
            <text:p>02:13:00</text:p>
          </table:table-cell>
          <table:table-cell office:value-type="string" calcext:value-type="string">
            <text:p>x20_Ca-8-1</text:p>
          </table:table-cell>
          <table:table-cell office:value-type="float" office:value="2585" calcext:value-type="float">
            <text:p>2585</text:p>
          </table:table-cell>
          <table:table-cell office:value-type="float" office:value="1056.57" calcext:value-type="float">
            <text:p>1056.57</text:p>
          </table:table-cell>
          <table:table-cell office:value-type="float" office:value="34.11395" calcext:value-type="float">
            <text:p>34.11395</text:p>
          </table:table-cell>
          <table:table-cell office:value-type="float" office:value="43.28243" calcext:value-type="float">
            <text:p>43.28243</text:p>
          </table:table-cell>
          <table:table-cell office:value-type="float" office:value="811.83374" calcext:value-type="float">
            <text:p>811.83374</text:p>
          </table:table-cell>
          <table:table-cell office:value-type="float" office:value="204.35134" calcext:value-type="float">
            <text:p>204.35134</text:p>
          </table:table-cell>
          <table:table-cell office:value-type="float" office:value="208.64137" calcext:value-type="float">
            <text:p>208.64137</text:p>
          </table:table-cell>
          <table:table-cell office:value-type="float" office:value="101534.46825" calcext:value-type="float">
            <text:p>101534.46825</text:p>
          </table:table-cell>
          <table:table-cell office:value-type="float" office:value="38466.96249" calcext:value-type="float">
            <text:p>38466.96249</text:p>
          </table:table-cell>
          <table:table-cell office:value-type="float" office:value="3930141.10244" calcext:value-type="float">
            <text:p>3930141.10244</text:p>
          </table:table-cell>
          <table:table-cell office:value-type="float" office:value="49725.75775" calcext:value-type="float">
            <text:p>49725.75775</text:p>
          </table:table-cell>
          <table:table-cell office:value-type="float" office:value="1367.83" calcext:value-type="float">
            <text:p>1367.83</text:p>
          </table:table-cell>
          <table:table-cell office:value-type="float" office:value="885.57" calcext:value-type="float">
            <text:p>885.57</text:p>
          </table:table-cell>
          <table:table-cell office:value-type="float" office:value="2606601.98562" calcext:value-type="float">
            <text:p>2606601.98562</text:p>
          </table:table-cell>
          <table:table-cell office:value-type="float" office:value="1782452.7367" calcext:value-type="float">
            <text:p>1782452.7367</text:p>
          </table:table-cell>
          <table:table-cell office:value-type="float" office:value="77525.395026" calcext:value-type="float">
            <text:p>77525.395026</text:p>
          </table:table-cell>
          <table:table-cell office:value-type="float" office:value="21039.521467" calcext:value-type="float">
            <text:p>21039.521467</text:p>
          </table:table-cell>
          <table:table-cell office:value-type="float" office:value="1841735.35715" calcext:value-type="float">
            <text:p>1841735.35715</text:p>
          </table:table-cell>
          <table:table-cell office:value-type="float" office:value="927744.40583" calcext:value-type="float">
            <text:p>927744.40583</text:p>
          </table:table-cell>
          <table:table-cell office:value-type="float" office:value="219178.2368" calcext:value-type="float">
            <text:p>219178.2368</text:p>
          </table:table-cell>
          <table:table-cell office:value-type="float" office:value="465931.43094" calcext:value-type="float">
            <text:p>465931.43094</text:p>
          </table:table-cell>
          <table:table-cell office:value-type="float" office:value="5218.57933" calcext:value-type="float">
            <text:p>5218.57933</text:p>
          </table:table-cell>
          <table:table-cell office:value-type="float" office:value="2328729.39229" calcext:value-type="float">
            <text:p>2328729.39229</text:p>
          </table:table-cell>
          <table:table-cell office:value-type="float" office:value="7947.92817" calcext:value-type="float">
            <text:p>7947.92817</text:p>
          </table:table-cell>
          <table:table-cell office:value-type="float" office:value="22716.50505" calcext:value-type="float">
            <text:p>22716.50505</text:p>
          </table:table-cell>
          <table:table-cell office:value-type="float" office:value="2722.58316" calcext:value-type="float">
            <text:p>2722.58316</text:p>
          </table:table-cell>
          <table:table-cell office:value-type="float" office:value="7491.42911" calcext:value-type="float">
            <text:p>7491.42911</text:p>
          </table:table-cell>
          <table:table-cell office:value-type="float" office:value="33.02726" calcext:value-type="float">
            <text:p>33.02726</text:p>
          </table:table-cell>
          <table:table-cell office:value-type="float" office:value="18.06009" calcext:value-type="float">
            <text:p>18.06009</text:p>
          </table:table-cell>
          <table:table-cell office:value-type="float" office:value="470.44724" calcext:value-type="float">
            <text:p>470.44724</text:p>
          </table:table-cell>
          <table:table-cell office:value-type="float" office:value="1651434.39688" calcext:value-type="float">
            <text:p>1651434.39688</text:p>
          </table:table-cell>
          <table:table-cell office:value-type="float" office:value="527155.56574" calcext:value-type="float">
            <text:p>527155.56574</text:p>
          </table:table-cell>
          <table:table-cell office:value-type="float" office:value="203266.26129" calcext:value-type="float">
            <text:p>203266.26129</text:p>
          </table:table-cell>
          <table:table-cell office:value-type="float" office:value="64468.96396" calcext:value-type="float">
            <text:p>64468.96396</text:p>
          </table:table-cell>
          <table:table-cell office:value-type="float" office:value="9.42" calcext:value-type="float">
            <text:p>9.42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4M00S" calcext:value-type="time">
            <text:p>02:14:00</text:p>
          </table:table-cell>
          <table:table-cell office:value-type="string" calcext:value-type="string">
            <text:p>x20_Ca-8-2</text:p>
          </table:table-cell>
          <table:table-cell office:value-type="float" office:value="2651.13" calcext:value-type="float">
            <text:p>2651.13</text:p>
          </table:table-cell>
          <table:table-cell office:value-type="float" office:value="1075.14" calcext:value-type="float">
            <text:p>1075.14</text:p>
          </table:table-cell>
          <table:table-cell office:value-type="float" office:value="41.88422" calcext:value-type="float">
            <text:p>41.88422</text:p>
          </table:table-cell>
          <table:table-cell office:value-type="float" office:value="58.18174" calcext:value-type="float">
            <text:p>58.18174</text:p>
          </table:table-cell>
          <table:table-cell office:value-type="float" office:value="1129.5681" calcext:value-type="float">
            <text:p>1129.5681</text:p>
          </table:table-cell>
          <table:table-cell office:value-type="float" office:value="255.25664" calcext:value-type="float">
            <text:p>255.25664</text:p>
          </table:table-cell>
          <table:table-cell office:value-type="float" office:value="260.60082" calcext:value-type="float">
            <text:p>260.60082</text:p>
          </table:table-cell>
          <table:table-cell office:value-type="float" office:value="127826.42711" calcext:value-type="float">
            <text:p>127826.42711</text:p>
          </table:table-cell>
          <table:table-cell office:value-type="float" office:value="48382.75582" calcext:value-type="float">
            <text:p>48382.75582</text:p>
          </table:table-cell>
          <table:table-cell office:value-type="float" office:value="4853517.19815" calcext:value-type="float">
            <text:p>4853517.19815</text:p>
          </table:table-cell>
          <table:table-cell office:value-type="float" office:value="62364.99465" calcext:value-type="float">
            <text:p>62364.99465</text:p>
          </table:table-cell>
          <table:table-cell office:value-type="float" office:value="1558.22" calcext:value-type="float">
            <text:p>1558.22</text:p>
          </table:table-cell>
          <table:table-cell office:value-type="float" office:value="925.03" calcext:value-type="float">
            <text:p>925.03</text:p>
          </table:table-cell>
          <table:table-cell office:value-type="float" office:value="2694245.96262" calcext:value-type="float">
            <text:p>2694245.96262</text:p>
          </table:table-cell>
          <table:table-cell office:value-type="float" office:value="1841703.95373" calcext:value-type="float">
            <text:p>1841703.95373</text:p>
          </table:table-cell>
          <table:table-cell office:value-type="float" office:value="79367.318228" calcext:value-type="float">
            <text:p>79367.318228</text:p>
          </table:table-cell>
          <table:table-cell office:value-type="float" office:value="20897.319746" calcext:value-type="float">
            <text:p>20897.319746</text:p>
          </table:table-cell>
          <table:table-cell office:value-type="float" office:value="1886226.92572" calcext:value-type="float">
            <text:p>1886226.92572</text:p>
          </table:table-cell>
          <table:table-cell office:value-type="float" office:value="950303.52316" calcext:value-type="float">
            <text:p>950303.52316</text:p>
          </table:table-cell>
          <table:table-cell office:value-type="float" office:value="225015.37026" calcext:value-type="float">
            <text:p>225015.37026</text:p>
          </table:table-cell>
          <table:table-cell office:value-type="float" office:value="470737.89993" calcext:value-type="float">
            <text:p>470737.89993</text:p>
          </table:table-cell>
          <table:table-cell office:value-type="float" office:value="5250.84317" calcext:value-type="float">
            <text:p>5250.84317</text:p>
          </table:table-cell>
          <table:table-cell office:value-type="float" office:value="2361948.75484" calcext:value-type="float">
            <text:p>2361948.75484</text:p>
          </table:table-cell>
          <table:table-cell office:value-type="float" office:value="8221.12981" calcext:value-type="float">
            <text:p>8221.12981</text:p>
          </table:table-cell>
          <table:table-cell office:value-type="float" office:value="23418.81494" calcext:value-type="float">
            <text:p>23418.81494</text:p>
          </table:table-cell>
          <table:table-cell office:value-type="float" office:value="2794.54932" calcext:value-type="float">
            <text:p>2794.54932</text:p>
          </table:table-cell>
          <table:table-cell office:value-type="float" office:value="7674.30989" calcext:value-type="float">
            <text:p>7674.30989</text:p>
          </table:table-cell>
          <table:table-cell office:value-type="float" office:value="35.1354" calcext:value-type="float">
            <text:p>35.1354</text:p>
          </table:table-cell>
          <table:table-cell office:value-type="float" office:value="27.57153" calcext:value-type="float">
            <text:p>27.57153</text:p>
          </table:table-cell>
          <table:table-cell office:value-type="float" office:value="478.84892" calcext:value-type="float">
            <text:p>478.84892</text:p>
          </table:table-cell>
          <table:table-cell office:value-type="float" office:value="1691814.218" calcext:value-type="float">
            <text:p>1691814.218</text:p>
          </table:table-cell>
          <table:table-cell office:value-type="float" office:value="540499.46823" calcext:value-type="float">
            <text:p>540499.46823</text:p>
          </table:table-cell>
          <table:table-cell office:value-type="float" office:value="207860.99493" calcext:value-type="float">
            <text:p>207860.99493</text:p>
          </table:table-cell>
          <table:table-cell office:value-type="float" office:value="65930.87864" calcext:value-type="float">
            <text:p>65930.87864</text:p>
          </table:table-cell>
          <table:table-cell office:value-type="float" office:value="4.36" calcext:value-type="float">
            <text:p>4.36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5M00S" calcext:value-type="time">
            <text:p>02:15:00</text:p>
          </table:table-cell>
          <table:table-cell office:value-type="string" calcext:value-type="string">
            <text:p>x20_Ca-8-3</text:p>
          </table:table-cell>
          <table:table-cell office:value-type="float" office:value="2555.57" calcext:value-type="float">
            <text:p>2555.57</text:p>
          </table:table-cell>
          <table:table-cell office:value-type="float" office:value="1040.06" calcext:value-type="float">
            <text:p>1040.06</text:p>
          </table:table-cell>
          <table:table-cell office:value-type="float" office:value="47.50118" calcext:value-type="float">
            <text:p>47.50118</text:p>
          </table:table-cell>
          <table:table-cell office:value-type="float" office:value="60.78187" calcext:value-type="float">
            <text:p>60.78187</text:p>
          </table:table-cell>
          <table:table-cell office:value-type="float" office:value="985.93554" calcext:value-type="float">
            <text:p>985.93554</text:p>
          </table:table-cell>
          <table:table-cell office:value-type="float" office:value="214.37607" calcext:value-type="float">
            <text:p>214.37607</text:p>
          </table:table-cell>
          <table:table-cell office:value-type="float" office:value="245.48212" calcext:value-type="float">
            <text:p>245.48212</text:p>
          </table:table-cell>
          <table:table-cell office:value-type="float" office:value="147370.3138" calcext:value-type="float">
            <text:p>147370.3138</text:p>
          </table:table-cell>
          <table:table-cell office:value-type="float" office:value="55583.11174" calcext:value-type="float">
            <text:p>55583.11174</text:p>
          </table:table-cell>
          <table:table-cell office:value-type="float" office:value="5578595.65839" calcext:value-type="float">
            <text:p>5578595.65839</text:p>
          </table:table-cell>
          <table:table-cell office:value-type="float" office:value="71679.77064" calcext:value-type="float">
            <text:p>71679.77064</text:p>
          </table:table-cell>
          <table:table-cell office:value-type="float" office:value="1439.43" calcext:value-type="float">
            <text:p>1439.43</text:p>
          </table:table-cell>
          <table:table-cell office:value-type="float" office:value="839.81" calcext:value-type="float">
            <text:p>839.81</text:p>
          </table:table-cell>
          <table:table-cell office:value-type="float" office:value="2564692.14158" calcext:value-type="float">
            <text:p>2564692.14158</text:p>
          </table:table-cell>
          <table:table-cell office:value-type="float" office:value="1752661.55331" calcext:value-type="float">
            <text:p>1752661.55331</text:p>
          </table:table-cell>
          <table:table-cell office:value-type="float" office:value="76567.427758" calcext:value-type="float">
            <text:p>76567.427758</text:p>
          </table:table-cell>
          <table:table-cell office:value-type="float" office:value="21002.165107" calcext:value-type="float">
            <text:p>21002.165107</text:p>
          </table:table-cell>
          <table:table-cell office:value-type="float" office:value="1813745.96837" calcext:value-type="float">
            <text:p>1813745.96837</text:p>
          </table:table-cell>
          <table:table-cell office:value-type="float" office:value="911083.88107" calcext:value-type="float">
            <text:p>911083.88107</text:p>
          </table:table-cell>
          <table:table-cell office:value-type="float" office:value="215388.97115" calcext:value-type="float">
            <text:p>215388.97115</text:p>
          </table:table-cell>
          <table:table-cell office:value-type="float" office:value="455762.45541" calcext:value-type="float">
            <text:p>455762.45541</text:p>
          </table:table-cell>
          <table:table-cell office:value-type="float" office:value="4977.8627" calcext:value-type="float">
            <text:p>4977.8627</text:p>
          </table:table-cell>
          <table:table-cell office:value-type="float" office:value="2295979.34503" calcext:value-type="float">
            <text:p>2295979.34503</text:p>
          </table:table-cell>
          <table:table-cell office:value-type="float" office:value="7887.68326" calcext:value-type="float">
            <text:p>7887.68326</text:p>
          </table:table-cell>
          <table:table-cell office:value-type="float" office:value="22441.26829" calcext:value-type="float">
            <text:p>22441.26829</text:p>
          </table:table-cell>
          <table:table-cell office:value-type="float" office:value="2683.89884" calcext:value-type="float">
            <text:p>2683.89884</text:p>
          </table:table-cell>
          <table:table-cell office:value-type="float" office:value="7361.39705" calcext:value-type="float">
            <text:p>7361.39705</text:p>
          </table:table-cell>
          <table:table-cell office:value-type="float" office:value="35.04503" calcext:value-type="float">
            <text:p>35.04503</text:p>
          </table:table-cell>
          <table:table-cell office:value-type="float" office:value="28.14894" calcext:value-type="float">
            <text:p>28.14894</text:p>
          </table:table-cell>
          <table:table-cell office:value-type="float" office:value="465.01946" calcext:value-type="float">
            <text:p>465.01946</text:p>
          </table:table-cell>
          <table:table-cell office:value-type="float" office:value="1640410.97177" calcext:value-type="float">
            <text:p>1640410.97177</text:p>
          </table:table-cell>
          <table:table-cell office:value-type="float" office:value="526296.22385" calcext:value-type="float">
            <text:p>526296.22385</text:p>
          </table:table-cell>
          <table:table-cell office:value-type="float" office:value="201688.83447" calcext:value-type="float">
            <text:p>201688.83447</text:p>
          </table:table-cell>
          <table:table-cell office:value-type="float" office:value="64045.38586" calcext:value-type="float">
            <text:p>64045.38586</text:p>
          </table:table-cell>
          <table:table-cell office:value-type="float" office:value="6.86" calcext:value-type="float">
            <text:p>6.86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6M00S" calcext:value-type="time">
            <text:p>02:16:00</text:p>
          </table:table-cell>
          <table:table-cell office:value-type="string" calcext:value-type="string">
            <text:p>x20_Ca-8-4</text:p>
          </table:table-cell>
          <table:table-cell office:value-type="float" office:value="2526.82" calcext:value-type="float">
            <text:p>2526.82</text:p>
          </table:table-cell>
          <table:table-cell office:value-type="float" office:value="1021.13" calcext:value-type="float">
            <text:p>1021.13</text:p>
          </table:table-cell>
          <table:table-cell office:value-type="float" office:value="39.64472" calcext:value-type="float">
            <text:p>39.64472</text:p>
          </table:table-cell>
          <table:table-cell office:value-type="float" office:value="56.15717" calcext:value-type="float">
            <text:p>56.15717</text:p>
          </table:table-cell>
          <table:table-cell office:value-type="float" office:value="1127.71454" calcext:value-type="float">
            <text:p>1127.71454</text:p>
          </table:table-cell>
          <table:table-cell office:value-type="float" office:value="270.46514" calcext:value-type="float">
            <text:p>270.46514</text:p>
          </table:table-cell>
          <table:table-cell office:value-type="float" office:value="235.71738" calcext:value-type="float">
            <text:p>235.71738</text:p>
          </table:table-cell>
          <table:table-cell office:value-type="float" office:value="173022.21363" calcext:value-type="float">
            <text:p>173022.21363</text:p>
          </table:table-cell>
          <table:table-cell office:value-type="float" office:value="63861.48774" calcext:value-type="float">
            <text:p>63861.48774</text:p>
          </table:table-cell>
          <table:table-cell office:value-type="float" office:value="6403827.46146" calcext:value-type="float">
            <text:p>6403827.46146</text:p>
          </table:table-cell>
          <table:table-cell office:value-type="float" office:value="82169.0272" calcext:value-type="float">
            <text:p>82169.0272</text:p>
          </table:table-cell>
          <table:table-cell office:value-type="float" office:value="1510.97" calcext:value-type="float">
            <text:p>1510.97</text:p>
          </table:table-cell>
          <table:table-cell office:value-type="float" office:value="859.49" calcext:value-type="float">
            <text:p>859.49</text:p>
          </table:table-cell>
          <table:table-cell office:value-type="float" office:value="2568391.68292" calcext:value-type="float">
            <text:p>2568391.68292</text:p>
          </table:table-cell>
          <table:table-cell office:value-type="float" office:value="1754788.19136" calcext:value-type="float">
            <text:p>1754788.19136</text:p>
          </table:table-cell>
          <table:table-cell office:value-type="float" office:value="76399.308713" calcext:value-type="float">
            <text:p>76399.308713</text:p>
          </table:table-cell>
          <table:table-cell office:value-type="float" office:value="21058.875522" calcext:value-type="float">
            <text:p>21058.875522</text:p>
          </table:table-cell>
          <table:table-cell office:value-type="float" office:value="1805213.19402" calcext:value-type="float">
            <text:p>1805213.19402</text:p>
          </table:table-cell>
          <table:table-cell office:value-type="float" office:value="884367.29341" calcext:value-type="float">
            <text:p>884367.29341</text:p>
          </table:table-cell>
          <table:table-cell office:value-type="float" office:value="209824.10409" calcext:value-type="float">
            <text:p>209824.10409</text:p>
          </table:table-cell>
          <table:table-cell office:value-type="float" office:value="453328.66147" calcext:value-type="float">
            <text:p>453328.66147</text:p>
          </table:table-cell>
          <table:table-cell office:value-type="float" office:value="4764.22962" calcext:value-type="float">
            <text:p>4764.22962</text:p>
          </table:table-cell>
          <table:table-cell office:value-type="float" office:value="2236282.50624" calcext:value-type="float">
            <text:p>2236282.50624</text:p>
          </table:table-cell>
          <table:table-cell office:value-type="float" office:value="7856.90808" calcext:value-type="float">
            <text:p>7856.90808</text:p>
          </table:table-cell>
          <table:table-cell office:value-type="float" office:value="22283.03701" calcext:value-type="float">
            <text:p>22283.03701</text:p>
          </table:table-cell>
          <table:table-cell office:value-type="float" office:value="2605.52623" calcext:value-type="float">
            <text:p>2605.52623</text:p>
          </table:table-cell>
          <table:table-cell office:value-type="float" office:value="7136.93272" calcext:value-type="float">
            <text:p>7136.93272</text:p>
          </table:table-cell>
          <table:table-cell office:value-type="float" office:value="28.79271" calcext:value-type="float">
            <text:p>28.79271</text:p>
          </table:table-cell>
          <table:table-cell office:value-type="float" office:value="24.23291" calcext:value-type="float">
            <text:p>24.23291</text:p>
          </table:table-cell>
          <table:table-cell office:value-type="float" office:value="472.22286" calcext:value-type="float">
            <text:p>472.22286</text:p>
          </table:table-cell>
          <table:table-cell office:value-type="float" office:value="1646193.83797" calcext:value-type="float">
            <text:p>1646193.83797</text:p>
          </table:table-cell>
          <table:table-cell office:value-type="float" office:value="527164.09963" calcext:value-type="float">
            <text:p>527164.09963</text:p>
          </table:table-cell>
          <table:table-cell office:value-type="float" office:value="197365.07989" calcext:value-type="float">
            <text:p>197365.07989</text:p>
          </table:table-cell>
          <table:table-cell office:value-type="float" office:value="62853.20234" calcext:value-type="float">
            <text:p>62853.20234</text:p>
          </table:table-cell>
          <table:table-cell office:value-type="float" office:value="9.59" calcext:value-type="float">
            <text:p>9.59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1M00S" calcext:value-type="time">
            <text:p>01:01:00</text:p>
          </table:table-cell>
          <table:table-cell office:value-type="string" calcext:value-type="string">
            <text:p>Blank</text:p>
          </table:table-cell>
          <table:table-cell office:value-type="float" office:value="56.29" calcext:value-type="float">
            <text:p>56.29</text:p>
          </table:table-cell>
          <table:table-cell office:value-type="float" office:value="22.39" calcext:value-type="float">
            <text:p>22.39</text:p>
          </table:table-cell>
          <table:table-cell office:value-type="float" office:value="37.10939" calcext:value-type="float">
            <text:p>37.10939</text:p>
          </table:table-cell>
          <table:table-cell office:value-type="float" office:value="20.13587" calcext:value-type="float">
            <text:p>20.13587</text:p>
          </table:table-cell>
          <table:table-cell office:value-type="float" office:value="332.32542" calcext:value-type="float">
            <text:p>332.32542</text:p>
          </table:table-cell>
          <table:table-cell office:value-type="float" office:value="184.79229" calcext:value-type="float">
            <text:p>184.79229</text:p>
          </table:table-cell>
          <table:table-cell office:value-type="float" office:value="213.93627" calcext:value-type="float">
            <text:p>213.93627</text:p>
          </table:table-cell>
          <table:table-cell office:value-type="float" office:value="20.71583" calcext:value-type="float">
            <text:p>20.71583</text:p>
          </table:table-cell>
          <table:table-cell office:value-type="float" office:value="85.57679" calcext:value-type="float">
            <text:p>85.57679</text:p>
          </table:table-cell>
          <table:table-cell office:value-type="float" office:value="207.48885" calcext:value-type="float">
            <text:p>207.48885</text:p>
          </table:table-cell>
          <table:table-cell office:value-type="float" office:value="77.4807" calcext:value-type="float">
            <text:p>77.4807</text:p>
          </table:table-cell>
          <table:table-cell office:value-type="float" office:value="444.83" calcext:value-type="float">
            <text:p>444.83</text:p>
          </table:table-cell>
          <table:table-cell office:value-type="float" office:value="384.68" calcext:value-type="float">
            <text:p>384.68</text:p>
          </table:table-cell>
          <table:table-cell office:value-type="float" office:value="70.62142" calcext:value-type="float">
            <text:p>70.62142</text:p>
          </table:table-cell>
          <table:table-cell office:value-type="float" office:value="46923.6448" calcext:value-type="float">
            <text:p>46923.6448</text:p>
          </table:table-cell>
          <table:table-cell office:value-type="float" office:value="11083.933531" calcext:value-type="float">
            <text:p>11083.933531</text:p>
          </table:table-cell>
          <table:table-cell office:value-type="float" office:value="21705.749783" calcext:value-type="float">
            <text:p>21705.749783</text:p>
          </table:table-cell>
          <table:table-cell office:value-type="float" office:value="68.90929" calcext:value-type="float">
            <text:p>68.90929</text:p>
          </table:table-cell>
          <table:table-cell office:value-type="float" office:value="24.30315" calcext:value-type="float">
            <text:p>24.30315</text:p>
          </table:table-cell>
          <table:table-cell office:value-type="float" office:value="53.96549" calcext:value-type="float">
            <text:p>53.96549</text:p>
          </table:table-cell>
          <table:table-cell office:value-type="float" office:value="40.78193" calcext:value-type="float">
            <text:p>40.78193</text:p>
          </table:table-cell>
          <table:table-cell office:value-type="float" office:value="96.53464" calcext:value-type="float">
            <text:p>96.53464</text:p>
          </table:table-cell>
          <table:table-cell office:value-type="float" office:value="1037.44931" calcext:value-type="float">
            <text:p>1037.44931</text:p>
          </table:table-cell>
          <table:table-cell office:value-type="float" office:value="9.55787" calcext:value-type="float">
            <text:p>9.55787</text:p>
          </table:table-cell>
          <table:table-cell office:value-type="float" office:value="19.23901" calcext:value-type="float">
            <text:p>19.23901</text:p>
          </table:table-cell>
          <table:table-cell office:value-type="float" office:value="6.71412" calcext:value-type="float">
            <text:p>6.71412</text:p>
          </table:table-cell>
          <table:table-cell office:value-type="float" office:value="10.32366" calcext:value-type="float">
            <text:p>10.32366</text:p>
          </table:table-cell>
          <table:table-cell office:value-type="float" office:value="19.45043" calcext:value-type="float">
            <text:p>19.45043</text:p>
          </table:table-cell>
          <table:table-cell office:value-type="float" office:value="18.09298" calcext:value-type="float">
            <text:p>18.09298</text:p>
          </table:table-cell>
          <table:table-cell office:value-type="float" office:value="454.35085" calcext:value-type="float">
            <text:p>454.35085</text:p>
          </table:table-cell>
          <table:table-cell office:value-type="float" office:value="601.70288" calcext:value-type="float">
            <text:p>601.70288</text:p>
          </table:table-cell>
          <table:table-cell office:value-type="float" office:value="97.86756" calcext:value-type="float">
            <text:p>97.86756</text:p>
          </table:table-cell>
          <table:table-cell office:value-type="float" office:value="395.28105" calcext:value-type="float">
            <text:p>395.28105</text:p>
          </table:table-cell>
          <table:table-cell office:value-type="float" office:value="144.34747" calcext:value-type="float">
            <text:p>144.34747</text:p>
          </table:table-cell>
          <table:table-cell office:value-type="float" office:value="6.86" calcext:value-type="float">
            <text:p>6.86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2M00S" calcext:value-type="time">
            <text:p>01:02:00</text:p>
          </table:table-cell>
          <table:table-cell office:value-type="string" calcext:value-type="string">
            <text:p>IAPSOx20</text:p>
          </table:table-cell>
          <table:table-cell office:value-type="float" office:value="3095.72" calcext:value-type="float">
            <text:p>3095.72</text:p>
          </table:table-cell>
          <table:table-cell office:value-type="float" office:value="1237.03" calcext:value-type="float">
            <text:p>1237.03</text:p>
          </table:table-cell>
          <table:table-cell office:value-type="float" office:value="226.61594" calcext:value-type="float">
            <text:p>226.61594</text:p>
          </table:table-cell>
          <table:table-cell office:value-type="float" office:value="552.02919" calcext:value-type="float">
            <text:p>552.02919</text:p>
          </table:table-cell>
          <table:table-cell office:value-type="float" office:value="12623.7361" calcext:value-type="float">
            <text:p>12623.7361</text:p>
          </table:table-cell>
          <table:table-cell office:value-type="float" office:value="1517.10919" calcext:value-type="float">
            <text:p>1517.10919</text:p>
          </table:table-cell>
          <table:table-cell office:value-type="float" office:value="872.23984" calcext:value-type="float">
            <text:p>872.23984</text:p>
          </table:table-cell>
          <table:table-cell office:value-type="float" office:value="116699.92852" calcext:value-type="float">
            <text:p>116699.92852</text:p>
          </table:table-cell>
          <table:table-cell office:value-type="float" office:value="43097.99672" calcext:value-type="float">
            <text:p>43097.99672</text:p>
          </table:table-cell>
          <table:table-cell office:value-type="float" office:value="4367578.92235" calcext:value-type="float">
            <text:p>4367578.92235</text:p>
          </table:table-cell>
          <table:table-cell office:value-type="float" office:value="55674.93003" calcext:value-type="float">
            <text:p>55674.93003</text:p>
          </table:table-cell>
          <table:table-cell office:value-type="float" office:value="1495.27" calcext:value-type="float">
            <text:p>1495.27</text:p>
          </table:table-cell>
          <table:table-cell office:value-type="float" office:value="894.28" calcext:value-type="float">
            <text:p>894.28</text:p>
          </table:table-cell>
          <table:table-cell office:value-type="float" office:value="2911758.13379" calcext:value-type="float">
            <text:p>2911758.13379</text:p>
          </table:table-cell>
          <table:table-cell office:value-type="float" office:value="1990495.03938" calcext:value-type="float">
            <text:p>1990495.03938</text:p>
          </table:table-cell>
          <table:table-cell office:value-type="float" office:value="85627.047918" calcext:value-type="float">
            <text:p>85627.047918</text:p>
          </table:table-cell>
          <table:table-cell office:value-type="float" office:value="21066.016876" calcext:value-type="float">
            <text:p>21066.016876</text:p>
          </table:table-cell>
          <table:table-cell office:value-type="float" office:value="2067722.00004" calcext:value-type="float">
            <text:p>2067722.00004</text:p>
          </table:table-cell>
          <table:table-cell office:value-type="float" office:value="1020549.22069" calcext:value-type="float">
            <text:p>1020549.22069</text:p>
          </table:table-cell>
          <table:table-cell office:value-type="float" office:value="242224.64427" calcext:value-type="float">
            <text:p>242224.64427</text:p>
          </table:table-cell>
          <table:table-cell office:value-type="float" office:value="494702.15346" calcext:value-type="float">
            <text:p>494702.15346</text:p>
          </table:table-cell>
          <table:table-cell office:value-type="float" office:value="5306.28584" calcext:value-type="float">
            <text:p>5306.28584</text:p>
          </table:table-cell>
          <table:table-cell office:value-type="float" office:value="2376773.48504" calcext:value-type="float">
            <text:p>2376773.48504</text:p>
          </table:table-cell>
          <table:table-cell office:value-type="float" office:value="9260.046" calcext:value-type="float">
            <text:p>9260.046</text:p>
          </table:table-cell>
          <table:table-cell office:value-type="float" office:value="26405.47149" calcext:value-type="float">
            <text:p>26405.47149</text:p>
          </table:table-cell>
          <table:table-cell office:value-type="float" office:value="3051.31108" calcext:value-type="float">
            <text:p>3051.31108</text:p>
          </table:table-cell>
          <table:table-cell office:value-type="float" office:value="8402.53757" calcext:value-type="float">
            <text:p>8402.53757</text:p>
          </table:table-cell>
          <table:table-cell office:value-type="float" office:value="71.62687" calcext:value-type="float">
            <text:p>71.62687</text:p>
          </table:table-cell>
          <table:table-cell office:value-type="float" office:value="133.27889" calcext:value-type="float">
            <text:p>133.27889</text:p>
          </table:table-cell>
          <table:table-cell office:value-type="float" office:value="1066.87297" calcext:value-type="float">
            <text:p>1066.87297</text:p>
          </table:table-cell>
          <table:table-cell office:value-type="float" office:value="1894225.43532" calcext:value-type="float">
            <text:p>1894225.43532</text:p>
          </table:table-cell>
          <table:table-cell office:value-type="float" office:value="603898.82091" calcext:value-type="float">
            <text:p>603898.82091</text:p>
          </table:table-cell>
          <table:table-cell office:value-type="float" office:value="227063.15159" calcext:value-type="float">
            <text:p>227063.15159</text:p>
          </table:table-cell>
          <table:table-cell office:value-type="float" office:value="71926.86133" calcext:value-type="float">
            <text:p>71926.86133</text:p>
          </table:table-cell>
          <table:table-cell office:value-type="float" office:value="9.79" calcext:value-type="float">
            <text:p>9.79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3M00S" calcext:value-type="time">
            <text:p>01:03:00</text:p>
          </table:table-cell>
          <table:table-cell office:value-type="string" calcext:value-type="string">
            <text:p>IAPSOx12</text:p>
          </table:table-cell>
          <table:table-cell office:value-type="float" office:value="4643.14" calcext:value-type="float">
            <text:p>4643.14</text:p>
          </table:table-cell>
          <table:table-cell office:value-type="float" office:value="1857.89" calcext:value-type="float">
            <text:p>1857.89</text:p>
          </table:table-cell>
          <table:table-cell office:value-type="float" office:value="323.98121" calcext:value-type="float">
            <text:p>323.98121</text:p>
          </table:table-cell>
          <table:table-cell office:value-type="float" office:value="809.85694" calcext:value-type="float">
            <text:p>809.85694</text:p>
          </table:table-cell>
          <table:table-cell office:value-type="float" office:value="18856.32445" calcext:value-type="float">
            <text:p>18856.32445</text:p>
          </table:table-cell>
          <table:table-cell office:value-type="float" office:value="2222.97294" calcext:value-type="float">
            <text:p>2222.97294</text:p>
          </table:table-cell>
          <table:table-cell office:value-type="float" office:value="1244.09257" calcext:value-type="float">
            <text:p>1244.09257</text:p>
          </table:table-cell>
          <table:table-cell office:value-type="float" office:value="173377.85356" calcext:value-type="float">
            <text:p>173377.85356</text:p>
          </table:table-cell>
          <table:table-cell office:value-type="float" office:value="64917.24678" calcext:value-type="float">
            <text:p>64917.24678</text:p>
          </table:table-cell>
          <table:table-cell office:value-type="float" office:value="6484806.52203" calcext:value-type="float">
            <text:p>6484806.52203</text:p>
          </table:table-cell>
          <table:table-cell office:value-type="float" office:value="83837.02749" calcext:value-type="float">
            <text:p>83837.02749</text:p>
          </table:table-cell>
          <table:table-cell office:value-type="float" office:value="2055.15" calcext:value-type="float">
            <text:p>2055.15</text:p>
          </table:table-cell>
          <table:table-cell office:value-type="float" office:value="1140.56" calcext:value-type="float">
            <text:p>1140.56</text:p>
          </table:table-cell>
          <table:table-cell office:value-type="float" office:value="4566189.29063" calcext:value-type="float">
            <text:p>4566189.29063</text:p>
          </table:table-cell>
          <table:table-cell office:value-type="float" office:value="3196818.27285" calcext:value-type="float">
            <text:p>3196818.27285</text:p>
          </table:table-cell>
          <table:table-cell office:value-type="float" office:value="118000.312845" calcext:value-type="float">
            <text:p>118000.312845</text:p>
          </table:table-cell>
          <table:table-cell office:value-type="float" office:value="20641.140778" calcext:value-type="float">
            <text:p>20641.140778</text:p>
          </table:table-cell>
          <table:table-cell office:value-type="float" office:value="2894741.31454" calcext:value-type="float">
            <text:p>2894741.31454</text:p>
          </table:table-cell>
          <table:table-cell office:value-type="float" office:value="1502056.1756" calcext:value-type="float">
            <text:p>1502056.1756</text:p>
          </table:table-cell>
          <table:table-cell office:value-type="float" office:value="352810.41221" calcext:value-type="float">
            <text:p>352810.41221</text:p>
          </table:table-cell>
          <table:table-cell office:value-type="float" office:value="741824.21748" calcext:value-type="float">
            <text:p>741824.21748</text:p>
          </table:table-cell>
          <table:table-cell office:value-type="float" office:value="9594.79276" calcext:value-type="float">
            <text:p>9594.79276</text:p>
          </table:table-cell>
          <table:table-cell office:value-type="float" office:value="3469673.89239" calcext:value-type="float">
            <text:p>3469673.89239</text:p>
          </table:table-cell>
          <table:table-cell office:value-type="float" office:value="13866.93691" calcext:value-type="float">
            <text:p>13866.93691</text:p>
          </table:table-cell>
          <table:table-cell office:value-type="float" office:value="39417.78482" calcext:value-type="float">
            <text:p>39417.78482</text:p>
          </table:table-cell>
          <table:table-cell office:value-type="float" office:value="4597.2729" calcext:value-type="float">
            <text:p>4597.2729</text:p>
          </table:table-cell>
          <table:table-cell office:value-type="float" office:value="12679.09851" calcext:value-type="float">
            <text:p>12679.09851</text:p>
          </table:table-cell>
          <table:table-cell office:value-type="float" office:value="102.52325" calcext:value-type="float">
            <text:p>102.52325</text:p>
          </table:table-cell>
          <table:table-cell office:value-type="float" office:value="195.28036" calcext:value-type="float">
            <text:p>195.28036</text:p>
          </table:table-cell>
          <table:table-cell office:value-type="float" office:value="1361.78262" calcext:value-type="float">
            <text:p>1361.78262</text:p>
          </table:table-cell>
          <table:table-cell office:value-type="float" office:value="2823381.04309" calcext:value-type="float">
            <text:p>2823381.04309</text:p>
          </table:table-cell>
          <table:table-cell office:value-type="float" office:value="899031.93132" calcext:value-type="float">
            <text:p>899031.93132</text:p>
          </table:table-cell>
          <table:table-cell office:value-type="float" office:value="343051.96655" calcext:value-type="float">
            <text:p>343051.96655</text:p>
          </table:table-cell>
          <table:table-cell office:value-type="float" office:value="108299.40939" calcext:value-type="float">
            <text:p>108299.40939</text:p>
          </table:table-cell>
          <table:table-cell office:value-type="float" office:value="11.57" calcext:value-type="float">
            <text:p>11.57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4M00S" calcext:value-type="time">
            <text:p>01:04:00</text:p>
          </table:table-cell>
          <table:table-cell office:value-type="string" calcext:value-type="string">
            <text:p>IAPSOx11</text:p>
          </table:table-cell>
          <table:table-cell office:value-type="float" office:value="4894.65" calcext:value-type="float">
            <text:p>4894.65</text:p>
          </table:table-cell>
          <table:table-cell office:value-type="float" office:value="2043.33" calcext:value-type="float">
            <text:p>2043.33</text:p>
          </table:table-cell>
          <table:table-cell office:value-type="float" office:value="350.31732" calcext:value-type="float">
            <text:p>350.31732</text:p>
          </table:table-cell>
          <table:table-cell office:value-type="float" office:value="865.21223" calcext:value-type="float">
            <text:p>865.21223</text:p>
          </table:table-cell>
          <table:table-cell office:value-type="float" office:value="20117.45856" calcext:value-type="float">
            <text:p>20117.45856</text:p>
          </table:table-cell>
          <table:table-cell office:value-type="float" office:value="2487.12654" calcext:value-type="float">
            <text:p>2487.12654</text:p>
          </table:table-cell>
          <table:table-cell office:value-type="float" office:value="1377.02684" calcext:value-type="float">
            <text:p>1377.02684</text:p>
          </table:table-cell>
          <table:table-cell office:value-type="float" office:value="183783.01384" calcext:value-type="float">
            <text:p>183783.01384</text:p>
          </table:table-cell>
          <table:table-cell office:value-type="float" office:value="71707.70272" calcext:value-type="float">
            <text:p>71707.70272</text:p>
          </table:table-cell>
          <table:table-cell office:value-type="float" office:value="7156542.26001" calcext:value-type="float">
            <text:p>7156542.26001</text:p>
          </table:table-cell>
          <table:table-cell office:value-type="float" office:value="92678.23807" calcext:value-type="float">
            <text:p>92678.23807</text:p>
          </table:table-cell>
          <table:table-cell office:value-type="float" office:value="2215.68" calcext:value-type="float">
            <text:p>2215.68</text:p>
          </table:table-cell>
          <table:table-cell office:value-type="float" office:value="1252.52" calcext:value-type="float">
            <text:p>1252.52</text:p>
          </table:table-cell>
          <table:table-cell office:value-type="float" office:value="4875397.14493" calcext:value-type="float">
            <text:p>4875397.14493</text:p>
          </table:table-cell>
          <table:table-cell office:value-type="float" office:value="3419014.94035" calcext:value-type="float">
            <text:p>3419014.94035</text:p>
          </table:table-cell>
          <table:table-cell office:value-type="float" office:value="123814.521898" calcext:value-type="float">
            <text:p>123814.521898</text:p>
          </table:table-cell>
          <table:table-cell office:value-type="float" office:value="20509.79332" calcext:value-type="float">
            <text:p>20509.79332</text:p>
          </table:table-cell>
          <table:table-cell office:value-type="float" office:value="3040470.46884" calcext:value-type="float">
            <text:p>3040470.46884</text:p>
          </table:table-cell>
          <table:table-cell office:value-type="float" office:value="1648959.60711" calcext:value-type="float">
            <text:p>1648959.60711</text:p>
          </table:table-cell>
          <table:table-cell office:value-type="float" office:value="386693.65743" calcext:value-type="float">
            <text:p>386693.65743</text:p>
          </table:table-cell>
          <table:table-cell office:value-type="float" office:value="790488.19887" calcext:value-type="float">
            <text:p>790488.19887</text:p>
          </table:table-cell>
          <table:table-cell office:value-type="float" office:value="11019.42925" calcext:value-type="float">
            <text:p>11019.42925</text:p>
          </table:table-cell>
          <table:table-cell office:value-type="float" office:value="3798693.56511" calcext:value-type="float">
            <text:p>3798693.56511</text:p>
          </table:table-cell>
          <table:table-cell office:value-type="float" office:value="14629.45988" calcext:value-type="float">
            <text:p>14629.45988</text:p>
          </table:table-cell>
          <table:table-cell office:value-type="float" office:value="41632.46036" calcext:value-type="float">
            <text:p>41632.46036</text:p>
          </table:table-cell>
          <table:table-cell office:value-type="float" office:value="5070.73035" calcext:value-type="float">
            <text:p>5070.73035</text:p>
          </table:table-cell>
          <table:table-cell office:value-type="float" office:value="14017.0608" calcext:value-type="float">
            <text:p>14017.0608</text:p>
          </table:table-cell>
          <table:table-cell office:value-type="float" office:value="93.93795" calcext:value-type="float">
            <text:p>93.93795</text:p>
          </table:table-cell>
          <table:table-cell office:value-type="float" office:value="197.26958" calcext:value-type="float">
            <text:p>197.26958</text:p>
          </table:table-cell>
          <table:table-cell office:value-type="float" office:value="1387.54492" calcext:value-type="float">
            <text:p>1387.54492</text:p>
          </table:table-cell>
          <table:table-cell office:value-type="float" office:value="2990105.38911" calcext:value-type="float">
            <text:p>2990105.38911</text:p>
          </table:table-cell>
          <table:table-cell office:value-type="float" office:value="952230.99933" calcext:value-type="float">
            <text:p>952230.99933</text:p>
          </table:table-cell>
          <table:table-cell office:value-type="float" office:value="379369.3803" calcext:value-type="float">
            <text:p>379369.3803</text:p>
          </table:table-cell>
          <table:table-cell office:value-type="float" office:value="119902.44474" calcext:value-type="float">
            <text:p>119902.44474</text:p>
          </table:table-cell>
          <table:table-cell office:value-type="float" office:value="15.97" calcext:value-type="float">
            <text:p>15.97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5M00S" calcext:value-type="time">
            <text:p>01:05:00</text:p>
          </table:table-cell>
          <table:table-cell office:value-type="string" calcext:value-type="string">
            <text:p>IAPSOx10</text:p>
          </table:table-cell>
          <table:table-cell office:value-type="float" office:value="5460.42" calcext:value-type="float">
            <text:p>5460.42</text:p>
          </table:table-cell>
          <table:table-cell office:value-type="float" office:value="2269.33" calcext:value-type="float">
            <text:p>2269.33</text:p>
          </table:table-cell>
          <table:table-cell office:value-type="float" office:value="385.14744" calcext:value-type="float">
            <text:p>385.14744</text:p>
          </table:table-cell>
          <table:table-cell office:value-type="float" office:value="963.37361" calcext:value-type="float">
            <text:p>963.37361</text:p>
          </table:table-cell>
          <table:table-cell office:value-type="float" office:value="22258.70887" calcext:value-type="float">
            <text:p>22258.70887</text:p>
          </table:table-cell>
          <table:table-cell office:value-type="float" office:value="2696.61596" calcext:value-type="float">
            <text:p>2696.61596</text:p>
          </table:table-cell>
          <table:table-cell office:value-type="float" office:value="1480.08002" calcext:value-type="float">
            <text:p>1480.08002</text:p>
          </table:table-cell>
          <table:table-cell office:value-type="float" office:value="203992.75805" calcext:value-type="float">
            <text:p>203992.75805</text:p>
          </table:table-cell>
          <table:table-cell office:value-type="float" office:value="79614.57001" calcext:value-type="float">
            <text:p>79614.57001</text:p>
          </table:table-cell>
          <table:table-cell office:value-type="float" office:value="7948348.35507" calcext:value-type="float">
            <text:p>7948348.35507</text:p>
          </table:table-cell>
          <table:table-cell office:value-type="float" office:value="102938.73752" calcext:value-type="float">
            <text:p>102938.73752</text:p>
          </table:table-cell>
          <table:table-cell office:value-type="float" office:value="2403.32" calcext:value-type="float">
            <text:p>2403.32</text:p>
          </table:table-cell>
          <table:table-cell office:value-type="float" office:value="1341.9" calcext:value-type="float">
            <text:p>1341.9</text:p>
          </table:table-cell>
          <table:table-cell office:value-type="float" office:value="5416647.69576" calcext:value-type="float">
            <text:p>5416647.69576</text:p>
          </table:table-cell>
          <table:table-cell office:value-type="float" office:value="3830179.61821" calcext:value-type="float">
            <text:p>3830179.61821</text:p>
          </table:table-cell>
          <table:table-cell office:value-type="float" office:value="134777.624718" calcext:value-type="float">
            <text:p>134777.624718</text:p>
          </table:table-cell>
          <table:table-cell office:value-type="float" office:value="20342.709981" calcext:value-type="float">
            <text:p>20342.709981</text:p>
          </table:table-cell>
          <table:table-cell office:value-type="float" office:value="3311836.11636" calcext:value-type="float">
            <text:p>3311836.11636</text:p>
          </table:table-cell>
          <table:table-cell office:value-type="float" office:value="1815658.34688" calcext:value-type="float">
            <text:p>1815658.34688</text:p>
          </table:table-cell>
          <table:table-cell office:value-type="float" office:value="424729.52303" calcext:value-type="float">
            <text:p>424729.52303</text:p>
          </table:table-cell>
          <table:table-cell office:value-type="float" office:value="872925.20402" calcext:value-type="float">
            <text:p>872925.20402</text:p>
          </table:table-cell>
          <table:table-cell office:value-type="float" office:value="12757.13547" calcext:value-type="float">
            <text:p>12757.13547</text:p>
          </table:table-cell>
          <table:table-cell office:value-type="float" office:value="4159086.41209" calcext:value-type="float">
            <text:p>4159086.41209</text:p>
          </table:table-cell>
          <table:table-cell office:value-type="float" office:value="16333.59231" calcext:value-type="float">
            <text:p>16333.59231</text:p>
          </table:table-cell>
          <table:table-cell office:value-type="float" office:value="46550.69384" calcext:value-type="float">
            <text:p>46550.69384</text:p>
          </table:table-cell>
          <table:table-cell office:value-type="float" office:value="5652.00982" calcext:value-type="float">
            <text:p>5652.00982</text:p>
          </table:table-cell>
          <table:table-cell office:value-type="float" office:value="15627.39829" calcext:value-type="float">
            <text:p>15627.39829</text:p>
          </table:table-cell>
          <table:table-cell office:value-type="float" office:value="110.25022" calcext:value-type="float">
            <text:p>110.25022</text:p>
          </table:table-cell>
          <table:table-cell office:value-type="float" office:value="219.96765" calcext:value-type="float">
            <text:p>219.96765</text:p>
          </table:table-cell>
          <table:table-cell office:value-type="float" office:value="1497.74312" calcext:value-type="float">
            <text:p>1497.74312</text:p>
          </table:table-cell>
          <table:table-cell office:value-type="float" office:value="3330343.22499" calcext:value-type="float">
            <text:p>3330343.22499</text:p>
          </table:table-cell>
          <table:table-cell office:value-type="float" office:value="1058784.1252" calcext:value-type="float">
            <text:p>1058784.1252</text:p>
          </table:table-cell>
          <table:table-cell office:value-type="float" office:value="421621.4624" calcext:value-type="float">
            <text:p>421621.4624</text:p>
          </table:table-cell>
          <table:table-cell office:value-type="float" office:value="133192.37452" calcext:value-type="float">
            <text:p>133192.37452</text:p>
          </table:table-cell>
          <table:table-cell office:value-type="float" office:value="14.19" calcext:value-type="float">
            <text:p>14.19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6M00S" calcext:value-type="time">
            <text:p>01:06:00</text:p>
          </table:table-cell>
          <table:table-cell office:value-type="string" calcext:value-type="string">
            <text:p>IAPSOx9</text:p>
          </table:table-cell>
          <table:table-cell office:value-type="float" office:value="5893.07" calcext:value-type="float">
            <text:p>5893.07</text:p>
          </table:table-cell>
          <table:table-cell office:value-type="float" office:value="2361.66" calcext:value-type="float">
            <text:p>2361.66</text:p>
          </table:table-cell>
          <table:table-cell office:value-type="float" office:value="407.33658" calcext:value-type="float">
            <text:p>407.33658</text:p>
          </table:table-cell>
          <table:table-cell office:value-type="float" office:value="1041.16885" calcext:value-type="float">
            <text:p>1041.16885</text:p>
          </table:table-cell>
          <table:table-cell office:value-type="float" office:value="24032.5199" calcext:value-type="float">
            <text:p>24032.5199</text:p>
          </table:table-cell>
          <table:table-cell office:value-type="float" office:value="2865.1543" calcext:value-type="float">
            <text:p>2865.1543</text:p>
          </table:table-cell>
          <table:table-cell office:value-type="float" office:value="1547.43446" calcext:value-type="float">
            <text:p>1547.43446</text:p>
          </table:table-cell>
          <table:table-cell office:value-type="float" office:value="220745.29801" calcext:value-type="float">
            <text:p>220745.29801</text:p>
          </table:table-cell>
          <table:table-cell office:value-type="float" office:value="83034.29345" calcext:value-type="float">
            <text:p>83034.29345</text:p>
          </table:table-cell>
          <table:table-cell office:value-type="float" office:value="8272097.30826" calcext:value-type="float">
            <text:p>8272097.30826</text:p>
          </table:table-cell>
          <table:table-cell office:value-type="float" office:value="107750.06153" calcext:value-type="float">
            <text:p>107750.06153</text:p>
          </table:table-cell>
          <table:table-cell office:value-type="float" office:value="2603.48" calcext:value-type="float">
            <text:p>2603.48</text:p>
          </table:table-cell>
          <table:table-cell office:value-type="float" office:value="1348.65" calcext:value-type="float">
            <text:p>1348.65</text:p>
          </table:table-cell>
          <table:table-cell office:value-type="float" office:value="5904059.04508" calcext:value-type="float">
            <text:p>5904059.04508</text:p>
          </table:table-cell>
          <table:table-cell office:value-type="float" office:value="4194543.97612" calcext:value-type="float">
            <text:p>4194543.97612</text:p>
          </table:table-cell>
          <table:table-cell office:value-type="float" office:value="143810.113777" calcext:value-type="float">
            <text:p>143810.113777</text:p>
          </table:table-cell>
          <table:table-cell office:value-type="float" office:value="20299.669557" calcext:value-type="float">
            <text:p>20299.669557</text:p>
          </table:table-cell>
          <table:table-cell office:value-type="float" office:value="3528685.20743" calcext:value-type="float">
            <text:p>3528685.20743</text:p>
          </table:table-cell>
          <table:table-cell office:value-type="float" office:value="1882472.60962" calcext:value-type="float">
            <text:p>1882472.60962</text:p>
          </table:table-cell>
          <table:table-cell office:value-type="float" office:value="442393.54312" calcext:value-type="float">
            <text:p>442393.54312</text:p>
          </table:table-cell>
          <table:table-cell office:value-type="float" office:value="944399.958" calcext:value-type="float">
            <text:p>944399.958</text:p>
          </table:table-cell>
          <table:table-cell office:value-type="float" office:value="13437.49945" calcext:value-type="float">
            <text:p>13437.49945</text:p>
          </table:table-cell>
          <table:table-cell office:value-type="float" office:value="4335269.58137" calcext:value-type="float">
            <text:p>4335269.58137</text:p>
          </table:table-cell>
          <table:table-cell office:value-type="float" office:value="17682.26441" calcext:value-type="float">
            <text:p>17682.26441</text:p>
          </table:table-cell>
          <table:table-cell office:value-type="float" office:value="50404.26166" calcext:value-type="float">
            <text:p>50404.26166</text:p>
          </table:table-cell>
          <table:table-cell office:value-type="float" office:value="5878.34847" calcext:value-type="float">
            <text:p>5878.34847</text:p>
          </table:table-cell>
          <table:table-cell office:value-type="float" office:value="16255.93673" calcext:value-type="float">
            <text:p>16255.93673</text:p>
          </table:table-cell>
          <table:table-cell office:value-type="float" office:value="114.46285" calcext:value-type="float">
            <text:p>114.46285</text:p>
          </table:table-cell>
          <table:table-cell office:value-type="float" office:value="235.10283" calcext:value-type="float">
            <text:p>235.10283</text:p>
          </table:table-cell>
          <table:table-cell office:value-type="float" office:value="1590.99224" calcext:value-type="float">
            <text:p>1590.99224</text:p>
          </table:table-cell>
          <table:table-cell office:value-type="float" office:value="3603313.6685" calcext:value-type="float">
            <text:p>3603313.6685</text:p>
          </table:table-cell>
          <table:table-cell office:value-type="float" office:value="1145961.66965" calcext:value-type="float">
            <text:p>1145961.66965</text:p>
          </table:table-cell>
          <table:table-cell office:value-type="float" office:value="440752.39667" calcext:value-type="float">
            <text:p>440752.39667</text:p>
          </table:table-cell>
          <table:table-cell office:value-type="float" office:value="139139.07535" calcext:value-type="float">
            <text:p>139139.07535</text:p>
          </table:table-cell>
          <table:table-cell office:value-type="float" office:value="7.11" calcext:value-type="float">
            <text:p>7.11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7M00S" calcext:value-type="time">
            <text:p>01:07:00</text:p>
          </table:table-cell>
          <table:table-cell office:value-type="string" calcext:value-type="string">
            <text:p>IAPSOx8</text:p>
          </table:table-cell>
          <table:table-cell office:value-type="float" office:value="6866.23" calcext:value-type="float">
            <text:p>6866.23</text:p>
          </table:table-cell>
          <table:table-cell office:value-type="float" office:value="2861.68" calcext:value-type="float">
            <text:p>2861.68</text:p>
          </table:table-cell>
          <table:table-cell office:value-type="float" office:value="475.37185" calcext:value-type="float">
            <text:p>475.37185</text:p>
          </table:table-cell>
          <table:table-cell office:value-type="float" office:value="1245.39476" calcext:value-type="float">
            <text:p>1245.39476</text:p>
          </table:table-cell>
          <table:table-cell office:value-type="float" office:value="29033.66414" calcext:value-type="float">
            <text:p>29033.66414</text:p>
          </table:table-cell>
          <table:table-cell office:value-type="float" office:value="3455.71277" calcext:value-type="float">
            <text:p>3455.71277</text:p>
          </table:table-cell>
          <table:table-cell office:value-type="float" office:value="1894.46212" calcext:value-type="float">
            <text:p>1894.46212</text:p>
          </table:table-cell>
          <table:table-cell office:value-type="float" office:value="257491.29614" calcext:value-type="float">
            <text:p>257491.29614</text:p>
          </table:table-cell>
          <table:table-cell office:value-type="float" office:value="100462.25757" calcext:value-type="float">
            <text:p>100462.25757</text:p>
          </table:table-cell>
          <table:table-cell office:value-type="float" office:value="9925367.71192" calcext:value-type="float">
            <text:p>9925367.71192</text:p>
          </table:table-cell>
          <table:table-cell office:value-type="float" office:value="129908.18794" calcext:value-type="float">
            <text:p>129908.18794</text:p>
          </table:table-cell>
          <table:table-cell office:value-type="float" office:value="2988.13" calcext:value-type="float">
            <text:p>2988.13</text:p>
          </table:table-cell>
          <table:table-cell office:value-type="float" office:value="1619.93" calcext:value-type="float">
            <text:p>1619.93</text:p>
          </table:table-cell>
          <table:table-cell office:value-type="float" office:value="6881983.1618" calcext:value-type="float">
            <text:p>6881983.1618</text:p>
          </table:table-cell>
          <table:table-cell office:value-type="float" office:value="4946343.49293" calcext:value-type="float">
            <text:p>4946343.49293</text:p>
          </table:table-cell>
          <table:table-cell office:value-type="float" office:value="162634.794439" calcext:value-type="float">
            <text:p>162634.794439</text:p>
          </table:table-cell>
          <table:table-cell office:value-type="float" office:value="19996.829318" calcext:value-type="float">
            <text:p>19996.829318</text:p>
          </table:table-cell>
          <table:table-cell office:value-type="float" office:value="3975100.36835" calcext:value-type="float">
            <text:p>3975100.36835</text:p>
          </table:table-cell>
          <table:table-cell office:value-type="float" office:value="2239813.61646" calcext:value-type="float">
            <text:p>2239813.61646</text:p>
          </table:table-cell>
          <table:table-cell office:value-type="float" office:value="518474.23119" calcext:value-type="float">
            <text:p>518474.23119</text:p>
          </table:table-cell>
          <table:table-cell office:value-type="float" office:value="1086889.31177" calcext:value-type="float">
            <text:p>1086889.31177</text:p>
          </table:table-cell>
          <table:table-cell office:value-type="float" office:value="16934.20415" calcext:value-type="float">
            <text:p>16934.20415</text:p>
          </table:table-cell>
          <table:table-cell office:value-type="float" office:value="4973774.00506" calcext:value-type="float">
            <text:p>4973774.00506</text:p>
          </table:table-cell>
          <table:table-cell office:value-type="float" office:value="20892.58995" calcext:value-type="float">
            <text:p>20892.58995</text:p>
          </table:table-cell>
          <table:table-cell office:value-type="float" office:value="59640.72506" calcext:value-type="float">
            <text:p>59640.72506</text:p>
          </table:table-cell>
          <table:table-cell office:value-type="float" office:value="7153.74294" calcext:value-type="float">
            <text:p>7153.74294</text:p>
          </table:table-cell>
          <table:table-cell office:value-type="float" office:value="19773.46386" calcext:value-type="float">
            <text:p>19773.46386</text:p>
          </table:table-cell>
          <table:table-cell office:value-type="float" office:value="130.97399" calcext:value-type="float">
            <text:p>130.97399</text:p>
          </table:table-cell>
          <table:table-cell office:value-type="float" office:value="276.22463" calcext:value-type="float">
            <text:p>276.22463</text:p>
          </table:table-cell>
          <table:table-cell office:value-type="float" office:value="1800.98428" calcext:value-type="float">
            <text:p>1800.98428</text:p>
          </table:table-cell>
          <table:table-cell office:value-type="float" office:value="4187141.30457" calcext:value-type="float">
            <text:p>4187141.30457</text:p>
          </table:table-cell>
          <table:table-cell office:value-type="float" office:value="1339283.11024" calcext:value-type="float">
            <text:p>1339283.11024</text:p>
          </table:table-cell>
          <table:table-cell office:value-type="float" office:value="527763.29923" calcext:value-type="float">
            <text:p>527763.29923</text:p>
          </table:table-cell>
          <table:table-cell office:value-type="float" office:value="168196.51176" calcext:value-type="float">
            <text:p>168196.51176</text:p>
          </table:table-cell>
          <table:table-cell office:value-type="float" office:value="8.11" calcext:value-type="float">
            <text:p>8.11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8M00S" calcext:value-type="time">
            <text:p>01:08:00</text:p>
          </table:table-cell>
          <table:table-cell office:value-type="string" calcext:value-type="string">
            <text:p>x25_Ca_x1</text:p>
          </table:table-cell>
          <table:table-cell office:value-type="float" office:value="2342.61" calcext:value-type="float">
            <text:p>2342.61</text:p>
          </table:table-cell>
          <table:table-cell office:value-type="float" office:value="952.99" calcext:value-type="float">
            <text:p>952.99</text:p>
          </table:table-cell>
          <table:table-cell office:value-type="float" office:value="191.04197" calcext:value-type="float">
            <text:p>191.04197</text:p>
          </table:table-cell>
          <table:table-cell office:value-type="float" office:value="426.95857" calcext:value-type="float">
            <text:p>426.95857</text:p>
          </table:table-cell>
          <table:table-cell office:value-type="float" office:value="9790.01168" calcext:value-type="float">
            <text:p>9790.01168</text:p>
          </table:table-cell>
          <table:table-cell office:value-type="float" office:value="1244.22496" calcext:value-type="float">
            <text:p>1244.22496</text:p>
          </table:table-cell>
          <table:table-cell office:value-type="float" office:value="714.06565" calcext:value-type="float">
            <text:p>714.06565</text:p>
          </table:table-cell>
          <table:table-cell office:value-type="float" office:value="87615.81934" calcext:value-type="float">
            <text:p>87615.81934</text:p>
          </table:table-cell>
          <table:table-cell office:value-type="float" office:value="33273.02439" calcext:value-type="float">
            <text:p>33273.02439</text:p>
          </table:table-cell>
          <table:table-cell office:value-type="float" office:value="3396879.60092" calcext:value-type="float">
            <text:p>3396879.60092</text:p>
          </table:table-cell>
          <table:table-cell office:value-type="float" office:value="42579.95038" calcext:value-type="float">
            <text:p>42579.95038</text:p>
          </table:table-cell>
          <table:table-cell office:value-type="float" office:value="1332.08" calcext:value-type="float">
            <text:p>1332.08</text:p>
          </table:table-cell>
          <table:table-cell office:value-type="float" office:value="780.97" calcext:value-type="float">
            <text:p>780.97</text:p>
          </table:table-cell>
          <table:table-cell office:value-type="float" office:value="2164669.43857" calcext:value-type="float">
            <text:p>2164669.43857</text:p>
          </table:table-cell>
          <table:table-cell office:value-type="float" office:value="1474374.13565" calcext:value-type="float">
            <text:p>1474374.13565</text:p>
          </table:table-cell>
          <table:table-cell office:value-type="float" office:value="68465.99808" calcext:value-type="float">
            <text:p>68465.99808</text:p>
          </table:table-cell>
          <table:table-cell office:value-type="float" office:value="21084.432521" calcext:value-type="float">
            <text:p>21084.432521</text:p>
          </table:table-cell>
          <table:table-cell office:value-type="float" office:value="1594788.73844" calcext:value-type="float">
            <text:p>1594788.73844</text:p>
          </table:table-cell>
          <table:table-cell office:value-type="float" office:value="793097.68293" calcext:value-type="float">
            <text:p>793097.68293</text:p>
          </table:table-cell>
          <table:table-cell office:value-type="float" office:value="187382.94332" calcext:value-type="float">
            <text:p>187382.94332</text:p>
          </table:table-cell>
          <table:table-cell office:value-type="float" office:value="370697.89767" calcext:value-type="float">
            <text:p>370697.89767</text:p>
          </table:table-cell>
          <table:table-cell office:value-type="float" office:value="3806.97545" calcext:value-type="float">
            <text:p>3806.97545</text:p>
          </table:table-cell>
          <table:table-cell office:value-type="float" office:value="1895504.68698" calcext:value-type="float">
            <text:p>1895504.68698</text:p>
          </table:table-cell>
          <table:table-cell office:value-type="float" office:value="6862.6566" calcext:value-type="float">
            <text:p>6862.6566</text:p>
          </table:table-cell>
          <table:table-cell office:value-type="float" office:value="19595.07452" calcext:value-type="float">
            <text:p>19595.07452</text:p>
          </table:table-cell>
          <table:table-cell office:value-type="float" office:value="2328.4325" calcext:value-type="float">
            <text:p>2328.4325</text:p>
          </table:table-cell>
          <table:table-cell office:value-type="float" office:value="6400.64983" calcext:value-type="float">
            <text:p>6400.64983</text:p>
          </table:table-cell>
          <table:table-cell office:value-type="float" office:value="56.16708" calcext:value-type="float">
            <text:p>56.16708</text:p>
          </table:table-cell>
          <table:table-cell office:value-type="float" office:value="107.90723" calcext:value-type="float">
            <text:p>107.90723</text:p>
          </table:table-cell>
          <table:table-cell office:value-type="float" office:value="912.28445" calcext:value-type="float">
            <text:p>912.28445</text:p>
          </table:table-cell>
          <table:table-cell office:value-type="float" office:value="1426617.11337" calcext:value-type="float">
            <text:p>1426617.11337</text:p>
          </table:table-cell>
          <table:table-cell office:value-type="float" office:value="458017.92214" calcext:value-type="float">
            <text:p>458017.92214</text:p>
          </table:table-cell>
          <table:table-cell office:value-type="float" office:value="174194.033" calcext:value-type="float">
            <text:p>174194.033</text:p>
          </table:table-cell>
          <table:table-cell office:value-type="float" office:value="55167.96146" calcext:value-type="float">
            <text:p>55167.96146</text:p>
          </table:table-cell>
          <table:table-cell office:value-type="float" office:value="12.24" calcext:value-type="float">
            <text:p>12.24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9M00S" calcext:value-type="time">
            <text:p>01:09:00</text:p>
          </table:table-cell>
          <table:table-cell office:value-type="string" calcext:value-type="string">
            <text:p>x20_Ca_x1</text:p>
          </table:table-cell>
          <table:table-cell office:value-type="float" office:value="2957.03" calcext:value-type="float">
            <text:p>2957.03</text:p>
          </table:table-cell>
          <table:table-cell office:value-type="float" office:value="1211.84" calcext:value-type="float">
            <text:p>1211.84</text:p>
          </table:table-cell>
          <table:table-cell office:value-type="float" office:value="215.57448" calcext:value-type="float">
            <text:p>215.57448</text:p>
          </table:table-cell>
          <table:table-cell office:value-type="float" office:value="530.79381" calcext:value-type="float">
            <text:p>530.79381</text:p>
          </table:table-cell>
          <table:table-cell office:value-type="float" office:value="12364.77665" calcext:value-type="float">
            <text:p>12364.77665</text:p>
          </table:table-cell>
          <table:table-cell office:value-type="float" office:value="1561.47201" calcext:value-type="float">
            <text:p>1561.47201</text:p>
          </table:table-cell>
          <table:table-cell office:value-type="float" office:value="852.43721" calcext:value-type="float">
            <text:p>852.43721</text:p>
          </table:table-cell>
          <table:table-cell office:value-type="float" office:value="112097.83644" calcext:value-type="float">
            <text:p>112097.83644</text:p>
          </table:table-cell>
          <table:table-cell office:value-type="float" office:value="42658.26855" calcext:value-type="float">
            <text:p>42658.26855</text:p>
          </table:table-cell>
          <table:table-cell office:value-type="float" office:value="4338836.16669" calcext:value-type="float">
            <text:p>4338836.16669</text:p>
          </table:table-cell>
          <table:table-cell office:value-type="float" office:value="54722.70608" calcext:value-type="float">
            <text:p>54722.70608</text:p>
          </table:table-cell>
          <table:table-cell office:value-type="float" office:value="1508.26" calcext:value-type="float">
            <text:p>1508.26</text:p>
          </table:table-cell>
          <table:table-cell office:value-type="float" office:value="953.96" calcext:value-type="float">
            <text:p>953.96</text:p>
          </table:table-cell>
          <table:table-cell office:value-type="float" office:value="2831711.94678" calcext:value-type="float">
            <text:p>2831711.94678</text:p>
          </table:table-cell>
          <table:table-cell office:value-type="float" office:value="1937762.08454" calcext:value-type="float">
            <text:p>1937762.08454</text:p>
          </table:table-cell>
          <table:table-cell office:value-type="float" office:value="82558.512667" calcext:value-type="float">
            <text:p>82558.512667</text:p>
          </table:table-cell>
          <table:table-cell office:value-type="float" office:value="20753.950531" calcext:value-type="float">
            <text:p>20753.950531</text:p>
          </table:table-cell>
          <table:table-cell office:value-type="float" office:value="1980349.25048" calcext:value-type="float">
            <text:p>1980349.25048</text:p>
          </table:table-cell>
          <table:table-cell office:value-type="float" office:value="1005989.50618" calcext:value-type="float">
            <text:p>1005989.50618</text:p>
          </table:table-cell>
          <table:table-cell office:value-type="float" office:value="237277.1649" calcext:value-type="float">
            <text:p>237277.1649</text:p>
          </table:table-cell>
          <table:table-cell office:value-type="float" office:value="472569.2277" calcext:value-type="float">
            <text:p>472569.2277</text:p>
          </table:table-cell>
          <table:table-cell office:value-type="float" office:value="5390.72667" calcext:value-type="float">
            <text:p>5390.72667</text:p>
          </table:table-cell>
          <table:table-cell office:value-type="float" office:value="2378538.25254" calcext:value-type="float">
            <text:p>2378538.25254</text:p>
          </table:table-cell>
          <table:table-cell office:value-type="float" office:value="8850.25431" calcext:value-type="float">
            <text:p>8850.25431</text:p>
          </table:table-cell>
          <table:table-cell office:value-type="float" office:value="25235.07199" calcext:value-type="float">
            <text:p>25235.07199</text:p>
          </table:table-cell>
          <table:table-cell office:value-type="float" office:value="3020.06077" calcext:value-type="float">
            <text:p>3020.06077</text:p>
          </table:table-cell>
          <table:table-cell office:value-type="float" office:value="8272.34335" calcext:value-type="float">
            <text:p>8272.34335</text:p>
          </table:table-cell>
          <table:table-cell office:value-type="float" office:value="70.92215" calcext:value-type="float">
            <text:p>70.92215</text:p>
          </table:table-cell>
          <table:table-cell office:value-type="float" office:value="127.06722" calcext:value-type="float">
            <text:p>127.06722</text:p>
          </table:table-cell>
          <table:table-cell office:value-type="float" office:value="1029.43781" calcext:value-type="float">
            <text:p>1029.43781</text:p>
          </table:table-cell>
          <table:table-cell office:value-type="float" office:value="1807617.96573" calcext:value-type="float">
            <text:p>1807617.96573</text:p>
          </table:table-cell>
          <table:table-cell office:value-type="float" office:value="578353.02056" calcext:value-type="float">
            <text:p>578353.02056</text:p>
          </table:table-cell>
          <table:table-cell office:value-type="float" office:value="222990.96042" calcext:value-type="float">
            <text:p>222990.96042</text:p>
          </table:table-cell>
          <table:table-cell office:value-type="float" office:value="70544.83535" calcext:value-type="float">
            <text:p>70544.83535</text:p>
          </table:table-cell>
          <table:table-cell office:value-type="float" office:value="10.68" calcext:value-type="float">
            <text:p>10.68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0M00S" calcext:value-type="time">
            <text:p>01:10:00</text:p>
          </table:table-cell>
          <table:table-cell office:value-type="string" calcext:value-type="string">
            <text:p>x15_Ca_x1</text:p>
          </table:table-cell>
          <table:table-cell office:value-type="float" office:value="3393.76" calcext:value-type="float">
            <text:p>3393.76</text:p>
          </table:table-cell>
          <table:table-cell office:value-type="float" office:value="1407.69" calcext:value-type="float">
            <text:p>1407.69</text:p>
          </table:table-cell>
          <table:table-cell office:value-type="float" office:value="251.97722" calcext:value-type="float">
            <text:p>251.97722</text:p>
          </table:table-cell>
          <table:table-cell office:value-type="float" office:value="612.55179" calcext:value-type="float">
            <text:p>612.55179</text:p>
          </table:table-cell>
          <table:table-cell office:value-type="float" office:value="14019.66173" calcext:value-type="float">
            <text:p>14019.66173</text:p>
          </table:table-cell>
          <table:table-cell office:value-type="float" office:value="1749.52192" calcext:value-type="float">
            <text:p>1749.52192</text:p>
          </table:table-cell>
          <table:table-cell office:value-type="float" office:value="989.37669" calcext:value-type="float">
            <text:p>989.37669</text:p>
          </table:table-cell>
          <table:table-cell office:value-type="float" office:value="127472.05632" calcext:value-type="float">
            <text:p>127472.05632</text:p>
          </table:table-cell>
          <table:table-cell office:value-type="float" office:value="49130.00602" calcext:value-type="float">
            <text:p>49130.00602</text:p>
          </table:table-cell>
          <table:table-cell office:value-type="float" office:value="4936125.50672" calcext:value-type="float">
            <text:p>4936125.50672</text:p>
          </table:table-cell>
          <table:table-cell office:value-type="float" office:value="63528.68236" calcext:value-type="float">
            <text:p>63528.68236</text:p>
          </table:table-cell>
          <table:table-cell office:value-type="float" office:value="1607.97" calcext:value-type="float">
            <text:p>1607.97</text:p>
          </table:table-cell>
          <table:table-cell office:value-type="float" office:value="995.97" calcext:value-type="float">
            <text:p>995.97</text:p>
          </table:table-cell>
          <table:table-cell office:value-type="float" office:value="3324401.18478" calcext:value-type="float">
            <text:p>3324401.18478</text:p>
          </table:table-cell>
          <table:table-cell office:value-type="float" office:value="2279310.29581" calcext:value-type="float">
            <text:p>2279310.29581</text:p>
          </table:table-cell>
          <table:table-cell office:value-type="float" office:value="92563.279266" calcext:value-type="float">
            <text:p>92563.279266</text:p>
          </table:table-cell>
          <table:table-cell office:value-type="float" office:value="20857.020863" calcext:value-type="float">
            <text:p>20857.020863</text:p>
          </table:table-cell>
          <table:table-cell office:value-type="float" office:value="2241042.56346" calcext:value-type="float">
            <text:p>2241042.56346</text:p>
          </table:table-cell>
          <table:table-cell office:value-type="float" office:value="1152624.03014" calcext:value-type="float">
            <text:p>1152624.03014</text:p>
          </table:table-cell>
          <table:table-cell office:value-type="float" office:value="273475.41064" calcext:value-type="float">
            <text:p>273475.41064</text:p>
          </table:table-cell>
          <table:table-cell office:value-type="float" office:value="555225.29588" calcext:value-type="float">
            <text:p>555225.29588</text:p>
          </table:table-cell>
          <table:table-cell office:value-type="float" office:value="6749.91042" calcext:value-type="float">
            <text:p>6749.91042</text:p>
          </table:table-cell>
          <table:table-cell office:value-type="float" office:value="2733834.40158" calcext:value-type="float">
            <text:p>2733834.40158</text:p>
          </table:table-cell>
          <table:table-cell office:value-type="float" office:value="9960.14517" calcext:value-type="float">
            <text:p>9960.14517</text:p>
          </table:table-cell>
          <table:table-cell office:value-type="float" office:value="28430.1562" calcext:value-type="float">
            <text:p>28430.1562</text:p>
          </table:table-cell>
          <table:table-cell office:value-type="float" office:value="3426.60339" calcext:value-type="float">
            <text:p>3426.60339</text:p>
          </table:table-cell>
          <table:table-cell office:value-type="float" office:value="9480.48573" calcext:value-type="float">
            <text:p>9480.48573</text:p>
          </table:table-cell>
          <table:table-cell office:value-type="float" office:value="79.45421" calcext:value-type="float">
            <text:p>79.45421</text:p>
          </table:table-cell>
          <table:table-cell office:value-type="float" office:value="146.58429" calcext:value-type="float">
            <text:p>146.58429</text:p>
          </table:table-cell>
          <table:table-cell office:value-type="float" office:value="1111.221" calcext:value-type="float">
            <text:p>1111.221</text:p>
          </table:table-cell>
          <table:table-cell office:value-type="float" office:value="2076502.80901" calcext:value-type="float">
            <text:p>2076502.80901</text:p>
          </table:table-cell>
          <table:table-cell office:value-type="float" office:value="660318.26761" calcext:value-type="float">
            <text:p>660318.26761</text:p>
          </table:table-cell>
          <table:table-cell office:value-type="float" office:value="259156.51071" calcext:value-type="float">
            <text:p>259156.51071</text:p>
          </table:table-cell>
          <table:table-cell office:value-type="float" office:value="81947.38149" calcext:value-type="float">
            <text:p>81947.38149</text:p>
          </table:table-cell>
          <table:table-cell office:value-type="float" office:value="6.94" calcext:value-type="float">
            <text:p>6.94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21M00S" calcext:value-type="time">
            <text:p>01:21:00</text:p>
          </table:table-cell>
          <table:table-cell office:value-type="string" calcext:value-type="string">
            <text:p>x10_PF_std</text:p>
          </table:table-cell>
          <table:table-cell office:value-type="float" office:value="80.86" calcext:value-type="float">
            <text:p>80.86</text:p>
          </table:table-cell>
          <table:table-cell office:value-type="float" office:value="28.55" calcext:value-type="float">
            <text:p>28.55</text:p>
          </table:table-cell>
          <table:table-cell office:value-type="float" office:value="30.4392" calcext:value-type="float">
            <text:p>30.4392</text:p>
          </table:table-cell>
          <table:table-cell office:value-type="float" office:value="16.04075" calcext:value-type="float">
            <text:p>16.04075</text:p>
          </table:table-cell>
          <table:table-cell office:value-type="float" office:value="381.44808" calcext:value-type="float">
            <text:p>381.44808</text:p>
          </table:table-cell>
          <table:table-cell office:value-type="float" office:value="247.73096" calcext:value-type="float">
            <text:p>247.73096</text:p>
          </table:table-cell>
          <table:table-cell office:value-type="float" office:value="232.05591" calcext:value-type="float">
            <text:p>232.05591</text:p>
          </table:table-cell>
          <table:table-cell office:value-type="float" office:value="36163.76467" calcext:value-type="float">
            <text:p>36163.76467</text:p>
          </table:table-cell>
          <table:table-cell office:value-type="float" office:value="13116.41691" calcext:value-type="float">
            <text:p>13116.41691</text:p>
          </table:table-cell>
          <table:table-cell office:value-type="float" office:value="1326155.84395" calcext:value-type="float">
            <text:p>1326155.84395</text:p>
          </table:table-cell>
          <table:table-cell office:value-type="float" office:value="16665.63617" calcext:value-type="float">
            <text:p>16665.63617</text:p>
          </table:table-cell>
          <table:table-cell office:value-type="float" office:value="546.32" calcext:value-type="float">
            <text:p>546.32</text:p>
          </table:table-cell>
          <table:table-cell office:value-type="float" office:value="374.7" calcext:value-type="float">
            <text:p>374.7</text:p>
          </table:table-cell>
          <table:table-cell office:value-type="float" office:value="1322448.4831" calcext:value-type="float">
            <text:p>1322448.4831</text:p>
          </table:table-cell>
          <table:table-cell office:value-type="float" office:value="887202.55036" calcext:value-type="float">
            <text:p>887202.55036</text:p>
          </table:table-cell>
          <table:table-cell office:value-type="float" office:value="11527.533877" calcext:value-type="float">
            <text:p>11527.533877</text:p>
          </table:table-cell>
          <table:table-cell office:value-type="float" office:value="21476.116737" calcext:value-type="float">
            <text:p>21476.116737</text:p>
          </table:table-cell>
          <table:table-cell office:value-type="float" office:value="126891.00152" calcext:value-type="float">
            <text:p>126891.00152</text:p>
          </table:table-cell>
          <table:table-cell office:value-type="float" office:value="60016.67166" calcext:value-type="float">
            <text:p>60016.67166</text:p>
          </table:table-cell>
          <table:table-cell office:value-type="float" office:value="14319.75637" calcext:value-type="float">
            <text:p>14319.75637</text:p>
          </table:table-cell>
          <table:table-cell office:value-type="float" office:value="1238.21329" calcext:value-type="float">
            <text:p>1238.21329</text:p>
          </table:table-cell>
          <table:table-cell office:value-type="float" office:value="126.62157" calcext:value-type="float">
            <text:p>126.62157</text:p>
          </table:table-cell>
          <table:table-cell office:value-type="float" office:value="16541.23447" calcext:value-type="float">
            <text:p>16541.23447</text:p>
          </table:table-cell>
          <table:table-cell office:value-type="float" office:value="33.0442" calcext:value-type="float">
            <text:p>33.0442</text:p>
          </table:table-cell>
          <table:table-cell office:value-type="float" office:value="26.51499" calcext:value-type="float">
            <text:p>26.51499</text:p>
          </table:table-cell>
          <table:table-cell office:value-type="float" office:value="10.5773" calcext:value-type="float">
            <text:p>10.5773</text:p>
          </table:table-cell>
          <table:table-cell office:value-type="float" office:value="12.63306" calcext:value-type="float">
            <text:p>12.63306</text:p>
          </table:table-cell>
          <table:table-cell office:value-type="float" office:value="22.97785" calcext:value-type="float">
            <text:p>22.97785</text:p>
          </table:table-cell>
          <table:table-cell office:value-type="float" office:value="16.37568" calcext:value-type="float">
            <text:p>16.37568</text:p>
          </table:table-cell>
          <table:table-cell office:value-type="float" office:value="455.48314" calcext:value-type="float">
            <text:p>455.48314</text:p>
          </table:table-cell>
          <table:table-cell office:value-type="float" office:value="5992.66598" calcext:value-type="float">
            <text:p>5992.66598</text:p>
          </table:table-cell>
          <table:table-cell office:value-type="float" office:value="2514.5511" calcext:value-type="float">
            <text:p>2514.5511</text:p>
          </table:table-cell>
          <table:table-cell office:value-type="float" office:value="830.4567" calcext:value-type="float">
            <text:p>830.4567</text:p>
          </table:table-cell>
          <table:table-cell office:value-type="float" office:value="387.37378" calcext:value-type="float">
            <text:p>387.37378</text:p>
          </table:table-cell>
          <table:table-cell office:value-type="float" office:value="13.38" calcext:value-type="float">
            <text:p>13.38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22M00S" calcext:value-type="time">
            <text:p>01:22:00</text:p>
          </table:table-cell>
          <table:table-cell office:value-type="string" calcext:value-type="string">
            <text:p>x7_PF_std</text:p>
          </table:table-cell>
          <table:table-cell office:value-type="float" office:value="61.31" calcext:value-type="float">
            <text:p>61.31</text:p>
          </table:table-cell>
          <table:table-cell office:value-type="float" office:value="26.05" calcext:value-type="float">
            <text:p>26.05</text:p>
          </table:table-cell>
          <table:table-cell office:value-type="float" office:value="32.66621" calcext:value-type="float">
            <text:p>32.66621</text:p>
          </table:table-cell>
          <table:table-cell office:value-type="float" office:value="18.57004" calcext:value-type="float">
            <text:p>18.57004</text:p>
          </table:table-cell>
          <table:table-cell office:value-type="float" office:value="357.66366" calcext:value-type="float">
            <text:p>357.66366</text:p>
          </table:table-cell>
          <table:table-cell office:value-type="float" office:value="221.61936" calcext:value-type="float">
            <text:p>221.61936</text:p>
          </table:table-cell>
          <table:table-cell office:value-type="float" office:value="198.98518" calcext:value-type="float">
            <text:p>198.98518</text:p>
          </table:table-cell>
          <table:table-cell office:value-type="float" office:value="49481.11504" calcext:value-type="float">
            <text:p>49481.11504</text:p>
          </table:table-cell>
          <table:table-cell office:value-type="float" office:value="17644.3418" calcext:value-type="float">
            <text:p>17644.3418</text:p>
          </table:table-cell>
          <table:table-cell office:value-type="float" office:value="1784760.76932" calcext:value-type="float">
            <text:p>1784760.76932</text:p>
          </table:table-cell>
          <table:table-cell office:value-type="float" office:value="22409.2764" calcext:value-type="float">
            <text:p>22409.2764</text:p>
          </table:table-cell>
          <table:table-cell office:value-type="float" office:value="493.48" calcext:value-type="float">
            <text:p>493.48</text:p>
          </table:table-cell>
          <table:table-cell office:value-type="float" office:value="451.15" calcext:value-type="float">
            <text:p>451.15</text:p>
          </table:table-cell>
          <table:table-cell office:value-type="float" office:value="1884658.80919" calcext:value-type="float">
            <text:p>1884658.80919</text:p>
          </table:table-cell>
          <table:table-cell office:value-type="float" office:value="1253252.62599" calcext:value-type="float">
            <text:p>1253252.62599</text:p>
          </table:table-cell>
          <table:table-cell office:value-type="float" office:value="11092.166809" calcext:value-type="float">
            <text:p>11092.166809</text:p>
          </table:table-cell>
          <table:table-cell office:value-type="float" office:value="21176.87844" calcext:value-type="float">
            <text:p>21176.87844</text:p>
          </table:table-cell>
          <table:table-cell office:value-type="float" office:value="173856.08976" calcext:value-type="float">
            <text:p>173856.08976</text:p>
          </table:table-cell>
          <table:table-cell office:value-type="float" office:value="80236.30602" calcext:value-type="float">
            <text:p>80236.30602</text:p>
          </table:table-cell>
          <table:table-cell office:value-type="float" office:value="19219.64705" calcext:value-type="float">
            <text:p>19219.64705</text:p>
          </table:table-cell>
          <table:table-cell office:value-type="float" office:value="1856.07997" calcext:value-type="float">
            <text:p>1856.07997</text:p>
          </table:table-cell>
          <table:table-cell office:value-type="float" office:value="126.20156" calcext:value-type="float">
            <text:p>126.20156</text:p>
          </table:table-cell>
          <table:table-cell office:value-type="float" office:value="18637.09382" calcext:value-type="float">
            <text:p>18637.09382</text:p>
          </table:table-cell>
          <table:table-cell office:value-type="float" office:value="37.98788" calcext:value-type="float">
            <text:p>37.98788</text:p>
          </table:table-cell>
          <table:table-cell office:value-type="float" office:value="21.30709" calcext:value-type="float">
            <text:p>21.30709</text:p>
          </table:table-cell>
          <table:table-cell office:value-type="float" office:value="11.55618" calcext:value-type="float">
            <text:p>11.55618</text:p>
          </table:table-cell>
          <table:table-cell office:value-type="float" office:value="16.62132" calcext:value-type="float">
            <text:p>16.62132</text:p>
          </table:table-cell>
          <table:table-cell office:value-type="float" office:value="18.76478" calcext:value-type="float">
            <text:p>18.76478</text:p>
          </table:table-cell>
          <table:table-cell office:value-type="float" office:value="17.79648" calcext:value-type="float">
            <text:p>17.79648</text:p>
          </table:table-cell>
          <table:table-cell office:value-type="float" office:value="450.47814" calcext:value-type="float">
            <text:p>450.47814</text:p>
          </table:table-cell>
          <table:table-cell office:value-type="float" office:value="8295.15987" calcext:value-type="float">
            <text:p>8295.15987</text:p>
          </table:table-cell>
          <table:table-cell office:value-type="float" office:value="3403.79115" calcext:value-type="float">
            <text:p>3403.79115</text:p>
          </table:table-cell>
          <table:table-cell office:value-type="float" office:value="1045.17984" calcext:value-type="float">
            <text:p>1045.17984</text:p>
          </table:table-cell>
          <table:table-cell office:value-type="float" office:value="494.9691" calcext:value-type="float">
            <text:p>494.9691</text:p>
          </table:table-cell>
          <table:table-cell office:value-type="float" office:value="13.58" calcext:value-type="float">
            <text:p>13.58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23M00S" calcext:value-type="time">
            <text:p>01:23:00</text:p>
          </table:table-cell>
          <table:table-cell office:value-type="string" calcext:value-type="string">
            <text:p>x5_PF_std</text:p>
          </table:table-cell>
          <table:table-cell office:value-type="float" office:value="55.52" calcext:value-type="float">
            <text:p>55.52</text:p>
          </table:table-cell>
          <table:table-cell office:value-type="float" office:value="23.36" calcext:value-type="float">
            <text:p>23.36</text:p>
          </table:table-cell>
          <table:table-cell office:value-type="float" office:value="28.7524" calcext:value-type="float">
            <text:p>28.7524</text:p>
          </table:table-cell>
          <table:table-cell office:value-type="float" office:value="22.76936" calcext:value-type="float">
            <text:p>22.76936</text:p>
          </table:table-cell>
          <table:table-cell office:value-type="float" office:value="492.73368" calcext:value-type="float">
            <text:p>492.73368</text:p>
          </table:table-cell>
          <table:table-cell office:value-type="float" office:value="130.33169" calcext:value-type="float">
            <text:p>130.33169</text:p>
          </table:table-cell>
          <table:table-cell office:value-type="float" office:value="217.41201" calcext:value-type="float">
            <text:p>217.41201</text:p>
          </table:table-cell>
          <table:table-cell office:value-type="float" office:value="68302.9156" calcext:value-type="float">
            <text:p>68302.9156</text:p>
          </table:table-cell>
          <table:table-cell office:value-type="float" office:value="24333.85043" calcext:value-type="float">
            <text:p>24333.85043</text:p>
          </table:table-cell>
          <table:table-cell office:value-type="float" office:value="2460662.46821" calcext:value-type="float">
            <text:p>2460662.46821</text:p>
          </table:table-cell>
          <table:table-cell office:value-type="float" office:value="30674.06761" calcext:value-type="float">
            <text:p>30674.06761</text:p>
          </table:table-cell>
          <table:table-cell office:value-type="float" office:value="597.44" calcext:value-type="float">
            <text:p>597.44</text:p>
          </table:table-cell>
          <table:table-cell office:value-type="float" office:value="442.86" calcext:value-type="float">
            <text:p>442.86</text:p>
          </table:table-cell>
          <table:table-cell office:value-type="float" office:value="2687009.8397" calcext:value-type="float">
            <text:p>2687009.8397</text:p>
          </table:table-cell>
          <table:table-cell office:value-type="float" office:value="1791455.11475" calcext:value-type="float">
            <text:p>1791455.11475</text:p>
          </table:table-cell>
          <table:table-cell office:value-type="float" office:value="11044.608514" calcext:value-type="float">
            <text:p>11044.608514</text:p>
          </table:table-cell>
          <table:table-cell office:value-type="float" office:value="21563.15719" calcext:value-type="float">
            <text:p>21563.15719</text:p>
          </table:table-cell>
          <table:table-cell office:value-type="float" office:value="239731.46802" calcext:value-type="float">
            <text:p>239731.46802</text:p>
          </table:table-cell>
          <table:table-cell office:value-type="float" office:value="109973.13249" calcext:value-type="float">
            <text:p>109973.13249</text:p>
          </table:table-cell>
          <table:table-cell office:value-type="float" office:value="26340.49007" calcext:value-type="float">
            <text:p>26340.49007</text:p>
          </table:table-cell>
          <table:table-cell office:value-type="float" office:value="2741.72644" calcext:value-type="float">
            <text:p>2741.72644</text:p>
          </table:table-cell>
          <table:table-cell office:value-type="float" office:value="84.6073" calcext:value-type="float">
            <text:p>84.6073</text:p>
          </table:table-cell>
          <table:table-cell office:value-type="float" office:value="23087.8981" calcext:value-type="float">
            <text:p>23087.8981</text:p>
          </table:table-cell>
          <table:table-cell office:value-type="float" office:value="46.66727" calcext:value-type="float">
            <text:p>46.66727</text:p>
          </table:table-cell>
          <table:table-cell office:value-type="float" office:value="23.08478" calcext:value-type="float">
            <text:p>23.08478</text:p>
          </table:table-cell>
          <table:table-cell office:value-type="float" office:value="11.8321" calcext:value-type="float">
            <text:p>11.8321</text:p>
          </table:table-cell>
          <table:table-cell office:value-type="float" office:value="16.905" calcext:value-type="float">
            <text:p>16.905</text:p>
          </table:table-cell>
          <table:table-cell office:value-type="float" office:value="25.74923" calcext:value-type="float">
            <text:p>25.74923</text:p>
          </table:table-cell>
          <table:table-cell office:value-type="float" office:value="19.60427" calcext:value-type="float">
            <text:p>19.60427</text:p>
          </table:table-cell>
          <table:table-cell office:value-type="float" office:value="440.57254" calcext:value-type="float">
            <text:p>440.57254</text:p>
          </table:table-cell>
          <table:table-cell office:value-type="float" office:value="11090.00157" calcext:value-type="float">
            <text:p>11090.00157</text:p>
          </table:table-cell>
          <table:table-cell office:value-type="float" office:value="4545.14648" calcext:value-type="float">
            <text:p>4545.14648</text:p>
          </table:table-cell>
          <table:table-cell office:value-type="float" office:value="1237.82886" calcext:value-type="float">
            <text:p>1237.82886</text:p>
          </table:table-cell>
          <table:table-cell office:value-type="float" office:value="606.09589" calcext:value-type="float">
            <text:p>606.09589</text:p>
          </table:table-cell>
          <table:table-cell office:value-type="float" office:value="9.93" calcext:value-type="float">
            <text:p>9.93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24M00S" calcext:value-type="time">
            <text:p>01:24:00</text:p>
          </table:table-cell>
          <table:table-cell office:value-type="string" calcext:value-type="string">
            <text:p>x3_PF_std</text:p>
          </table:table-cell>
          <table:table-cell office:value-type="float" office:value="55.24" calcext:value-type="float">
            <text:p>55.24</text:p>
          </table:table-cell>
          <table:table-cell office:value-type="float" office:value="26.91" calcext:value-type="float">
            <text:p>26.91</text:p>
          </table:table-cell>
          <table:table-cell office:value-type="float" office:value="34.12503" calcext:value-type="float">
            <text:p>34.12503</text:p>
          </table:table-cell>
          <table:table-cell office:value-type="float" office:value="39.74776" calcext:value-type="float">
            <text:p>39.74776</text:p>
          </table:table-cell>
          <table:table-cell office:value-type="float" office:value="438.29549" calcext:value-type="float">
            <text:p>438.29549</text:p>
          </table:table-cell>
          <table:table-cell office:value-type="float" office:value="215.51651" calcext:value-type="float">
            <text:p>215.51651</text:p>
          </table:table-cell>
          <table:table-cell office:value-type="float" office:value="96.83895" calcext:value-type="float">
            <text:p>96.83895</text:p>
          </table:table-cell>
          <table:table-cell office:value-type="float" office:value="113941.94428" calcext:value-type="float">
            <text:p>113941.94428</text:p>
          </table:table-cell>
          <table:table-cell office:value-type="float" office:value="40596.60464" calcext:value-type="float">
            <text:p>40596.60464</text:p>
          </table:table-cell>
          <table:table-cell office:value-type="float" office:value="4130169.95965" calcext:value-type="float">
            <text:p>4130169.95965</text:p>
          </table:table-cell>
          <table:table-cell office:value-type="float" office:value="51814.34706" calcext:value-type="float">
            <text:p>51814.34706</text:p>
          </table:table-cell>
          <table:table-cell office:value-type="float" office:value="643.09" calcext:value-type="float">
            <text:p>643.09</text:p>
          </table:table-cell>
          <table:table-cell office:value-type="float" office:value="444.72" calcext:value-type="float">
            <text:p>444.72</text:p>
          </table:table-cell>
          <table:table-cell office:value-type="float" office:value="4600890.15778" calcext:value-type="float">
            <text:p>4600890.15778</text:p>
          </table:table-cell>
          <table:table-cell office:value-type="float" office:value="3146577.61984" calcext:value-type="float">
            <text:p>3146577.61984</text:p>
          </table:table-cell>
          <table:table-cell office:value-type="float" office:value="11078.959944" calcext:value-type="float">
            <text:p>11078.959944</text:p>
          </table:table-cell>
          <table:table-cell office:value-type="float" office:value="21585.183158" calcext:value-type="float">
            <text:p>21585.183158</text:p>
          </table:table-cell>
          <table:table-cell office:value-type="float" office:value="399142.21594" calcext:value-type="float">
            <text:p>399142.21594</text:p>
          </table:table-cell>
          <table:table-cell office:value-type="float" office:value="184461.20747" calcext:value-type="float">
            <text:p>184461.20747</text:p>
          </table:table-cell>
          <table:table-cell office:value-type="float" office:value="43810.08864" calcext:value-type="float">
            <text:p>43810.08864</text:p>
          </table:table-cell>
          <table:table-cell office:value-type="float" office:value="4654.54549" calcext:value-type="float">
            <text:p>4654.54549</text:p>
          </table:table-cell>
          <table:table-cell office:value-type="float" office:value="121.83645" calcext:value-type="float">
            <text:p>121.83645</text:p>
          </table:table-cell>
          <table:table-cell office:value-type="float" office:value="36491.24662" calcext:value-type="float">
            <text:p>36491.24662</text:p>
          </table:table-cell>
          <table:table-cell office:value-type="float" office:value="73.47838" calcext:value-type="float">
            <text:p>73.47838</text:p>
          </table:table-cell>
          <table:table-cell office:value-type="float" office:value="27.19156" calcext:value-type="float">
            <text:p>27.19156</text:p>
          </table:table-cell>
          <table:table-cell office:value-type="float" office:value="17.07729" calcext:value-type="float">
            <text:p>17.07729</text:p>
          </table:table-cell>
          <table:table-cell office:value-type="float" office:value="12.4142" calcext:value-type="float">
            <text:p>12.4142</text:p>
          </table:table-cell>
          <table:table-cell office:value-type="float" office:value="27.81179" calcext:value-type="float">
            <text:p>27.81179</text:p>
          </table:table-cell>
          <table:table-cell office:value-type="float" office:value="17.51449" calcext:value-type="float">
            <text:p>17.51449</text:p>
          </table:table-cell>
          <table:table-cell office:value-type="float" office:value="450.75811" calcext:value-type="float">
            <text:p>450.75811</text:p>
          </table:table-cell>
          <table:table-cell office:value-type="float" office:value="18532.65196" calcext:value-type="float">
            <text:p>18532.65196</text:p>
          </table:table-cell>
          <table:table-cell office:value-type="float" office:value="7458.34477" calcext:value-type="float">
            <text:p>7458.34477</text:p>
          </table:table-cell>
          <table:table-cell office:value-type="float" office:value="1991.85086" calcext:value-type="float">
            <text:p>1991.85086</text:p>
          </table:table-cell>
          <table:table-cell office:value-type="float" office:value="964.47977" calcext:value-type="float">
            <text:p>964.47977</text:p>
          </table:table-cell>
          <table:table-cell office:value-type="float" office:value="14.97" calcext:value-type="float">
            <text:p>14.97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25M00S" calcext:value-type="time">
            <text:p>01:25:00</text:p>
          </table:table-cell>
          <table:table-cell office:value-type="string" calcext:value-type="string">
            <text:p>x1_PF_std</text:p>
          </table:table-cell>
          <table:table-cell office:value-type="float" office:value="47.6" calcext:value-type="float">
            <text:p>47.6</text:p>
          </table:table-cell>
          <table:table-cell office:value-type="float" office:value="22.02" calcext:value-type="float">
            <text:p>22.02</text:p>
          </table:table-cell>
          <table:table-cell office:value-type="float" office:value="44.39824" calcext:value-type="float">
            <text:p>44.39824</text:p>
          </table:table-cell>
          <table:table-cell office:value-type="float" office:value="48.0013" calcext:value-type="float">
            <text:p>48.0013</text:p>
          </table:table-cell>
          <table:table-cell office:value-type="float" office:value="733.82258" calcext:value-type="float">
            <text:p>733.82258</text:p>
          </table:table-cell>
          <table:table-cell office:value-type="float" office:value="186.05131" calcext:value-type="float">
            <text:p>186.05131</text:p>
          </table:table-cell>
          <table:table-cell office:value-type="float" office:value="239.53119" calcext:value-type="float">
            <text:p>239.53119</text:p>
          </table:table-cell>
          <table:table-cell office:value-type="float" office:value="324766.68261" calcext:value-type="float">
            <text:p>324766.68261</text:p>
          </table:table-cell>
          <table:table-cell office:value-type="float" office:value="116304.14665" calcext:value-type="float">
            <text:p>116304.14665</text:p>
          </table:table-cell>
          <table:table-cell office:value-type="float" office:value="11301309.02352" calcext:value-type="float">
            <text:p>11301309.02352</text:p>
          </table:table-cell>
          <table:table-cell office:value-type="float" office:value="147088.97982" calcext:value-type="float">
            <text:p>147088.97982</text:p>
          </table:table-cell>
          <table:table-cell office:value-type="float" office:value="782.93" calcext:value-type="float">
            <text:p>782.93</text:p>
          </table:table-cell>
          <table:table-cell office:value-type="float" office:value="578.98" calcext:value-type="float">
            <text:p>578.98</text:p>
          </table:table-cell>
          <table:table-cell office:value-type="float" office:value="12858723.04763" calcext:value-type="float">
            <text:p>12858723.04763</text:p>
          </table:table-cell>
          <table:table-cell office:value-type="float" office:value="9611819.40526" calcext:value-type="float">
            <text:p>9611819.40526</text:p>
          </table:table-cell>
          <table:table-cell office:value-type="float" office:value="11004.924986" calcext:value-type="float">
            <text:p>11004.924986</text:p>
          </table:table-cell>
          <table:table-cell office:value-type="float" office:value="21481.364675" calcext:value-type="float">
            <text:p>21481.364675</text:p>
          </table:table-cell>
          <table:table-cell office:value-type="float" office:value="1096440.147" calcext:value-type="float">
            <text:p>1096440.147</text:p>
          </table:table-cell>
          <table:table-cell office:value-type="float" office:value="516293.33373" calcext:value-type="float">
            <text:p>516293.33373</text:p>
          </table:table-cell>
          <table:table-cell office:value-type="float" office:value="121901.98309" calcext:value-type="float">
            <text:p>121901.98309</text:p>
          </table:table-cell>
          <table:table-cell office:value-type="float" office:value="14925.28715" calcext:value-type="float">
            <text:p>14925.28715</text:p>
          </table:table-cell>
          <table:table-cell office:value-type="float" office:value="82.81708" calcext:value-type="float">
            <text:p>82.81708</text:p>
          </table:table-cell>
          <table:table-cell office:value-type="float" office:value="98837.78054" calcext:value-type="float">
            <text:p>98837.78054</text:p>
          </table:table-cell>
          <table:table-cell office:value-type="float" office:value="192.79875" calcext:value-type="float">
            <text:p>192.79875</text:p>
          </table:table-cell>
          <table:table-cell office:value-type="float" office:value="27.96773" calcext:value-type="float">
            <text:p>27.96773</text:p>
          </table:table-cell>
          <table:table-cell office:value-type="float" office:value="34.41009" calcext:value-type="float">
            <text:p>34.41009</text:p>
          </table:table-cell>
          <table:table-cell office:value-type="float" office:value="11.53602" calcext:value-type="float">
            <text:p>11.53602</text:p>
          </table:table-cell>
          <table:table-cell office:value-type="float" office:value="26.75148" calcext:value-type="float">
            <text:p>26.75148</text:p>
          </table:table-cell>
          <table:table-cell office:value-type="float" office:value="19.90033" calcext:value-type="float">
            <text:p>19.90033</text:p>
          </table:table-cell>
          <table:table-cell office:value-type="float" office:value="469.08132" calcext:value-type="float">
            <text:p>469.08132</text:p>
          </table:table-cell>
          <table:table-cell office:value-type="float" office:value="53956.93178" calcext:value-type="float">
            <text:p>53956.93178</text:p>
          </table:table-cell>
          <table:table-cell office:value-type="float" office:value="20747.029" calcext:value-type="float">
            <text:p>20747.029</text:p>
          </table:table-cell>
          <table:table-cell office:value-type="float" office:value="5660.48484" calcext:value-type="float">
            <text:p>5660.48484</text:p>
          </table:table-cell>
          <table:table-cell office:value-type="float" office:value="2493.18913" calcext:value-type="float">
            <text:p>2493.18913</text:p>
          </table:table-cell>
          <table:table-cell office:value-type="float" office:value="10.17" calcext:value-type="float">
            <text:p>10.17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31M00S" calcext:value-type="time">
            <text:p>01:31:00</text:p>
          </table:table-cell>
          <table:table-cell office:value-type="string" calcext:value-type="string">
            <text:p>x20_Ca_x1.2</text:p>
          </table:table-cell>
          <table:table-cell office:value-type="float" office:value="2939" calcext:value-type="float">
            <text:p>2939</text:p>
          </table:table-cell>
          <table:table-cell office:value-type="float" office:value="1189.67" calcext:value-type="float">
            <text:p>1189.67</text:p>
          </table:table-cell>
          <table:table-cell office:value-type="float" office:value="231.0242" calcext:value-type="float">
            <text:p>231.0242</text:p>
          </table:table-cell>
          <table:table-cell office:value-type="float" office:value="533.14034" calcext:value-type="float">
            <text:p>533.14034</text:p>
          </table:table-cell>
          <table:table-cell office:value-type="float" office:value="12387.24494" calcext:value-type="float">
            <text:p>12387.24494</text:p>
          </table:table-cell>
          <table:table-cell office:value-type="float" office:value="1562.33173" calcext:value-type="float">
            <text:p>1562.33173</text:p>
          </table:table-cell>
          <table:table-cell office:value-type="float" office:value="878.42011" calcext:value-type="float">
            <text:p>878.42011</text:p>
          </table:table-cell>
          <table:table-cell office:value-type="float" office:value="134363.0643" calcext:value-type="float">
            <text:p>134363.0643</text:p>
          </table:table-cell>
          <table:table-cell office:value-type="float" office:value="50981.03016" calcext:value-type="float">
            <text:p>50981.03016</text:p>
          </table:table-cell>
          <table:table-cell office:value-type="float" office:value="5107901.60198" calcext:value-type="float">
            <text:p>5107901.60198</text:p>
          </table:table-cell>
          <table:table-cell office:value-type="float" office:value="65239.17987" calcext:value-type="float">
            <text:p>65239.17987</text:p>
          </table:table-cell>
          <table:table-cell office:value-type="float" office:value="1490.38" calcext:value-type="float">
            <text:p>1490.38</text:p>
          </table:table-cell>
          <table:table-cell office:value-type="float" office:value="903.51" calcext:value-type="float">
            <text:p>903.51</text:p>
          </table:table-cell>
          <table:table-cell office:value-type="float" office:value="2817942.60478" calcext:value-type="float">
            <text:p>2817942.60478</text:p>
          </table:table-cell>
          <table:table-cell office:value-type="float" office:value="1924552.54188" calcext:value-type="float">
            <text:p>1924552.54188</text:p>
          </table:table-cell>
          <table:table-cell office:value-type="float" office:value="82065.236926" calcext:value-type="float">
            <text:p>82065.236926</text:p>
          </table:table-cell>
          <table:table-cell office:value-type="float" office:value="20905.242475" calcext:value-type="float">
            <text:p>20905.242475</text:p>
          </table:table-cell>
          <table:table-cell office:value-type="float" office:value="1964635.23945" calcext:value-type="float">
            <text:p>1964635.23945</text:p>
          </table:table-cell>
          <table:table-cell office:value-type="float" office:value="992220.51354" calcext:value-type="float">
            <text:p>992220.51354</text:p>
          </table:table-cell>
          <table:table-cell office:value-type="float" office:value="234376.88645" calcext:value-type="float">
            <text:p>234376.88645</text:p>
          </table:table-cell>
          <table:table-cell office:value-type="float" office:value="471198.45668" calcext:value-type="float">
            <text:p>471198.45668</text:p>
          </table:table-cell>
          <table:table-cell office:value-type="float" office:value="5189.19181" calcext:value-type="float">
            <text:p>5189.19181</text:p>
          </table:table-cell>
          <table:table-cell office:value-type="float" office:value="2333982.33392" calcext:value-type="float">
            <text:p>2333982.33392</text:p>
          </table:table-cell>
          <table:table-cell office:value-type="float" office:value="8803.82167" calcext:value-type="float">
            <text:p>8803.82167</text:p>
          </table:table-cell>
          <table:table-cell office:value-type="float" office:value="25067.9058" calcext:value-type="float">
            <text:p>25067.9058</text:p>
          </table:table-cell>
          <table:table-cell office:value-type="float" office:value="2960.79222" calcext:value-type="float">
            <text:p>2960.79222</text:p>
          </table:table-cell>
          <table:table-cell office:value-type="float" office:value="8131.04827" calcext:value-type="float">
            <text:p>8131.04827</text:p>
          </table:table-cell>
          <table:table-cell office:value-type="float" office:value="69.62973" calcext:value-type="float">
            <text:p>69.62973</text:p>
          </table:table-cell>
          <table:table-cell office:value-type="float" office:value="130.78038" calcext:value-type="float">
            <text:p>130.78038</text:p>
          </table:table-cell>
          <table:table-cell office:value-type="float" office:value="1053.0402" calcext:value-type="float">
            <text:p>1053.0402</text:p>
          </table:table-cell>
          <table:table-cell office:value-type="float" office:value="1806584.51466" calcext:value-type="float">
            <text:p>1806584.51466</text:p>
          </table:table-cell>
          <table:table-cell office:value-type="float" office:value="575864.39203" calcext:value-type="float">
            <text:p>575864.39203</text:p>
          </table:table-cell>
          <table:table-cell office:value-type="float" office:value="220856.47004" calcext:value-type="float">
            <text:p>220856.47004</text:p>
          </table:table-cell>
          <table:table-cell office:value-type="float" office:value="69866.74636" calcext:value-type="float">
            <text:p>69866.74636</text:p>
          </table:table-cell>
          <table:table-cell office:value-type="float" office:value="23.08" calcext:value-type="float">
            <text:p>23.08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32M00S" calcext:value-type="time">
            <text:p>01:32:00</text:p>
          </table:table-cell>
          <table:table-cell office:value-type="string" calcext:value-type="string">
            <text:p>x20_Ca_x1.4</text:p>
          </table:table-cell>
          <table:table-cell office:value-type="float" office:value="2889.89" calcext:value-type="float">
            <text:p>2889.89</text:p>
          </table:table-cell>
          <table:table-cell office:value-type="float" office:value="1147.21" calcext:value-type="float">
            <text:p>1147.21</text:p>
          </table:table-cell>
          <table:table-cell office:value-type="float" office:value="215.97827" calcext:value-type="float">
            <text:p>215.97827</text:p>
          </table:table-cell>
          <table:table-cell office:value-type="float" office:value="552.8221" calcext:value-type="float">
            <text:p>552.8221</text:p>
          </table:table-cell>
          <table:table-cell office:value-type="float" office:value="12674.06538" calcext:value-type="float">
            <text:p>12674.06538</text:p>
          </table:table-cell>
          <table:table-cell office:value-type="float" office:value="1488.90485" calcext:value-type="float">
            <text:p>1488.90485</text:p>
          </table:table-cell>
          <table:table-cell office:value-type="float" office:value="891.15506" calcext:value-type="float">
            <text:p>891.15506</text:p>
          </table:table-cell>
          <table:table-cell office:value-type="float" office:value="154667.0427" calcext:value-type="float">
            <text:p>154667.0427</text:p>
          </table:table-cell>
          <table:table-cell office:value-type="float" office:value="57542.3008" calcext:value-type="float">
            <text:p>57542.3008</text:p>
          </table:table-cell>
          <table:table-cell office:value-type="float" office:value="5749003.58849" calcext:value-type="float">
            <text:p>5749003.58849</text:p>
          </table:table-cell>
          <table:table-cell office:value-type="float" office:value="73633.48331" calcext:value-type="float">
            <text:p>73633.48331</text:p>
          </table:table-cell>
          <table:table-cell office:value-type="float" office:value="1475.42" calcext:value-type="float">
            <text:p>1475.42</text:p>
          </table:table-cell>
          <table:table-cell office:value-type="float" office:value="901.25" calcext:value-type="float">
            <text:p>901.25</text:p>
          </table:table-cell>
          <table:table-cell office:value-type="float" office:value="2749873.70618" calcext:value-type="float">
            <text:p>2749873.70618</text:p>
          </table:table-cell>
          <table:table-cell office:value-type="float" office:value="1878259.17394" calcext:value-type="float">
            <text:p>1878259.17394</text:p>
          </table:table-cell>
          <table:table-cell office:value-type="float" office:value="80695.75313" calcext:value-type="float">
            <text:p>80695.75313</text:p>
          </table:table-cell>
          <table:table-cell office:value-type="float" office:value="20978.389725" calcext:value-type="float">
            <text:p>20978.389725</text:p>
          </table:table-cell>
          <table:table-cell office:value-type="float" office:value="1926284.13557" calcext:value-type="float">
            <text:p>1926284.13557</text:p>
          </table:table-cell>
          <table:table-cell office:value-type="float" office:value="951920.36943" calcext:value-type="float">
            <text:p>951920.36943</text:p>
          </table:table-cell>
          <table:table-cell office:value-type="float" office:value="225436.53448" calcext:value-type="float">
            <text:p>225436.53448</text:p>
          </table:table-cell>
          <table:table-cell office:value-type="float" office:value="462765.91897" calcext:value-type="float">
            <text:p>462765.91897</text:p>
          </table:table-cell>
          <table:table-cell office:value-type="float" office:value="4899.22776" calcext:value-type="float">
            <text:p>4899.22776</text:p>
          </table:table-cell>
          <table:table-cell office:value-type="float" office:value="2260457.5409" calcext:value-type="float">
            <text:p>2260457.5409</text:p>
          </table:table-cell>
          <table:table-cell office:value-type="float" office:value="8570.17343" calcext:value-type="float">
            <text:p>8570.17343</text:p>
          </table:table-cell>
          <table:table-cell office:value-type="float" office:value="24313.02739" calcext:value-type="float">
            <text:p>24313.02739</text:p>
          </table:table-cell>
          <table:table-cell office:value-type="float" office:value="2834.46729" calcext:value-type="float">
            <text:p>2834.46729</text:p>
          </table:table-cell>
          <table:table-cell office:value-type="float" office:value="7762.64412" calcext:value-type="float">
            <text:p>7762.64412</text:p>
          </table:table-cell>
          <table:table-cell office:value-type="float" office:value="70.23983" calcext:value-type="float">
            <text:p>70.23983</text:p>
          </table:table-cell>
          <table:table-cell office:value-type="float" office:value="122.27219" calcext:value-type="float">
            <text:p>122.27219</text:p>
          </table:table-cell>
          <table:table-cell office:value-type="float" office:value="1016.34818" calcext:value-type="float">
            <text:p>1016.34818</text:p>
          </table:table-cell>
          <table:table-cell office:value-type="float" office:value="1760031.14376" calcext:value-type="float">
            <text:p>1760031.14376</text:p>
          </table:table-cell>
          <table:table-cell office:value-type="float" office:value="560912.00976" calcext:value-type="float">
            <text:p>560912.00976</text:p>
          </table:table-cell>
          <table:table-cell office:value-type="float" office:value="211437.48856" calcext:value-type="float">
            <text:p>211437.48856</text:p>
          </table:table-cell>
          <table:table-cell office:value-type="float" office:value="67006.7424" calcext:value-type="float">
            <text:p>67006.7424</text:p>
          </table:table-cell>
          <table:table-cell office:value-type="float" office:value="31.45" calcext:value-type="float">
            <text:p>31.45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33M00S" calcext:value-type="time">
            <text:p>01:33:00</text:p>
          </table:table-cell>
          <table:table-cell office:value-type="string" calcext:value-type="string">
            <text:p>x20_Ca_x1.6</text:p>
          </table:table-cell>
          <table:table-cell office:value-type="float" office:value="2851.01" calcext:value-type="float">
            <text:p>2851.01</text:p>
          </table:table-cell>
          <table:table-cell office:value-type="float" office:value="1142.49" calcext:value-type="float">
            <text:p>1142.49</text:p>
          </table:table-cell>
          <table:table-cell office:value-type="float" office:value="224.0453" calcext:value-type="float">
            <text:p>224.0453</text:p>
          </table:table-cell>
          <table:table-cell office:value-type="float" office:value="520.18027" calcext:value-type="float">
            <text:p>520.18027</text:p>
          </table:table-cell>
          <table:table-cell office:value-type="float" office:value="12454.78425" calcext:value-type="float">
            <text:p>12454.78425</text:p>
          </table:table-cell>
          <table:table-cell office:value-type="float" office:value="1459.57281" calcext:value-type="float">
            <text:p>1459.57281</text:p>
          </table:table-cell>
          <table:table-cell office:value-type="float" office:value="807.86229" calcext:value-type="float">
            <text:p>807.86229</text:p>
          </table:table-cell>
          <table:table-cell office:value-type="float" office:value="176441.59068" calcext:value-type="float">
            <text:p>176441.59068</text:p>
          </table:table-cell>
          <table:table-cell office:value-type="float" office:value="65787.81861" calcext:value-type="float">
            <text:p>65787.81861</text:p>
          </table:table-cell>
          <table:table-cell office:value-type="float" office:value="6566880.11684" calcext:value-type="float">
            <text:p>6566880.11684</text:p>
          </table:table-cell>
          <table:table-cell office:value-type="float" office:value="84209.32568" calcext:value-type="float">
            <text:p>84209.32568</text:p>
          </table:table-cell>
          <table:table-cell office:value-type="float" office:value="1415.34" calcext:value-type="float">
            <text:p>1415.34</text:p>
          </table:table-cell>
          <table:table-cell office:value-type="float" office:value="850.22" calcext:value-type="float">
            <text:p>850.22</text:p>
          </table:table-cell>
          <table:table-cell office:value-type="float" office:value="2720508.86162" calcext:value-type="float">
            <text:p>2720508.86162</text:p>
          </table:table-cell>
          <table:table-cell office:value-type="float" office:value="1858523.43952" calcext:value-type="float">
            <text:p>1858523.43952</text:p>
          </table:table-cell>
          <table:table-cell office:value-type="float" office:value="80025.07875" calcext:value-type="float">
            <text:p>80025.07875</text:p>
          </table:table-cell>
          <table:table-cell office:value-type="float" office:value="20922.803431" calcext:value-type="float">
            <text:p>20922.803431</text:p>
          </table:table-cell>
          <table:table-cell office:value-type="float" office:value="1910617.92486" calcext:value-type="float">
            <text:p>1910617.92486</text:p>
          </table:table-cell>
          <table:table-cell office:value-type="float" office:value="943860.17671" calcext:value-type="float">
            <text:p>943860.17671</text:p>
          </table:table-cell>
          <table:table-cell office:value-type="float" office:value="223969.42633" calcext:value-type="float">
            <text:p>223969.42633</text:p>
          </table:table-cell>
          <table:table-cell office:value-type="float" office:value="458756.98723" calcext:value-type="float">
            <text:p>458756.98723</text:p>
          </table:table-cell>
          <table:table-cell office:value-type="float" office:value="4886.89097" calcext:value-type="float">
            <text:p>4886.89097</text:p>
          </table:table-cell>
          <table:table-cell office:value-type="float" office:value="2248106.74715" calcext:value-type="float">
            <text:p>2248106.74715</text:p>
          </table:table-cell>
          <table:table-cell office:value-type="float" office:value="8499.68431" calcext:value-type="float">
            <text:p>8499.68431</text:p>
          </table:table-cell>
          <table:table-cell office:value-type="float" office:value="24076.46255" calcext:value-type="float">
            <text:p>24076.46255</text:p>
          </table:table-cell>
          <table:table-cell office:value-type="float" office:value="2811.13564" calcext:value-type="float">
            <text:p>2811.13564</text:p>
          </table:table-cell>
          <table:table-cell office:value-type="float" office:value="7709.27825" calcext:value-type="float">
            <text:p>7709.27825</text:p>
          </table:table-cell>
          <table:table-cell office:value-type="float" office:value="73.07016" calcext:value-type="float">
            <text:p>73.07016</text:p>
          </table:table-cell>
          <table:table-cell office:value-type="float" office:value="123.292" calcext:value-type="float">
            <text:p>123.292</text:p>
          </table:table-cell>
          <table:table-cell office:value-type="float" office:value="1008.0918" calcext:value-type="float">
            <text:p>1008.0918</text:p>
          </table:table-cell>
          <table:table-cell office:value-type="float" office:value="1741152.05795" calcext:value-type="float">
            <text:p>1741152.05795</text:p>
          </table:table-cell>
          <table:table-cell office:value-type="float" office:value="555138.21915" calcext:value-type="float">
            <text:p>555138.21915</text:p>
          </table:table-cell>
          <table:table-cell office:value-type="float" office:value="209600.38526" calcext:value-type="float">
            <text:p>209600.38526</text:p>
          </table:table-cell>
          <table:table-cell office:value-type="float" office:value="66514.78672" calcext:value-type="float">
            <text:p>66514.78672</text:p>
          </table:table-cell>
          <table:table-cell office:value-type="float" office:value="35.4" calcext:value-type="float">
            <text:p>35.4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34M00S" calcext:value-type="time">
            <text:p>01:34:00</text:p>
          </table:table-cell>
          <table:table-cell office:value-type="string" calcext:value-type="string">
            <text:p>x20_Ca_x1.8</text:p>
          </table:table-cell>
          <table:table-cell office:value-type="float" office:value="2905.66" calcext:value-type="float">
            <text:p>2905.66</text:p>
          </table:table-cell>
          <table:table-cell office:value-type="float" office:value="1153.6" calcext:value-type="float">
            <text:p>1153.6</text:p>
          </table:table-cell>
          <table:table-cell office:value-type="float" office:value="231.07095" calcext:value-type="float">
            <text:p>231.07095</text:p>
          </table:table-cell>
          <table:table-cell office:value-type="float" office:value="555.67512" calcext:value-type="float">
            <text:p>555.67512</text:p>
          </table:table-cell>
          <table:table-cell office:value-type="float" office:value="12707.26078" calcext:value-type="float">
            <text:p>12707.26078</text:p>
          </table:table-cell>
          <table:table-cell office:value-type="float" office:value="1491.06478" calcext:value-type="float">
            <text:p>1491.06478</text:p>
          </table:table-cell>
          <table:table-cell office:value-type="float" office:value="874.44146" calcext:value-type="float">
            <text:p>874.44146</text:p>
          </table:table-cell>
          <table:table-cell office:value-type="float" office:value="203352.97247" calcext:value-type="float">
            <text:p>203352.97247</text:p>
          </table:table-cell>
          <table:table-cell office:value-type="float" office:value="75134.96667" calcext:value-type="float">
            <text:p>75134.96667</text:p>
          </table:table-cell>
          <table:table-cell office:value-type="float" office:value="7431934.3319" calcext:value-type="float">
            <text:p>7431934.3319</text:p>
          </table:table-cell>
          <table:table-cell office:value-type="float" office:value="96052.32056" calcext:value-type="float">
            <text:p>96052.32056</text:p>
          </table:table-cell>
          <table:table-cell office:value-type="float" office:value="1401.06" calcext:value-type="float">
            <text:p>1401.06</text:p>
          </table:table-cell>
          <table:table-cell office:value-type="float" office:value="926.75" calcext:value-type="float">
            <text:p>926.75</text:p>
          </table:table-cell>
          <table:table-cell office:value-type="float" office:value="2785174.64568" calcext:value-type="float">
            <text:p>2785174.64568</text:p>
          </table:table-cell>
          <table:table-cell office:value-type="float" office:value="1903859.40355" calcext:value-type="float">
            <text:p>1903859.40355</text:p>
          </table:table-cell>
          <table:table-cell office:value-type="float" office:value="81089.526989" calcext:value-type="float">
            <text:p>81089.526989</text:p>
          </table:table-cell>
          <table:table-cell office:value-type="float" office:value="20885.876302" calcext:value-type="float">
            <text:p>20885.876302</text:p>
          </table:table-cell>
          <table:table-cell office:value-type="float" office:value="1939273.48279" calcext:value-type="float">
            <text:p>1939273.48279</text:p>
          </table:table-cell>
          <table:table-cell office:value-type="float" office:value="952943.34346" calcext:value-type="float">
            <text:p>952943.34346</text:p>
          </table:table-cell>
          <table:table-cell office:value-type="float" office:value="225730.67007" calcext:value-type="float">
            <text:p>225730.67007</text:p>
          </table:table-cell>
          <table:table-cell office:value-type="float" office:value="465543.11347" calcext:value-type="float">
            <text:p>465543.11347</text:p>
          </table:table-cell>
          <table:table-cell office:value-type="float" office:value="4948.67729" calcext:value-type="float">
            <text:p>4948.67729</text:p>
          </table:table-cell>
          <table:table-cell office:value-type="float" office:value="2261989.06068" calcext:value-type="float">
            <text:p>2261989.06068</text:p>
          </table:table-cell>
          <table:table-cell office:value-type="float" office:value="8680.97087" calcext:value-type="float">
            <text:p>8680.97087</text:p>
          </table:table-cell>
          <table:table-cell office:value-type="float" office:value="24584.46981" calcext:value-type="float">
            <text:p>24584.46981</text:p>
          </table:table-cell>
          <table:table-cell office:value-type="float" office:value="2829.56719" calcext:value-type="float">
            <text:p>2829.56719</text:p>
          </table:table-cell>
          <table:table-cell office:value-type="float" office:value="7780.12003" calcext:value-type="float">
            <text:p>7780.12003</text:p>
          </table:table-cell>
          <table:table-cell office:value-type="float" office:value="70.81846" calcext:value-type="float">
            <text:p>70.81846</text:p>
          </table:table-cell>
          <table:table-cell office:value-type="float" office:value="126.00459" calcext:value-type="float">
            <text:p>126.00459</text:p>
          </table:table-cell>
          <table:table-cell office:value-type="float" office:value="1045.20145" calcext:value-type="float">
            <text:p>1045.20145</text:p>
          </table:table-cell>
          <table:table-cell office:value-type="float" office:value="1771967.52992" calcext:value-type="float">
            <text:p>1771967.52992</text:p>
          </table:table-cell>
          <table:table-cell office:value-type="float" office:value="566878.96915" calcext:value-type="float">
            <text:p>566878.96915</text:p>
          </table:table-cell>
          <table:table-cell office:value-type="float" office:value="211228.99492" calcext:value-type="float">
            <text:p>211228.99492</text:p>
          </table:table-cell>
          <table:table-cell office:value-type="float" office:value="67244.0609" calcext:value-type="float">
            <text:p>67244.0609</text:p>
          </table:table-cell>
          <table:table-cell office:value-type="float" office:value="35.83" calcext:value-type="float">
            <text:p>35.83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35M00S" calcext:value-type="time">
            <text:p>01:35:00</text:p>
          </table:table-cell>
          <table:table-cell office:value-type="string" calcext:value-type="string">
            <text:p>x25_Ca_x2</text:p>
          </table:table-cell>
          <table:table-cell office:value-type="float" office:value="2277.85" calcext:value-type="float">
            <text:p>2277.85</text:p>
          </table:table-cell>
          <table:table-cell office:value-type="float" office:value="935.76" calcext:value-type="float">
            <text:p>935.76</text:p>
          </table:table-cell>
          <table:table-cell office:value-type="float" office:value="191.12898" calcext:value-type="float">
            <text:p>191.12898</text:p>
          </table:table-cell>
          <table:table-cell office:value-type="float" office:value="437.34907" calcext:value-type="float">
            <text:p>437.34907</text:p>
          </table:table-cell>
          <table:table-cell office:value-type="float" office:value="10037.77901" calcext:value-type="float">
            <text:p>10037.77901</text:p>
          </table:table-cell>
          <table:table-cell office:value-type="float" office:value="1237.86155" calcext:value-type="float">
            <text:p>1237.86155</text:p>
          </table:table-cell>
          <table:table-cell office:value-type="float" office:value="771.0846" calcext:value-type="float">
            <text:p>771.0846</text:p>
          </table:table-cell>
          <table:table-cell office:value-type="float" office:value="177702.62797" calcext:value-type="float">
            <text:p>177702.62797</text:p>
          </table:table-cell>
          <table:table-cell office:value-type="float" office:value="67178.83146" calcext:value-type="float">
            <text:p>67178.83146</text:p>
          </table:table-cell>
          <table:table-cell office:value-type="float" office:value="6702214.63124" calcext:value-type="float">
            <text:p>6702214.63124</text:p>
          </table:table-cell>
          <table:table-cell office:value-type="float" office:value="85940.35654" calcext:value-type="float">
            <text:p>85940.35654</text:p>
          </table:table-cell>
          <table:table-cell office:value-type="float" office:value="1249.25" calcext:value-type="float">
            <text:p>1249.25</text:p>
          </table:table-cell>
          <table:table-cell office:value-type="float" office:value="779.02" calcext:value-type="float">
            <text:p>779.02</text:p>
          </table:table-cell>
          <table:table-cell office:value-type="float" office:value="2115322.84213" calcext:value-type="float">
            <text:p>2115322.84213</text:p>
          </table:table-cell>
          <table:table-cell office:value-type="float" office:value="1439166.51843" calcext:value-type="float">
            <text:p>1439166.51843</text:p>
          </table:table-cell>
          <table:table-cell office:value-type="float" office:value="66740.514203" calcext:value-type="float">
            <text:p>66740.514203</text:p>
          </table:table-cell>
          <table:table-cell office:value-type="float" office:value="21010.499413" calcext:value-type="float">
            <text:p>21010.499413</text:p>
          </table:table-cell>
          <table:table-cell office:value-type="float" office:value="1551685.59478" calcext:value-type="float">
            <text:p>1551685.59478</text:p>
          </table:table-cell>
          <table:table-cell office:value-type="float" office:value="768243.78599" calcext:value-type="float">
            <text:p>768243.78599</text:p>
          </table:table-cell>
          <table:table-cell office:value-type="float" office:value="182355.11726" calcext:value-type="float">
            <text:p>182355.11726</text:p>
          </table:table-cell>
          <table:table-cell office:value-type="float" office:value="361615.28799" calcext:value-type="float">
            <text:p>361615.28799</text:p>
          </table:table-cell>
          <table:table-cell office:value-type="float" office:value="3621.6525" calcext:value-type="float">
            <text:p>3621.6525</text:p>
          </table:table-cell>
          <table:table-cell office:value-type="float" office:value="1836910.66827" calcext:value-type="float">
            <text:p>1836910.66827</text:p>
          </table:table-cell>
          <table:table-cell office:value-type="float" office:value="6719.92344" calcext:value-type="float">
            <text:p>6719.92344</text:p>
          </table:table-cell>
          <table:table-cell office:value-type="float" office:value="18958.00735" calcext:value-type="float">
            <text:p>18958.00735</text:p>
          </table:table-cell>
          <table:table-cell office:value-type="float" office:value="2248.51219" calcext:value-type="float">
            <text:p>2248.51219</text:p>
          </table:table-cell>
          <table:table-cell office:value-type="float" office:value="6190.00934" calcext:value-type="float">
            <text:p>6190.00934</text:p>
          </table:table-cell>
          <table:table-cell office:value-type="float" office:value="58.84964" calcext:value-type="float">
            <text:p>58.84964</text:p>
          </table:table-cell>
          <table:table-cell office:value-type="float" office:value="105.30145" calcext:value-type="float">
            <text:p>105.30145</text:p>
          </table:table-cell>
          <table:table-cell office:value-type="float" office:value="912.27923" calcext:value-type="float">
            <text:p>912.27923</text:p>
          </table:table-cell>
          <table:table-cell office:value-type="float" office:value="1380573.01538" calcext:value-type="float">
            <text:p>1380573.01538</text:p>
          </table:table-cell>
          <table:table-cell office:value-type="float" office:value="444951.53032" calcext:value-type="float">
            <text:p>444951.53032</text:p>
          </table:table-cell>
          <table:table-cell office:value-type="float" office:value="168347.33439" calcext:value-type="float">
            <text:p>168347.33439</text:p>
          </table:table-cell>
          <table:table-cell office:value-type="float" office:value="53685.14393" calcext:value-type="float">
            <text:p>53685.14393</text:p>
          </table:table-cell>
          <table:table-cell office:value-type="float" office:value="28.51" calcext:value-type="float">
            <text:p>28.51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36M00S" calcext:value-type="time">
            <text:p>01:36:00</text:p>
          </table:table-cell>
          <table:table-cell office:value-type="string" calcext:value-type="string">
            <text:p>x20_Ca_x2</text:p>
          </table:table-cell>
          <table:table-cell office:value-type="float" office:value="2765.24" calcext:value-type="float">
            <text:p>2765.24</text:p>
          </table:table-cell>
          <table:table-cell office:value-type="float" office:value="1094.93" calcext:value-type="float">
            <text:p>1094.93</text:p>
          </table:table-cell>
          <table:table-cell office:value-type="float" office:value="214.30158" calcext:value-type="float">
            <text:p>214.30158</text:p>
          </table:table-cell>
          <table:table-cell office:value-type="float" office:value="526.91689" calcext:value-type="float">
            <text:p>526.91689</text:p>
          </table:table-cell>
          <table:table-cell office:value-type="float" office:value="12069.03797" calcext:value-type="float">
            <text:p>12069.03797</text:p>
          </table:table-cell>
          <table:table-cell office:value-type="float" office:value="1482.38235" calcext:value-type="float">
            <text:p>1482.38235</text:p>
          </table:table-cell>
          <table:table-cell office:value-type="float" office:value="818.40028" calcext:value-type="float">
            <text:p>818.40028</text:p>
          </table:table-cell>
          <table:table-cell office:value-type="float" office:value="216505.93258" calcext:value-type="float">
            <text:p>216505.93258</text:p>
          </table:table-cell>
          <table:table-cell office:value-type="float" office:value="80049.60162" calcext:value-type="float">
            <text:p>80049.60162</text:p>
          </table:table-cell>
          <table:table-cell office:value-type="float" office:value="7939901.47001" calcext:value-type="float">
            <text:p>7939901.47001</text:p>
          </table:table-cell>
          <table:table-cell office:value-type="float" office:value="102318.42893" calcext:value-type="float">
            <text:p>102318.42893</text:p>
          </table:table-cell>
          <table:table-cell office:value-type="float" office:value="1288.81" calcext:value-type="float">
            <text:p>1288.81</text:p>
          </table:table-cell>
          <table:table-cell office:value-type="float" office:value="808.15" calcext:value-type="float">
            <text:p>808.15</text:p>
          </table:table-cell>
          <table:table-cell office:value-type="float" office:value="2625174.43752" calcext:value-type="float">
            <text:p>2625174.43752</text:p>
          </table:table-cell>
          <table:table-cell office:value-type="float" office:value="1788848.69096" calcext:value-type="float">
            <text:p>1788848.69096</text:p>
          </table:table-cell>
          <table:table-cell office:value-type="float" office:value="77629.643081" calcext:value-type="float">
            <text:p>77629.643081</text:p>
          </table:table-cell>
          <table:table-cell office:value-type="float" office:value="20903.708102" calcext:value-type="float">
            <text:p>20903.708102</text:p>
          </table:table-cell>
          <table:table-cell office:value-type="float" office:value="1847545.56564" calcext:value-type="float">
            <text:p>1847545.56564</text:p>
          </table:table-cell>
          <table:table-cell office:value-type="float" office:value="901294.05" calcext:value-type="float">
            <text:p>901294.05</text:p>
          </table:table-cell>
          <table:table-cell office:value-type="float" office:value="214178.28525" calcext:value-type="float">
            <text:p>214178.28525</text:p>
          </table:table-cell>
          <table:table-cell office:value-type="float" office:value="443044.85605" calcext:value-type="float">
            <text:p>443044.85605</text:p>
          </table:table-cell>
          <table:table-cell office:value-type="float" office:value="4539.81038" calcext:value-type="float">
            <text:p>4539.81038</text:p>
          </table:table-cell>
          <table:table-cell office:value-type="float" office:value="2164669.41552" calcext:value-type="float">
            <text:p>2164669.41552</text:p>
          </table:table-cell>
          <table:table-cell office:value-type="float" office:value="8155.85173" calcext:value-type="float">
            <text:p>8155.85173</text:p>
          </table:table-cell>
          <table:table-cell office:value-type="float" office:value="23088.03153" calcext:value-type="float">
            <text:p>23088.03153</text:p>
          </table:table-cell>
          <table:table-cell office:value-type="float" office:value="2672.51617" calcext:value-type="float">
            <text:p>2672.51617</text:p>
          </table:table-cell>
          <table:table-cell office:value-type="float" office:value="7317.69998" calcext:value-type="float">
            <text:p>7317.69998</text:p>
          </table:table-cell>
          <table:table-cell office:value-type="float" office:value="73.52485" calcext:value-type="float">
            <text:p>73.52485</text:p>
          </table:table-cell>
          <table:table-cell office:value-type="float" office:value="119.87142" calcext:value-type="float">
            <text:p>119.87142</text:p>
          </table:table-cell>
          <table:table-cell office:value-type="float" office:value="977.57703" calcext:value-type="float">
            <text:p>977.57703</text:p>
          </table:table-cell>
          <table:table-cell office:value-type="float" office:value="1680059.54369" calcext:value-type="float">
            <text:p>1680059.54369</text:p>
          </table:table-cell>
          <table:table-cell office:value-type="float" office:value="535386.52548" calcext:value-type="float">
            <text:p>535386.52548</text:p>
          </table:table-cell>
          <table:table-cell office:value-type="float" office:value="199651.4198" calcext:value-type="float">
            <text:p>199651.4198</text:p>
          </table:table-cell>
          <table:table-cell office:value-type="float" office:value="63505.43011" calcext:value-type="float">
            <text:p>63505.43011</text:p>
          </table:table-cell>
          <table:table-cell office:value-type="float" office:value="32.83" calcext:value-type="float">
            <text:p>32.83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37M00S" calcext:value-type="time">
            <text:p>01:37:00</text:p>
          </table:table-cell>
          <table:table-cell office:value-type="string" calcext:value-type="string">
            <text:p>x15_Ca_x2</text:p>
          </table:table-cell>
          <table:table-cell office:value-type="float" office:value="3790.72" calcext:value-type="float">
            <text:p>3790.72</text:p>
          </table:table-cell>
          <table:table-cell office:value-type="float" office:value="1588.72" calcext:value-type="float">
            <text:p>1588.72</text:p>
          </table:table-cell>
          <table:table-cell office:value-type="float" office:value="289.53273" calcext:value-type="float">
            <text:p>289.53273</text:p>
          </table:table-cell>
          <table:table-cell office:value-type="float" office:value="710.32253" calcext:value-type="float">
            <text:p>710.32253</text:p>
          </table:table-cell>
          <table:table-cell office:value-type="float" office:value="16352.31947" calcext:value-type="float">
            <text:p>16352.31947</text:p>
          </table:table-cell>
          <table:table-cell office:value-type="float" office:value="1999.84926" calcext:value-type="float">
            <text:p>1999.84926</text:p>
          </table:table-cell>
          <table:table-cell office:value-type="float" office:value="1136.57005" calcext:value-type="float">
            <text:p>1136.57005</text:p>
          </table:table-cell>
          <table:table-cell office:value-type="float" office:value="297142.61773" calcext:value-type="float">
            <text:p>297142.61773</text:p>
          </table:table-cell>
          <table:table-cell office:value-type="float" office:value="115934.37676" calcext:value-type="float">
            <text:p>115934.37676</text:p>
          </table:table-cell>
          <table:table-cell office:value-type="float" office:value="11363303.99752" calcext:value-type="float">
            <text:p>11363303.99752</text:p>
          </table:table-cell>
          <table:table-cell office:value-type="float" office:value="147602.52623" calcext:value-type="float">
            <text:p>147602.52623</text:p>
          </table:table-cell>
          <table:table-cell office:value-type="float" office:value="1715.7" calcext:value-type="float">
            <text:p>1715.7</text:p>
          </table:table-cell>
          <table:table-cell office:value-type="float" office:value="1075.1" calcext:value-type="float">
            <text:p>1075.1</text:p>
          </table:table-cell>
          <table:table-cell office:value-type="float" office:value="3695558.39056" calcext:value-type="float">
            <text:p>3695558.39056</text:p>
          </table:table-cell>
          <table:table-cell office:value-type="float" office:value="2547925.06426" calcext:value-type="float">
            <text:p>2547925.06426</text:p>
          </table:table-cell>
          <table:table-cell office:value-type="float" office:value="99663.374051" calcext:value-type="float">
            <text:p>99663.374051</text:p>
          </table:table-cell>
          <table:table-cell office:value-type="float" office:value="20523.021898" calcext:value-type="float">
            <text:p>20523.021898</text:p>
          </table:table-cell>
          <table:table-cell office:value-type="float" office:value="2427994.69063" calcext:value-type="float">
            <text:p>2427994.69063</text:p>
          </table:table-cell>
          <table:table-cell office:value-type="float" office:value="1283860.25189" calcext:value-type="float">
            <text:p>1283860.25189</text:p>
          </table:table-cell>
          <table:table-cell office:value-type="float" office:value="302181.17579" calcext:value-type="float">
            <text:p>302181.17579</text:p>
          </table:table-cell>
          <table:table-cell office:value-type="float" office:value="604628.78959" calcext:value-type="float">
            <text:p>604628.78959</text:p>
          </table:table-cell>
          <table:table-cell office:value-type="float" office:value="7807.85401" calcext:value-type="float">
            <text:p>7807.85401</text:p>
          </table:table-cell>
          <table:table-cell office:value-type="float" office:value="3017494.88287" calcext:value-type="float">
            <text:p>3017494.88287</text:p>
          </table:table-cell>
          <table:table-cell office:value-type="float" office:value="11395.91207" calcext:value-type="float">
            <text:p>11395.91207</text:p>
          </table:table-cell>
          <table:table-cell office:value-type="float" office:value="32381.49971" calcext:value-type="float">
            <text:p>32381.49971</text:p>
          </table:table-cell>
          <table:table-cell office:value-type="float" office:value="3901.3576" calcext:value-type="float">
            <text:p>3901.3576</text:p>
          </table:table-cell>
          <table:table-cell office:value-type="float" office:value="10760.89592" calcext:value-type="float">
            <text:p>10760.89592</text:p>
          </table:table-cell>
          <table:table-cell office:value-type="float" office:value="84.19772" calcext:value-type="float">
            <text:p>84.19772</text:p>
          </table:table-cell>
          <table:table-cell office:value-type="float" office:value="167.20159" calcext:value-type="float">
            <text:p>167.20159</text:p>
          </table:table-cell>
          <table:table-cell office:value-type="float" office:value="1204.51153" calcext:value-type="float">
            <text:p>1204.51153</text:p>
          </table:table-cell>
          <table:table-cell office:value-type="float" office:value="2296866.24986" calcext:value-type="float">
            <text:p>2296866.24986</text:p>
          </table:table-cell>
          <table:table-cell office:value-type="float" office:value="733646.12901" calcext:value-type="float">
            <text:p>733646.12901</text:p>
          </table:table-cell>
          <table:table-cell office:value-type="float" office:value="288330.72947" calcext:value-type="float">
            <text:p>288330.72947</text:p>
          </table:table-cell>
          <table:table-cell office:value-type="float" office:value="91768.10033" calcext:value-type="float">
            <text:p>91768.10033</text:p>
          </table:table-cell>
          <table:table-cell office:value-type="float" office:value="43.68" calcext:value-type="float">
            <text:p>43.68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1M00S" calcext:value-type="time">
            <text:p>02:01:00</text:p>
          </table:table-cell>
          <table:table-cell office:value-type="string" calcext:value-type="string">
            <text:p>x5_PF-1</text:p>
          </table:table-cell>
          <table:table-cell office:value-type="float" office:value="221.76" calcext:value-type="float">
            <text:p>221.76</text:p>
          </table:table-cell>
          <table:table-cell office:value-type="float" office:value="98.84" calcext:value-type="float">
            <text:p>98.84</text:p>
          </table:table-cell>
          <table:table-cell office:value-type="float" office:value="280.96807" calcext:value-type="float">
            <text:p>280.96807</text:p>
          </table:table-cell>
          <table:table-cell office:value-type="float" office:value="734.47776" calcext:value-type="float">
            <text:p>734.47776</text:p>
          </table:table-cell>
          <table:table-cell office:value-type="float" office:value="17151.9416" calcext:value-type="float">
            <text:p>17151.9416</text:p>
          </table:table-cell>
          <table:table-cell office:value-type="float" office:value="1957.29835" calcext:value-type="float">
            <text:p>1957.29835</text:p>
          </table:table-cell>
          <table:table-cell office:value-type="float" office:value="1072.0542" calcext:value-type="float">
            <text:p>1072.0542</text:p>
          </table:table-cell>
          <table:table-cell office:value-type="float" office:value="42543.66404" calcext:value-type="float">
            <text:p>42543.66404</text:p>
          </table:table-cell>
          <table:table-cell office:value-type="float" office:value="15529.38377" calcext:value-type="float">
            <text:p>15529.38377</text:p>
          </table:table-cell>
          <table:table-cell office:value-type="float" office:value="1566091.43838" calcext:value-type="float">
            <text:p>1566091.43838</text:p>
          </table:table-cell>
          <table:table-cell office:value-type="float" office:value="19785.79754" calcext:value-type="float">
            <text:p>19785.79754</text:p>
          </table:table-cell>
          <table:table-cell office:value-type="float" office:value="654.29" calcext:value-type="float">
            <text:p>654.29</text:p>
          </table:table-cell>
          <table:table-cell office:value-type="float" office:value="476.51" calcext:value-type="float">
            <text:p>476.51</text:p>
          </table:table-cell>
          <table:table-cell office:value-type="float" office:value="6722263.29147" calcext:value-type="float">
            <text:p>6722263.29147</text:p>
          </table:table-cell>
          <table:table-cell office:value-type="float" office:value="4735581.1491" calcext:value-type="float">
            <text:p>4735581.1491</text:p>
          </table:table-cell>
          <table:table-cell office:value-type="float" office:value="29911.594641" calcext:value-type="float">
            <text:p>29911.594641</text:p>
          </table:table-cell>
          <table:table-cell office:value-type="float" office:value="21571.939846" calcext:value-type="float">
            <text:p>21571.939846</text:p>
          </table:table-cell>
          <table:table-cell office:value-type="float" office:value="191551.87336" calcext:value-type="float">
            <text:p>191551.87336</text:p>
          </table:table-cell>
          <table:table-cell office:value-type="float" office:value="89744.40086" calcext:value-type="float">
            <text:p>89744.40086</text:p>
          </table:table-cell>
          <table:table-cell office:value-type="float" office:value="21446.28521" calcext:value-type="float">
            <text:p>21446.28521</text:p>
          </table:table-cell>
          <table:table-cell office:value-type="float" office:value="819.11745" calcext:value-type="float">
            <text:p>819.11745</text:p>
          </table:table-cell>
          <table:table-cell office:value-type="float" office:value="128.37952" calcext:value-type="float">
            <text:p>128.37952</text:p>
          </table:table-cell>
          <table:table-cell office:value-type="float" office:value="9441.56991" calcext:value-type="float">
            <text:p>9441.56991</text:p>
          </table:table-cell>
          <table:table-cell office:value-type="float" office:value="42.60581" calcext:value-type="float">
            <text:p>42.60581</text:p>
          </table:table-cell>
          <table:table-cell office:value-type="float" office:value="45.29685" calcext:value-type="float">
            <text:p>45.29685</text:p>
          </table:table-cell>
          <table:table-cell office:value-type="float" office:value="11.82708" calcext:value-type="float">
            <text:p>11.82708</text:p>
          </table:table-cell>
          <table:table-cell office:value-type="float" office:value="15.77316" calcext:value-type="float">
            <text:p>15.77316</text:p>
          </table:table-cell>
          <table:table-cell office:value-type="float" office:value="40.19498" calcext:value-type="float">
            <text:p>40.19498</text:p>
          </table:table-cell>
          <table:table-cell office:value-type="float" office:value="71.70042" calcext:value-type="float">
            <text:p>71.70042</text:p>
          </table:table-cell>
          <table:table-cell office:value-type="float" office:value="755.71713" calcext:value-type="float">
            <text:p>755.71713</text:p>
          </table:table-cell>
          <table:table-cell office:value-type="float" office:value="84117.33413" calcext:value-type="float">
            <text:p>84117.33413</text:p>
          </table:table-cell>
          <table:table-cell office:value-type="float" office:value="27720.99558" calcext:value-type="float">
            <text:p>27720.99558</text:p>
          </table:table-cell>
          <table:table-cell office:value-type="float" office:value="9903.43307" calcext:value-type="float">
            <text:p>9903.43307</text:p>
          </table:table-cell>
          <table:table-cell office:value-type="float" office:value="3330.59431" calcext:value-type="float">
            <text:p>3330.59431</text:p>
          </table:table-cell>
          <table:table-cell office:value-type="float" office:value="214.8" calcext:value-type="float">
            <text:p>214.8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2M00S" calcext:value-type="time">
            <text:p>02:02:00</text:p>
          </table:table-cell>
          <table:table-cell office:value-type="string" calcext:value-type="string">
            <text:p>x5_PF-2.1</text:p>
          </table:table-cell>
          <table:table-cell office:value-type="float" office:value="195.57" calcext:value-type="float">
            <text:p>195.57</text:p>
          </table:table-cell>
          <table:table-cell office:value-type="float" office:value="80.57" calcext:value-type="float">
            <text:p>80.57</text:p>
          </table:table-cell>
          <table:table-cell office:value-type="float" office:value="428.98139" calcext:value-type="float">
            <text:p>428.98139</text:p>
          </table:table-cell>
          <table:table-cell office:value-type="float" office:value="1096.5653" calcext:value-type="float">
            <text:p>1096.5653</text:p>
          </table:table-cell>
          <table:table-cell office:value-type="float" office:value="25932.28049" calcext:value-type="float">
            <text:p>25932.28049</text:p>
          </table:table-cell>
          <table:table-cell office:value-type="float" office:value="2920.94976" calcext:value-type="float">
            <text:p>2920.94976</text:p>
          </table:table-cell>
          <table:table-cell office:value-type="float" office:value="1551.87856" calcext:value-type="float">
            <text:p>1551.87856</text:p>
          </table:table-cell>
          <table:table-cell office:value-type="float" office:value="36517.99912" calcext:value-type="float">
            <text:p>36517.99912</text:p>
          </table:table-cell>
          <table:table-cell office:value-type="float" office:value="13453.42308" calcext:value-type="float">
            <text:p>13453.42308</text:p>
          </table:table-cell>
          <table:table-cell office:value-type="float" office:value="1359451.7284" calcext:value-type="float">
            <text:p>1359451.7284</text:p>
          </table:table-cell>
          <table:table-cell office:value-type="float" office:value="17110.97458" calcext:value-type="float">
            <text:p>17110.97458</text:p>
          </table:table-cell>
          <table:table-cell office:value-type="float" office:value="538.57" calcext:value-type="float">
            <text:p>538.57</text:p>
          </table:table-cell>
          <table:table-cell office:value-type="float" office:value="434.86" calcext:value-type="float">
            <text:p>434.86</text:p>
          </table:table-cell>
          <table:table-cell office:value-type="float" office:value="6195863.69688" calcext:value-type="float">
            <text:p>6195863.69688</text:p>
          </table:table-cell>
          <table:table-cell office:value-type="float" office:value="4340947.14934" calcext:value-type="float">
            <text:p>4340947.14934</text:p>
          </table:table-cell>
          <table:table-cell office:value-type="float" office:value="11914.868272" calcext:value-type="float">
            <text:p>11914.868272</text:p>
          </table:table-cell>
          <table:table-cell office:value-type="float" office:value="21433.95176" calcext:value-type="float">
            <text:p>21433.95176</text:p>
          </table:table-cell>
          <table:table-cell office:value-type="float" office:value="174278.60501" calcext:value-type="float">
            <text:p>174278.60501</text:p>
          </table:table-cell>
          <table:table-cell office:value-type="float" office:value="82762.09896" calcext:value-type="float">
            <text:p>82762.09896</text:p>
          </table:table-cell>
          <table:table-cell office:value-type="float" office:value="19741.65426" calcext:value-type="float">
            <text:p>19741.65426</text:p>
          </table:table-cell>
          <table:table-cell office:value-type="float" office:value="542.01926" calcext:value-type="float">
            <text:p>542.01926</text:p>
          </table:table-cell>
          <table:table-cell office:value-type="float" office:value="89.86417" calcext:value-type="float">
            <text:p>89.86417</text:p>
          </table:table-cell>
          <table:table-cell office:value-type="float" office:value="7450.59978" calcext:value-type="float">
            <text:p>7450.59978</text:p>
          </table:table-cell>
          <table:table-cell office:value-type="float" office:value="41.43891" calcext:value-type="float">
            <text:p>41.43891</text:p>
          </table:table-cell>
          <table:table-cell office:value-type="float" office:value="53.11806" calcext:value-type="float">
            <text:p>53.11806</text:p>
          </table:table-cell>
          <table:table-cell office:value-type="float" office:value="11.84067" calcext:value-type="float">
            <text:p>11.84067</text:p>
          </table:table-cell>
          <table:table-cell office:value-type="float" office:value="21.15407" calcext:value-type="float">
            <text:p>21.15407</text:p>
          </table:table-cell>
          <table:table-cell office:value-type="float" office:value="38.18856" calcext:value-type="float">
            <text:p>38.18856</text:p>
          </table:table-cell>
          <table:table-cell office:value-type="float" office:value="77.79687" calcext:value-type="float">
            <text:p>77.79687</text:p>
          </table:table-cell>
          <table:table-cell office:value-type="float" office:value="772.51583" calcext:value-type="float">
            <text:p>772.51583</text:p>
          </table:table-cell>
          <table:table-cell office:value-type="float" office:value="155305.84394" calcext:value-type="float">
            <text:p>155305.84394</text:p>
          </table:table-cell>
          <table:table-cell office:value-type="float" office:value="50173.21383" calcext:value-type="float">
            <text:p>50173.21383</text:p>
          </table:table-cell>
          <table:table-cell office:value-type="float" office:value="18372.69138" calcext:value-type="float">
            <text:p>18372.69138</text:p>
          </table:table-cell>
          <table:table-cell office:value-type="float" office:value="5983.44796" calcext:value-type="float">
            <text:p>5983.44796</text:p>
          </table:table-cell>
          <table:table-cell office:value-type="float" office:value="156.52" calcext:value-type="float">
            <text:p>156.52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3M00S" calcext:value-type="time">
            <text:p>02:03:00</text:p>
          </table:table-cell>
          <table:table-cell office:value-type="string" calcext:value-type="string">
            <text:p>x5_PF-2.2</text:p>
          </table:table-cell>
          <table:table-cell office:value-type="float" office:value="195.69" calcext:value-type="float">
            <text:p>195.69</text:p>
          </table:table-cell>
          <table:table-cell office:value-type="float" office:value="65.75" calcext:value-type="float">
            <text:p>65.75</text:p>
          </table:table-cell>
          <table:table-cell office:value-type="float" office:value="286.66534" calcext:value-type="float">
            <text:p>286.66534</text:p>
          </table:table-cell>
          <table:table-cell office:value-type="float" office:value="709.87058" calcext:value-type="float">
            <text:p>709.87058</text:p>
          </table:table-cell>
          <table:table-cell office:value-type="float" office:value="16835.81909" calcext:value-type="float">
            <text:p>16835.81909</text:p>
          </table:table-cell>
          <table:table-cell office:value-type="float" office:value="1807.80811" calcext:value-type="float">
            <text:p>1807.80811</text:p>
          </table:table-cell>
          <table:table-cell office:value-type="float" office:value="1001.29495" calcext:value-type="float">
            <text:p>1001.29495</text:p>
          </table:table-cell>
          <table:table-cell office:value-type="float" office:value="32796.55629" calcext:value-type="float">
            <text:p>32796.55629</text:p>
          </table:table-cell>
          <table:table-cell office:value-type="float" office:value="11371.50131" calcext:value-type="float">
            <text:p>11371.50131</text:p>
          </table:table-cell>
          <table:table-cell office:value-type="float" office:value="1154395.77154" calcext:value-type="float">
            <text:p>1154395.77154</text:p>
          </table:table-cell>
          <table:table-cell office:value-type="float" office:value="14567.79793" calcext:value-type="float">
            <text:p>14567.79793</text:p>
          </table:table-cell>
          <table:table-cell office:value-type="float" office:value="629.86" calcext:value-type="float">
            <text:p>629.86</text:p>
          </table:table-cell>
          <table:table-cell office:value-type="float" office:value="421.29" calcext:value-type="float">
            <text:p>421.29</text:p>
          </table:table-cell>
          <table:table-cell office:value-type="float" office:value="6109515.2283" calcext:value-type="float">
            <text:p>6109515.2283</text:p>
          </table:table-cell>
          <table:table-cell office:value-type="float" office:value="4261820.35657" calcext:value-type="float">
            <text:p>4261820.35657</text:p>
          </table:table-cell>
          <table:table-cell office:value-type="float" office:value="11412.534307" calcext:value-type="float">
            <text:p>11412.534307</text:p>
          </table:table-cell>
          <table:table-cell office:value-type="float" office:value="21718.002314" calcext:value-type="float">
            <text:p>21718.002314</text:p>
          </table:table-cell>
          <table:table-cell office:value-type="float" office:value="171000.38116" calcext:value-type="float">
            <text:p>171000.38116</text:p>
          </table:table-cell>
          <table:table-cell office:value-type="float" office:value="76522.5911" calcext:value-type="float">
            <text:p>76522.5911</text:p>
          </table:table-cell>
          <table:table-cell office:value-type="float" office:value="18417.89872" calcext:value-type="float">
            <text:p>18417.89872</text:p>
          </table:table-cell>
          <table:table-cell office:value-type="float" office:value="417.55379" calcext:value-type="float">
            <text:p>417.55379</text:p>
          </table:table-cell>
          <table:table-cell office:value-type="float" office:value="110.60308" calcext:value-type="float">
            <text:p>110.60308</text:p>
          </table:table-cell>
          <table:table-cell office:value-type="float" office:value="6790.7977" calcext:value-type="float">
            <text:p>6790.7977</text:p>
          </table:table-cell>
          <table:table-cell office:value-type="float" office:value="36.43558" calcext:value-type="float">
            <text:p>36.43558</text:p>
          </table:table-cell>
          <table:table-cell office:value-type="float" office:value="58.12231" calcext:value-type="float">
            <text:p>58.12231</text:p>
          </table:table-cell>
          <table:table-cell office:value-type="float" office:value="12.36994" calcext:value-type="float">
            <text:p>12.36994</text:p>
          </table:table-cell>
          <table:table-cell office:value-type="float" office:value="20.243" calcext:value-type="float">
            <text:p>20.243</text:p>
          </table:table-cell>
          <table:table-cell office:value-type="float" office:value="33.79688" calcext:value-type="float">
            <text:p>33.79688</text:p>
          </table:table-cell>
          <table:table-cell office:value-type="float" office:value="62.81321" calcext:value-type="float">
            <text:p>62.81321</text:p>
          </table:table-cell>
          <table:table-cell office:value-type="float" office:value="659.19152" calcext:value-type="float">
            <text:p>659.19152</text:p>
          </table:table-cell>
          <table:table-cell office:value-type="float" office:value="123959.40936" calcext:value-type="float">
            <text:p>123959.40936</text:p>
          </table:table-cell>
          <table:table-cell office:value-type="float" office:value="40175.44918" calcext:value-type="float">
            <text:p>40175.44918</text:p>
          </table:table-cell>
          <table:table-cell office:value-type="float" office:value="14048.77735" calcext:value-type="float">
            <text:p>14048.77735</text:p>
          </table:table-cell>
          <table:table-cell office:value-type="float" office:value="4587.38667" calcext:value-type="float">
            <text:p>4587.38667</text:p>
          </table:table-cell>
          <table:table-cell office:value-type="float" office:value="137.53" calcext:value-type="float">
            <text:p>137.53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4M00S" calcext:value-type="time">
            <text:p>02:04:00</text:p>
          </table:table-cell>
          <table:table-cell office:value-type="string" calcext:value-type="string">
            <text:p>x5_PF-2.3</text:p>
          </table:table-cell>
          <table:table-cell office:value-type="float" office:value="187.18" calcext:value-type="float">
            <text:p>187.18</text:p>
          </table:table-cell>
          <table:table-cell office:value-type="float" office:value="67.5" calcext:value-type="float">
            <text:p>67.5</text:p>
          </table:table-cell>
          <table:table-cell office:value-type="float" office:value="128.97532" calcext:value-type="float">
            <text:p>128.97532</text:p>
          </table:table-cell>
          <table:table-cell office:value-type="float" office:value="322.15934" calcext:value-type="float">
            <text:p>322.15934</text:p>
          </table:table-cell>
          <table:table-cell office:value-type="float" office:value="7252.49469" calcext:value-type="float">
            <text:p>7252.49469</text:p>
          </table:table-cell>
          <table:table-cell office:value-type="float" office:value="860.33833" calcext:value-type="float">
            <text:p>860.33833</text:p>
          </table:table-cell>
          <table:table-cell office:value-type="float" office:value="567.45348" calcext:value-type="float">
            <text:p>567.45348</text:p>
          </table:table-cell>
          <table:table-cell office:value-type="float" office:value="21738.1809" calcext:value-type="float">
            <text:p>21738.1809</text:p>
          </table:table-cell>
          <table:table-cell office:value-type="float" office:value="7849.29258" calcext:value-type="float">
            <text:p>7849.29258</text:p>
          </table:table-cell>
          <table:table-cell office:value-type="float" office:value="801992.30916" calcext:value-type="float">
            <text:p>801992.30916</text:p>
          </table:table-cell>
          <table:table-cell office:value-type="float" office:value="10187.20352" calcext:value-type="float">
            <text:p>10187.20352</text:p>
          </table:table-cell>
          <table:table-cell office:value-type="float" office:value="594.82" calcext:value-type="float">
            <text:p>594.82</text:p>
          </table:table-cell>
          <table:table-cell office:value-type="float" office:value="455.62" calcext:value-type="float">
            <text:p>455.62</text:p>
          </table:table-cell>
          <table:table-cell office:value-type="float" office:value="5222649.24533" calcext:value-type="float">
            <text:p>5222649.24533</text:p>
          </table:table-cell>
          <table:table-cell office:value-type="float" office:value="3598332.5252" calcext:value-type="float">
            <text:p>3598332.5252</text:p>
          </table:table-cell>
          <table:table-cell office:value-type="float" office:value="10898.900445" calcext:value-type="float">
            <text:p>10898.900445</text:p>
          </table:table-cell>
          <table:table-cell office:value-type="float" office:value="20785.897387" calcext:value-type="float">
            <text:p>20785.897387</text:p>
          </table:table-cell>
          <table:table-cell office:value-type="float" office:value="145132.04441" calcext:value-type="float">
            <text:p>145132.04441</text:p>
          </table:table-cell>
          <table:table-cell office:value-type="float" office:value="66631.7425" calcext:value-type="float">
            <text:p>66631.7425</text:p>
          </table:table-cell>
          <table:table-cell office:value-type="float" office:value="16137.95494" calcext:value-type="float">
            <text:p>16137.95494</text:p>
          </table:table-cell>
          <table:table-cell office:value-type="float" office:value="432.4413" calcext:value-type="float">
            <text:p>432.4413</text:p>
          </table:table-cell>
          <table:table-cell office:value-type="float" office:value="156.00628" calcext:value-type="float">
            <text:p>156.00628</text:p>
          </table:table-cell>
          <table:table-cell office:value-type="float" office:value="5584.55638" calcext:value-type="float">
            <text:p>5584.55638</text:p>
          </table:table-cell>
          <table:table-cell office:value-type="float" office:value="32.55577" calcext:value-type="float">
            <text:p>32.55577</text:p>
          </table:table-cell>
          <table:table-cell office:value-type="float" office:value="57.25805" calcext:value-type="float">
            <text:p>57.25805</text:p>
          </table:table-cell>
          <table:table-cell office:value-type="float" office:value="10.7536" calcext:value-type="float">
            <text:p>10.7536</text:p>
          </table:table-cell>
          <table:table-cell office:value-type="float" office:value="22.43962" calcext:value-type="float">
            <text:p>22.43962</text:p>
          </table:table-cell>
          <table:table-cell office:value-type="float" office:value="39.98895" calcext:value-type="float">
            <text:p>39.98895</text:p>
          </table:table-cell>
          <table:table-cell office:value-type="float" office:value="68.89691" calcext:value-type="float">
            <text:p>68.89691</text:p>
          </table:table-cell>
          <table:table-cell office:value-type="float" office:value="707.0488" calcext:value-type="float">
            <text:p>707.0488</text:p>
          </table:table-cell>
          <table:table-cell office:value-type="float" office:value="66894.55692" calcext:value-type="float">
            <text:p>66894.55692</text:p>
          </table:table-cell>
          <table:table-cell office:value-type="float" office:value="21846.10619" calcext:value-type="float">
            <text:p>21846.10619</text:p>
          </table:table-cell>
          <table:table-cell office:value-type="float" office:value="8109.95582" calcext:value-type="float">
            <text:p>8109.95582</text:p>
          </table:table-cell>
          <table:table-cell office:value-type="float" office:value="2612.42089" calcext:value-type="float">
            <text:p>2612.42089</text:p>
          </table:table-cell>
          <table:table-cell office:value-type="float" office:value="109.05" calcext:value-type="float">
            <text:p>109.05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5M00S" calcext:value-type="time">
            <text:p>02:05:00</text:p>
          </table:table-cell>
          <table:table-cell office:value-type="string" calcext:value-type="string">
            <text:p>x5_PF-3</text:p>
          </table:table-cell>
          <table:table-cell office:value-type="float" office:value="368.26" calcext:value-type="float">
            <text:p>368.26</text:p>
          </table:table-cell>
          <table:table-cell office:value-type="float" office:value="143.69" calcext:value-type="float">
            <text:p>143.69</text:p>
          </table:table-cell>
          <table:table-cell office:value-type="float" office:value="171.06542" calcext:value-type="float">
            <text:p>171.06542</text:p>
          </table:table-cell>
          <table:table-cell office:value-type="float" office:value="423.23121" calcext:value-type="float">
            <text:p>423.23121</text:p>
          </table:table-cell>
          <table:table-cell office:value-type="float" office:value="9779.11374" calcext:value-type="float">
            <text:p>9779.11374</text:p>
          </table:table-cell>
          <table:table-cell office:value-type="float" office:value="1131.13435" calcext:value-type="float">
            <text:p>1131.13435</text:p>
          </table:table-cell>
          <table:table-cell office:value-type="float" office:value="651.61631" calcext:value-type="float">
            <text:p>651.61631</text:p>
          </table:table-cell>
          <table:table-cell office:value-type="float" office:value="40711.89419" calcext:value-type="float">
            <text:p>40711.89419</text:p>
          </table:table-cell>
          <table:table-cell office:value-type="float" office:value="14658.78306" calcext:value-type="float">
            <text:p>14658.78306</text:p>
          </table:table-cell>
          <table:table-cell office:value-type="float" office:value="1498924.72015" calcext:value-type="float">
            <text:p>1498924.72015</text:p>
          </table:table-cell>
          <table:table-cell office:value-type="float" office:value="19048.88635" calcext:value-type="float">
            <text:p>19048.88635</text:p>
          </table:table-cell>
          <table:table-cell office:value-type="float" office:value="676.39" calcext:value-type="float">
            <text:p>676.39</text:p>
          </table:table-cell>
          <table:table-cell office:value-type="float" office:value="477.41" calcext:value-type="float">
            <text:p>477.41</text:p>
          </table:table-cell>
          <table:table-cell office:value-type="float" office:value="14818011.91244" calcext:value-type="float">
            <text:p>14818011.91244</text:p>
          </table:table-cell>
          <table:table-cell office:value-type="float" office:value="11243485.22227" calcext:value-type="float">
            <text:p>11243485.22227</text:p>
          </table:table-cell>
          <table:table-cell office:value-type="float" office:value="11224.405336" calcext:value-type="float">
            <text:p>11224.405336</text:p>
          </table:table-cell>
          <table:table-cell office:value-type="float" office:value="20713.307217" calcext:value-type="float">
            <text:p>20713.307217</text:p>
          </table:table-cell>
          <table:table-cell office:value-type="float" office:value="280690.65526" calcext:value-type="float">
            <text:p>280690.65526</text:p>
          </table:table-cell>
          <table:table-cell office:value-type="float" office:value="126710.76099" calcext:value-type="float">
            <text:p>126710.76099</text:p>
          </table:table-cell>
          <table:table-cell office:value-type="float" office:value="30648.15616" calcext:value-type="float">
            <text:p>30648.15616</text:p>
          </table:table-cell>
          <table:table-cell office:value-type="float" office:value="871.67402" calcext:value-type="float">
            <text:p>871.67402</text:p>
          </table:table-cell>
          <table:table-cell office:value-type="float" office:value="126.15214" calcext:value-type="float">
            <text:p>126.15214</text:p>
          </table:table-cell>
          <table:table-cell office:value-type="float" office:value="8291.22955" calcext:value-type="float">
            <text:p>8291.22955</text:p>
          </table:table-cell>
          <table:table-cell office:value-type="float" office:value="33.43656" calcext:value-type="float">
            <text:p>33.43656</text:p>
          </table:table-cell>
          <table:table-cell office:value-type="float" office:value="32.45196" calcext:value-type="float">
            <text:p>32.45196</text:p>
          </table:table-cell>
          <table:table-cell office:value-type="float" office:value="10.32151" calcext:value-type="float">
            <text:p>10.32151</text:p>
          </table:table-cell>
          <table:table-cell office:value-type="float" office:value="15.20362" calcext:value-type="float">
            <text:p>15.20362</text:p>
          </table:table-cell>
          <table:table-cell office:value-type="float" office:value="28.22942" calcext:value-type="float">
            <text:p>28.22942</text:p>
          </table:table-cell>
          <table:table-cell office:value-type="float" office:value="31.56074" calcext:value-type="float">
            <text:p>31.56074</text:p>
          </table:table-cell>
          <table:table-cell office:value-type="float" office:value="547.19148" calcext:value-type="float">
            <text:p>547.19148</text:p>
          </table:table-cell>
          <table:table-cell office:value-type="float" office:value="38264.26602" calcext:value-type="float">
            <text:p>38264.26602</text:p>
          </table:table-cell>
          <table:table-cell office:value-type="float" office:value="13130.49512" calcext:value-type="float">
            <text:p>13130.49512</text:p>
          </table:table-cell>
          <table:table-cell office:value-type="float" office:value="4609.89635" calcext:value-type="float">
            <text:p>4609.89635</text:p>
          </table:table-cell>
          <table:table-cell office:value-type="float" office:value="1609.4808" calcext:value-type="float">
            <text:p>1609.4808</text:p>
          </table:table-cell>
          <table:table-cell office:value-type="float" office:value="55.69" calcext:value-type="float">
            <text:p>55.69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6M00S" calcext:value-type="time">
            <text:p>02:06:00</text:p>
          </table:table-cell>
          <table:table-cell office:value-type="string" calcext:value-type="string">
            <text:p>x5_PF-4</text:p>
          </table:table-cell>
          <table:table-cell office:value-type="float" office:value="170.71" calcext:value-type="float">
            <text:p>170.71</text:p>
          </table:table-cell>
          <table:table-cell office:value-type="float" office:value="64.86" calcext:value-type="float">
            <text:p>64.86</text:p>
          </table:table-cell>
          <table:table-cell office:value-type="float" office:value="76.43903" calcext:value-type="float">
            <text:p>76.43903</text:p>
          </table:table-cell>
          <table:table-cell office:value-type="float" office:value="159.24832" calcext:value-type="float">
            <text:p>159.24832</text:p>
          </table:table-cell>
          <table:table-cell office:value-type="float" office:value="3470.08468" calcext:value-type="float">
            <text:p>3470.08468</text:p>
          </table:table-cell>
          <table:table-cell office:value-type="float" office:value="530.44998" calcext:value-type="float">
            <text:p>530.44998</text:p>
          </table:table-cell>
          <table:table-cell office:value-type="float" office:value="358.23613" calcext:value-type="float">
            <text:p>358.23613</text:p>
          </table:table-cell>
          <table:table-cell office:value-type="float" office:value="29408.98579" calcext:value-type="float">
            <text:p>29408.98579</text:p>
          </table:table-cell>
          <table:table-cell office:value-type="float" office:value="10374.64578" calcext:value-type="float">
            <text:p>10374.64578</text:p>
          </table:table-cell>
          <table:table-cell office:value-type="float" office:value="1052785.32985" calcext:value-type="float">
            <text:p>1052785.32985</text:p>
          </table:table-cell>
          <table:table-cell office:value-type="float" office:value="13299.30879" calcext:value-type="float">
            <text:p>13299.30879</text:p>
          </table:table-cell>
          <table:table-cell office:value-type="float" office:value="508.67" calcext:value-type="float">
            <text:p>508.67</text:p>
          </table:table-cell>
          <table:table-cell office:value-type="float" office:value="443.79" calcext:value-type="float">
            <text:p>443.79</text:p>
          </table:table-cell>
          <table:table-cell office:value-type="float" office:value="6537749.96134" calcext:value-type="float">
            <text:p>6537749.96134</text:p>
          </table:table-cell>
          <table:table-cell office:value-type="float" office:value="4588675.55535" calcext:value-type="float">
            <text:p>4588675.55535</text:p>
          </table:table-cell>
          <table:table-cell office:value-type="float" office:value="11439.751905" calcext:value-type="float">
            <text:p>11439.751905</text:p>
          </table:table-cell>
          <table:table-cell office:value-type="float" office:value="21519.473968" calcext:value-type="float">
            <text:p>21519.473968</text:p>
          </table:table-cell>
          <table:table-cell office:value-type="float" office:value="179632.0444" calcext:value-type="float">
            <text:p>179632.0444</text:p>
          </table:table-cell>
          <table:table-cell office:value-type="float" office:value="81814.97531" calcext:value-type="float">
            <text:p>81814.97531</text:p>
          </table:table-cell>
          <table:table-cell office:value-type="float" office:value="19635.9433" calcext:value-type="float">
            <text:p>19635.9433</text:p>
          </table:table-cell>
          <table:table-cell office:value-type="float" office:value="279.13722" calcext:value-type="float">
            <text:p>279.13722</text:p>
          </table:table-cell>
          <table:table-cell office:value-type="float" office:value="78.23366" calcext:value-type="float">
            <text:p>78.23366</text:p>
          </table:table-cell>
          <table:table-cell office:value-type="float" office:value="4141.18162" calcext:value-type="float">
            <text:p>4141.18162</text:p>
          </table:table-cell>
          <table:table-cell office:value-type="float" office:value="35.2988" calcext:value-type="float">
            <text:p>35.2988</text:p>
          </table:table-cell>
          <table:table-cell office:value-type="float" office:value="48.00574" calcext:value-type="float">
            <text:p>48.00574</text:p>
          </table:table-cell>
          <table:table-cell office:value-type="float" office:value="13.29245" calcext:value-type="float">
            <text:p>13.29245</text:p>
          </table:table-cell>
          <table:table-cell office:value-type="float" office:value="23.25129" calcext:value-type="float">
            <text:p>23.25129</text:p>
          </table:table-cell>
          <table:table-cell office:value-type="float" office:value="45.98458" calcext:value-type="float">
            <text:p>45.98458</text:p>
          </table:table-cell>
          <table:table-cell office:value-type="float" office:value="80.91184" calcext:value-type="float">
            <text:p>80.91184</text:p>
          </table:table-cell>
          <table:table-cell office:value-type="float" office:value="776.36039" calcext:value-type="float">
            <text:p>776.36039</text:p>
          </table:table-cell>
          <table:table-cell office:value-type="float" office:value="58844.65328" calcext:value-type="float">
            <text:p>58844.65328</text:p>
          </table:table-cell>
          <table:table-cell office:value-type="float" office:value="19427.70819" calcext:value-type="float">
            <text:p>19427.70819</text:p>
          </table:table-cell>
          <table:table-cell office:value-type="float" office:value="6976.39095" calcext:value-type="float">
            <text:p>6976.39095</text:p>
          </table:table-cell>
          <table:table-cell office:value-type="float" office:value="2311.01114" calcext:value-type="float">
            <text:p>2311.01114</text:p>
          </table:table-cell>
          <table:table-cell office:value-type="float" office:value="987.36" calcext:value-type="float">
            <text:p>987.36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7M00S" calcext:value-type="time">
            <text:p>02:07:00</text:p>
          </table:table-cell>
          <table:table-cell office:value-type="string" calcext:value-type="string">
            <text:p>x5_PF-5</text:p>
          </table:table-cell>
          <table:table-cell office:value-type="float" office:value="489.88" calcext:value-type="float">
            <text:p>489.88</text:p>
          </table:table-cell>
          <table:table-cell office:value-type="float" office:value="198.62" calcext:value-type="float">
            <text:p>198.62</text:p>
          </table:table-cell>
          <table:table-cell office:value-type="float" office:value="708.46896" calcext:value-type="float">
            <text:p>708.46896</text:p>
          </table:table-cell>
          <table:table-cell office:value-type="float" office:value="1853.18284" calcext:value-type="float">
            <text:p>1853.18284</text:p>
          </table:table-cell>
          <table:table-cell office:value-type="float" office:value="44568.40683" calcext:value-type="float">
            <text:p>44568.40683</text:p>
          </table:table-cell>
          <table:table-cell office:value-type="float" office:value="4763.13419" calcext:value-type="float">
            <text:p>4763.13419</text:p>
          </table:table-cell>
          <table:table-cell office:value-type="float" office:value="2586.91762" calcext:value-type="float">
            <text:p>2586.91762</text:p>
          </table:table-cell>
          <table:table-cell office:value-type="float" office:value="159152.92509" calcext:value-type="float">
            <text:p>159152.92509</text:p>
          </table:table-cell>
          <table:table-cell office:value-type="float" office:value="57053.07992" calcext:value-type="float">
            <text:p>57053.07992</text:p>
          </table:table-cell>
          <table:table-cell office:value-type="float" office:value="5801414.96429" calcext:value-type="float">
            <text:p>5801414.96429</text:p>
          </table:table-cell>
          <table:table-cell office:value-type="float" office:value="73657.8662" calcext:value-type="float">
            <text:p>73657.8662</text:p>
          </table:table-cell>
          <table:table-cell office:value-type="float" office:value="465.03" calcext:value-type="float">
            <text:p>465.03</text:p>
          </table:table-cell>
          <table:table-cell office:value-type="float" office:value="368.05" calcext:value-type="float">
            <text:p>368.05</text:p>
          </table:table-cell>
          <table:table-cell office:value-type="float" office:value="184725.16534" calcext:value-type="float">
            <text:p>184725.16534</text:p>
          </table:table-cell>
          <table:table-cell office:value-type="float" office:value="171548.04514" calcext:value-type="float">
            <text:p>171548.04514</text:p>
          </table:table-cell>
          <table:table-cell office:value-type="float" office:value="11600.285012" calcext:value-type="float">
            <text:p>11600.285012</text:p>
          </table:table-cell>
          <table:table-cell office:value-type="float" office:value="20617.834296" calcext:value-type="float">
            <text:p>20617.834296</text:p>
          </table:table-cell>
          <table:table-cell office:value-type="float" office:value="242726.5033" calcext:value-type="float">
            <text:p>242726.5033</text:p>
          </table:table-cell>
          <table:table-cell office:value-type="float" office:value="113223.39432" calcext:value-type="float">
            <text:p>113223.39432</text:p>
          </table:table-cell>
          <table:table-cell office:value-type="float" office:value="27399.02692" calcext:value-type="float">
            <text:p>27399.02692</text:p>
          </table:table-cell>
          <table:table-cell office:value-type="float" office:value="328.79441" calcext:value-type="float">
            <text:p>328.79441</text:p>
          </table:table-cell>
          <table:table-cell office:value-type="float" office:value="91.99263" calcext:value-type="float">
            <text:p>91.99263</text:p>
          </table:table-cell>
          <table:table-cell office:value-type="float" office:value="3822.36886" calcext:value-type="float">
            <text:p>3822.36886</text:p>
          </table:table-cell>
          <table:table-cell office:value-type="float" office:value="111.85662" calcext:value-type="float">
            <text:p>111.85662</text:p>
          </table:table-cell>
          <table:table-cell office:value-type="float" office:value="51.20466" calcext:value-type="float">
            <text:p>51.20466</text:p>
          </table:table-cell>
          <table:table-cell office:value-type="float" office:value="21.7339" calcext:value-type="float">
            <text:p>21.7339</text:p>
          </table:table-cell>
          <table:table-cell office:value-type="float" office:value="23.35311" calcext:value-type="float">
            <text:p>23.35311</text:p>
          </table:table-cell>
          <table:table-cell office:value-type="float" office:value="36.66657" calcext:value-type="float">
            <text:p>36.66657</text:p>
          </table:table-cell>
          <table:table-cell office:value-type="float" office:value="58.26416" calcext:value-type="float">
            <text:p>58.26416</text:p>
          </table:table-cell>
          <table:table-cell office:value-type="float" office:value="652.1481" calcext:value-type="float">
            <text:p>652.1481</text:p>
          </table:table-cell>
          <table:table-cell office:value-type="float" office:value="1852265.1407" calcext:value-type="float">
            <text:p>1852265.1407</text:p>
          </table:table-cell>
          <table:table-cell office:value-type="float" office:value="590155.18822" calcext:value-type="float">
            <text:p>590155.18822</text:p>
          </table:table-cell>
          <table:table-cell office:value-type="float" office:value="215264.46517" calcext:value-type="float">
            <text:p>215264.46517</text:p>
          </table:table-cell>
          <table:table-cell office:value-type="float" office:value="68183.06382" calcext:value-type="float">
            <text:p>68183.06382</text:p>
          </table:table-cell>
          <table:table-cell office:value-type="float" office:value="387.74" calcext:value-type="float">
            <text:p>387.74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8M00S" calcext:value-type="time">
            <text:p>02:08:00</text:p>
          </table:table-cell>
          <table:table-cell office:value-type="string" calcext:value-type="string">
            <text:p>x5_PF-PS1</text:p>
          </table:table-cell>
          <table:table-cell office:value-type="float" office:value="52.65" calcext:value-type="float">
            <text:p>52.65</text:p>
          </table:table-cell>
          <table:table-cell office:value-type="float" office:value="23.26" calcext:value-type="float">
            <text:p>23.26</text:p>
          </table:table-cell>
          <table:table-cell office:value-type="float" office:value="64.6247" calcext:value-type="float">
            <text:p>64.6247</text:p>
          </table:table-cell>
          <table:table-cell office:value-type="float" office:value="153.22273" calcext:value-type="float">
            <text:p>153.22273</text:p>
          </table:table-cell>
          <table:table-cell office:value-type="float" office:value="3508.85022" calcext:value-type="float">
            <text:p>3508.85022</text:p>
          </table:table-cell>
          <table:table-cell office:value-type="float" office:value="563.52614" calcext:value-type="float">
            <text:p>563.52614</text:p>
          </table:table-cell>
          <table:table-cell office:value-type="float" office:value="423.87258" calcext:value-type="float">
            <text:p>423.87258</text:p>
          </table:table-cell>
          <table:table-cell office:value-type="float" office:value="1910.24279" calcext:value-type="float">
            <text:p>1910.24279</text:p>
          </table:table-cell>
          <table:table-cell office:value-type="float" office:value="754.34286" calcext:value-type="float">
            <text:p>754.34286</text:p>
          </table:table-cell>
          <table:table-cell office:value-type="float" office:value="68877.70464" calcext:value-type="float">
            <text:p>68877.70464</text:p>
          </table:table-cell>
          <table:table-cell office:value-type="float" office:value="937.56452" calcext:value-type="float">
            <text:p>937.56452</text:p>
          </table:table-cell>
          <table:table-cell office:value-type="float" office:value="525.25" calcext:value-type="float">
            <text:p>525.25</text:p>
          </table:table-cell>
          <table:table-cell office:value-type="float" office:value="414.02" calcext:value-type="float">
            <text:p>414.02</text:p>
          </table:table-cell>
          <table:table-cell office:value-type="float" office:value="86791.81793" calcext:value-type="float">
            <text:p>86791.81793</text:p>
          </table:table-cell>
          <table:table-cell office:value-type="float" office:value="111806.37037" calcext:value-type="float">
            <text:p>111806.37037</text:p>
          </table:table-cell>
          <table:table-cell office:value-type="float" office:value="11159.28942" calcext:value-type="float">
            <text:p>11159.28942</text:p>
          </table:table-cell>
          <table:table-cell office:value-type="float" office:value="20141.548387" calcext:value-type="float">
            <text:p>20141.548387</text:p>
          </table:table-cell>
          <table:table-cell office:value-type="float" office:value="2995.27157" calcext:value-type="float">
            <text:p>2995.27157</text:p>
          </table:table-cell>
          <table:table-cell office:value-type="float" office:value="1382.08861" calcext:value-type="float">
            <text:p>1382.08861</text:p>
          </table:table-cell>
          <table:table-cell office:value-type="float" office:value="380.35172" calcext:value-type="float">
            <text:p>380.35172</text:p>
          </table:table-cell>
          <table:table-cell office:value-type="float" office:value="360.20222" calcext:value-type="float">
            <text:p>360.20222</text:p>
          </table:table-cell>
          <table:table-cell office:value-type="float" office:value="94.50856" calcext:value-type="float">
            <text:p>94.50856</text:p>
          </table:table-cell>
          <table:table-cell office:value-type="float" office:value="5410.38129" calcext:value-type="float">
            <text:p>5410.38129</text:p>
          </table:table-cell>
          <table:table-cell office:value-type="float" office:value="11.07463" calcext:value-type="float">
            <text:p>11.07463</text:p>
          </table:table-cell>
          <table:table-cell office:value-type="float" office:value="33.67037" calcext:value-type="float">
            <text:p>33.67037</text:p>
          </table:table-cell>
          <table:table-cell office:value-type="float" office:value="9.95667" calcext:value-type="float">
            <text:p>9.95667</text:p>
          </table:table-cell>
          <table:table-cell office:value-type="float" office:value="15.64134" calcext:value-type="float">
            <text:p>15.64134</text:p>
          </table:table-cell>
          <table:table-cell office:value-type="float" office:value="38.23178" calcext:value-type="float">
            <text:p>38.23178</text:p>
          </table:table-cell>
          <table:table-cell office:value-type="float" office:value="59.46199" calcext:value-type="float">
            <text:p>59.46199</text:p>
          </table:table-cell>
          <table:table-cell office:value-type="float" office:value="644.89895" calcext:value-type="float">
            <text:p>644.89895</text:p>
          </table:table-cell>
          <table:table-cell office:value-type="float" office:value="8513.03876" calcext:value-type="float">
            <text:p>8513.03876</text:p>
          </table:table-cell>
          <table:table-cell office:value-type="float" office:value="2729.17007" calcext:value-type="float">
            <text:p>2729.17007</text:p>
          </table:table-cell>
          <table:table-cell office:value-type="float" office:value="1372.37647" calcext:value-type="float">
            <text:p>1372.37647</text:p>
          </table:table-cell>
          <table:table-cell office:value-type="float" office:value="396.06309" calcext:value-type="float">
            <text:p>396.06309</text:p>
          </table:table-cell>
          <table:table-cell office:value-type="float" office:value="18.08" calcext:value-type="float">
            <text:p>18.08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9M00S" calcext:value-type="time">
            <text:p>02:09:00</text:p>
          </table:table-cell>
          <table:table-cell office:value-type="string" calcext:value-type="string">
            <text:p>x5_PF-PS2.1</text:p>
          </table:table-cell>
          <table:table-cell office:value-type="float" office:value="42.73" calcext:value-type="float">
            <text:p>42.73</text:p>
          </table:table-cell>
          <table:table-cell office:value-type="float" office:value="23.57" calcext:value-type="float">
            <text:p>23.57</text:p>
          </table:table-cell>
          <table:table-cell office:value-type="float" office:value="45.05151" calcext:value-type="float">
            <text:p>45.05151</text:p>
          </table:table-cell>
          <table:table-cell office:value-type="float" office:value="74.24342" calcext:value-type="float">
            <text:p>74.24342</text:p>
          </table:table-cell>
          <table:table-cell office:value-type="float" office:value="1396.20668" calcext:value-type="float">
            <text:p>1396.20668</text:p>
          </table:table-cell>
          <table:table-cell office:value-type="float" office:value="427.43142" calcext:value-type="float">
            <text:p>427.43142</text:p>
          </table:table-cell>
          <table:table-cell office:value-type="float" office:value="268.98085" calcext:value-type="float">
            <text:p>268.98085</text:p>
          </table:table-cell>
          <table:table-cell office:value-type="float" office:value="731.14644" calcext:value-type="float">
            <text:p>731.14644</text:p>
          </table:table-cell>
          <table:table-cell office:value-type="float" office:value="330.61869" calcext:value-type="float">
            <text:p>330.61869</text:p>
          </table:table-cell>
          <table:table-cell office:value-type="float" office:value="27443.91505" calcext:value-type="float">
            <text:p>27443.91505</text:p>
          </table:table-cell>
          <table:table-cell office:value-type="float" office:value="421.34676" calcext:value-type="float">
            <text:p>421.34676</text:p>
          </table:table-cell>
          <table:table-cell office:value-type="float" office:value="419.47" calcext:value-type="float">
            <text:p>419.47</text:p>
          </table:table-cell>
          <table:table-cell office:value-type="float" office:value="388.94" calcext:value-type="float">
            <text:p>388.94</text:p>
          </table:table-cell>
          <table:table-cell office:value-type="float" office:value="35010.19582" calcext:value-type="float">
            <text:p>35010.19582</text:p>
          </table:table-cell>
          <table:table-cell office:value-type="float" office:value="75956.37837" calcext:value-type="float">
            <text:p>75956.37837</text:p>
          </table:table-cell>
          <table:table-cell office:value-type="float" office:value="10360.780778" calcext:value-type="float">
            <text:p>10360.780778</text:p>
          </table:table-cell>
          <table:table-cell office:value-type="float" office:value="20826.017617" calcext:value-type="float">
            <text:p>20826.017617</text:p>
          </table:table-cell>
          <table:table-cell office:value-type="float" office:value="1271.15629" calcext:value-type="float">
            <text:p>1271.15629</text:p>
          </table:table-cell>
          <table:table-cell office:value-type="float" office:value="562.98914" calcext:value-type="float">
            <text:p>562.98914</text:p>
          </table:table-cell>
          <table:table-cell office:value-type="float" office:value="180.92672" calcext:value-type="float">
            <text:p>180.92672</text:p>
          </table:table-cell>
          <table:table-cell office:value-type="float" office:value="339.55564" calcext:value-type="float">
            <text:p>339.55564</text:p>
          </table:table-cell>
          <table:table-cell office:value-type="float" office:value="84.92174" calcext:value-type="float">
            <text:p>84.92174</text:p>
          </table:table-cell>
          <table:table-cell office:value-type="float" office:value="4657.1303" calcext:value-type="float">
            <text:p>4657.1303</text:p>
          </table:table-cell>
          <table:table-cell office:value-type="float" office:value="10.45902" calcext:value-type="float">
            <text:p>10.45902</text:p>
          </table:table-cell>
          <table:table-cell office:value-type="float" office:value="26.08679" calcext:value-type="float">
            <text:p>26.08679</text:p>
          </table:table-cell>
          <table:table-cell office:value-type="float" office:value="6.36113" calcext:value-type="float">
            <text:p>6.36113</text:p>
          </table:table-cell>
          <table:table-cell office:value-type="float" office:value="15.02469" calcext:value-type="float">
            <text:p>15.02469</text:p>
          </table:table-cell>
          <table:table-cell office:value-type="float" office:value="22.91586" calcext:value-type="float">
            <text:p>22.91586</text:p>
          </table:table-cell>
          <table:table-cell office:value-type="float" office:value="28.17683" calcext:value-type="float">
            <text:p>28.17683</text:p>
          </table:table-cell>
          <table:table-cell office:value-type="float" office:value="489.71381" calcext:value-type="float">
            <text:p>489.71381</text:p>
          </table:table-cell>
          <table:table-cell office:value-type="float" office:value="7435.69887" calcext:value-type="float">
            <text:p>7435.69887</text:p>
          </table:table-cell>
          <table:table-cell office:value-type="float" office:value="2373.08431" calcext:value-type="float">
            <text:p>2373.08431</text:p>
          </table:table-cell>
          <table:table-cell office:value-type="float" office:value="1270.32261" calcext:value-type="float">
            <text:p>1270.32261</text:p>
          </table:table-cell>
          <table:table-cell office:value-type="float" office:value="379.9548" calcext:value-type="float">
            <text:p>379.9548</text:p>
          </table:table-cell>
          <table:table-cell office:value-type="float" office:value="12.76" calcext:value-type="float">
            <text:p>12.76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0M00S" calcext:value-type="time">
            <text:p>02:10:00</text:p>
          </table:table-cell>
          <table:table-cell office:value-type="string" calcext:value-type="string">
            <text:p>x5_PF-PS2.2</text:p>
          </table:table-cell>
          <table:table-cell office:value-type="float" office:value="65.46" calcext:value-type="float">
            <text:p>65.46</text:p>
          </table:table-cell>
          <table:table-cell office:value-type="float" office:value="21.15" calcext:value-type="float">
            <text:p>21.15</text:p>
          </table:table-cell>
          <table:table-cell office:value-type="float" office:value="952.14523" calcext:value-type="float">
            <text:p>952.14523</text:p>
          </table:table-cell>
          <table:table-cell office:value-type="float" office:value="2521.49666" calcext:value-type="float">
            <text:p>2521.49666</text:p>
          </table:table-cell>
          <table:table-cell office:value-type="float" office:value="61127.84887" calcext:value-type="float">
            <text:p>61127.84887</text:p>
          </table:table-cell>
          <table:table-cell office:value-type="float" office:value="6345.71822" calcext:value-type="float">
            <text:p>6345.71822</text:p>
          </table:table-cell>
          <table:table-cell office:value-type="float" office:value="3395.44178" calcext:value-type="float">
            <text:p>3395.44178</text:p>
          </table:table-cell>
          <table:table-cell office:value-type="float" office:value="24897.22252" calcext:value-type="float">
            <text:p>24897.22252</text:p>
          </table:table-cell>
          <table:table-cell office:value-type="float" office:value="8738.54789" calcext:value-type="float">
            <text:p>8738.54789</text:p>
          </table:table-cell>
          <table:table-cell office:value-type="float" office:value="896688.97832" calcext:value-type="float">
            <text:p>896688.97832</text:p>
          </table:table-cell>
          <table:table-cell office:value-type="float" office:value="11343.23067" calcext:value-type="float">
            <text:p>11343.23067</text:p>
          </table:table-cell>
          <table:table-cell office:value-type="float" office:value="432.31" calcext:value-type="float">
            <text:p>432.31</text:p>
          </table:table-cell>
          <table:table-cell office:value-type="float" office:value="432.46" calcext:value-type="float">
            <text:p>432.46</text:p>
          </table:table-cell>
          <table:table-cell office:value-type="float" office:value="806530.15584" calcext:value-type="float">
            <text:p>806530.15584</text:p>
          </table:table-cell>
          <table:table-cell office:value-type="float" office:value="554422.16983" calcext:value-type="float">
            <text:p>554422.16983</text:p>
          </table:table-cell>
          <table:table-cell office:value-type="float" office:value="10874.021152" calcext:value-type="float">
            <text:p>10874.021152</text:p>
          </table:table-cell>
          <table:table-cell office:value-type="float" office:value="20663.464998" calcext:value-type="float">
            <text:p>20663.464998</text:p>
          </table:table-cell>
          <table:table-cell office:value-type="float" office:value="42615.64136" calcext:value-type="float">
            <text:p>42615.64136</text:p>
          </table:table-cell>
          <table:table-cell office:value-type="float" office:value="19737.54436" calcext:value-type="float">
            <text:p>19737.54436</text:p>
          </table:table-cell>
          <table:table-cell office:value-type="float" office:value="4775.79222" calcext:value-type="float">
            <text:p>4775.79222</text:p>
          </table:table-cell>
          <table:table-cell office:value-type="float" office:value="1686.29134" calcext:value-type="float">
            <text:p>1686.29134</text:p>
          </table:table-cell>
          <table:table-cell office:value-type="float" office:value="88.59438" calcext:value-type="float">
            <text:p>88.59438</text:p>
          </table:table-cell>
          <table:table-cell office:value-type="float" office:value="14051.14941" calcext:value-type="float">
            <text:p>14051.14941</text:p>
          </table:table-cell>
          <table:table-cell office:value-type="float" office:value="31.15566" calcext:value-type="float">
            <text:p>31.15566</text:p>
          </table:table-cell>
          <table:table-cell office:value-type="float" office:value="46.60511" calcext:value-type="float">
            <text:p>46.60511</text:p>
          </table:table-cell>
          <table:table-cell office:value-type="float" office:value="10.55685" calcext:value-type="float">
            <text:p>10.55685</text:p>
          </table:table-cell>
          <table:table-cell office:value-type="float" office:value="17.91503" calcext:value-type="float">
            <text:p>17.91503</text:p>
          </table:table-cell>
          <table:table-cell office:value-type="float" office:value="102.97232" calcext:value-type="float">
            <text:p>102.97232</text:p>
          </table:table-cell>
          <table:table-cell office:value-type="float" office:value="258.54053" calcext:value-type="float">
            <text:p>258.54053</text:p>
          </table:table-cell>
          <table:table-cell office:value-type="float" office:value="1718.90288" calcext:value-type="float">
            <text:p>1718.90288</text:p>
          </table:table-cell>
          <table:table-cell office:value-type="float" office:value="195190.32433" calcext:value-type="float">
            <text:p>195190.32433</text:p>
          </table:table-cell>
          <table:table-cell office:value-type="float" office:value="62401.32215" calcext:value-type="float">
            <text:p>62401.32215</text:p>
          </table:table-cell>
          <table:table-cell office:value-type="float" office:value="22242.42987" calcext:value-type="float">
            <text:p>22242.42987</text:p>
          </table:table-cell>
          <table:table-cell office:value-type="float" office:value="7137.4967" calcext:value-type="float">
            <text:p>7137.4967</text:p>
          </table:table-cell>
          <table:table-cell office:value-type="float" office:value="29.74" calcext:value-type="float">
            <text:p>29.74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1M00S" calcext:value-type="time">
            <text:p>02:11:00</text:p>
          </table:table-cell>
          <table:table-cell office:value-type="string" calcext:value-type="string">
            <text:p>x5_PF-PS2.3</text:p>
          </table:table-cell>
          <table:table-cell office:value-type="float" office:value="52.42" calcext:value-type="float">
            <text:p>52.42</text:p>
          </table:table-cell>
          <table:table-cell office:value-type="float" office:value="30.9" calcext:value-type="float">
            <text:p>30.9</text:p>
          </table:table-cell>
          <table:table-cell office:value-type="float" office:value="861.59617" calcext:value-type="float">
            <text:p>861.59617</text:p>
          </table:table-cell>
          <table:table-cell office:value-type="float" office:value="2278.46137" calcext:value-type="float">
            <text:p>2278.46137</text:p>
          </table:table-cell>
          <table:table-cell office:value-type="float" office:value="54954.92392" calcext:value-type="float">
            <text:p>54954.92392</text:p>
          </table:table-cell>
          <table:table-cell office:value-type="float" office:value="5818.13942" calcext:value-type="float">
            <text:p>5818.13942</text:p>
          </table:table-cell>
          <table:table-cell office:value-type="float" office:value="3142.75799" calcext:value-type="float">
            <text:p>3142.75799</text:p>
          </table:table-cell>
          <table:table-cell office:value-type="float" office:value="38724.50545" calcext:value-type="float">
            <text:p>38724.50545</text:p>
          </table:table-cell>
          <table:table-cell office:value-type="float" office:value="13953.44593" calcext:value-type="float">
            <text:p>13953.44593</text:p>
          </table:table-cell>
          <table:table-cell office:value-type="float" office:value="1430833.30048" calcext:value-type="float">
            <text:p>1430833.30048</text:p>
          </table:table-cell>
          <table:table-cell office:value-type="float" office:value="18052.55576" calcext:value-type="float">
            <text:p>18052.55576</text:p>
          </table:table-cell>
          <table:table-cell office:value-type="float" office:value="461.47" calcext:value-type="float">
            <text:p>461.47</text:p>
          </table:table-cell>
          <table:table-cell office:value-type="float" office:value="368.82" calcext:value-type="float">
            <text:p>368.82</text:p>
          </table:table-cell>
          <table:table-cell office:value-type="float" office:value="1943918.79632" calcext:value-type="float">
            <text:p>1943918.79632</text:p>
          </table:table-cell>
          <table:table-cell office:value-type="float" office:value="1291017.65045" calcext:value-type="float">
            <text:p>1291017.65045</text:p>
          </table:table-cell>
          <table:table-cell office:value-type="float" office:value="10202.154124" calcext:value-type="float">
            <text:p>10202.154124</text:p>
          </table:table-cell>
          <table:table-cell office:value-type="float" office:value="21201.826582" calcext:value-type="float">
            <text:p>21201.826582</text:p>
          </table:table-cell>
          <table:table-cell office:value-type="float" office:value="91215.97987" calcext:value-type="float">
            <text:p>91215.97987</text:p>
          </table:table-cell>
          <table:table-cell office:value-type="float" office:value="42613.57536" calcext:value-type="float">
            <text:p>42613.57536</text:p>
          </table:table-cell>
          <table:table-cell office:value-type="float" office:value="10322.15229" calcext:value-type="float">
            <text:p>10322.15229</text:p>
          </table:table-cell>
          <table:table-cell office:value-type="float" office:value="2588.14658" calcext:value-type="float">
            <text:p>2588.14658</text:p>
          </table:table-cell>
          <table:table-cell office:value-type="float" office:value="120.17207" calcext:value-type="float">
            <text:p>120.17207</text:p>
          </table:table-cell>
          <table:table-cell office:value-type="float" office:value="20737.52735" calcext:value-type="float">
            <text:p>20737.52735</text:p>
          </table:table-cell>
          <table:table-cell office:value-type="float" office:value="38.71367" calcext:value-type="float">
            <text:p>38.71367</text:p>
          </table:table-cell>
          <table:table-cell office:value-type="float" office:value="56.98647" calcext:value-type="float">
            <text:p>56.98647</text:p>
          </table:table-cell>
          <table:table-cell office:value-type="float" office:value="11.9874" calcext:value-type="float">
            <text:p>11.9874</text:p>
          </table:table-cell>
          <table:table-cell office:value-type="float" office:value="19.47683" calcext:value-type="float">
            <text:p>19.47683</text:p>
          </table:table-cell>
          <table:table-cell office:value-type="float" office:value="209.76128" calcext:value-type="float">
            <text:p>209.76128</text:p>
          </table:table-cell>
          <table:table-cell office:value-type="float" office:value="564.90428" calcext:value-type="float">
            <text:p>564.90428</text:p>
          </table:table-cell>
          <table:table-cell office:value-type="float" office:value="3422.49277" calcext:value-type="float">
            <text:p>3422.49277</text:p>
          </table:table-cell>
          <table:table-cell office:value-type="float" office:value="233595.58509" calcext:value-type="float">
            <text:p>233595.58509</text:p>
          </table:table-cell>
          <table:table-cell office:value-type="float" office:value="74897.3331" calcext:value-type="float">
            <text:p>74897.3331</text:p>
          </table:table-cell>
          <table:table-cell office:value-type="float" office:value="26974.93519" calcext:value-type="float">
            <text:p>26974.93519</text:p>
          </table:table-cell>
          <table:table-cell office:value-type="float" office:value="8692.6974" calcext:value-type="float">
            <text:p>8692.6974</text:p>
          </table:table-cell>
          <table:table-cell office:value-type="float" office:value="38.11" calcext:value-type="float">
            <text:p>38.11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2M00S" calcext:value-type="time">
            <text:p>02:12:00</text:p>
          </table:table-cell>
          <table:table-cell office:value-type="string" calcext:value-type="string">
            <text:p>x5_PF-PS3</text:p>
          </table:table-cell>
          <table:table-cell office:value-type="float" office:value="35.69" calcext:value-type="float">
            <text:p>35.69</text:p>
          </table:table-cell>
          <table:table-cell office:value-type="float" office:value="22.82" calcext:value-type="float">
            <text:p>22.82</text:p>
          </table:table-cell>
          <table:table-cell office:value-type="float" office:value="19.77887" calcext:value-type="float">
            <text:p>19.77887</text:p>
          </table:table-cell>
          <table:table-cell office:value-type="float" office:value="16.29653" calcext:value-type="float">
            <text:p>16.29653</text:p>
          </table:table-cell>
          <table:table-cell office:value-type="float" office:value="372.69155" calcext:value-type="float">
            <text:p>372.69155</text:p>
          </table:table-cell>
          <table:table-cell office:value-type="float" office:value="230.19036" calcext:value-type="float">
            <text:p>230.19036</text:p>
          </table:table-cell>
          <table:table-cell office:value-type="float" office:value="216.05397" calcext:value-type="float">
            <text:p>216.05397</text:p>
          </table:table-cell>
          <table:table-cell office:value-type="float" office:value="334.03766" calcext:value-type="float">
            <text:p>334.03766</text:p>
          </table:table-cell>
          <table:table-cell office:value-type="float" office:value="206.83796" calcext:value-type="float">
            <text:p>206.83796</text:p>
          </table:table-cell>
          <table:table-cell office:value-type="float" office:value="13883.36597" calcext:value-type="float">
            <text:p>13883.36597</text:p>
          </table:table-cell>
          <table:table-cell office:value-type="float" office:value="232.83289" calcext:value-type="float">
            <text:p>232.83289</text:p>
          </table:table-cell>
          <table:table-cell office:value-type="float" office:value="439.66" calcext:value-type="float">
            <text:p>439.66</text:p>
          </table:table-cell>
          <table:table-cell office:value-type="float" office:value="332.87" calcext:value-type="float">
            <text:p>332.87</text:p>
          </table:table-cell>
          <table:table-cell office:value-type="float" office:value="97522.58812" calcext:value-type="float">
            <text:p>97522.58812</text:p>
          </table:table-cell>
          <table:table-cell office:value-type="float" office:value="110174.60127" calcext:value-type="float">
            <text:p>110174.60127</text:p>
          </table:table-cell>
          <table:table-cell office:value-type="float" office:value="10069.582239" calcext:value-type="float">
            <text:p>10069.582239</text:p>
          </table:table-cell>
          <table:table-cell office:value-type="float" office:value="20368.174804" calcext:value-type="float">
            <text:p>20368.174804</text:p>
          </table:table-cell>
          <table:table-cell office:value-type="float" office:value="1493.70966" calcext:value-type="float">
            <text:p>1493.70966</text:p>
          </table:table-cell>
          <table:table-cell office:value-type="float" office:value="694.4964" calcext:value-type="float">
            <text:p>694.4964</text:p>
          </table:table-cell>
          <table:table-cell office:value-type="float" office:value="217.04822" calcext:value-type="float">
            <text:p>217.04822</text:p>
          </table:table-cell>
          <table:table-cell office:value-type="float" office:value="801.40104" calcext:value-type="float">
            <text:p>801.40104</text:p>
          </table:table-cell>
          <table:table-cell office:value-type="float" office:value="150.94594" calcext:value-type="float">
            <text:p>150.94594</text:p>
          </table:table-cell>
          <table:table-cell office:value-type="float" office:value="5896.03297" calcext:value-type="float">
            <text:p>5896.03297</text:p>
          </table:table-cell>
          <table:table-cell office:value-type="float" office:value="9.81015" calcext:value-type="float">
            <text:p>9.81015</text:p>
          </table:table-cell>
          <table:table-cell office:value-type="float" office:value="20.1986" calcext:value-type="float">
            <text:p>20.1986</text:p>
          </table:table-cell>
          <table:table-cell office:value-type="float" office:value="6.32587" calcext:value-type="float">
            <text:p>6.32587</text:p>
          </table:table-cell>
          <table:table-cell office:value-type="float" office:value="12.56719" calcext:value-type="float">
            <text:p>12.56719</text:p>
          </table:table-cell>
          <table:table-cell office:value-type="float" office:value="18.92494" calcext:value-type="float">
            <text:p>18.92494</text:p>
          </table:table-cell>
          <table:table-cell office:value-type="float" office:value="29.12881" calcext:value-type="float">
            <text:p>29.12881</text:p>
          </table:table-cell>
          <table:table-cell office:value-type="float" office:value="353.71321" calcext:value-type="float">
            <text:p>353.71321</text:p>
          </table:table-cell>
          <table:table-cell office:value-type="float" office:value="1162.42184" calcext:value-type="float">
            <text:p>1162.42184</text:p>
          </table:table-cell>
          <table:table-cell office:value-type="float" office:value="264.07817" calcext:value-type="float">
            <text:p>264.07817</text:p>
          </table:table-cell>
          <table:table-cell office:value-type="float" office:value="475.47261" calcext:value-type="float">
            <text:p>475.47261</text:p>
          </table:table-cell>
          <table:table-cell office:value-type="float" office:value="91.16761" calcext:value-type="float">
            <text:p>91.16761</text:p>
          </table:table-cell>
          <table:table-cell office:value-type="float" office:value="8" calcext:value-type="float">
            <text:p>8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3M00S" calcext:value-type="time">
            <text:p>02:13:00</text:p>
          </table:table-cell>
          <table:table-cell office:value-type="string" calcext:value-type="string">
            <text:p>x5_PF-PS4</text:p>
          </table:table-cell>
          <table:table-cell office:value-type="float" office:value="60.91" calcext:value-type="float">
            <text:p>60.91</text:p>
          </table:table-cell>
          <table:table-cell office:value-type="float" office:value="24.25" calcext:value-type="float">
            <text:p>24.25</text:p>
          </table:table-cell>
          <table:table-cell office:value-type="float" office:value="30.89654" calcext:value-type="float">
            <text:p>30.89654</text:p>
          </table:table-cell>
          <table:table-cell office:value-type="float" office:value="27.68651" calcext:value-type="float">
            <text:p>27.68651</text:p>
          </table:table-cell>
          <table:table-cell office:value-type="float" office:value="982.09467" calcext:value-type="float">
            <text:p>982.09467</text:p>
          </table:table-cell>
          <table:table-cell office:value-type="float" office:value="223.37635" calcext:value-type="float">
            <text:p>223.37635</text:p>
          </table:table-cell>
          <table:table-cell office:value-type="float" office:value="220.29174" calcext:value-type="float">
            <text:p>220.29174</text:p>
          </table:table-cell>
          <table:table-cell office:value-type="float" office:value="2731.85215" calcext:value-type="float">
            <text:p>2731.85215</text:p>
          </table:table-cell>
          <table:table-cell office:value-type="float" office:value="1012.06558" calcext:value-type="float">
            <text:p>1012.06558</text:p>
          </table:table-cell>
          <table:table-cell office:value-type="float" office:value="97724.96032" calcext:value-type="float">
            <text:p>97724.96032</text:p>
          </table:table-cell>
          <table:table-cell office:value-type="float" office:value="1333.42373" calcext:value-type="float">
            <text:p>1333.42373</text:p>
          </table:table-cell>
          <table:table-cell office:value-type="float" office:value="447.55" calcext:value-type="float">
            <text:p>447.55</text:p>
          </table:table-cell>
          <table:table-cell office:value-type="float" office:value="388.1" calcext:value-type="float">
            <text:p>388.1</text:p>
          </table:table-cell>
          <table:table-cell office:value-type="float" office:value="102207.70163" calcext:value-type="float">
            <text:p>102207.70163</text:p>
          </table:table-cell>
          <table:table-cell office:value-type="float" office:value="119787.52766" calcext:value-type="float">
            <text:p>119787.52766</text:p>
          </table:table-cell>
          <table:table-cell office:value-type="float" office:value="11235.118055" calcext:value-type="float">
            <text:p>11235.118055</text:p>
          </table:table-cell>
          <table:table-cell office:value-type="float" office:value="20917.033965" calcext:value-type="float">
            <text:p>20917.033965</text:p>
          </table:table-cell>
          <table:table-cell office:value-type="float" office:value="5471.89961" calcext:value-type="float">
            <text:p>5471.89961</text:p>
          </table:table-cell>
          <table:table-cell office:value-type="float" office:value="2422.9675" calcext:value-type="float">
            <text:p>2422.9675</text:p>
          </table:table-cell>
          <table:table-cell office:value-type="float" office:value="634.31775" calcext:value-type="float">
            <text:p>634.31775</text:p>
          </table:table-cell>
          <table:table-cell office:value-type="float" office:value="2400.8043" calcext:value-type="float">
            <text:p>2400.8043</text:p>
          </table:table-cell>
          <table:table-cell office:value-type="float" office:value="139.49359" calcext:value-type="float">
            <text:p>139.49359</text:p>
          </table:table-cell>
          <table:table-cell office:value-type="float" office:value="19064.74383" calcext:value-type="float">
            <text:p>19064.74383</text:p>
          </table:table-cell>
          <table:table-cell office:value-type="float" office:value="15.20979" calcext:value-type="float">
            <text:p>15.20979</text:p>
          </table:table-cell>
          <table:table-cell office:value-type="float" office:value="35.90349" calcext:value-type="float">
            <text:p>35.90349</text:p>
          </table:table-cell>
          <table:table-cell office:value-type="float" office:value="7.54303" calcext:value-type="float">
            <text:p>7.54303</text:p>
          </table:table-cell>
          <table:table-cell office:value-type="float" office:value="14.87724" calcext:value-type="float">
            <text:p>14.87724</text:p>
          </table:table-cell>
          <table:table-cell office:value-type="float" office:value="79.96001" calcext:value-type="float">
            <text:p>79.96001</text:p>
          </table:table-cell>
          <table:table-cell office:value-type="float" office:value="204.51561" calcext:value-type="float">
            <text:p>204.51561</text:p>
          </table:table-cell>
          <table:table-cell office:value-type="float" office:value="1421.34856" calcext:value-type="float">
            <text:p>1421.34856</text:p>
          </table:table-cell>
          <table:table-cell office:value-type="float" office:value="11409.03296" calcext:value-type="float">
            <text:p>11409.03296</text:p>
          </table:table-cell>
          <table:table-cell office:value-type="float" office:value="3699.41801" calcext:value-type="float">
            <text:p>3699.41801</text:p>
          </table:table-cell>
          <table:table-cell office:value-type="float" office:value="1646.13806" calcext:value-type="float">
            <text:p>1646.13806</text:p>
          </table:table-cell>
          <table:table-cell office:value-type="float" office:value="505.64254" calcext:value-type="float">
            <text:p>505.64254</text:p>
          </table:table-cell>
          <table:table-cell office:value-type="float" office:value="18.11" calcext:value-type="float">
            <text:p>18.11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4M00S" calcext:value-type="time">
            <text:p>02:14:00</text:p>
          </table:table-cell>
          <table:table-cell office:value-type="string" calcext:value-type="string">
            <text:p>x5_PF-PS5</text:p>
          </table:table-cell>
          <table:table-cell office:value-type="float" office:value="52.66" calcext:value-type="float">
            <text:p>52.66</text:p>
          </table:table-cell>
          <table:table-cell office:value-type="float" office:value="28.5" calcext:value-type="float">
            <text:p>28.5</text:p>
          </table:table-cell>
          <table:table-cell office:value-type="float" office:value="147.86521" calcext:value-type="float">
            <text:p>147.86521</text:p>
          </table:table-cell>
          <table:table-cell office:value-type="float" office:value="364.68179" calcext:value-type="float">
            <text:p>364.68179</text:p>
          </table:table-cell>
          <table:table-cell office:value-type="float" office:value="8417.59532" calcext:value-type="float">
            <text:p>8417.59532</text:p>
          </table:table-cell>
          <table:table-cell office:value-type="float" office:value="1146.55437" calcext:value-type="float">
            <text:p>1146.55437</text:p>
          </table:table-cell>
          <table:table-cell office:value-type="float" office:value="661.76912" calcext:value-type="float">
            <text:p>661.76912</text:p>
          </table:table-cell>
          <table:table-cell office:value-type="float" office:value="7236.93533" calcext:value-type="float">
            <text:p>7236.93533</text:p>
          </table:table-cell>
          <table:table-cell office:value-type="float" office:value="2589.20042" calcext:value-type="float">
            <text:p>2589.20042</text:p>
          </table:table-cell>
          <table:table-cell office:value-type="float" office:value="261315.52627" calcext:value-type="float">
            <text:p>261315.52627</text:p>
          </table:table-cell>
          <table:table-cell office:value-type="float" office:value="3324.8206" calcext:value-type="float">
            <text:p>3324.8206</text:p>
          </table:table-cell>
          <table:table-cell office:value-type="float" office:value="460.1" calcext:value-type="float">
            <text:p>460.1</text:p>
          </table:table-cell>
          <table:table-cell office:value-type="float" office:value="416.2" calcext:value-type="float">
            <text:p>416.2</text:p>
          </table:table-cell>
          <table:table-cell office:value-type="float" office:value="2903.78981" calcext:value-type="float">
            <text:p>2903.78981</text:p>
          </table:table-cell>
          <table:table-cell office:value-type="float" office:value="49212.97738" calcext:value-type="float">
            <text:p>49212.97738</text:p>
          </table:table-cell>
          <table:table-cell office:value-type="float" office:value="10633.765068" calcext:value-type="float">
            <text:p>10633.765068</text:p>
          </table:table-cell>
          <table:table-cell office:value-type="float" office:value="20809.746027" calcext:value-type="float">
            <text:p>20809.746027</text:p>
          </table:table-cell>
          <table:table-cell office:value-type="float" office:value="4553.21085" calcext:value-type="float">
            <text:p>4553.21085</text:p>
          </table:table-cell>
          <table:table-cell office:value-type="float" office:value="2071.09203" calcext:value-type="float">
            <text:p>2071.09203</text:p>
          </table:table-cell>
          <table:table-cell office:value-type="float" office:value="544.59669" calcext:value-type="float">
            <text:p>544.59669</text:p>
          </table:table-cell>
          <table:table-cell office:value-type="float" office:value="2520.41778" calcext:value-type="float">
            <text:p>2520.41778</text:p>
          </table:table-cell>
          <table:table-cell office:value-type="float" office:value="44.54646" calcext:value-type="float">
            <text:p>44.54646</text:p>
          </table:table-cell>
          <table:table-cell office:value-type="float" office:value="21015.39106" calcext:value-type="float">
            <text:p>21015.39106</text:p>
          </table:table-cell>
          <table:table-cell office:value-type="float" office:value="19.2306" calcext:value-type="float">
            <text:p>19.2306</text:p>
          </table:table-cell>
          <table:table-cell office:value-type="float" office:value="30.54892" calcext:value-type="float">
            <text:p>30.54892</text:p>
          </table:table-cell>
          <table:table-cell office:value-type="float" office:value="8.9928" calcext:value-type="float">
            <text:p>8.9928</text:p>
          </table:table-cell>
          <table:table-cell office:value-type="float" office:value="15.83673" calcext:value-type="float">
            <text:p>15.83673</text:p>
          </table:table-cell>
          <table:table-cell office:value-type="float" office:value="29.9333" calcext:value-type="float">
            <text:p>29.9333</text:p>
          </table:table-cell>
          <table:table-cell office:value-type="float" office:value="38.00634" calcext:value-type="float">
            <text:p>38.00634</text:p>
          </table:table-cell>
          <table:table-cell office:value-type="float" office:value="513.3979" calcext:value-type="float">
            <text:p>513.3979</text:p>
          </table:table-cell>
          <table:table-cell office:value-type="float" office:value="167285.30505" calcext:value-type="float">
            <text:p>167285.30505</text:p>
          </table:table-cell>
          <table:table-cell office:value-type="float" office:value="53047.06375" calcext:value-type="float">
            <text:p>53047.06375</text:p>
          </table:table-cell>
          <table:table-cell office:value-type="float" office:value="18957.25425" calcext:value-type="float">
            <text:p>18957.25425</text:p>
          </table:table-cell>
          <table:table-cell office:value-type="float" office:value="6008.16287" calcext:value-type="float">
            <text:p>6008.16287</text:p>
          </table:table-cell>
          <table:table-cell office:value-type="float" office:value="17.76" calcext:value-type="float">
            <text:p>17.76</text:p>
          </table:table-cell>
          <table:table-cell table:number-columns-repeated="16347"/>
        </table:table-row>
        <table:table-row table:style-name="ro2" table:number-rows-repeated="104849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pm" table:style-name="ta1">
        <table:table-column table:style-name="co1" table:number-columns-repeated="37" table:default-cell-style-name="ce1"/>
        <table:table-column table:style-name="co3" table:number-columns-repeated="16347" table:default-cell-style-name="ce1"/>
        <table:table-row table:style-name="ro1">
          <table:table-cell office:value-type="string" calcext:value-type="string">
            <text:p>Rack:Tube</text:p>
          </table:table-cell>
          <table:table-cell office:value-type="string" calcext:value-type="string">
            <text:p>Solution Label</text:p>
          </table:table-cell>
          <table:table-cell office:value-type="string" calcext:value-type="string">
            <text:p>B Ax 249.678 nm ppm</text:p>
          </table:table-cell>
          <table:table-cell office:value-type="string" calcext:value-type="string">
            <text:p>B R 249.772 nm ppm</text:p>
          </table:table-cell>
          <table:table-cell office:value-type="string" calcext:value-type="string">
            <text:p>Ba Ax 230.424 nm ppb</text:p>
          </table:table-cell>
          <table:table-cell office:value-type="string" calcext:value-type="string">
            <text:p>Ba Ax 233.527 nm ppb</text:p>
          </table:table-cell>
          <table:table-cell office:value-type="string" calcext:value-type="string">
            <text:p>Ba Ax 455.403 nm ppb</text:p>
          </table:table-cell>
          <table:table-cell office:value-type="string" calcext:value-type="string">
            <text:p>Ba R 455.403 nm ppb</text:p>
          </table:table-cell>
          <table:table-cell office:value-type="string" calcext:value-type="string">
            <text:p>Ba R 493.408 nm ppb</text:p>
          </table:table-cell>
          <table:table-cell office:value-type="string" calcext:value-type="string">
            <text:p>Ca Ax 315.887 nm ppm</text:p>
          </table:table-cell>
          <table:table-cell office:value-type="string" calcext:value-type="string">
            <text:p>Ca R 373.690 nm ppm</text:p>
          </table:table-cell>
          <table:table-cell office:value-type="string" calcext:value-type="string">
            <text:p>Ca R 393.366 nm ppm</text:p>
          </table:table-cell>
          <table:table-cell office:value-type="string" calcext:value-type="string">
            <text:p>Ca R 422.673 nm ppm</text:p>
          </table:table-cell>
          <table:table-cell office:value-type="string" calcext:value-type="string">
            <text:p>Cl Ax 774.497 nm ppm</text:p>
          </table:table-cell>
          <table:table-cell office:value-type="string" calcext:value-type="string">
            <text:p>Cl R 774.497 nm ppm</text:p>
          </table:table-cell>
          <table:table-cell office:value-type="string" calcext:value-type="string">
            <text:p>K Ax 766.491 nm ppm</text:p>
          </table:table-cell>
          <table:table-cell office:value-type="string" calcext:value-type="string">
            <text:p>K Ax 769.897 nm ppm</text:p>
          </table:table-cell>
          <table:table-cell office:value-type="string" calcext:value-type="string">
            <text:p>Li Ax 670.783 nm ppm</text:p>
          </table:table-cell>
          <table:table-cell office:value-type="string" calcext:value-type="string">
            <text:p>Li R 670.783 nm ppm</text:p>
          </table:table-cell>
          <table:table-cell office:value-type="string" calcext:value-type="string">
            <text:p>Mg Ax 285.213 nm ppm</text:p>
          </table:table-cell>
          <table:table-cell office:value-type="string" calcext:value-type="string">
            <text:p>Mg R 280.270 nm ppm</text:p>
          </table:table-cell>
          <table:table-cell office:value-type="string" calcext:value-type="string">
            <text:p>Mg R 285.213 nm ppm</text:p>
          </table:table-cell>
          <table:table-cell office:value-type="string" calcext:value-type="string">
            <text:p>Na Ax 568.821 nm ppm</text:p>
          </table:table-cell>
          <table:table-cell office:value-type="string" calcext:value-type="string">
            <text:p>Na R 568.821 nm ppm</text:p>
          </table:table-cell>
          <table:table-cell office:value-type="string" calcext:value-type="string">
            <text:p>Na R 589.592 nm ppm</text:p>
          </table:table-cell>
          <table:table-cell office:value-type="string" calcext:value-type="string">
            <text:p>S Ax 180.669 nm ppm</text:p>
          </table:table-cell>
          <table:table-cell office:value-type="string" calcext:value-type="string">
            <text:p>S Ax 181.972 nm ppm</text:p>
          </table:table-cell>
          <table:table-cell office:value-type="string" calcext:value-type="string">
            <text:p>S R 180.669 nm ppm</text:p>
          </table:table-cell>
          <table:table-cell office:value-type="string" calcext:value-type="string">
            <text:p>S R 181.972 nm ppm</text:p>
          </table:table-cell>
          <table:table-cell office:value-type="string" calcext:value-type="string">
            <text:p>Si Ax 251.432 nm ppm</text:p>
          </table:table-cell>
          <table:table-cell office:value-type="string" calcext:value-type="string">
            <text:p>Si Ax 251.611 nm ppm</text:p>
          </table:table-cell>
          <table:table-cell office:value-type="string" calcext:value-type="string">
            <text:p>Si Ax 288.158 nm ppm</text:p>
          </table:table-cell>
          <table:table-cell office:value-type="string" calcext:value-type="string">
            <text:p>Sr Ax 407.771 nm ppm</text:p>
          </table:table-cell>
          <table:table-cell office:value-type="string" calcext:value-type="string">
            <text:p>Sr Ax 421.552 nm ppm</text:p>
          </table:table-cell>
          <table:table-cell office:value-type="string" calcext:value-type="string">
            <text:p>Sr R 407.771 nm ppm</text:p>
          </table:table-cell>
          <table:table-cell office:value-type="string" calcext:value-type="string">
            <text:p>Sr R 421.552 nm ppm</text:p>
          </table:table-cell>
          <table:table-cell office:value-type="string" calcext:value-type="string">
            <text:p>Zn R 202.548 nm ppm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1M00S" calcext:value-type="time">
            <text:p>01:01:00</text:p>
          </table:table-cell>
          <table:table-cell office:value-type="string" calcext:value-type="string">
            <text:p>Blank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2M00S" calcext:value-type="time">
            <text:p>01:02:00</text:p>
          </table:table-cell>
          <table:table-cell office:value-type="string" calcext:value-type="string">
            <text:p>x20</text:p>
          </table:table-cell>
          <table:table-cell table:number-columns-repeated="2" office:value-type="float" office:value="0.23" calcext:value-type="float">
            <text:p>0.23</text:p>
          </table:table-cell>
          <table:table-cell table:number-columns-repeated="5" office:value-type="float" office:value="0.7" calcext:value-type="float">
            <text:p>0.7</text:p>
          </table:table-cell>
          <table:table-cell table:number-columns-repeated="4" office:value-type="float" office:value="20.6" calcext:value-type="float">
            <text:p>20.6</text:p>
          </table:table-cell>
          <table:table-cell table:number-columns-repeated="2" office:value-type="float" office:value="967.7" calcext:value-type="float">
            <text:p>967.7</text:p>
          </table:table-cell>
          <table:table-cell table:number-columns-repeated="2" office:value-type="float" office:value="19.95" calcext:value-type="float">
            <text:p>19.95</text:p>
          </table:table-cell>
          <table:table-cell table:number-columns-repeated="2" office:value-type="float" office:value="0.0087" calcext:value-type="float">
            <text:p>0.0087</text:p>
          </table:table-cell>
          <table:table-cell table:number-columns-repeated="3" office:value-type="float" office:value="64.5" calcext:value-type="float">
            <text:p>64.5</text:p>
          </table:table-cell>
          <table:table-cell table:number-columns-repeated="3" office:value-type="float" office:value="538.5" calcext:value-type="float">
            <text:p>538.5</text:p>
          </table:table-cell>
          <table:table-cell table:number-columns-repeated="4" office:value-type="float" office:value="45.2" calcext:value-type="float">
            <text:p>45.2</text:p>
          </table:table-cell>
          <table:table-cell table:number-columns-repeated="3" office:value-type="float" office:value="0.14" calcext:value-type="float">
            <text:p>0.14</text:p>
          </table:table-cell>
          <table:table-cell table:number-columns-repeated="4" office:value-type="float" office:value="0.395" calcext:value-type="float">
            <text:p>0.395</text:p>
          </table:table-cell>
          <table:table-cell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3M00S" calcext:value-type="time">
            <text:p>01:03:00</text:p>
          </table:table-cell>
          <table:table-cell office:value-type="string" calcext:value-type="string">
            <text:p>x12</text:p>
          </table:table-cell>
          <table:table-cell table:number-columns-repeated="2" office:value-type="float" office:value="0.38" calcext:value-type="float">
            <text:p>0.38</text:p>
          </table:table-cell>
          <table:table-cell table:number-columns-repeated="5" office:value-type="float" office:value="1.17" calcext:value-type="float">
            <text:p>1.17</text:p>
          </table:table-cell>
          <table:table-cell table:number-columns-repeated="4" office:value-type="float" office:value="34.3" calcext:value-type="float">
            <text:p>34.3</text:p>
          </table:table-cell>
          <table:table-cell table:number-columns-repeated="2" office:value-type="float" office:value="1610" calcext:value-type="float">
            <text:p>1610</text:p>
          </table:table-cell>
          <table:table-cell table:number-columns-repeated="2" office:value-type="float" office:value="33.3" calcext:value-type="float">
            <text:p>33.3</text:p>
          </table:table-cell>
          <table:table-cell table:number-columns-repeated="2" office:value-type="float" office:value="0.0145" calcext:value-type="float">
            <text:p>0.0145</text:p>
          </table:table-cell>
          <table:table-cell table:number-columns-repeated="3" office:value-type="float" office:value="108" calcext:value-type="float">
            <text:p>108</text:p>
          </table:table-cell>
          <table:table-cell table:number-columns-repeated="3" office:value-type="float" office:value="898" calcext:value-type="float">
            <text:p>898</text:p>
          </table:table-cell>
          <table:table-cell table:number-columns-repeated="4" office:value-type="float" office:value="75.3" calcext:value-type="float">
            <text:p>75.3</text:p>
          </table:table-cell>
          <table:table-cell table:number-columns-repeated="3" office:value-type="float" office:value="0.233" calcext:value-type="float">
            <text:p>0.233</text:p>
          </table:table-cell>
          <table:table-cell table:number-columns-repeated="4" office:value-type="float" office:value="0.658" calcext:value-type="float">
            <text:p>0.658</text:p>
          </table:table-cell>
          <table:table-cell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4M00S" calcext:value-type="time">
            <text:p>01:04:00</text:p>
          </table:table-cell>
          <table:table-cell office:value-type="string" calcext:value-type="string">
            <text:p>x11</text:p>
          </table:table-cell>
          <table:table-cell table:number-columns-repeated="2" office:value-type="float" office:value="0.41" calcext:value-type="float">
            <text:p>0.41</text:p>
          </table:table-cell>
          <table:table-cell table:number-columns-repeated="5" office:value-type="float" office:value="1.27" calcext:value-type="float">
            <text:p>1.27</text:p>
          </table:table-cell>
          <table:table-cell table:number-columns-repeated="4" office:value-type="float" office:value="37.5" calcext:value-type="float">
            <text:p>37.5</text:p>
          </table:table-cell>
          <table:table-cell table:number-columns-repeated="2" office:value-type="float" office:value="1760" calcext:value-type="float">
            <text:p>1760</text:p>
          </table:table-cell>
          <table:table-cell table:number-columns-repeated="2" office:value-type="float" office:value="36.3" calcext:value-type="float">
            <text:p>36.3</text:p>
          </table:table-cell>
          <table:table-cell table:number-columns-repeated="2" office:value-type="float" office:value="0.0158" calcext:value-type="float">
            <text:p>0.0158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3" office:value-type="float" office:value="979" calcext:value-type="float">
            <text:p>979</text:p>
          </table:table-cell>
          <table:table-cell table:number-columns-repeated="4" office:value-type="float" office:value="82.2" calcext:value-type="float">
            <text:p>82.2</text:p>
          </table:table-cell>
          <table:table-cell table:number-columns-repeated="3" office:value-type="float" office:value="0.255" calcext:value-type="float">
            <text:p>0.255</text:p>
          </table:table-cell>
          <table:table-cell table:number-columns-repeated="4" office:value-type="float" office:value="0.718" calcext:value-type="float">
            <text:p>0.718</text:p>
          </table:table-cell>
          <table:table-cell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5M00S" calcext:value-type="time">
            <text:p>01:05:00</text:p>
          </table:table-cell>
          <table:table-cell office:value-type="string" calcext:value-type="string">
            <text:p>x10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5" office:value-type="float" office:value="1.4" calcext:value-type="float">
            <text:p>1.4</text:p>
          </table:table-cell>
          <table:table-cell table:number-columns-repeated="4" office:value-type="float" office:value="41.2" calcext:value-type="float">
            <text:p>41.2</text:p>
          </table:table-cell>
          <table:table-cell table:number-columns-repeated="2" office:value-type="float" office:value="1940" calcext:value-type="float">
            <text:p>1940</text:p>
          </table:table-cell>
          <table:table-cell table:number-columns-repeated="2" office:value-type="float" office:value="39.9" calcext:value-type="float">
            <text:p>39.9</text:p>
          </table:table-cell>
          <table:table-cell table:number-columns-repeated="2" office:value-type="float" office:value="0.0174" calcext:value-type="float">
            <text:p>0.0174</text:p>
          </table:table-cell>
          <table:table-cell table:number-columns-repeated="3" office:value-type="float" office:value="129" calcext:value-type="float">
            <text:p>129</text:p>
          </table:table-cell>
          <table:table-cell table:number-columns-repeated="3" office:value-type="float" office:value="1080" calcext:value-type="float">
            <text:p>1080</text:p>
          </table:table-cell>
          <table:table-cell table:number-columns-repeated="4" office:value-type="float" office:value="90.4" calcext:value-type="float">
            <text:p>90.4</text:p>
          </table:table-cell>
          <table:table-cell table:number-columns-repeated="3" office:value-type="float" office:value="0.28" calcext:value-type="float">
            <text:p>0.28</text:p>
          </table:table-cell>
          <table:table-cell table:number-columns-repeated="4"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6M00S" calcext:value-type="time">
            <text:p>01:06:00</text:p>
          </table:table-cell>
          <table:table-cell office:value-type="string" calcext:value-type="string">
            <text:p>x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1.56" calcext:value-type="float">
            <text:p>1.56</text:p>
          </table:table-cell>
          <table:table-cell table:number-columns-repeated="4" office:value-type="float" office:value="45.8" calcext:value-type="float">
            <text:p>45.8</text:p>
          </table:table-cell>
          <table:table-cell table:number-columns-repeated="2" office:value-type="float" office:value="2150" calcext:value-type="float">
            <text:p>2150</text:p>
          </table:table-cell>
          <table:table-cell table:number-columns-repeated="2" office:value-type="float" office:value="44.3" calcext:value-type="float">
            <text:p>44.3</text:p>
          </table:table-cell>
          <table:table-cell table:number-columns-repeated="2" office:value-type="float" office:value="0.0193" calcext:value-type="float">
            <text:p>0.0193</text:p>
          </table:table-cell>
          <table:table-cell table:number-columns-repeated="3" office:value-type="float" office:value="143" calcext:value-type="float">
            <text:p>143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3" office:value-type="float" office:value="0.311" calcext:value-type="float">
            <text:p>0.311</text:p>
          </table:table-cell>
          <table:table-cell table:number-columns-repeated="4" office:value-type="float" office:value="0.878" calcext:value-type="float">
            <text:p>0.878</text:p>
          </table:table-cell>
          <table:table-cell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7M00S" calcext:value-type="time">
            <text:p>01:07:00</text:p>
          </table:table-cell>
          <table:table-cell office:value-type="string" calcext:value-type="string">
            <text:p>x8</text:p>
          </table:table-cell>
          <table:table-cell table:number-columns-repeated="2" office:value-type="float" office:value="0.56" calcext:value-type="float">
            <text:p>0.56</text:p>
          </table:table-cell>
          <table:table-cell table:number-columns-repeated="5" office:value-type="float" office:value="1.75" calcext:value-type="float">
            <text:p>1.75</text:p>
          </table:table-cell>
          <table:table-cell table:number-columns-repeated="4" office:value-type="float" office:value="51.5" calcext:value-type="float">
            <text:p>51.5</text:p>
          </table:table-cell>
          <table:table-cell table:number-columns-repeated="2" office:value-type="float" office:value="2420" calcext:value-type="float">
            <text:p>2420</text:p>
          </table:table-cell>
          <table:table-cell table:number-columns-repeated="2" office:value-type="float" office:value="49.9" calcext:value-type="float">
            <text:p>49.9</text:p>
          </table:table-cell>
          <table:table-cell table:number-columns-repeated="2" office:value-type="float" office:value="0.0218" calcext:value-type="float">
            <text:p>0.0218</text:p>
          </table:table-cell>
          <table:table-cell table:number-columns-repeated="3" office:value-type="float" office:value="161" calcext:value-type="float">
            <text:p>161</text:p>
          </table:table-cell>
          <table:table-cell table:number-columns-repeated="3" office:value-type="float" office:value="1350" calcext:value-type="float">
            <text:p>1350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3" office:value-type="float" office:value="0.35" calcext:value-type="float">
            <text:p>0.35</text:p>
          </table:table-cell>
          <table:table-cell table:number-columns-repeated="4" office:value-type="float" office:value="0.988" calcext:value-type="float">
            <text:p>0.988</text:p>
          </table:table-cell>
          <table:table-cell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1M00S" calcext:value-type="time">
            <text:p>02:01:00</text:p>
          </table:table-cell>
          <table:table-cell office:value-type="string" calcext:value-type="string">
            <text:p>MT_SW_21/03/24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48.59049" calcext:value-type="float">
            <text:p>48.59049</text:p>
          </table:table-cell>
          <table:table-cell office:value-type="float" office:value="47.89801" calcext:value-type="float">
            <text:p>47.89801</text:p>
          </table:table-cell>
          <table:table-cell office:value-type="float" office:value="48.05531" calcext:value-type="float">
            <text:p>48.05531</text:p>
          </table:table-cell>
          <table:table-cell office:value-type="float" office:value="47.87119" calcext:value-type="float">
            <text:p>47.87119</text:p>
          </table:table-cell>
          <table:table-cell office:value-type="float" office:value="2133.39" calcext:value-type="float">
            <text:p>2133.39</text:p>
          </table:table-cell>
          <table:table-cell office:value-type="float" office:value="2054.84" calcext:value-type="float">
            <text:p>2054.84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42.72052" calcext:value-type="float">
            <text:p>142.72052</text:p>
          </table:table-cell>
          <table:table-cell office:value-type="float" office:value="141.22321" calcext:value-type="float">
            <text:p>141.22321</text:p>
          </table:table-cell>
          <table:table-cell office:value-type="float" office:value="140.42356" calcext:value-type="float">
            <text:p>140.42356</text:p>
          </table:table-cell>
          <table:table-cell office:value-type="float" office:value="1140.55345" calcext:value-type="float">
            <text:p>1140.55345</text:p>
          </table:table-cell>
          <table:table-cell office:value-type="float" office:value="1135.94686" calcext:value-type="float">
            <text:p>1135.94686</text:p>
          </table:table-cell>
          <table:table-cell office:value-type="float" office:value="1163.98649" calcext:value-type="float">
            <text:p>1163.98649</text:p>
          </table:table-cell>
          <table:table-cell office:value-type="float" office:value="99.36196" calcext:value-type="float">
            <text:p>99.36196</text:p>
          </table:table-cell>
          <table:table-cell office:value-type="float" office:value="99.61076" calcext:value-type="float">
            <text:p>99.61076</text:p>
          </table:table-cell>
          <table:table-cell office:value-type="float" office:value="96.87783" calcext:value-type="float">
            <text:p>96.87783</text:p>
          </table:table-cell>
          <table:table-cell office:value-type="float" office:value="97.94967" calcext:value-type="float">
            <text:p>97.94967</text:p>
          </table:table-cell>
          <table:table-cell office:value-type="string" calcext:value-type="string">
            <text:p>0.04885 u</text:p>
          </table:table-cell>
          <table:table-cell office:value-type="string" calcext:value-type="string">
            <text:p>-0.01245 u</text:p>
          </table:table-cell>
          <table:table-cell office:value-type="string" calcext:value-type="string">
            <text:p>0.01884 u</text:p>
          </table:table-cell>
          <table:table-cell office:value-type="float" office:value="0.80107" calcext:value-type="float">
            <text:p>0.80107</text:p>
          </table:table-cell>
          <table:table-cell office:value-type="float" office:value="0.79353" calcext:value-type="float">
            <text:p>0.79353</text:p>
          </table:table-cell>
          <table:table-cell office:value-type="float" office:value="0.77778" calcext:value-type="float">
            <text:p>0.77778</text:p>
          </table:table-cell>
          <table:table-cell office:value-type="float" office:value="0.76777" calcext:value-type="float">
            <text:p>0.76777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2M00S" calcext:value-type="time">
            <text:p>02:02:00</text:p>
          </table:table-cell>
          <table:table-cell office:value-type="string" calcext:value-type="string">
            <text:p>MT_SW_28/03/24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49.23845" calcext:value-type="float">
            <text:p>49.23845</text:p>
          </table:table-cell>
          <table:table-cell office:value-type="float" office:value="48.85708" calcext:value-type="float">
            <text:p>48.85708</text:p>
          </table:table-cell>
          <table:table-cell office:value-type="float" office:value="48.92454" calcext:value-type="float">
            <text:p>48.92454</text:p>
          </table:table-cell>
          <table:table-cell office:value-type="float" office:value="48.55559" calcext:value-type="float">
            <text:p>48.55559</text:p>
          </table:table-cell>
          <table:table-cell office:value-type="float" office:value="2137.22" calcext:value-type="float">
            <text:p>2137.22</text:p>
          </table:table-cell>
          <table:table-cell office:value-type="float" office:value="2061.19" calcext:value-type="float">
            <text:p>2061.19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44.90058" calcext:value-type="float">
            <text:p>144.90058</text:p>
          </table:table-cell>
          <table:table-cell office:value-type="float" office:value="144.26124" calcext:value-type="float">
            <text:p>144.26124</text:p>
          </table:table-cell>
          <table:table-cell office:value-type="float" office:value="143.26232" calcext:value-type="float">
            <text:p>143.26232</text:p>
          </table:table-cell>
          <table:table-cell office:value-type="float" office:value="1141.75278" calcext:value-type="float">
            <text:p>1141.75278</text:p>
          </table:table-cell>
          <table:table-cell office:value-type="float" office:value="1146.69762" calcext:value-type="float">
            <text:p>1146.69762</text:p>
          </table:table-cell>
          <table:table-cell office:value-type="float" office:value="1180.83232" calcext:value-type="float">
            <text:p>1180.83232</text:p>
          </table:table-cell>
          <table:table-cell office:value-type="float" office:value="100.39677" calcext:value-type="float">
            <text:p>100.39677</text:p>
          </table:table-cell>
          <table:table-cell office:value-type="float" office:value="100.73887" calcext:value-type="float">
            <text:p>100.73887</text:p>
          </table:table-cell>
          <table:table-cell office:value-type="float" office:value="98.07549" calcext:value-type="float">
            <text:p>98.07549</text:p>
          </table:table-cell>
          <table:table-cell office:value-type="float" office:value="99.22308" calcext:value-type="float">
            <text:p>99.22308</text:p>
          </table:table-cell>
          <table:table-cell office:value-type="string" calcext:value-type="string">
            <text:p>0.04597 u</text:p>
          </table:table-cell>
          <table:table-cell office:value-type="string" calcext:value-type="string">
            <text:p>-0.00047 u</text:p>
          </table:table-cell>
          <table:table-cell office:value-type="string" calcext:value-type="string">
            <text:p>0.03319 u</text:p>
          </table:table-cell>
          <table:table-cell office:value-type="float" office:value="0.79981" calcext:value-type="float">
            <text:p>0.79981</text:p>
          </table:table-cell>
          <table:table-cell office:value-type="float" office:value="0.79371" calcext:value-type="float">
            <text:p>0.79371</text:p>
          </table:table-cell>
          <table:table-cell office:value-type="float" office:value="0.78135" calcext:value-type="float">
            <text:p>0.78135</text:p>
          </table:table-cell>
          <table:table-cell office:value-type="float" office:value="0.76991" calcext:value-type="float">
            <text:p>0.76991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3M00S" calcext:value-type="time">
            <text:p>02:03:00</text:p>
          </table:table-cell>
          <table:table-cell office:value-type="string" calcext:value-type="string">
            <text:p>MT_SW_04/04/24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00015" calcext:value-type="float">
            <text:p>0.00015</text:p>
          </table:table-cell>
          <table:table-cell table:number-columns-repeated="2" office:value-type="float" office:value="0.00014" calcext:value-type="float">
            <text:p>0.000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46.62833" calcext:value-type="float">
            <text:p>46.62833</text:p>
          </table:table-cell>
          <table:table-cell office:value-type="float" office:value="46.79948" calcext:value-type="float">
            <text:p>46.79948</text:p>
          </table:table-cell>
          <table:table-cell office:value-type="float" office:value="46.8467" calcext:value-type="float">
            <text:p>46.8467</text:p>
          </table:table-cell>
          <table:table-cell office:value-type="float" office:value="46.62747" calcext:value-type="float">
            <text:p>46.62747</text:p>
          </table:table-cell>
          <table:table-cell office:value-type="float" office:value="2024.85" calcext:value-type="float">
            <text:p>2024.85</text:p>
          </table:table-cell>
          <table:table-cell office:value-type="float" office:value="2006.99" calcext:value-type="float">
            <text:p>2006.99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38.34737" calcext:value-type="float">
            <text:p>138.34737</text:p>
          </table:table-cell>
          <table:table-cell office:value-type="float" office:value="139.35452" calcext:value-type="float">
            <text:p>139.35452</text:p>
          </table:table-cell>
          <table:table-cell office:value-type="float" office:value="138.37307" calcext:value-type="float">
            <text:p>138.37307</text:p>
          </table:table-cell>
          <table:table-cell office:value-type="float" office:value="1079.2276" calcext:value-type="float">
            <text:p>1079.2276</text:p>
          </table:table-cell>
          <table:table-cell office:value-type="float" office:value="1101.98959" calcext:value-type="float">
            <text:p>1101.98959</text:p>
          </table:table-cell>
          <table:table-cell office:value-type="float" office:value="1127.6322" calcext:value-type="float">
            <text:p>1127.6322</text:p>
          </table:table-cell>
          <table:table-cell office:value-type="float" office:value="94.59468" calcext:value-type="float">
            <text:p>94.59468</text:p>
          </table:table-cell>
          <table:table-cell office:value-type="float" office:value="94.5403" calcext:value-type="float">
            <text:p>94.5403</text:p>
          </table:table-cell>
          <table:table-cell office:value-type="float" office:value="94.18615" calcext:value-type="float">
            <text:p>94.18615</text:p>
          </table:table-cell>
          <table:table-cell office:value-type="float" office:value="95.21578" calcext:value-type="float">
            <text:p>95.21578</text:p>
          </table:table-cell>
          <table:table-cell office:value-type="string" calcext:value-type="string">
            <text:p>0.05991 u</text:p>
          </table:table-cell>
          <table:table-cell office:value-type="string" calcext:value-type="string">
            <text:p>0.01288 u</text:p>
          </table:table-cell>
          <table:table-cell office:value-type="string" calcext:value-type="string">
            <text:p>0.04492 u</text:p>
          </table:table-cell>
          <table:table-cell office:value-type="float" office:value="0.75677" calcext:value-type="float">
            <text:p>0.75677</text:p>
          </table:table-cell>
          <table:table-cell office:value-type="float" office:value="0.75061" calcext:value-type="float">
            <text:p>0.75061</text:p>
          </table:table-cell>
          <table:table-cell office:value-type="float" office:value="0.74854" calcext:value-type="float">
            <text:p>0.74854</text:p>
          </table:table-cell>
          <table:table-cell office:value-type="float" office:value="0.73833" calcext:value-type="float">
            <text:p>0.73833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4M00S" calcext:value-type="time">
            <text:p>02:04:00</text:p>
          </table:table-cell>
          <table:table-cell office:value-type="string" calcext:value-type="string">
            <text:p>MT_SW_11/04/24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45.58975" calcext:value-type="float">
            <text:p>45.58975</text:p>
          </table:table-cell>
          <table:table-cell office:value-type="float" office:value="45.49179" calcext:value-type="float">
            <text:p>45.49179</text:p>
          </table:table-cell>
          <table:table-cell office:value-type="float" office:value="45.2714" calcext:value-type="float">
            <text:p>45.2714</text:p>
          </table:table-cell>
          <table:table-cell office:value-type="float" office:value="45.25469" calcext:value-type="float">
            <text:p>45.25469</text:p>
          </table:table-cell>
          <table:table-cell office:value-type="float" office:value="1968.27" calcext:value-type="float">
            <text:p>1968.27</text:p>
          </table:table-cell>
          <table:table-cell office:value-type="float" office:value="2065.87" calcext:value-type="float">
            <text:p>2065.87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35.68841" calcext:value-type="float">
            <text:p>135.68841</text:p>
          </table:table-cell>
          <table:table-cell office:value-type="float" office:value="135.81898" calcext:value-type="float">
            <text:p>135.81898</text:p>
          </table:table-cell>
          <table:table-cell office:value-type="float" office:value="134.55514" calcext:value-type="float">
            <text:p>134.55514</text:p>
          </table:table-cell>
          <table:table-cell office:value-type="float" office:value="1059.89361" calcext:value-type="float">
            <text:p>1059.89361</text:p>
          </table:table-cell>
          <table:table-cell office:value-type="float" office:value="1060.50084" calcext:value-type="float">
            <text:p>1060.50084</text:p>
          </table:table-cell>
          <table:table-cell office:value-type="float" office:value="1098.46554" calcext:value-type="float">
            <text:p>1098.46554</text:p>
          </table:table-cell>
          <table:table-cell office:value-type="float" office:value="91.69984" calcext:value-type="float">
            <text:p>91.69984</text:p>
          </table:table-cell>
          <table:table-cell office:value-type="float" office:value="91.71151" calcext:value-type="float">
            <text:p>91.71151</text:p>
          </table:table-cell>
          <table:table-cell office:value-type="float" office:value="90.64668" calcext:value-type="float">
            <text:p>90.64668</text:p>
          </table:table-cell>
          <table:table-cell office:value-type="float" office:value="91.65628" calcext:value-type="float">
            <text:p>91.65628</text:p>
          </table:table-cell>
          <table:table-cell office:value-type="string" calcext:value-type="string">
            <text:p>0.06123 u</text:p>
          </table:table-cell>
          <table:table-cell office:value-type="string" calcext:value-type="string">
            <text:p>-0.00634 u</text:p>
          </table:table-cell>
          <table:table-cell office:value-type="string" calcext:value-type="string">
            <text:p>0.02049 u</text:p>
          </table:table-cell>
          <table:table-cell office:value-type="float" office:value="0.73567" calcext:value-type="float">
            <text:p>0.73567</text:p>
          </table:table-cell>
          <table:table-cell office:value-type="float" office:value="0.72811" calcext:value-type="float">
            <text:p>0.72811</text:p>
          </table:table-cell>
          <table:table-cell office:value-type="float" office:value="0.72126" calcext:value-type="float">
            <text:p>0.72126</text:p>
          </table:table-cell>
          <table:table-cell office:value-type="float" office:value="0.71089" calcext:value-type="float">
            <text:p>0.71089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5M00S" calcext:value-type="time">
            <text:p>02:05:00</text:p>
          </table:table-cell>
          <table:table-cell office:value-type="string" calcext:value-type="string">
            <text:p>MT_SW_18/04/24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1" calcext:value-type="float">
            <text:p>0.00011</text:p>
          </table:table-cell>
          <table:table-cell office:value-type="string" calcext:value-type="string">
            <text:p>0.00006 u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48.14342" calcext:value-type="float">
            <text:p>48.14342</text:p>
          </table:table-cell>
          <table:table-cell office:value-type="float" office:value="48.22223" calcext:value-type="float">
            <text:p>48.22223</text:p>
          </table:table-cell>
          <table:table-cell office:value-type="float" office:value="48.32234" calcext:value-type="float">
            <text:p>48.32234</text:p>
          </table:table-cell>
          <table:table-cell office:value-type="float" office:value="47.96572" calcext:value-type="float">
            <text:p>47.96572</text:p>
          </table:table-cell>
          <table:table-cell office:value-type="float" office:value="2064.52" calcext:value-type="float">
            <text:p>2064.52</text:p>
          </table:table-cell>
          <table:table-cell office:value-type="float" office:value="2065.99" calcext:value-type="float">
            <text:p>2065.99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42.51572" calcext:value-type="float">
            <text:p>142.51572</text:p>
          </table:table-cell>
          <table:table-cell office:value-type="float" office:value="143.04313" calcext:value-type="float">
            <text:p>143.04313</text:p>
          </table:table-cell>
          <table:table-cell office:value-type="float" office:value="142.06477" calcext:value-type="float">
            <text:p>142.06477</text:p>
          </table:table-cell>
          <table:table-cell office:value-type="float" office:value="1111.36864" calcext:value-type="float">
            <text:p>1111.36864</text:p>
          </table:table-cell>
          <table:table-cell office:value-type="float" office:value="1137.26782" calcext:value-type="float">
            <text:p>1137.26782</text:p>
          </table:table-cell>
          <table:table-cell office:value-type="float" office:value="1161.393" calcext:value-type="float">
            <text:p>1161.393</text:p>
          </table:table-cell>
          <table:table-cell office:value-type="float" office:value="97.4199" calcext:value-type="float">
            <text:p>97.4199</text:p>
          </table:table-cell>
          <table:table-cell office:value-type="float" office:value="97.2127" calcext:value-type="float">
            <text:p>97.2127</text:p>
          </table:table-cell>
          <table:table-cell office:value-type="float" office:value="96.04279" calcext:value-type="float">
            <text:p>96.04279</text:p>
          </table:table-cell>
          <table:table-cell office:value-type="float" office:value="97.06696" calcext:value-type="float">
            <text:p>97.06696</text:p>
          </table:table-cell>
          <table:table-cell office:value-type="string" calcext:value-type="string">
            <text:p>0.04668 u</text:p>
          </table:table-cell>
          <table:table-cell office:value-type="string" calcext:value-type="string">
            <text:p>-0.01161 u</text:p>
          </table:table-cell>
          <table:table-cell office:value-type="string" calcext:value-type="string">
            <text:p>0.02562 u</text:p>
          </table:table-cell>
          <table:table-cell office:value-type="float" office:value="0.76981" calcext:value-type="float">
            <text:p>0.76981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75771" calcext:value-type="float">
            <text:p>0.75771</text:p>
          </table:table-cell>
          <table:table-cell office:value-type="float" office:value="0.74768" calcext:value-type="float">
            <text:p>0.74768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6M00S" calcext:value-type="time">
            <text:p>02:06:00</text:p>
          </table:table-cell>
          <table:table-cell office:value-type="string" calcext:value-type="string">
            <text:p>MT_SW_25/04/24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3" office:value-type="float" office:value="0.00009" calcext:value-type="float">
            <text:p>0.00009</text:p>
          </table:table-cell>
          <table:table-cell office:value-type="float" office:value="0.00005" calcext:value-type="float">
            <text:p>0.00005</text:p>
          </table:table-cell>
          <table:table-cell office:value-type="string" calcext:value-type="string">
            <text:p>0.00009 u</text:p>
          </table:table-cell>
          <table:table-cell office:value-type="float" office:value="48.5982" calcext:value-type="float">
            <text:p>48.5982</text:p>
          </table:table-cell>
          <table:table-cell office:value-type="float" office:value="48.88824" calcext:value-type="float">
            <text:p>48.88824</text:p>
          </table:table-cell>
          <table:table-cell office:value-type="float" office:value="48.80436" calcext:value-type="float">
            <text:p>48.80436</text:p>
          </table:table-cell>
          <table:table-cell office:value-type="float" office:value="48.55484" calcext:value-type="float">
            <text:p>48.55484</text:p>
          </table:table-cell>
          <table:table-cell office:value-type="float" office:value="2012.05" calcext:value-type="float">
            <text:p>2012.05</text:p>
          </table:table-cell>
          <table:table-cell office:value-type="float" office:value="2117.4" calcext:value-type="float">
            <text:p>2117.4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43.29103" calcext:value-type="float">
            <text:p>143.29103</text:p>
          </table:table-cell>
          <table:table-cell office:value-type="float" office:value="144.55642" calcext:value-type="float">
            <text:p>144.55642</text:p>
          </table:table-cell>
          <table:table-cell office:value-type="float" office:value="143.17756" calcext:value-type="float">
            <text:p>143.17756</text:p>
          </table:table-cell>
          <table:table-cell office:value-type="float" office:value="1122.95893" calcext:value-type="float">
            <text:p>1122.95893</text:p>
          </table:table-cell>
          <table:table-cell office:value-type="float" office:value="1147.73146" calcext:value-type="float">
            <text:p>1147.73146</text:p>
          </table:table-cell>
          <table:table-cell office:value-type="float" office:value="1173.71891" calcext:value-type="float">
            <text:p>1173.71891</text:p>
          </table:table-cell>
          <table:table-cell office:value-type="float" office:value="98.33827" calcext:value-type="float">
            <text:p>98.33827</text:p>
          </table:table-cell>
          <table:table-cell office:value-type="float" office:value="98.27429" calcext:value-type="float">
            <text:p>98.27429</text:p>
          </table:table-cell>
          <table:table-cell office:value-type="float" office:value="97.56477" calcext:value-type="float">
            <text:p>97.56477</text:p>
          </table:table-cell>
          <table:table-cell office:value-type="float" office:value="98.62267" calcext:value-type="float">
            <text:p>98.62267</text:p>
          </table:table-cell>
          <table:table-cell office:value-type="string" calcext:value-type="string">
            <text:p>0.04289 u</text:p>
          </table:table-cell>
          <table:table-cell office:value-type="string" calcext:value-type="string">
            <text:p>-0.01967 u</text:p>
          </table:table-cell>
          <table:table-cell office:value-type="string" calcext:value-type="string">
            <text:p>0.02085 u</text:p>
          </table:table-cell>
          <table:table-cell office:value-type="float" office:value="0.77063" calcext:value-type="float">
            <text:p>0.77063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76305" calcext:value-type="float">
            <text:p>0.76305</text:p>
          </table:table-cell>
          <table:table-cell office:value-type="float" office:value="0.75194" calcext:value-type="float">
            <text:p>0.75194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7M00S" calcext:value-type="time">
            <text:p>02:07:00</text:p>
          </table:table-cell>
          <table:table-cell office:value-type="string" calcext:value-type="string">
            <text:p>MT_SW_02/5/24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8" calcext:value-type="float">
            <text:p>0.00008</text:p>
          </table:table-cell>
          <table:table-cell office:value-type="string" calcext:value-type="string">
            <text:p>0.00003 u</text:p>
          </table:table-cell>
          <table:table-cell office:value-type="string" calcext:value-type="string">
            <text:p>0.00006 u</text:p>
          </table:table-cell>
          <table:table-cell office:value-type="float" office:value="48.23827" calcext:value-type="float">
            <text:p>48.23827</text:p>
          </table:table-cell>
          <table:table-cell office:value-type="float" office:value="48.58989" calcext:value-type="float">
            <text:p>48.58989</text:p>
          </table:table-cell>
          <table:table-cell office:value-type="float" office:value="48.58716" calcext:value-type="float">
            <text:p>48.58716</text:p>
          </table:table-cell>
          <table:table-cell office:value-type="float" office:value="48.36338" calcext:value-type="float">
            <text:p>48.36338</text:p>
          </table:table-cell>
          <table:table-cell office:value-type="float" office:value="2135.8" calcext:value-type="float">
            <text:p>2135.8</text:p>
          </table:table-cell>
          <table:table-cell office:value-type="float" office:value="2090.18" calcext:value-type="float">
            <text:p>2090.18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41.75575" calcext:value-type="float">
            <text:p>141.75575</text:p>
          </table:table-cell>
          <table:table-cell office:value-type="float" office:value="143.47555" calcext:value-type="float">
            <text:p>143.47555</text:p>
          </table:table-cell>
          <table:table-cell office:value-type="float" office:value="141.98756" calcext:value-type="float">
            <text:p>141.98756</text:p>
          </table:table-cell>
          <table:table-cell office:value-type="float" office:value="1116.51155" calcext:value-type="float">
            <text:p>1116.51155</text:p>
          </table:table-cell>
          <table:table-cell office:value-type="float" office:value="1130.05514" calcext:value-type="float">
            <text:p>1130.05514</text:p>
          </table:table-cell>
          <table:table-cell office:value-type="float" office:value="1168.48774" calcext:value-type="float">
            <text:p>1168.48774</text:p>
          </table:table-cell>
          <table:table-cell office:value-type="float" office:value="97.63947" calcext:value-type="float">
            <text:p>97.63947</text:p>
          </table:table-cell>
          <table:table-cell office:value-type="float" office:value="97.64428" calcext:value-type="float">
            <text:p>97.64428</text:p>
          </table:table-cell>
          <table:table-cell office:value-type="float" office:value="97.24768" calcext:value-type="float">
            <text:p>97.24768</text:p>
          </table:table-cell>
          <table:table-cell office:value-type="float" office:value="98.21619" calcext:value-type="float">
            <text:p>98.21619</text:p>
          </table:table-cell>
          <table:table-cell office:value-type="string" calcext:value-type="string">
            <text:p>0.02892 u</text:p>
          </table:table-cell>
          <table:table-cell office:value-type="string" calcext:value-type="string">
            <text:p>-0.01765 u</text:p>
          </table:table-cell>
          <table:table-cell office:value-type="string" calcext:value-type="string">
            <text:p>0.01875 u</text:p>
          </table:table-cell>
          <table:table-cell office:value-type="float" office:value="0.76774" calcext:value-type="float">
            <text:p>0.76774</text:p>
          </table:table-cell>
          <table:table-cell office:value-type="float" office:value="0.75747" calcext:value-type="float">
            <text:p>0.75747</text:p>
          </table:table-cell>
          <table:table-cell office:value-type="float" office:value="0.75857" calcext:value-type="float">
            <text:p>0.75857</text:p>
          </table:table-cell>
          <table:table-cell office:value-type="float" office:value="0.74835" calcext:value-type="float">
            <text:p>0.74835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8M00S" calcext:value-type="time">
            <text:p>02:08:00</text:p>
          </table:table-cell>
          <table:table-cell office:value-type="string" calcext:value-type="string">
            <text:p>MT_SW_09/05/24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00009" calcext:value-type="float">
            <text:p>0.00009</text:p>
          </table:table-cell>
          <table:table-cell office:value-type="float" office:value="0.00008" calcext:value-type="float">
            <text:p>0.00008</text:p>
          </table:table-cell>
          <table:table-cell office:value-type="string" calcext:value-type="string">
            <text:p>0.00001 u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47.36035" calcext:value-type="float">
            <text:p>47.36035</text:p>
          </table:table-cell>
          <table:table-cell office:value-type="float" office:value="47.38595" calcext:value-type="float">
            <text:p>47.38595</text:p>
          </table:table-cell>
          <table:table-cell office:value-type="float" office:value="47.5475" calcext:value-type="float">
            <text:p>47.5475</text:p>
          </table:table-cell>
          <table:table-cell office:value-type="float" office:value="47.22228" calcext:value-type="float">
            <text:p>47.22228</text:p>
          </table:table-cell>
          <table:table-cell office:value-type="float" office:value="2020.58" calcext:value-type="float">
            <text:p>2020.58</text:p>
          </table:table-cell>
          <table:table-cell office:value-type="float" office:value="1995.32" calcext:value-type="float">
            <text:p>1995.32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39.7767" calcext:value-type="float">
            <text:p>139.7767</text:p>
          </table:table-cell>
          <table:table-cell office:value-type="float" office:value="140.03075" calcext:value-type="float">
            <text:p>140.03075</text:p>
          </table:table-cell>
          <table:table-cell office:value-type="float" office:value="139.24496" calcext:value-type="float">
            <text:p>139.24496</text:p>
          </table:table-cell>
          <table:table-cell office:value-type="float" office:value="1100.07765" calcext:value-type="float">
            <text:p>1100.07765</text:p>
          </table:table-cell>
          <table:table-cell office:value-type="float" office:value="1124.10143" calcext:value-type="float">
            <text:p>1124.10143</text:p>
          </table:table-cell>
          <table:table-cell office:value-type="float" office:value="1149.86806" calcext:value-type="float">
            <text:p>1149.86806</text:p>
          </table:table-cell>
          <table:table-cell office:value-type="float" office:value="95.59585" calcext:value-type="float">
            <text:p>95.59585</text:p>
          </table:table-cell>
          <table:table-cell office:value-type="float" office:value="95.44958" calcext:value-type="float">
            <text:p>95.44958</text:p>
          </table:table-cell>
          <table:table-cell office:value-type="float" office:value="94.31131" calcext:value-type="float">
            <text:p>94.31131</text:p>
          </table:table-cell>
          <table:table-cell office:value-type="float" office:value="95.29348" calcext:value-type="float">
            <text:p>95.29348</text:p>
          </table:table-cell>
          <table:table-cell office:value-type="string" calcext:value-type="string">
            <text:p>0.02776 u</text:p>
          </table:table-cell>
          <table:table-cell office:value-type="string" calcext:value-type="string">
            <text:p>-0.01330 u</text:p>
          </table:table-cell>
          <table:table-cell office:value-type="string" calcext:value-type="string">
            <text:p>0.01659 u</text:p>
          </table:table-cell>
          <table:table-cell office:value-type="float" office:value="0.75279" calcext:value-type="float">
            <text:p>0.75279</text:p>
          </table:table-cell>
          <table:table-cell office:value-type="float" office:value="0.74406" calcext:value-type="float">
            <text:p>0.74406</text:p>
          </table:table-cell>
          <table:table-cell office:value-type="float" office:value="0.73967" calcext:value-type="float">
            <text:p>0.73967</text:p>
          </table:table-cell>
          <table:table-cell office:value-type="float" office:value="0.72947" calcext:value-type="float">
            <text:p>0.72947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9M00S" calcext:value-type="time">
            <text:p>02:09:00</text:p>
          </table:table-cell>
          <table:table-cell office:value-type="string" calcext:value-type="string">
            <text:p>MT_SW_16/05/24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47.26341" calcext:value-type="float">
            <text:p>47.26341</text:p>
          </table:table-cell>
          <table:table-cell office:value-type="float" office:value="47.20224" calcext:value-type="float">
            <text:p>47.20224</text:p>
          </table:table-cell>
          <table:table-cell office:value-type="float" office:value="47.42501" calcext:value-type="float">
            <text:p>47.42501</text:p>
          </table:table-cell>
          <table:table-cell office:value-type="float" office:value="47.07696" calcext:value-type="float">
            <text:p>47.07696</text:p>
          </table:table-cell>
          <table:table-cell office:value-type="float" office:value="2199.8" calcext:value-type="float">
            <text:p>2199.8</text:p>
          </table:table-cell>
          <table:table-cell office:value-type="float" office:value="1986" calcext:value-type="float">
            <text:p>1986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39.67116" calcext:value-type="float">
            <text:p>139.67116</text:p>
          </table:table-cell>
          <table:table-cell office:value-type="float" office:value="139.74168" calcext:value-type="float">
            <text:p>139.74168</text:p>
          </table:table-cell>
          <table:table-cell office:value-type="float" office:value="139.01375" calcext:value-type="float">
            <text:p>139.01375</text:p>
          </table:table-cell>
          <table:table-cell office:value-type="float" office:value="1096.6805" calcext:value-type="float">
            <text:p>1096.6805</text:p>
          </table:table-cell>
          <table:table-cell office:value-type="float" office:value="1096.18223" calcext:value-type="float">
            <text:p>1096.18223</text:p>
          </table:table-cell>
          <table:table-cell office:value-type="float" office:value="1146.0598" calcext:value-type="float">
            <text:p>1146.0598</text:p>
          </table:table-cell>
          <table:table-cell office:value-type="float" office:value="95.53153" calcext:value-type="float">
            <text:p>95.53153</text:p>
          </table:table-cell>
          <table:table-cell office:value-type="float" office:value="95.42792" calcext:value-type="float">
            <text:p>95.42792</text:p>
          </table:table-cell>
          <table:table-cell office:value-type="float" office:value="94.23384" calcext:value-type="float">
            <text:p>94.23384</text:p>
          </table:table-cell>
          <table:table-cell office:value-type="float" office:value="95.13896" calcext:value-type="float">
            <text:p>95.13896</text:p>
          </table:table-cell>
          <table:table-cell office:value-type="string" calcext:value-type="string">
            <text:p>0.04323 u</text:p>
          </table:table-cell>
          <table:table-cell office:value-type="string" calcext:value-type="string">
            <text:p>-0.01160 u</text:p>
          </table:table-cell>
          <table:table-cell office:value-type="string" calcext:value-type="string">
            <text:p>0.01800 u</text:p>
          </table:table-cell>
          <table:table-cell office:value-type="float" office:value="0.75086" calcext:value-type="float">
            <text:p>0.75086</text:p>
          </table:table-cell>
          <table:table-cell office:value-type="float" office:value="0.73864" calcext:value-type="float">
            <text:p>0.73864</text:p>
          </table:table-cell>
          <table:table-cell office:value-type="float" office:value="0.73317" calcext:value-type="float">
            <text:p>0.73317</text:p>
          </table:table-cell>
          <table:table-cell office:value-type="float" office:value="0.72362" calcext:value-type="float">
            <text:p>0.72362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0M00S" calcext:value-type="time">
            <text:p>02:10:00</text:p>
          </table:table-cell>
          <table:table-cell office:value-type="string" calcext:value-type="string">
            <text:p>MT_SW_21/05/24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7" calcext:value-type="float">
            <text:p>0.00007</text:p>
          </table:table-cell>
          <table:table-cell table:number-columns-repeated="2" office:value-type="string" calcext:value-type="string">
            <text:p>0.00003 u</text:p>
          </table:table-cell>
          <table:table-cell office:value-type="float" office:value="44.63149" calcext:value-type="float">
            <text:p>44.63149</text:p>
          </table:table-cell>
          <table:table-cell office:value-type="float" office:value="45.05707" calcext:value-type="float">
            <text:p>45.05707</text:p>
          </table:table-cell>
          <table:table-cell office:value-type="float" office:value="45.06251" calcext:value-type="float">
            <text:p>45.06251</text:p>
          </table:table-cell>
          <table:table-cell office:value-type="float" office:value="44.75024" calcext:value-type="float">
            <text:p>44.75024</text:p>
          </table:table-cell>
          <table:table-cell office:value-type="float" office:value="2005.94" calcext:value-type="float">
            <text:p>2005.94</text:p>
          </table:table-cell>
          <table:table-cell office:value-type="float" office:value="2050.31" calcext:value-type="float">
            <text:p>2050.31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38.41009" calcext:value-type="float">
            <text:p>138.41009</text:p>
          </table:table-cell>
          <table:table-cell office:value-type="float" office:value="139.46889" calcext:value-type="float">
            <text:p>139.46889</text:p>
          </table:table-cell>
          <table:table-cell office:value-type="float" office:value="138.61599" calcext:value-type="float">
            <text:p>138.61599</text:p>
          </table:table-cell>
          <table:table-cell office:value-type="float" office:value="1086.45258" calcext:value-type="float">
            <text:p>1086.45258</text:p>
          </table:table-cell>
          <table:table-cell office:value-type="float" office:value="1095.62858" calcext:value-type="float">
            <text:p>1095.62858</text:p>
          </table:table-cell>
          <table:table-cell office:value-type="float" office:value="1142.08103" calcext:value-type="float">
            <text:p>1142.08103</text:p>
          </table:table-cell>
          <table:table-cell office:value-type="float" office:value="94.68618" calcext:value-type="float">
            <text:p>94.68618</text:p>
          </table:table-cell>
          <table:table-cell office:value-type="float" office:value="94.46152" calcext:value-type="float">
            <text:p>94.46152</text:p>
          </table:table-cell>
          <table:table-cell office:value-type="float" office:value="94.60271" calcext:value-type="float">
            <text:p>94.60271</text:p>
          </table:table-cell>
          <table:table-cell office:value-type="float" office:value="95.42272" calcext:value-type="float">
            <text:p>95.42272</text:p>
          </table:table-cell>
          <table:table-cell office:value-type="string" calcext:value-type="string">
            <text:p>0.04870 u</text:p>
          </table:table-cell>
          <table:table-cell office:value-type="string" calcext:value-type="string">
            <text:p>-0.02398 u</text:p>
          </table:table-cell>
          <table:table-cell office:value-type="string" calcext:value-type="string">
            <text:p>0.01250 u</text:p>
          </table:table-cell>
          <table:table-cell office:value-type="float" office:value="0.68395" calcext:value-type="float">
            <text:p>0.68395</text:p>
          </table:table-cell>
          <table:table-cell office:value-type="float" office:value="0.67752" calcext:value-type="float">
            <text:p>0.67752</text:p>
          </table:table-cell>
          <table:table-cell office:value-type="float" office:value="0.67705" calcext:value-type="float">
            <text:p>0.67705</text:p>
          </table:table-cell>
          <table:table-cell office:value-type="float" office:value="0.66829" calcext:value-type="float">
            <text:p>0.66829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1M00S" calcext:value-type="time">
            <text:p>02:11:00</text:p>
          </table:table-cell>
          <table:table-cell office:value-type="string" calcext:value-type="string">
            <text:p>FTMC_SW_21/05/24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2" office:value-type="float" office:value="0.00018" calcext:value-type="float">
            <text:p>0.0001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52.4563" calcext:value-type="float">
            <text:p>52.4563</text:p>
          </table:table-cell>
          <table:table-cell office:value-type="float" office:value="52.49288" calcext:value-type="float">
            <text:p>52.49288</text:p>
          </table:table-cell>
          <table:table-cell office:value-type="float" office:value="52.44892" calcext:value-type="float">
            <text:p>52.44892</text:p>
          </table:table-cell>
          <table:table-cell office:value-type="float" office:value="52.20576" calcext:value-type="float">
            <text:p>52.20576</text:p>
          </table:table-cell>
          <table:table-cell office:value-type="float" office:value="2071.46" calcext:value-type="float">
            <text:p>2071.46</text:p>
          </table:table-cell>
          <table:table-cell office:value-type="float" office:value="1973.99" calcext:value-type="float">
            <text:p>1973.99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48.14795" calcext:value-type="float">
            <text:p>148.14795</text:p>
          </table:table-cell>
          <table:table-cell office:value-type="float" office:value="148.46579" calcext:value-type="float">
            <text:p>148.46579</text:p>
          </table:table-cell>
          <table:table-cell office:value-type="float" office:value="147.62854" calcext:value-type="float">
            <text:p>147.62854</text:p>
          </table:table-cell>
          <table:table-cell office:value-type="float" office:value="1113.07416" calcext:value-type="float">
            <text:p>1113.07416</text:p>
          </table:table-cell>
          <table:table-cell office:value-type="float" office:value="1138.83967" calcext:value-type="float">
            <text:p>1138.83967</text:p>
          </table:table-cell>
          <table:table-cell office:value-type="float" office:value="1167.4494" calcext:value-type="float">
            <text:p>1167.4494</text:p>
          </table:table-cell>
          <table:table-cell office:value-type="float" office:value="104.82998" calcext:value-type="float">
            <text:p>104.82998</text:p>
          </table:table-cell>
          <table:table-cell office:value-type="float" office:value="104.63646" calcext:value-type="float">
            <text:p>104.63646</text:p>
          </table:table-cell>
          <table:table-cell office:value-type="float" office:value="103.37667" calcext:value-type="float">
            <text:p>103.37667</text:p>
          </table:table-cell>
          <table:table-cell office:value-type="float" office:value="104.42887" calcext:value-type="float">
            <text:p>104.42887</text:p>
          </table:table-cell>
          <table:table-cell office:value-type="float" office:value="0.07518" calcext:value-type="float">
            <text:p>0.07518</text:p>
          </table:table-cell>
          <table:table-cell office:value-type="string" calcext:value-type="string">
            <text:p>0.03881 u</text:p>
          </table:table-cell>
          <table:table-cell office:value-type="float" office:value="0.06647" calcext:value-type="float">
            <text:p>0.06647</text:p>
          </table:table-cell>
          <table:table-cell office:value-type="float" office:value="0.85188" calcext:value-type="float">
            <text:p>0.85188</text:p>
          </table:table-cell>
          <table:table-cell office:value-type="float" office:value="0.84384" calcext:value-type="float">
            <text:p>0.84384</text:p>
          </table:table-cell>
          <table:table-cell office:value-type="float" office:value="0.84025" calcext:value-type="float">
            <text:p>0.84025</text:p>
          </table:table-cell>
          <table:table-cell office:value-type="float" office:value="0.82807" calcext:value-type="float">
            <text:p>0.82807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1M00S" calcext:value-type="time">
            <text:p>01:11:00</text:p>
          </table:table-cell>
          <table:table-cell office:value-type="string" calcext:value-type="string">
            <text:p>x25_Ca_x1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34.50306" calcext:value-type="float">
            <text:p>34.50306</text:p>
          </table:table-cell>
          <table:table-cell office:value-type="float" office:value="30.91832" calcext:value-type="float">
            <text:p>30.91832</text:p>
          </table:table-cell>
          <table:table-cell office:value-type="float" office:value="30.73526" calcext:value-type="float">
            <text:p>30.73526</text:p>
          </table:table-cell>
          <table:table-cell office:value-type="float" office:value="30.19791" calcext:value-type="float">
            <text:p>30.19791</text:p>
          </table:table-cell>
          <table:table-cell office:value-type="float" office:value="1703.74" calcext:value-type="float">
            <text:p>1703.74</text:p>
          </table:table-cell>
          <table:table-cell office:value-type="float" office:value="1413.22" calcext:value-type="float">
            <text:p>1413.22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08.62707" calcext:value-type="float">
            <text:p>108.62707</text:p>
          </table:table-cell>
          <table:table-cell office:value-type="float" office:value="96.43763" calcext:value-type="float">
            <text:p>96.43763</text:p>
          </table:table-cell>
          <table:table-cell office:value-type="float" office:value="95.64117" calcext:value-type="float">
            <text:p>95.64117</text:p>
          </table:table-cell>
          <table:table-cell office:value-type="float" office:value="871.73495" calcext:value-type="float">
            <text:p>871.73495</text:p>
          </table:table-cell>
          <table:table-cell office:value-type="float" office:value="797.2281" calcext:value-type="float">
            <text:p>797.2281</text:p>
          </table:table-cell>
          <table:table-cell office:value-type="float" office:value="823.95401" calcext:value-type="float">
            <text:p>823.95401</text:p>
          </table:table-cell>
          <table:table-cell office:value-type="float" office:value="79.07146" calcext:value-type="float">
            <text:p>79.07146</text:p>
          </table:table-cell>
          <table:table-cell office:value-type="float" office:value="78.79089" calcext:value-type="float">
            <text:p>78.79089</text:p>
          </table:table-cell>
          <table:table-cell office:value-type="float" office:value="69.21635" calcext:value-type="float">
            <text:p>69.21635</text:p>
          </table:table-cell>
          <table:table-cell office:value-type="float" office:value="69.74624" calcext:value-type="float">
            <text:p>69.74624</text:p>
          </table:table-cell>
          <table:table-cell office:value-type="float" office:value="0.25244" calcext:value-type="float">
            <text:p>0.25244</text:p>
          </table:table-cell>
          <table:table-cell office:value-type="float" office:value="0.23738" calcext:value-type="float">
            <text:p>0.23738</text:p>
          </table:table-cell>
          <table:table-cell office:value-type="float" office:value="0.248" calcext:value-type="float">
            <text:p>0.248</text:p>
          </table:table-cell>
          <table:table-cell office:value-type="float" office:value="0.66908" calcext:value-type="float">
            <text:p>0.66908</text:p>
          </table:table-cell>
          <table:table-cell office:value-type="float" office:value="0.66175" calcext:value-type="float">
            <text:p>0.66175</text:p>
          </table:table-cell>
          <table:table-cell office:value-type="float" office:value="0.58672" calcext:value-type="float">
            <text:p>0.58672</text:p>
          </table:table-cell>
          <table:table-cell office:value-type="float" office:value="0.57852" calcext:value-type="float">
            <text:p>0.57852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2M00S" calcext:value-type="time">
            <text:p>01:12:00</text:p>
          </table:table-cell>
          <table:table-cell office:value-type="string" calcext:value-type="string">
            <text:p>x20_Ca_x1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00134" calcext:value-type="float">
            <text:p>0.00134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39.38686" calcext:value-type="float">
            <text:p>39.38686</text:p>
          </table:table-cell>
          <table:table-cell office:value-type="float" office:value="36.59087" calcext:value-type="float">
            <text:p>36.59087</text:p>
          </table:table-cell>
          <table:table-cell office:value-type="float" office:value="36.70979" calcext:value-type="float">
            <text:p>36.70979</text:p>
          </table:table-cell>
          <table:table-cell office:value-type="float" office:value="35.96773" calcext:value-type="float">
            <text:p>35.96773</text:p>
          </table:table-cell>
          <table:table-cell office:value-type="float" office:value="1906.95" calcext:value-type="float">
            <text:p>1906.95</text:p>
          </table:table-cell>
          <table:table-cell office:value-type="float" office:value="1728.78" calcext:value-type="float">
            <text:p>1728.78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23.27552" calcext:value-type="float">
            <text:p>123.27552</text:p>
          </table:table-cell>
          <table:table-cell office:value-type="float" office:value="113.66013" calcext:value-type="float">
            <text:p>113.66013</text:p>
          </table:table-cell>
          <table:table-cell office:value-type="float" office:value="113.0182" calcext:value-type="float">
            <text:p>113.0182</text:p>
          </table:table-cell>
          <table:table-cell office:value-type="float" office:value="1007.87042" calcext:value-type="float">
            <text:p>1007.87042</text:p>
          </table:table-cell>
          <table:table-cell office:value-type="float" office:value="947.78236" calcext:value-type="float">
            <text:p>947.78236</text:p>
          </table:table-cell>
          <table:table-cell office:value-type="float" office:value="989.41111" calcext:value-type="float">
            <text:p>989.41111</text:p>
          </table:table-cell>
          <table:table-cell office:value-type="float" office:value="89.12182" calcext:value-type="float">
            <text:p>89.12182</text:p>
          </table:table-cell>
          <table:table-cell office:value-type="float" office:value="88.87442" calcext:value-type="float">
            <text:p>88.87442</text:p>
          </table:table-cell>
          <table:table-cell office:value-type="float" office:value="80.65346" calcext:value-type="float">
            <text:p>80.65346</text:p>
          </table:table-cell>
          <table:table-cell office:value-type="float" office:value="81.51012" calcext:value-type="float">
            <text:p>81.51012</text:p>
          </table:table-cell>
          <table:table-cell office:value-type="float" office:value="0.26894" calcext:value-type="float">
            <text:p>0.26894</text:p>
          </table:table-cell>
          <table:table-cell office:value-type="float" office:value="0.26994" calcext:value-type="float">
            <text:p>0.26994</text:p>
          </table:table-cell>
          <table:table-cell office:value-type="float" office:value="0.27827" calcext:value-type="float">
            <text:p>0.27827</text:p>
          </table:table-cell>
          <table:table-cell office:value-type="float" office:value="0.75222" calcext:value-type="float">
            <text:p>0.75222</text:p>
          </table:table-cell>
          <table:table-cell office:value-type="float" office:value="0.74476" calcext:value-type="float">
            <text:p>0.74476</text:p>
          </table:table-cell>
          <table:table-cell office:value-type="float" office:value="0.68443" calcext:value-type="float">
            <text:p>0.68443</text:p>
          </table:table-cell>
          <table:table-cell office:value-type="float" office:value="0.67318" calcext:value-type="float">
            <text:p>0.67318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3M00S" calcext:value-type="time">
            <text:p>01:13:00</text:p>
          </table:table-cell>
          <table:table-cell office:value-type="string" calcext:value-type="string">
            <text:p>x15_Ca_x1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42.9173" calcext:value-type="float">
            <text:p>42.9173</text:p>
          </table:table-cell>
          <table:table-cell office:value-type="float" office:value="39.98836" calcext:value-type="float">
            <text:p>39.98836</text:p>
          </table:table-cell>
          <table:table-cell office:value-type="float" office:value="40.27228" calcext:value-type="float">
            <text:p>40.27228</text:p>
          </table:table-cell>
          <table:table-cell office:value-type="float" office:value="39.5419" calcext:value-type="float">
            <text:p>39.5419</text:p>
          </table:table-cell>
          <table:table-cell office:value-type="float" office:value="2036.93" calcext:value-type="float">
            <text:p>2036.93</text:p>
          </table:table-cell>
          <table:table-cell office:value-type="float" office:value="1863.14" calcext:value-type="float">
            <text:p>1863.14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33.93843" calcext:value-type="float">
            <text:p>133.93843</text:p>
          </table:table-cell>
          <table:table-cell office:value-type="float" office:value="123.66506" calcext:value-type="float">
            <text:p>123.66506</text:p>
          </table:table-cell>
          <table:table-cell office:value-type="float" office:value="123.41293" calcext:value-type="float">
            <text:p>123.41293</text:p>
          </table:table-cell>
          <table:table-cell office:value-type="float" office:value="1097.47015" calcext:value-type="float">
            <text:p>1097.47015</text:p>
          </table:table-cell>
          <table:table-cell office:value-type="float" office:value="1036.73851" calcext:value-type="float">
            <text:p>1036.73851</text:p>
          </table:table-cell>
          <table:table-cell office:value-type="float" office:value="1079.41967" calcext:value-type="float">
            <text:p>1079.41967</text:p>
          </table:table-cell>
          <table:table-cell office:value-type="float" office:value="96.49779" calcext:value-type="float">
            <text:p>96.49779</text:p>
          </table:table-cell>
          <table:table-cell office:value-type="float" office:value="96.09908" calcext:value-type="float">
            <text:p>96.09908</text:p>
          </table:table-cell>
          <table:table-cell office:value-type="float" office:value="87.38016" calcext:value-type="float">
            <text:p>87.38016</text:p>
          </table:table-cell>
          <table:table-cell office:value-type="float" office:value="88.30173" calcext:value-type="float">
            <text:p>88.30173</text:p>
          </table:table-cell>
          <table:table-cell office:value-type="float" office:value="0.27751" calcext:value-type="float">
            <text:p>0.2775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993" calcext:value-type="float">
            <text:p>0.29993</text:p>
          </table:table-cell>
          <table:table-cell office:value-type="float" office:value="0.81306" calcext:value-type="float">
            <text:p>0.81306</text:p>
          </table:table-cell>
          <table:table-cell office:value-type="float" office:value="0.80328" calcext:value-type="float">
            <text:p>0.80328</text:p>
          </table:table-cell>
          <table:table-cell office:value-type="float" office:value="0.74299" calcext:value-type="float">
            <text:p>0.74299</text:p>
          </table:table-cell>
          <table:table-cell office:value-type="float" office:value="0.73165" calcext:value-type="float">
            <text:p>0.73165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2M00S" calcext:value-type="time">
            <text:p>01:12:00</text:p>
          </table:table-cell>
          <table:table-cell office:value-type="string" calcext:value-type="string">
            <text:p>x20_Ca_x1.2</text:p>
          </table:table-cell>
          <table:table-cell office:value-type="string" calcext:value-type="string">
            <text:p>0.23 !</text:p>
          </table:table-cell>
          <table:table-cell office:value-type="string" calcext:value-type="string">
            <text:p>0.22 !</text:p>
          </table:table-cell>
          <table:table-cell table:number-columns-repeated="2" office:value-type="string" calcext:value-type="string">
            <text:p>0.00075 !</text:p>
          </table:table-cell>
          <table:table-cell office:value-type="string" calcext:value-type="string">
            <text:p>0.00077 !</text:p>
          </table:table-cell>
          <table:table-cell office:value-type="string" calcext:value-type="string">
            <text:p>0.00070 !</text:p>
          </table:table-cell>
          <table:table-cell office:value-type="string" calcext:value-type="string">
            <text:p>0.00068 !</text:p>
          </table:table-cell>
          <table:table-cell office:value-type="string" calcext:value-type="string">
            <text:p>24.71746 !</text:p>
          </table:table-cell>
          <table:table-cell office:value-type="string" calcext:value-type="string">
            <text:p>24.22352 !</text:p>
          </table:table-cell>
          <table:table-cell office:value-type="string" calcext:value-type="string">
            <text:p>23.82181 !</text:p>
          </table:table-cell>
          <table:table-cell office:value-type="string" calcext:value-type="string">
            <text:p>23.38816 !</text:p>
          </table:table-cell>
          <table:table-cell office:value-type="string" calcext:value-type="string">
            <text:p>979.59 !</text:p>
          </table:table-cell>
          <table:table-cell office:value-type="string" calcext:value-type="string">
            <text:p>987.23 !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59.23177 !</text:p>
          </table:table-cell>
          <table:table-cell office:value-type="string" calcext:value-type="string">
            <text:p>59.47668 !</text:p>
          </table:table-cell>
          <table:table-cell office:value-type="string" calcext:value-type="string">
            <text:p>58.70624 !</text:p>
          </table:table-cell>
          <table:table-cell office:value-type="string" calcext:value-type="string">
            <text:p>488.41945 !</text:p>
          </table:table-cell>
          <table:table-cell office:value-type="string" calcext:value-type="string">
            <text:p>509.49511 !</text:p>
          </table:table-cell>
          <table:table-cell office:value-type="string" calcext:value-type="string">
            <text:p>499.42346 !</text:p>
          </table:table-cell>
          <table:table-cell office:value-type="string" calcext:value-type="string">
            <text:p>47.60965 !</text:p>
          </table:table-cell>
          <table:table-cell office:value-type="string" calcext:value-type="string">
            <text:p>47.42281 !</text:p>
          </table:table-cell>
          <table:table-cell office:value-type="string" calcext:value-type="string">
            <text:p>45.19776 !</text:p>
          </table:table-cell>
          <table:table-cell office:value-type="string" calcext:value-type="string">
            <text:p>45.35261 !</text:p>
          </table:table-cell>
          <table:table-cell office:value-type="string" calcext:value-type="string">
            <text:p>0.15013 !</text:p>
          </table:table-cell>
          <table:table-cell office:value-type="string" calcext:value-type="string">
            <text:p>0.13574 !</text:p>
          </table:table-cell>
          <table:table-cell office:value-type="string" calcext:value-type="string">
            <text:p>0.15742 !</text:p>
          </table:table-cell>
          <table:table-cell office:value-type="string" calcext:value-type="string">
            <text:p>0.41393 !</text:p>
          </table:table-cell>
          <table:table-cell office:value-type="string" calcext:value-type="string">
            <text:p>0.41035 !</text:p>
          </table:table-cell>
          <table:table-cell office:value-type="string" calcext:value-type="string">
            <text:p>0.38934 !</text:p>
          </table:table-cell>
          <table:table-cell office:value-type="string" calcext:value-type="string">
            <text:p>0.38491 !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4M00S" calcext:value-type="time">
            <text:p>01:14:00</text:p>
          </table:table-cell>
          <table:table-cell office:value-type="string" calcext:value-type="string">
            <text:p>x20_Ca_x1.2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25.69912" calcext:value-type="float">
            <text:p>25.69912</text:p>
          </table:table-cell>
          <table:table-cell office:value-type="float" office:value="25.1581" calcext:value-type="float">
            <text:p>25.1581</text:p>
          </table:table-cell>
          <table:table-cell office:value-type="float" office:value="24.63169" calcext:value-type="float">
            <text:p>24.63169</text:p>
          </table:table-cell>
          <table:table-cell office:value-type="float" office:value="24.2076" calcext:value-type="float">
            <text:p>24.2076</text:p>
          </table:table-cell>
          <table:table-cell office:value-type="float" office:value="1052.43" calcext:value-type="float">
            <text:p>1052.43</text:p>
          </table:table-cell>
          <table:table-cell office:value-type="float" office:value="978.21" calcext:value-type="float">
            <text:p>978.21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61.84748" calcext:value-type="float">
            <text:p>61.84748</text:p>
          </table:table-cell>
          <table:table-cell office:value-type="float" office:value="61.77376" calcext:value-type="float">
            <text:p>61.77376</text:p>
          </table:table-cell>
          <table:table-cell office:value-type="float" office:value="60.75532" calcext:value-type="float">
            <text:p>60.75532</text:p>
          </table:table-cell>
          <table:table-cell office:value-type="float" office:value="507.54326" calcext:value-type="float">
            <text:p>507.54326</text:p>
          </table:table-cell>
          <table:table-cell office:value-type="float" office:value="538.86451" calcext:value-type="float">
            <text:p>538.86451</text:p>
          </table:table-cell>
          <table:table-cell office:value-type="float" office:value="517.617" calcext:value-type="float">
            <text:p>517.617</text:p>
          </table:table-cell>
          <table:table-cell office:value-type="float" office:value="49.65331" calcext:value-type="float">
            <text:p>49.65331</text:p>
          </table:table-cell>
          <table:table-cell office:value-type="float" office:value="49.46905" calcext:value-type="float">
            <text:p>49.46905</text:p>
          </table:table-cell>
          <table:table-cell office:value-type="float" office:value="46.95563" calcext:value-type="float">
            <text:p>46.95563</text:p>
          </table:table-cell>
          <table:table-cell office:value-type="float" office:value="47.17074" calcext:value-type="float">
            <text:p>47.17074</text:p>
          </table:table-cell>
          <table:table-cell office:value-type="float" office:value="0.13491" calcext:value-type="float">
            <text:p>0.13491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16684" calcext:value-type="float">
            <text:p>0.16684</text:p>
          </table:table-cell>
          <table:table-cell office:value-type="float" office:value="0.42889" calcext:value-type="float">
            <text:p>0.42889</text:p>
          </table:table-cell>
          <table:table-cell office:value-type="float" office:value="0.42488" calcext:value-type="float">
            <text:p>0.42488</text:p>
          </table:table-cell>
          <table:table-cell office:value-type="float" office:value="0.40215" calcext:value-type="float">
            <text:p>0.40215</text:p>
          </table:table-cell>
          <table:table-cell office:value-type="float" office:value="0.3968" calcext:value-type="float">
            <text:p>0.3968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5M00S" calcext:value-type="time">
            <text:p>01:15:00</text:p>
          </table:table-cell>
          <table:table-cell office:value-type="string" calcext:value-type="string">
            <text:p>x20_Ca_x1.4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35.31972" calcext:value-type="float">
            <text:p>35.31972</text:p>
          </table:table-cell>
          <table:table-cell office:value-type="float" office:value="32.37122" calcext:value-type="float">
            <text:p>32.37122</text:p>
          </table:table-cell>
          <table:table-cell office:value-type="float" office:value="32.11736" calcext:value-type="float">
            <text:p>32.11736</text:p>
          </table:table-cell>
          <table:table-cell office:value-type="float" office:value="31.79164" calcext:value-type="float">
            <text:p>31.79164</text:p>
          </table:table-cell>
          <table:table-cell office:value-type="float" office:value="1650.64" calcext:value-type="float">
            <text:p>1650.64</text:p>
          </table:table-cell>
          <table:table-cell office:value-type="float" office:value="1506.23" calcext:value-type="float">
            <text:p>1506.23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11.08881" calcext:value-type="float">
            <text:p>111.08881</text:p>
          </table:table-cell>
          <table:table-cell office:value-type="float" office:value="99.05683" calcext:value-type="float">
            <text:p>99.05683</text:p>
          </table:table-cell>
          <table:table-cell office:value-type="float" office:value="98.6651" calcext:value-type="float">
            <text:p>98.6651</text:p>
          </table:table-cell>
          <table:table-cell office:value-type="float" office:value="895.17599" calcext:value-type="float">
            <text:p>895.17599</text:p>
          </table:table-cell>
          <table:table-cell office:value-type="float" office:value="809.72638" calcext:value-type="float">
            <text:p>809.72638</text:p>
          </table:table-cell>
          <table:table-cell office:value-type="float" office:value="856.6822" calcext:value-type="float">
            <text:p>856.6822</text:p>
          </table:table-cell>
          <table:table-cell office:value-type="float" office:value="80.51695" calcext:value-type="float">
            <text:p>80.51695</text:p>
          </table:table-cell>
          <table:table-cell office:value-type="float" office:value="79.99185" calcext:value-type="float">
            <text:p>79.99185</text:p>
          </table:table-cell>
          <table:table-cell office:value-type="float" office:value="70.63613" calcext:value-type="float">
            <text:p>70.63613</text:p>
          </table:table-cell>
          <table:table-cell office:value-type="float" office:value="71.33316" calcext:value-type="float">
            <text:p>71.33316</text:p>
          </table:table-cell>
          <table:table-cell office:value-type="float" office:value="0.22868" calcext:value-type="float">
            <text:p>0.22868</text:p>
          </table:table-cell>
          <table:table-cell office:value-type="float" office:value="0.23505" calcext:value-type="float">
            <text:p>0.23505</text:p>
          </table:table-cell>
          <table:table-cell office:value-type="float" office:value="0.25353" calcext:value-type="float">
            <text:p>0.25353</text:p>
          </table:table-cell>
          <table:table-cell office:value-type="float" office:value="0.68027" calcext:value-type="float">
            <text:p>0.68027</text:p>
          </table:table-cell>
          <table:table-cell office:value-type="float" office:value="0.67154" calcext:value-type="float">
            <text:p>0.67154</text:p>
          </table:table-cell>
          <table:table-cell office:value-type="float" office:value="0.60381" calcext:value-type="float">
            <text:p>0.60381</text:p>
          </table:table-cell>
          <table:table-cell office:value-type="float" office:value="0.5946" calcext:value-type="float">
            <text:p>0.5946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6M00S" calcext:value-type="time">
            <text:p>01:16:00</text:p>
          </table:table-cell>
          <table:table-cell office:value-type="string" calcext:value-type="string">
            <text:p>x20_Ca_x1.6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41.33582" calcext:value-type="float">
            <text:p>41.33582</text:p>
          </table:table-cell>
          <table:table-cell office:value-type="float" office:value="35.66931" calcext:value-type="float">
            <text:p>35.66931</text:p>
          </table:table-cell>
          <table:table-cell office:value-type="float" office:value="35.718" calcext:value-type="float">
            <text:p>35.718</text:p>
          </table:table-cell>
          <table:table-cell office:value-type="float" office:value="35.08731" calcext:value-type="float">
            <text:p>35.08731</text:p>
          </table:table-cell>
          <table:table-cell office:value-type="float" office:value="1926.27" calcext:value-type="float">
            <text:p>1926.27</text:p>
          </table:table-cell>
          <table:table-cell office:value-type="float" office:value="1595.16" calcext:value-type="float">
            <text:p>1595.16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29.72414" calcext:value-type="float">
            <text:p>129.72414</text:p>
          </table:table-cell>
          <table:table-cell office:value-type="float" office:value="109.99135" calcext:value-type="float">
            <text:p>109.99135</text:p>
          </table:table-cell>
          <table:table-cell office:value-type="float" office:value="109.9441" calcext:value-type="float">
            <text:p>109.9441</text:p>
          </table:table-cell>
          <table:table-cell office:value-type="float" office:value="1047.39644" calcext:value-type="float">
            <text:p>1047.39644</text:p>
          </table:table-cell>
          <table:table-cell office:value-type="float" office:value="910.14585" calcext:value-type="float">
            <text:p>910.14585</text:p>
          </table:table-cell>
          <table:table-cell office:value-type="float" office:value="959.33525" calcext:value-type="float">
            <text:p>959.33525</text:p>
          </table:table-cell>
          <table:table-cell office:value-type="float" office:value="93.83589" calcext:value-type="float">
            <text:p>93.83589</text:p>
          </table:table-cell>
          <table:table-cell office:value-type="float" office:value="93.33861" calcext:value-type="float">
            <text:p>93.33861</text:p>
          </table:table-cell>
          <table:table-cell office:value-type="float" office:value="78.2387" calcext:value-type="float">
            <text:p>78.2387</text:p>
          </table:table-cell>
          <table:table-cell office:value-type="float" office:value="79.03092" calcext:value-type="float">
            <text:p>79.03092</text:p>
          </table:table-cell>
          <table:table-cell office:value-type="float" office:value="0.26893" calcext:value-type="float">
            <text:p>0.26893</text:p>
          </table:table-cell>
          <table:table-cell office:value-type="float" office:value="0.28286" calcext:value-type="float">
            <text:p>0.28286</text:p>
          </table:table-cell>
          <table:table-cell office:value-type="float" office:value="0.29059" calcext:value-type="float">
            <text:p>0.29059</text:p>
          </table:table-cell>
          <table:table-cell office:value-type="float" office:value="0.78483" calcext:value-type="float">
            <text:p>0.78483</text:p>
          </table:table-cell>
          <table:table-cell office:value-type="float" office:value="0.7761" calcext:value-type="float">
            <text:p>0.7761</text:p>
          </table:table-cell>
          <table:table-cell office:value-type="float" office:value="0.66689" calcext:value-type="float">
            <text:p>0.66689</text:p>
          </table:table-cell>
          <table:table-cell office:value-type="float" office:value="0.65651" calcext:value-type="float">
            <text:p>0.65651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7M00S" calcext:value-type="time">
            <text:p>01:17:00</text:p>
          </table:table-cell>
          <table:table-cell office:value-type="string" calcext:value-type="string">
            <text:p>x20_Ca_x1.8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39.37129" calcext:value-type="float">
            <text:p>39.37129</text:p>
          </table:table-cell>
          <table:table-cell office:value-type="float" office:value="36.66502" calcext:value-type="float">
            <text:p>36.66502</text:p>
          </table:table-cell>
          <table:table-cell office:value-type="float" office:value="36.72636" calcext:value-type="float">
            <text:p>36.72636</text:p>
          </table:table-cell>
          <table:table-cell office:value-type="float" office:value="36.11738" calcext:value-type="float">
            <text:p>36.11738</text:p>
          </table:table-cell>
          <table:table-cell office:value-type="float" office:value="1850.59" calcext:value-type="float">
            <text:p>1850.59</text:p>
          </table:table-cell>
          <table:table-cell office:value-type="float" office:value="1689.62" calcext:value-type="float">
            <text:p>1689.62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23.68657" calcext:value-type="float">
            <text:p>123.68657</text:p>
          </table:table-cell>
          <table:table-cell office:value-type="float" office:value="113.32807" calcext:value-type="float">
            <text:p>113.32807</text:p>
          </table:table-cell>
          <table:table-cell office:value-type="float" office:value="113.14774" calcext:value-type="float">
            <text:p>113.14774</text:p>
          </table:table-cell>
          <table:table-cell office:value-type="float" office:value="1005.72645" calcext:value-type="float">
            <text:p>1005.72645</text:p>
          </table:table-cell>
          <table:table-cell office:value-type="float" office:value="930.46264" calcext:value-type="float">
            <text:p>930.46264</text:p>
          </table:table-cell>
          <table:table-cell office:value-type="float" office:value="979.24991" calcext:value-type="float">
            <text:p>979.24991</text:p>
          </table:table-cell>
          <table:table-cell office:value-type="float" office:value="89.66772" calcext:value-type="float">
            <text:p>89.66772</text:p>
          </table:table-cell>
          <table:table-cell office:value-type="float" office:value="89.26002" calcext:value-type="float">
            <text:p>89.26002</text:p>
          </table:table-cell>
          <table:table-cell office:value-type="float" office:value="80.89327" calcext:value-type="float">
            <text:p>80.89327</text:p>
          </table:table-cell>
          <table:table-cell office:value-type="float" office:value="81.55077" calcext:value-type="float">
            <text:p>81.55077</text:p>
          </table:table-cell>
          <table:table-cell office:value-type="float" office:value="0.27335" calcext:value-type="float">
            <text:p>0.27335</text:p>
          </table:table-cell>
          <table:table-cell office:value-type="float" office:value="0.26982" calcext:value-type="float">
            <text:p>0.26982</text:p>
          </table:table-cell>
          <table:table-cell office:value-type="float" office:value="0.27899" calcext:value-type="float">
            <text:p>0.27899</text:p>
          </table:table-cell>
          <table:table-cell office:value-type="float" office:value="0.75425" calcext:value-type="float">
            <text:p>0.75425</text:p>
          </table:table-cell>
          <table:table-cell office:value-type="float" office:value="0.74311" calcext:value-type="float">
            <text:p>0.74311</text:p>
          </table:table-cell>
          <table:table-cell office:value-type="float" office:value="0.68398" calcext:value-type="float">
            <text:p>0.68398</text:p>
          </table:table-cell>
          <table:table-cell office:value-type="float" office:value="0.67366" calcext:value-type="float">
            <text:p>0.67366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8M00S" calcext:value-type="time">
            <text:p>01:18:00</text:p>
          </table:table-cell>
          <table:table-cell office:value-type="string" calcext:value-type="string">
            <text:p>x25_Ca_x2</text:p>
          </table:table-cell>
          <table:table-cell office:value-type="float" office:value="0.39" calcext:value-type="float">
            <text:p>0.39</text:p>
          </table:table-cell>
          <table:table-cell office:value-type="float" office:value="0.33" calcext:value-type="float">
            <text:p>0.33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37.38874" calcext:value-type="float">
            <text:p>37.38874</text:p>
          </table:table-cell>
          <table:table-cell office:value-type="float" office:value="32.52673" calcext:value-type="float">
            <text:p>32.52673</text:p>
          </table:table-cell>
          <table:table-cell office:value-type="float" office:value="32.45217" calcext:value-type="float">
            <text:p>32.45217</text:p>
          </table:table-cell>
          <table:table-cell office:value-type="float" office:value="31.92097" calcext:value-type="float">
            <text:p>31.92097</text:p>
          </table:table-cell>
          <table:table-cell office:value-type="float" office:value="1771.93" calcext:value-type="float">
            <text:p>1771.93</text:p>
          </table:table-cell>
          <table:table-cell office:value-type="float" office:value="1372.25" calcext:value-type="float">
            <text:p>1372.25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16.36292" calcext:value-type="float">
            <text:p>116.36292</text:p>
          </table:table-cell>
          <table:table-cell office:value-type="float" office:value="94.58171" calcext:value-type="float">
            <text:p>94.58171</text:p>
          </table:table-cell>
          <table:table-cell office:value-type="float" office:value="94.5567" calcext:value-type="float">
            <text:p>94.5567</text:p>
          </table:table-cell>
          <table:table-cell office:value-type="float" office:value="917.58315" calcext:value-type="float">
            <text:p>917.58315</text:p>
          </table:table-cell>
          <table:table-cell office:value-type="float" office:value="776.62993" calcext:value-type="float">
            <text:p>776.62993</text:p>
          </table:table-cell>
          <table:table-cell office:value-type="float" office:value="813.75097" calcext:value-type="float">
            <text:p>813.75097</text:p>
          </table:table-cell>
          <table:table-cell office:value-type="float" office:value="85.31069" calcext:value-type="float">
            <text:p>85.31069</text:p>
          </table:table-cell>
          <table:table-cell office:value-type="float" office:value="84.76705" calcext:value-type="float">
            <text:p>84.76705</text:p>
          </table:table-cell>
          <table:table-cell office:value-type="float" office:value="68.38831" calcext:value-type="float">
            <text:p>68.38831</text:p>
          </table:table-cell>
          <table:table-cell office:value-type="float" office:value="68.95797" calcext:value-type="float">
            <text:p>68.95797</text:p>
          </table:table-cell>
          <table:table-cell office:value-type="float" office:value="0.23845" calcext:value-type="float">
            <text:p>0.23845</text:p>
          </table:table-cell>
          <table:table-cell office:value-type="float" office:value="0.25239" calcext:value-type="float">
            <text:p>0.25239</text:p>
          </table:table-cell>
          <table:table-cell office:value-type="float" office:value="0.26334" calcext:value-type="float">
            <text:p>0.26334</text:p>
          </table:table-cell>
          <table:table-cell office:value-type="float" office:value="0.70825" calcext:value-type="float">
            <text:p>0.70825</text:p>
          </table:table-cell>
          <table:table-cell office:value-type="float" office:value="0.69939" calcext:value-type="float">
            <text:p>0.69939</text:p>
          </table:table-cell>
          <table:table-cell office:value-type="float" office:value="0.58117" calcext:value-type="float">
            <text:p>0.58117</text:p>
          </table:table-cell>
          <table:table-cell office:value-type="float" office:value="0.57249" calcext:value-type="float">
            <text:p>0.57249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9M00S" calcext:value-type="time">
            <text:p>01:19:00</text:p>
          </table:table-cell>
          <table:table-cell office:value-type="string" calcext:value-type="string">
            <text:p>x20_Ca_x2</text:p>
          </table:table-cell>
          <table:table-cell office:value-type="float" office:value="0.41" calcext:value-type="float">
            <text:p>0.41</text:p>
          </table:table-cell>
          <table:table-cell office:value-type="float" office:value="0.37" calcext:value-type="float">
            <text:p>0.37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37.90143" calcext:value-type="float">
            <text:p>37.90143</text:p>
          </table:table-cell>
          <table:table-cell office:value-type="float" office:value="34.2395" calcext:value-type="float">
            <text:p>34.2395</text:p>
          </table:table-cell>
          <table:table-cell office:value-type="float" office:value="34.2616" calcext:value-type="float">
            <text:p>34.2616</text:p>
          </table:table-cell>
          <table:table-cell office:value-type="float" office:value="33.62708" calcext:value-type="float">
            <text:p>33.62708</text:p>
          </table:table-cell>
          <table:table-cell office:value-type="float" office:value="1765.75" calcext:value-type="float">
            <text:p>1765.75</text:p>
          </table:table-cell>
          <table:table-cell office:value-type="float" office:value="1697.36" calcext:value-type="float">
            <text:p>1697.36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19.1597" calcext:value-type="float">
            <text:p>119.1597</text:p>
          </table:table-cell>
          <table:table-cell office:value-type="float" office:value="105.87593" calcext:value-type="float">
            <text:p>105.87593</text:p>
          </table:table-cell>
          <table:table-cell office:value-type="float" office:value="105.14224" calcext:value-type="float">
            <text:p>105.14224</text:p>
          </table:table-cell>
          <table:table-cell office:value-type="float" office:value="957.3173" calcext:value-type="float">
            <text:p>957.3173</text:p>
          </table:table-cell>
          <table:table-cell office:value-type="float" office:value="867.85354" calcext:value-type="float">
            <text:p>867.85354</text:p>
          </table:table-cell>
          <table:table-cell office:value-type="float" office:value="907.43543" calcext:value-type="float">
            <text:p>907.43543</text:p>
          </table:table-cell>
          <table:table-cell office:value-type="float" office:value="86.91397" calcext:value-type="float">
            <text:p>86.91397</text:p>
          </table:table-cell>
          <table:table-cell office:value-type="float" office:value="86.31589" calcext:value-type="float">
            <text:p>86.31589</text:p>
          </table:table-cell>
          <table:table-cell office:value-type="float" office:value="75.62111" calcext:value-type="float">
            <text:p>75.62111</text:p>
          </table:table-cell>
          <table:table-cell office:value-type="float" office:value="76.10332" calcext:value-type="float">
            <text:p>76.10332</text:p>
          </table:table-cell>
          <table:table-cell office:value-type="float" office:value="0.23603" calcext:value-type="float">
            <text:p>0.23603</text:p>
          </table:table-cell>
          <table:table-cell office:value-type="float" office:value="0.25987" calcext:value-type="float">
            <text:p>0.25987</text:p>
          </table:table-cell>
          <table:table-cell office:value-type="float" office:value="0.27224" calcext:value-type="float">
            <text:p>0.27224</text:p>
          </table:table-cell>
          <table:table-cell office:value-type="float" office:value="0.72514" calcext:value-type="float">
            <text:p>0.72514</text:p>
          </table:table-cell>
          <table:table-cell office:value-type="float" office:value="0.7167" calcext:value-type="float">
            <text:p>0.7167</text:p>
          </table:table-cell>
          <table:table-cell office:value-type="float" office:value="0.64011" calcext:value-type="float">
            <text:p>0.64011</text:p>
          </table:table-cell>
          <table:table-cell office:value-type="float" office:value="0.63016" calcext:value-type="float">
            <text:p>0.63016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20M00S" calcext:value-type="time">
            <text:p>01:20:00</text:p>
          </table:table-cell>
          <table:table-cell office:value-type="string" calcext:value-type="string">
            <text:p>x15_Ca_x2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173" calcext:value-type="float">
            <text:p>0.00173</text:p>
          </table:table-cell>
          <table:table-cell office:value-type="string" calcext:value-type="string">
            <text:p>54.10287 o</text:p>
          </table:table-cell>
          <table:table-cell office:value-type="float" office:value="50.1549" calcext:value-type="float">
            <text:p>50.1549</text:p>
          </table:table-cell>
          <table:table-cell office:value-type="float" office:value="50.28286" calcext:value-type="float">
            <text:p>50.28286</text:p>
          </table:table-cell>
          <table:table-cell office:value-type="float" office:value="49.69105" calcext:value-type="float">
            <text:p>49.69105</text:p>
          </table:table-cell>
          <table:table-cell office:value-type="float" office:value="2532.56" calcext:value-type="float">
            <text:p>2532.56</text:p>
          </table:table-cell>
          <table:table-cell office:value-type="float" office:value="2325.48" calcext:value-type="float">
            <text:p>2325.48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64.32279" calcext:value-type="float">
            <text:p>164.32279</text:p>
          </table:table-cell>
          <table:table-cell office:value-type="float" office:value="152.77593" calcext:value-type="float">
            <text:p>152.77593</text:p>
          </table:table-cell>
          <table:table-cell office:value-type="float" office:value="151.82145" calcext:value-type="float">
            <text:p>151.82145</text:p>
          </table:table-cell>
          <table:table-cell office:value-type="float" office:value="1353.70995" calcext:value-type="float">
            <text:p>1353.70995</text:p>
          </table:table-cell>
          <table:table-cell office:value-type="float" office:value="1277.74049" calcext:value-type="float">
            <text:p>1277.74049</text:p>
          </table:table-cell>
          <table:table-cell office:value-type="float" office:value="1303.46689" calcext:value-type="float">
            <text:p>1303.46689</text:p>
          </table:table-cell>
          <table:table-cell office:value-type="string" calcext:value-type="string">
            <text:p>122.45277 o</text:p>
          </table:table-cell>
          <table:table-cell office:value-type="string" calcext:value-type="string">
            <text:p>122.22659 o</text:p>
          </table:table-cell>
          <table:table-cell office:value-type="float" office:value="109.29174" calcext:value-type="float">
            <text:p>109.29174</text:p>
          </table:table-cell>
          <table:table-cell office:value-type="float" office:value="110.40231" calcext:value-type="float">
            <text:p>110.40231</text:p>
          </table:table-cell>
          <table:table-cell office:value-type="float" office:value="0.34881" calcext:value-type="float">
            <text:p>0.34881</text:p>
          </table:table-cell>
          <table:table-cell office:value-type="float" office:value="0.36932" calcext:value-type="float">
            <text:p>0.36932</text:p>
          </table:table-cell>
          <table:table-cell office:value-type="float" office:value="0.36828" calcext:value-type="float">
            <text:p>0.36828</text:p>
          </table:table-cell>
          <table:table-cell office:value-type="float" office:value="1.0042" calcext:value-type="float">
            <text:p>1.0042</text:p>
          </table:table-cell>
          <table:table-cell office:value-type="float" office:value="0.99196" calcext:value-type="float">
            <text:p>0.99196</text:p>
          </table:table-cell>
          <table:table-cell office:value-type="float" office:value="0.90594" calcext:value-type="float">
            <text:p>0.90594</text:p>
          </table:table-cell>
          <table:table-cell office:value-type="float" office:value="0.89754" calcext:value-type="float">
            <text:p>0.89754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1M00S" calcext:value-type="time">
            <text:p>02:01:00</text:p>
          </table:table-cell>
          <table:table-cell office:value-type="string" calcext:value-type="string">
            <text:p>x20_Ca-1-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00005 u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6" calcext:value-type="float">
            <text:p>0.00006</text:p>
          </table:table-cell>
          <table:table-cell office:value-type="string" calcext:value-type="string">
            <text:p>0.00002 u</text:p>
          </table:table-cell>
          <table:table-cell office:value-type="string" calcext:value-type="string">
            <text:p>0.00006 u</text:p>
          </table:table-cell>
          <table:table-cell office:value-type="float" office:value="15.82195" calcext:value-type="float">
            <text:p>15.82195</text:p>
          </table:table-cell>
          <table:table-cell office:value-type="float" office:value="16.77474" calcext:value-type="float">
            <text:p>16.77474</text:p>
          </table:table-cell>
          <table:table-cell office:value-type="float" office:value="16.24844" calcext:value-type="float">
            <text:p>16.24844</text:p>
          </table:table-cell>
          <table:table-cell office:value-type="float" office:value="15.7582" calcext:value-type="float">
            <text:p>15.7582</text:p>
          </table:table-cell>
          <table:table-cell office:value-type="float" office:value="1112.16" calcext:value-type="float">
            <text:p>1112.16</text:p>
          </table:table-cell>
          <table:table-cell office:value-type="float" office:value="1063.93" calcext:value-type="float">
            <text:p>1063.93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45.9714" calcext:value-type="float">
            <text:p>45.9714</text:p>
          </table:table-cell>
          <table:table-cell office:value-type="float" office:value="51.07402" calcext:value-type="float">
            <text:p>51.07402</text:p>
          </table:table-cell>
          <table:table-cell office:value-type="float" office:value="49.82649" calcext:value-type="float">
            <text:p>49.82649</text:p>
          </table:table-cell>
          <table:table-cell office:value-type="float" office:value="500.5577" calcext:value-type="float">
            <text:p>500.5577</text:p>
          </table:table-cell>
          <table:table-cell office:value-type="float" office:value="555.38469" calcext:value-type="float">
            <text:p>555.38469</text:p>
          </table:table-cell>
          <table:table-cell office:value-type="float" office:value="539.33434" calcext:value-type="float">
            <text:p>539.33434</text:p>
          </table:table-cell>
          <table:table-cell office:value-type="float" office:value="41.23207" calcext:value-type="float">
            <text:p>41.23207</text:p>
          </table:table-cell>
          <table:table-cell office:value-type="float" office:value="40.93767" calcext:value-type="float">
            <text:p>40.93767</text:p>
          </table:table-cell>
          <table:table-cell office:value-type="float" office:value="40.9372" calcext:value-type="float">
            <text:p>40.9372</text:p>
          </table:table-cell>
          <table:table-cell office:value-type="float" office:value="41.11397" calcext:value-type="float">
            <text:p>41.11397</text:p>
          </table:table-cell>
          <table:table-cell office:value-type="string" calcext:value-type="string">
            <text:p>-0.00749 u</text:p>
          </table:table-cell>
          <table:table-cell office:value-type="string" calcext:value-type="string">
            <text:p>-0.02671 u</text:p>
          </table:table-cell>
          <table:table-cell office:value-type="string" calcext:value-type="string">
            <text:p>0.01625 u</text:p>
          </table:table-cell>
          <table:table-cell office:value-type="float" office:value="0.34722" calcext:value-type="float">
            <text:p>0.34722</text:p>
          </table:table-cell>
          <table:table-cell office:value-type="float" office:value="0.34771" calcext:value-type="float">
            <text:p>0.34771</text:p>
          </table:table-cell>
          <table:table-cell office:value-type="float" office:value="0.34162" calcext:value-type="float">
            <text:p>0.34162</text:p>
          </table:table-cell>
          <table:table-cell office:value-type="float" office:value="0.33735" calcext:value-type="float">
            <text:p>0.33735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2M00S" calcext:value-type="time">
            <text:p>02:02:00</text:p>
          </table:table-cell>
          <table:table-cell office:value-type="string" calcext:value-type="string">
            <text:p>x20_Ca-1-2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0007" calcext:value-type="float">
            <text:p>0.0000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9.89441" calcext:value-type="float">
            <text:p>19.89441</text:p>
          </table:table-cell>
          <table:table-cell office:value-type="float" office:value="20.30918" calcext:value-type="float">
            <text:p>20.30918</text:p>
          </table:table-cell>
          <table:table-cell office:value-type="float" office:value="19.96515" calcext:value-type="float">
            <text:p>19.96515</text:p>
          </table:table-cell>
          <table:table-cell office:value-type="float" office:value="19.29181" calcext:value-type="float">
            <text:p>19.29181</text:p>
          </table:table-cell>
          <table:table-cell office:value-type="float" office:value="935.54" calcext:value-type="float">
            <text:p>935.54</text:p>
          </table:table-cell>
          <table:table-cell office:value-type="float" office:value="1037.8" calcext:value-type="float">
            <text:p>1037.8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42.45071" calcext:value-type="float">
            <text:p>42.45071</text:p>
          </table:table-cell>
          <table:table-cell office:value-type="float" office:value="46.77543" calcext:value-type="float">
            <text:p>46.77543</text:p>
          </table:table-cell>
          <table:table-cell office:value-type="float" office:value="45.32462" calcext:value-type="float">
            <text:p>45.32462</text:p>
          </table:table-cell>
          <table:table-cell office:value-type="float" office:value="498.77356" calcext:value-type="float">
            <text:p>498.77356</text:p>
          </table:table-cell>
          <table:table-cell office:value-type="float" office:value="538.11295" calcext:value-type="float">
            <text:p>538.11295</text:p>
          </table:table-cell>
          <table:table-cell office:value-type="float" office:value="523.68697" calcext:value-type="float">
            <text:p>523.68697</text:p>
          </table:table-cell>
          <table:table-cell office:value-type="float" office:value="39.10063" calcext:value-type="float">
            <text:p>39.10063</text:p>
          </table:table-cell>
          <table:table-cell office:value-type="float" office:value="38.84392" calcext:value-type="float">
            <text:p>38.84392</text:p>
          </table:table-cell>
          <table:table-cell office:value-type="float" office:value="37.96876" calcext:value-type="float">
            <text:p>37.96876</text:p>
          </table:table-cell>
          <table:table-cell office:value-type="float" office:value="38.16589" calcext:value-type="float">
            <text:p>38.16589</text:p>
          </table:table-cell>
          <table:table-cell office:value-type="string" calcext:value-type="string">
            <text:p>0.02215 u</text:p>
          </table:table-cell>
          <table:table-cell office:value-type="string" calcext:value-type="string">
            <text:p>-0.02522 u</text:p>
          </table:table-cell>
          <table:table-cell office:value-type="string" calcext:value-type="string">
            <text:p>0.01148 u</text:p>
          </table:table-cell>
          <table:table-cell office:value-type="float" office:value="0.33613" calcext:value-type="float">
            <text:p>0.33613</text:p>
          </table:table-cell>
          <table:table-cell office:value-type="float" office:value="0.33621" calcext:value-type="float">
            <text:p>0.33621</text:p>
          </table:table-cell>
          <table:table-cell office:value-type="float" office:value="0.32392" calcext:value-type="float">
            <text:p>0.32392</text:p>
          </table:table-cell>
          <table:table-cell office:value-type="float" office:value="0.32037" calcext:value-type="float">
            <text:p>0.32037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3M00S" calcext:value-type="time">
            <text:p>02:03:00</text:p>
          </table:table-cell>
          <table:table-cell office:value-type="string" calcext:value-type="string">
            <text:p>x20_Ca-1-3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6" calcext:value-type="float">
            <text:p>0.00006</text:p>
          </table:table-cell>
          <table:table-cell office:value-type="string" calcext:value-type="string">
            <text:p>0.00003 u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24.62864" calcext:value-type="float">
            <text:p>24.62864</text:p>
          </table:table-cell>
          <table:table-cell office:value-type="float" office:value="23.40135" calcext:value-type="float">
            <text:p>23.40135</text:p>
          </table:table-cell>
          <table:table-cell office:value-type="float" office:value="22.92239" calcext:value-type="float">
            <text:p>22.92239</text:p>
          </table:table-cell>
          <table:table-cell office:value-type="float" office:value="22.43876" calcext:value-type="float">
            <text:p>22.43876</text:p>
          </table:table-cell>
          <table:table-cell office:value-type="float" office:value="1083.39" calcext:value-type="float">
            <text:p>1083.39</text:p>
          </table:table-cell>
          <table:table-cell office:value-type="float" office:value="1103.56" calcext:value-type="float">
            <text:p>1103.56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38.86264" calcext:value-type="float">
            <text:p>38.86264</text:p>
          </table:table-cell>
          <table:table-cell office:value-type="float" office:value="40.43518" calcext:value-type="float">
            <text:p>40.43518</text:p>
          </table:table-cell>
          <table:table-cell office:value-type="float" office:value="39.07925" calcext:value-type="float">
            <text:p>39.07925</text:p>
          </table:table-cell>
          <table:table-cell office:value-type="float" office:value="536.26955" calcext:value-type="float">
            <text:p>536.26955</text:p>
          </table:table-cell>
          <table:table-cell office:value-type="float" office:value="541.4829" calcext:value-type="float">
            <text:p>541.4829</text:p>
          </table:table-cell>
          <table:table-cell office:value-type="float" office:value="525.544" calcext:value-type="float">
            <text:p>525.544</text:p>
          </table:table-cell>
          <table:table-cell office:value-type="float" office:value="37.39823" calcext:value-type="float">
            <text:p>37.39823</text:p>
          </table:table-cell>
          <table:table-cell office:value-type="float" office:value="37.12657" calcext:value-type="float">
            <text:p>37.12657</text:p>
          </table:table-cell>
          <table:table-cell office:value-type="float" office:value="34.14312" calcext:value-type="float">
            <text:p>34.14312</text:p>
          </table:table-cell>
          <table:table-cell office:value-type="float" office:value="34.33885" calcext:value-type="float">
            <text:p>34.33885</text:p>
          </table:table-cell>
          <table:table-cell office:value-type="string" calcext:value-type="string">
            <text:p>0.01463 u</text:p>
          </table:table-cell>
          <table:table-cell office:value-type="string" calcext:value-type="string">
            <text:p>-0.03341 u</text:p>
          </table:table-cell>
          <table:table-cell office:value-type="string" calcext:value-type="string">
            <text:p>0.01636 u</text:p>
          </table:table-cell>
          <table:table-cell office:value-type="float" office:value="0.32896" calcext:value-type="float">
            <text:p>0.32896</text:p>
          </table:table-cell>
          <table:table-cell office:value-type="float" office:value="0.32914" calcext:value-type="float">
            <text:p>0.32914</text:p>
          </table:table-cell>
          <table:table-cell office:value-type="float" office:value="0.30018" calcext:value-type="float">
            <text:p>0.30018</text:p>
          </table:table-cell>
          <table:table-cell office:value-type="float" office:value="0.29743" calcext:value-type="float">
            <text:p>0.29743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4M00S" calcext:value-type="time">
            <text:p>02:04:00</text:p>
          </table:table-cell>
          <table:table-cell office:value-type="string" calcext:value-type="string">
            <text:p>x20_Ca-1-4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6" calcext:value-type="float">
            <text:p>0.00006</text:p>
          </table:table-cell>
          <table:table-cell office:value-type="string" calcext:value-type="string">
            <text:p>0.00000 u</text:p>
          </table:table-cell>
          <table:table-cell office:value-type="float" office:value="26.49809" calcext:value-type="float">
            <text:p>26.49809</text:p>
          </table:table-cell>
          <table:table-cell office:value-type="float" office:value="25.82199" calcext:value-type="float">
            <text:p>25.82199</text:p>
          </table:table-cell>
          <table:table-cell office:value-type="float" office:value="25.3925" calcext:value-type="float">
            <text:p>25.3925</text:p>
          </table:table-cell>
          <table:table-cell office:value-type="float" office:value="24.95404" calcext:value-type="float">
            <text:p>24.95404</text:p>
          </table:table-cell>
          <table:table-cell office:value-type="float" office:value="941.12" calcext:value-type="float">
            <text:p>941.12</text:p>
          </table:table-cell>
          <table:table-cell office:value-type="float" office:value="1043.28" calcext:value-type="float">
            <text:p>1043.28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31.4963" calcext:value-type="float">
            <text:p>31.4963</text:p>
          </table:table-cell>
          <table:table-cell office:value-type="float" office:value="35.79243" calcext:value-type="float">
            <text:p>35.79243</text:p>
          </table:table-cell>
          <table:table-cell office:value-type="float" office:value="34.33706" calcext:value-type="float">
            <text:p>34.33706</text:p>
          </table:table-cell>
          <table:table-cell office:value-type="float" office:value="466.46253" calcext:value-type="float">
            <text:p>466.46253</text:p>
          </table:table-cell>
          <table:table-cell office:value-type="float" office:value="488.13042" calcext:value-type="float">
            <text:p>488.13042</text:p>
          </table:table-cell>
          <table:table-cell office:value-type="float" office:value="469.08607" calcext:value-type="float">
            <text:p>469.08607</text:p>
          </table:table-cell>
          <table:table-cell office:value-type="float" office:value="33.24347" calcext:value-type="float">
            <text:p>33.24347</text:p>
          </table:table-cell>
          <table:table-cell office:value-type="float" office:value="32.80139" calcext:value-type="float">
            <text:p>32.80139</text:p>
          </table:table-cell>
          <table:table-cell office:value-type="float" office:value="31.11765" calcext:value-type="float">
            <text:p>31.11765</text:p>
          </table:table-cell>
          <table:table-cell office:value-type="float" office:value="31.27696" calcext:value-type="float">
            <text:p>31.27696</text:p>
          </table:table-cell>
          <table:table-cell office:value-type="string" calcext:value-type="string">
            <text:p>0.01533 u</text:p>
          </table:table-cell>
          <table:table-cell office:value-type="string" calcext:value-type="string">
            <text:p>-0.02371 u</text:p>
          </table:table-cell>
          <table:table-cell office:value-type="string" calcext:value-type="string">
            <text:p>0.01040 u</text:p>
          </table:table-cell>
          <table:table-cell office:value-type="float" office:value="0.29579" calcext:value-type="float">
            <text:p>0.29579</text:p>
          </table:table-cell>
          <table:table-cell office:value-type="float" office:value="0.29658" calcext:value-type="float">
            <text:p>0.29658</text:p>
          </table:table-cell>
          <table:table-cell office:value-type="float" office:value="0.27744" calcext:value-type="float">
            <text:p>0.27744</text:p>
          </table:table-cell>
          <table:table-cell office:value-type="float" office:value="0.2754" calcext:value-type="float">
            <text:p>0.2754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5M00S" calcext:value-type="time">
            <text:p>02:05:00</text:p>
          </table:table-cell>
          <table:table-cell office:value-type="string" calcext:value-type="string">
            <text:p>x20_Ca-2-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5" calcext:value-type="float">
            <text:p>0.00005</text:p>
          </table:table-cell>
          <table:table-cell office:value-type="string" calcext:value-type="string">
            <text:p>0.00003 u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19.70098" calcext:value-type="float">
            <text:p>19.70098</text:p>
          </table:table-cell>
          <table:table-cell office:value-type="float" office:value="19.12894" calcext:value-type="float">
            <text:p>19.12894</text:p>
          </table:table-cell>
          <table:table-cell office:value-type="float" office:value="18.80468" calcext:value-type="float">
            <text:p>18.80468</text:p>
          </table:table-cell>
          <table:table-cell office:value-type="float" office:value="18.1753" calcext:value-type="float">
            <text:p>18.1753</text:p>
          </table:table-cell>
          <table:table-cell office:value-type="float" office:value="1171.59" calcext:value-type="float">
            <text:p>1171.59</text:p>
          </table:table-cell>
          <table:table-cell office:value-type="float" office:value="1029.86" calcext:value-type="float">
            <text:p>1029.86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60.37607" calcext:value-type="float">
            <text:p>60.37607</text:p>
          </table:table-cell>
          <table:table-cell office:value-type="float" office:value="58.95436" calcext:value-type="float">
            <text:p>58.95436</text:p>
          </table:table-cell>
          <table:table-cell office:value-type="float" office:value="58.09044" calcext:value-type="float">
            <text:p>58.09044</text:p>
          </table:table-cell>
          <table:table-cell office:value-type="float" office:value="580.30905" calcext:value-type="float">
            <text:p>580.30905</text:p>
          </table:table-cell>
          <table:table-cell office:value-type="float" office:value="588.91331" calcext:value-type="float">
            <text:p>588.91331</text:p>
          </table:table-cell>
          <table:table-cell office:value-type="float" office:value="580.67818" calcext:value-type="float">
            <text:p>580.67818</text:p>
          </table:table-cell>
          <table:table-cell office:value-type="float" office:value="49.25664" calcext:value-type="float">
            <text:p>49.25664</text:p>
          </table:table-cell>
          <table:table-cell office:value-type="float" office:value="48.99926" calcext:value-type="float">
            <text:p>48.99926</text:p>
          </table:table-cell>
          <table:table-cell office:value-type="float" office:value="45.41584" calcext:value-type="float">
            <text:p>45.41584</text:p>
          </table:table-cell>
          <table:table-cell office:value-type="float" office:value="45.65695" calcext:value-type="float">
            <text:p>45.65695</text:p>
          </table:table-cell>
          <table:table-cell office:value-type="string" calcext:value-type="string">
            <text:p>0.01169 u</text:p>
          </table:table-cell>
          <table:table-cell office:value-type="string" calcext:value-type="string">
            <text:p>-0.01611 u</text:p>
          </table:table-cell>
          <table:table-cell office:value-type="string" calcext:value-type="string">
            <text:p>0.01340 u</text:p>
          </table:table-cell>
          <table:table-cell office:value-type="float" office:value="0.41563" calcext:value-type="float">
            <text:p>0.41563</text:p>
          </table:table-cell>
          <table:table-cell office:value-type="float" office:value="0.41138" calcext:value-type="float">
            <text:p>0.41138</text:p>
          </table:table-cell>
          <table:table-cell office:value-type="float" office:value="0.38332" calcext:value-type="float">
            <text:p>0.38332</text:p>
          </table:table-cell>
          <table:table-cell office:value-type="float" office:value="0.37817" calcext:value-type="float">
            <text:p>0.37817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6M00S" calcext:value-type="time">
            <text:p>02:06:00</text:p>
          </table:table-cell>
          <table:table-cell office:value-type="string" calcext:value-type="string">
            <text:p>x20_Ca-2-2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00005 u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6" calcext:value-type="float">
            <text:p>0.00006</text:p>
          </table:table-cell>
          <table:table-cell office:value-type="string" calcext:value-type="string">
            <text:p>0.00004 u</text:p>
          </table:table-cell>
          <table:table-cell office:value-type="string" calcext:value-type="string">
            <text:p>0.00002 u</text:p>
          </table:table-cell>
          <table:table-cell office:value-type="float" office:value="24.83129" calcext:value-type="float">
            <text:p>24.83129</text:p>
          </table:table-cell>
          <table:table-cell office:value-type="float" office:value="21.86083" calcext:value-type="float">
            <text:p>21.86083</text:p>
          </table:table-cell>
          <table:table-cell office:value-type="float" office:value="21.60303" calcext:value-type="float">
            <text:p>21.60303</text:p>
          </table:table-cell>
          <table:table-cell office:value-type="float" office:value="20.93538" calcext:value-type="float">
            <text:p>20.93538</text:p>
          </table:table-cell>
          <table:table-cell office:value-type="float" office:value="1191.35" calcext:value-type="float">
            <text:p>1191.35</text:p>
          </table:table-cell>
          <table:table-cell office:value-type="float" office:value="1201.74" calcext:value-type="float">
            <text:p>1201.74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57.88146" calcext:value-type="float">
            <text:p>57.88146</text:p>
          </table:table-cell>
          <table:table-cell office:value-type="float" office:value="51.52553" calcext:value-type="float">
            <text:p>51.52553</text:p>
          </table:table-cell>
          <table:table-cell office:value-type="float" office:value="50.53407" calcext:value-type="float">
            <text:p>50.53407</text:p>
          </table:table-cell>
          <table:table-cell office:value-type="float" office:value="595.64126" calcext:value-type="float">
            <text:p>595.64126</text:p>
          </table:table-cell>
          <table:table-cell office:value-type="float" office:value="546.25583" calcext:value-type="float">
            <text:p>546.25583</text:p>
          </table:table-cell>
          <table:table-cell office:value-type="float" office:value="537.54289" calcext:value-type="float">
            <text:p>537.54289</text:p>
          </table:table-cell>
          <table:table-cell office:value-type="float" office:value="47.79588" calcext:value-type="float">
            <text:p>47.79588</text:p>
          </table:table-cell>
          <table:table-cell office:value-type="float" office:value="47.61847" calcext:value-type="float">
            <text:p>47.61847</text:p>
          </table:table-cell>
          <table:table-cell office:value-type="float" office:value="40.70906" calcext:value-type="float">
            <text:p>40.70906</text:p>
          </table:table-cell>
          <table:table-cell office:value-type="float" office:value="41.04548" calcext:value-type="float">
            <text:p>41.04548</text:p>
          </table:table-cell>
          <table:table-cell office:value-type="string" calcext:value-type="string">
            <text:p>0.00900 u</text:p>
          </table:table-cell>
          <table:table-cell office:value-type="string" calcext:value-type="string">
            <text:p>-0.01939 u</text:p>
          </table:table-cell>
          <table:table-cell office:value-type="string" calcext:value-type="string">
            <text:p>0.01543 u</text:p>
          </table:table-cell>
          <table:table-cell office:value-type="float" office:value="0.41224" calcext:value-type="float">
            <text:p>0.41224</text:p>
          </table:table-cell>
          <table:table-cell office:value-type="float" office:value="0.40725" calcext:value-type="float">
            <text:p>0.40725</text:p>
          </table:table-cell>
          <table:table-cell office:value-type="float" office:value="0.35155" calcext:value-type="float">
            <text:p>0.35155</text:p>
          </table:table-cell>
          <table:table-cell office:value-type="float" office:value="0.34746" calcext:value-type="float">
            <text:p>0.34746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7M00S" calcext:value-type="time">
            <text:p>02:07:00</text:p>
          </table:table-cell>
          <table:table-cell office:value-type="string" calcext:value-type="string">
            <text:p>x20_Ca-2-3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6" calcext:value-type="float">
            <text:p>0.00006</text:p>
          </table:table-cell>
          <table:table-cell table:number-columns-repeated="2" office:value-type="float" office:value="0.00005" calcext:value-type="float">
            <text:p>0.0000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24.44651" calcext:value-type="float">
            <text:p>24.44651</text:p>
          </table:table-cell>
          <table:table-cell office:value-type="float" office:value="23.54021" calcext:value-type="float">
            <text:p>23.54021</text:p>
          </table:table-cell>
          <table:table-cell office:value-type="float" office:value="23.07042" calcext:value-type="float">
            <text:p>23.07042</text:p>
          </table:table-cell>
          <table:table-cell office:value-type="float" office:value="22.73208" calcext:value-type="float">
            <text:p>22.73208</text:p>
          </table:table-cell>
          <table:table-cell office:value-type="float" office:value="978.98" calcext:value-type="float">
            <text:p>978.98</text:p>
          </table:table-cell>
          <table:table-cell office:value-type="float" office:value="1013.34" calcext:value-type="float">
            <text:p>1013.34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41.2656" calcext:value-type="float">
            <text:p>41.2656</text:p>
          </table:table-cell>
          <table:table-cell office:value-type="float" office:value="42.69595" calcext:value-type="float">
            <text:p>42.69595</text:p>
          </table:table-cell>
          <table:table-cell office:value-type="float" office:value="41.79637" calcext:value-type="float">
            <text:p>41.79637</text:p>
          </table:table-cell>
          <table:table-cell office:value-type="float" office:value="484.82747" calcext:value-type="float">
            <text:p>484.82747</text:p>
          </table:table-cell>
          <table:table-cell office:value-type="float" office:value="502.38249" calcext:value-type="float">
            <text:p>502.38249</text:p>
          </table:table-cell>
          <table:table-cell office:value-type="float" office:value="472.6965" calcext:value-type="float">
            <text:p>472.6965</text:p>
          </table:table-cell>
          <table:table-cell office:value-type="float" office:value="37.78312" calcext:value-type="float">
            <text:p>37.78312</text:p>
          </table:table-cell>
          <table:table-cell office:value-type="float" office:value="37.42534" calcext:value-type="float">
            <text:p>37.42534</text:p>
          </table:table-cell>
          <table:table-cell office:value-type="float" office:value="35.24558" calcext:value-type="float">
            <text:p>35.24558</text:p>
          </table:table-cell>
          <table:table-cell office:value-type="float" office:value="35.27028" calcext:value-type="float">
            <text:p>35.27028</text:p>
          </table:table-cell>
          <table:table-cell office:value-type="string" calcext:value-type="string">
            <text:p>0.00045 u</text:p>
          </table:table-cell>
          <table:table-cell office:value-type="string" calcext:value-type="string">
            <text:p>-0.01986 u</text:p>
          </table:table-cell>
          <table:table-cell office:value-type="string" calcext:value-type="string">
            <text:p>0.00381 u</text:p>
          </table:table-cell>
          <table:table-cell office:value-type="float" office:value="0.33587" calcext:value-type="float">
            <text:p>0.33587</text:p>
          </table:table-cell>
          <table:table-cell office:value-type="float" office:value="0.33458" calcext:value-type="float">
            <text:p>0.33458</text:p>
          </table:table-cell>
          <table:table-cell office:value-type="float" office:value="0.30914" calcext:value-type="float">
            <text:p>0.30914</text:p>
          </table:table-cell>
          <table:table-cell office:value-type="float" office:value="0.30601" calcext:value-type="float">
            <text:p>0.30601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8M00S" calcext:value-type="time">
            <text:p>02:08:00</text:p>
          </table:table-cell>
          <table:table-cell office:value-type="string" calcext:value-type="string">
            <text:p>x20_Ca-2-4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00006" calcext:value-type="float">
            <text:p>0.00006</text:p>
          </table:table-cell>
          <table:table-cell office:value-type="string" calcext:value-type="string">
            <text:p>0.00001 u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26.07882" calcext:value-type="float">
            <text:p>26.07882</text:p>
          </table:table-cell>
          <table:table-cell office:value-type="float" office:value="26.14965" calcext:value-type="float">
            <text:p>26.14965</text:p>
          </table:table-cell>
          <table:table-cell office:value-type="float" office:value="26.14009" calcext:value-type="float">
            <text:p>26.14009</text:p>
          </table:table-cell>
          <table:table-cell office:value-type="float" office:value="25.76555" calcext:value-type="float">
            <text:p>25.76555</text:p>
          </table:table-cell>
          <table:table-cell office:value-type="float" office:value="853.6" calcext:value-type="float">
            <text:p>853.6</text:p>
          </table:table-cell>
          <table:table-cell office:value-type="float" office:value="937.55" calcext:value-type="float">
            <text:p>937.55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35.16628" calcext:value-type="float">
            <text:p>35.16628</text:p>
          </table:table-cell>
          <table:table-cell office:value-type="float" office:value="39.26759" calcext:value-type="float">
            <text:p>39.26759</text:p>
          </table:table-cell>
          <table:table-cell office:value-type="float" office:value="38.53535" calcext:value-type="float">
            <text:p>38.53535</text:p>
          </table:table-cell>
          <table:table-cell office:value-type="float" office:value="436.42526" calcext:value-type="float">
            <text:p>436.42526</text:p>
          </table:table-cell>
          <table:table-cell office:value-type="float" office:value="494.64722" calcext:value-type="float">
            <text:p>494.64722</text:p>
          </table:table-cell>
          <table:table-cell office:value-type="float" office:value="440.04589" calcext:value-type="float">
            <text:p>440.04589</text:p>
          </table:table-cell>
          <table:table-cell office:value-type="float" office:value="34.35547" calcext:value-type="float">
            <text:p>34.35547</text:p>
          </table:table-cell>
          <table:table-cell office:value-type="float" office:value="33.92848" calcext:value-type="float">
            <text:p>33.92848</text:p>
          </table:table-cell>
          <table:table-cell office:value-type="float" office:value="33.20678" calcext:value-type="float">
            <text:p>33.20678</text:p>
          </table:table-cell>
          <table:table-cell office:value-type="float" office:value="33.35871" calcext:value-type="float">
            <text:p>33.35871</text:p>
          </table:table-cell>
          <table:table-cell office:value-type="string" calcext:value-type="string">
            <text:p>0.01111 u</text:p>
          </table:table-cell>
          <table:table-cell office:value-type="string" calcext:value-type="string">
            <text:p>-0.01926 u</text:p>
          </table:table-cell>
          <table:table-cell office:value-type="string" calcext:value-type="string">
            <text:p>0.00441 u</text:p>
          </table:table-cell>
          <table:table-cell office:value-type="float" office:value="0.31092" calcext:value-type="float">
            <text:p>0.31092</text:p>
          </table:table-cell>
          <table:table-cell office:value-type="float" office:value="0.31105" calcext:value-type="float">
            <text:p>0.31105</text:p>
          </table:table-cell>
          <table:table-cell office:value-type="float" office:value="0.29835" calcext:value-type="float">
            <text:p>0.29835</text:p>
          </table:table-cell>
          <table:table-cell office:value-type="float" office:value="0.29589" calcext:value-type="float">
            <text:p>0.29589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9M00S" calcext:value-type="time">
            <text:p>02:09:00</text:p>
          </table:table-cell>
          <table:table-cell office:value-type="string" calcext:value-type="string">
            <text:p>x20_Ca-5-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00002 u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4" calcext:value-type="float">
            <text:p>0.00004</text:p>
          </table:table-cell>
          <table:table-cell office:value-type="string" calcext:value-type="string">
            <text:p>-0.00001 u</text:p>
          </table:table-cell>
          <table:table-cell office:value-type="string" calcext:value-type="string">
            <text:p>0.00000 u</text:p>
          </table:table-cell>
          <table:table-cell office:value-type="float" office:value="15.93729" calcext:value-type="float">
            <text:p>15.93729</text:p>
          </table:table-cell>
          <table:table-cell office:value-type="float" office:value="15.83167" calcext:value-type="float">
            <text:p>15.83167</text:p>
          </table:table-cell>
          <table:table-cell office:value-type="float" office:value="15.56486" calcext:value-type="float">
            <text:p>15.56486</text:p>
          </table:table-cell>
          <table:table-cell office:value-type="float" office:value="15.20002" calcext:value-type="float">
            <text:p>15.20002</text:p>
          </table:table-cell>
          <table:table-cell office:value-type="float" office:value="896.12" calcext:value-type="float">
            <text:p>896.12</text:p>
          </table:table-cell>
          <table:table-cell office:value-type="float" office:value="889.36" calcext:value-type="float">
            <text:p>889.36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47.90476" calcext:value-type="float">
            <text:p>47.90476</text:p>
          </table:table-cell>
          <table:table-cell office:value-type="float" office:value="48.38554" calcext:value-type="float">
            <text:p>48.38554</text:p>
          </table:table-cell>
          <table:table-cell office:value-type="float" office:value="47.89679" calcext:value-type="float">
            <text:p>47.89679</text:p>
          </table:table-cell>
          <table:table-cell office:value-type="float" office:value="454.4457" calcext:value-type="float">
            <text:p>454.4457</text:p>
          </table:table-cell>
          <table:table-cell office:value-type="float" office:value="494.20362" calcext:value-type="float">
            <text:p>494.20362</text:p>
          </table:table-cell>
          <table:table-cell office:value-type="float" office:value="440.7337" calcext:value-type="float">
            <text:p>440.7337</text:p>
          </table:table-cell>
          <table:table-cell office:value-type="float" office:value="41.06898" calcext:value-type="float">
            <text:p>41.06898</text:p>
          </table:table-cell>
          <table:table-cell office:value-type="float" office:value="40.89116" calcext:value-type="float">
            <text:p>40.89116</text:p>
          </table:table-cell>
          <table:table-cell office:value-type="float" office:value="38.62388" calcext:value-type="float">
            <text:p>38.62388</text:p>
          </table:table-cell>
          <table:table-cell office:value-type="float" office:value="38.82368" calcext:value-type="float">
            <text:p>38.82368</text:p>
          </table:table-cell>
          <table:table-cell office:value-type="string" calcext:value-type="string">
            <text:p>-0.00997 u</text:p>
          </table:table-cell>
          <table:table-cell office:value-type="string" calcext:value-type="string">
            <text:p>-0.02631 u</text:p>
          </table:table-cell>
          <table:table-cell office:value-type="string" calcext:value-type="string">
            <text:p>0.00416 u</text:p>
          </table:table-cell>
          <table:table-cell office:value-type="float" office:value="0.35815" calcext:value-type="float">
            <text:p>0.35815</text:p>
          </table:table-cell>
          <table:table-cell office:value-type="float" office:value="0.35591" calcext:value-type="float">
            <text:p>0.35591</text:p>
          </table:table-cell>
          <table:table-cell office:value-type="float" office:value="0.33475" calcext:value-type="float">
            <text:p>0.33475</text:p>
          </table:table-cell>
          <table:table-cell office:value-type="float" office:value="0.33013" calcext:value-type="float">
            <text:p>0.33013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0M00S" calcext:value-type="time">
            <text:p>02:10:00</text:p>
          </table:table-cell>
          <table:table-cell office:value-type="string" calcext:value-type="string">
            <text:p>x20_Ca-5-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00003 u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6" calcext:value-type="float">
            <text:p>0.00006</text:p>
          </table:table-cell>
          <table:table-cell office:value-type="string" calcext:value-type="string">
            <text:p>0.00002 u</text:p>
          </table:table-cell>
          <table:table-cell office:value-type="string" calcext:value-type="string">
            <text:p>0.00005 u</text:p>
          </table:table-cell>
          <table:table-cell office:value-type="float" office:value="22.22279" calcext:value-type="float">
            <text:p>22.22279</text:p>
          </table:table-cell>
          <table:table-cell office:value-type="float" office:value="21.96025" calcext:value-type="float">
            <text:p>21.96025</text:p>
          </table:table-cell>
          <table:table-cell office:value-type="float" office:value="21.50602" calcext:value-type="float">
            <text:p>21.50602</text:p>
          </table:table-cell>
          <table:table-cell office:value-type="float" office:value="21.01752" calcext:value-type="float">
            <text:p>21.01752</text:p>
          </table:table-cell>
          <table:table-cell office:value-type="float" office:value="1095.47" calcext:value-type="float">
            <text:p>1095.47</text:p>
          </table:table-cell>
          <table:table-cell office:value-type="float" office:value="874.7" calcext:value-type="float">
            <text:p>874.7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50.65325" calcext:value-type="float">
            <text:p>50.65325</text:p>
          </table:table-cell>
          <table:table-cell office:value-type="float" office:value="52.04924" calcext:value-type="float">
            <text:p>52.04924</text:p>
          </table:table-cell>
          <table:table-cell office:value-type="float" office:value="50.96899" calcext:value-type="float">
            <text:p>50.96899</text:p>
          </table:table-cell>
          <table:table-cell office:value-type="float" office:value="479.2015" calcext:value-type="float">
            <text:p>479.2015</text:p>
          </table:table-cell>
          <table:table-cell office:value-type="float" office:value="514.02032" calcext:value-type="float">
            <text:p>514.02032</text:p>
          </table:table-cell>
          <table:table-cell office:value-type="float" office:value="485.15413" calcext:value-type="float">
            <text:p>485.15413</text:p>
          </table:table-cell>
          <table:table-cell office:value-type="float" office:value="43.59913" calcext:value-type="float">
            <text:p>43.59913</text:p>
          </table:table-cell>
          <table:table-cell office:value-type="float" office:value="43.30681" calcext:value-type="float">
            <text:p>43.30681</text:p>
          </table:table-cell>
          <table:table-cell office:value-type="float" office:value="41.16084" calcext:value-type="float">
            <text:p>41.16084</text:p>
          </table:table-cell>
          <table:table-cell office:value-type="float" office:value="41.44739" calcext:value-type="float">
            <text:p>41.44739</text:p>
          </table:table-cell>
          <table:table-cell office:value-type="string" calcext:value-type="string">
            <text:p>-0.00835 u</text:p>
          </table:table-cell>
          <table:table-cell office:value-type="string" calcext:value-type="string">
            <text:p>-0.01937 u</text:p>
          </table:table-cell>
          <table:table-cell office:value-type="string" calcext:value-type="string">
            <text:p>0.01333 u</text:p>
          </table:table-cell>
          <table:table-cell office:value-type="float" office:value="0.37347" calcext:value-type="float">
            <text:p>0.37347</text:p>
          </table:table-cell>
          <table:table-cell office:value-type="float" office:value="0.36999" calcext:value-type="float">
            <text:p>0.36999</text:p>
          </table:table-cell>
          <table:table-cell office:value-type="float" office:value="0.35127" calcext:value-type="float">
            <text:p>0.35127</text:p>
          </table:table-cell>
          <table:table-cell office:value-type="float" office:value="0.34765" calcext:value-type="float">
            <text:p>0.34765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1M00S" calcext:value-type="time">
            <text:p>02:11:00</text:p>
          </table:table-cell>
          <table:table-cell office:value-type="string" calcext:value-type="string">
            <text:p>x20_Ca-5-3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0004" calcext:value-type="float">
            <text:p>0.00004</text:p>
          </table:table-cell>
          <table:table-cell office:value-type="string" calcext:value-type="string">
            <text:p>0.00001 u</text:p>
          </table:table-cell>
          <table:table-cell office:value-type="string" calcext:value-type="string">
            <text:p>0.00005 u</text:p>
          </table:table-cell>
          <table:table-cell office:value-type="float" office:value="26.092" calcext:value-type="float">
            <text:p>26.092</text:p>
          </table:table-cell>
          <table:table-cell office:value-type="float" office:value="26.00247" calcext:value-type="float">
            <text:p>26.00247</text:p>
          </table:table-cell>
          <table:table-cell office:value-type="float" office:value="25.63079" calcext:value-type="float">
            <text:p>25.63079</text:p>
          </table:table-cell>
          <table:table-cell office:value-type="float" office:value="25.12605" calcext:value-type="float">
            <text:p>25.12605</text:p>
          </table:table-cell>
          <table:table-cell office:value-type="float" office:value="1029.08" calcext:value-type="float">
            <text:p>1029.08</text:p>
          </table:table-cell>
          <table:table-cell office:value-type="float" office:value="1010.89" calcext:value-type="float">
            <text:p>1010.89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46.25403" calcext:value-type="float">
            <text:p>46.25403</text:p>
          </table:table-cell>
          <table:table-cell office:value-type="float" office:value="49.35001" calcext:value-type="float">
            <text:p>49.35001</text:p>
          </table:table-cell>
          <table:table-cell office:value-type="float" office:value="48.16441" calcext:value-type="float">
            <text:p>48.16441</text:p>
          </table:table-cell>
          <table:table-cell office:value-type="float" office:value="463.24793" calcext:value-type="float">
            <text:p>463.24793</text:p>
          </table:table-cell>
          <table:table-cell office:value-type="float" office:value="510.7306" calcext:value-type="float">
            <text:p>510.7306</text:p>
          </table:table-cell>
          <table:table-cell office:value-type="float" office:value="475.79007" calcext:value-type="float">
            <text:p>475.79007</text:p>
          </table:table-cell>
          <table:table-cell office:value-type="float" office:value="40.99096" calcext:value-type="float">
            <text:p>40.99096</text:p>
          </table:table-cell>
          <table:table-cell office:value-type="float" office:value="40.72423" calcext:value-type="float">
            <text:p>40.72423</text:p>
          </table:table-cell>
          <table:table-cell office:value-type="float" office:value="39.34569" calcext:value-type="float">
            <text:p>39.34569</text:p>
          </table:table-cell>
          <table:table-cell office:value-type="float" office:value="39.63396" calcext:value-type="float">
            <text:p>39.63396</text:p>
          </table:table-cell>
          <table:table-cell office:value-type="string" calcext:value-type="string">
            <text:p>-0.00225 u</text:p>
          </table:table-cell>
          <table:table-cell office:value-type="string" calcext:value-type="string">
            <text:p>-0.02626 u</text:p>
          </table:table-cell>
          <table:table-cell office:value-type="string" calcext:value-type="string">
            <text:p>0.00988 u</text:p>
          </table:table-cell>
          <table:table-cell office:value-type="float" office:value="0.35963" calcext:value-type="float">
            <text:p>0.35963</text:p>
          </table:table-cell>
          <table:table-cell office:value-type="float" office:value="0.35678" calcext:value-type="float">
            <text:p>0.35678</text:p>
          </table:table-cell>
          <table:table-cell office:value-type="float" office:value="0.34054" calcext:value-type="float">
            <text:p>0.34054</text:p>
          </table:table-cell>
          <table:table-cell office:value-type="float" office:value="0.33721" calcext:value-type="float">
            <text:p>0.33721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2M00S" calcext:value-type="time">
            <text:p>02:12:00</text:p>
          </table:table-cell>
          <table:table-cell office:value-type="string" calcext:value-type="string">
            <text:p>x20_Ca-5-4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5" calcext:value-type="float">
            <text:p>0.00005</text:p>
          </table:table-cell>
          <table:table-cell office:value-type="string" calcext:value-type="string">
            <text:p>0.00003 u</text:p>
          </table:table-cell>
          <table:table-cell office:value-type="float" office:value="35.70428" calcext:value-type="float">
            <text:p>35.70428</text:p>
          </table:table-cell>
          <table:table-cell office:value-type="float" office:value="33.7707" calcext:value-type="float">
            <text:p>33.7707</text:p>
          </table:table-cell>
          <table:table-cell office:value-type="float" office:value="33.412" calcext:value-type="float">
            <text:p>33.412</text:p>
          </table:table-cell>
          <table:table-cell office:value-type="float" office:value="32.75947" calcext:value-type="float">
            <text:p>32.75947</text:p>
          </table:table-cell>
          <table:table-cell office:value-type="float" office:value="1100.78" calcext:value-type="float">
            <text:p>1100.78</text:p>
          </table:table-cell>
          <table:table-cell office:value-type="float" office:value="1138.83" calcext:value-type="float">
            <text:p>1138.83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54.40084" calcext:value-type="float">
            <text:p>54.40084</text:p>
          </table:table-cell>
          <table:table-cell office:value-type="float" office:value="53.51998" calcext:value-type="float">
            <text:p>53.51998</text:p>
          </table:table-cell>
          <table:table-cell office:value-type="float" office:value="52.36666" calcext:value-type="float">
            <text:p>52.36666</text:p>
          </table:table-cell>
          <table:table-cell office:value-type="float" office:value="526.44635" calcext:value-type="float">
            <text:p>526.44635</text:p>
          </table:table-cell>
          <table:table-cell office:value-type="float" office:value="528.66281" calcext:value-type="float">
            <text:p>528.66281</text:p>
          </table:table-cell>
          <table:table-cell office:value-type="float" office:value="516.63554" calcext:value-type="float">
            <text:p>516.63554</text:p>
          </table:table-cell>
          <table:table-cell office:value-type="float" office:value="45.85665" calcext:value-type="float">
            <text:p>45.85665</text:p>
          </table:table-cell>
          <table:table-cell office:value-type="float" office:value="45.47135" calcext:value-type="float">
            <text:p>45.47135</text:p>
          </table:table-cell>
          <table:table-cell office:value-type="float" office:value="41.95527" calcext:value-type="float">
            <text:p>41.95527</text:p>
          </table:table-cell>
          <table:table-cell office:value-type="float" office:value="42.11552" calcext:value-type="float">
            <text:p>42.11552</text:p>
          </table:table-cell>
          <table:table-cell office:value-type="string" calcext:value-type="string">
            <text:p>-0.00549 u</text:p>
          </table:table-cell>
          <table:table-cell office:value-type="string" calcext:value-type="string">
            <text:p>-0.02160 u</text:p>
          </table:table-cell>
          <table:table-cell office:value-type="string" calcext:value-type="string">
            <text:p>0.01312 u</text:p>
          </table:table-cell>
          <table:table-cell office:value-type="float" office:value="0.39718" calcext:value-type="float">
            <text:p>0.39718</text:p>
          </table:table-cell>
          <table:table-cell office:value-type="float" office:value="0.39532" calcext:value-type="float">
            <text:p>0.39532</text:p>
          </table:table-cell>
          <table:table-cell office:value-type="float" office:value="0.36389" calcext:value-type="float">
            <text:p>0.36389</text:p>
          </table:table-cell>
          <table:table-cell office:value-type="float" office:value="0.3605" calcext:value-type="float">
            <text:p>0.3605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3M00S" calcext:value-type="time">
            <text:p>02:13:00</text:p>
          </table:table-cell>
          <table:table-cell office:value-type="string" calcext:value-type="string">
            <text:p>x20_Ca-8-1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0000 u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office:value-type="string" calcext:value-type="string">
            <text:p>-0.00002 u</text:p>
          </table:table-cell>
          <table:table-cell office:value-type="string" calcext:value-type="string">
            <text:p>0.00002 u</text:p>
          </table:table-cell>
          <table:table-cell office:value-type="float" office:value="18.55426" calcext:value-type="float">
            <text:p>18.55426</text:p>
          </table:table-cell>
          <table:table-cell office:value-type="float" office:value="18.87714" calcext:value-type="float">
            <text:p>18.87714</text:p>
          </table:table-cell>
          <table:table-cell office:value-type="float" office:value="18.52629" calcext:value-type="float">
            <text:p>18.52629</text:p>
          </table:table-cell>
          <table:table-cell office:value-type="float" office:value="17.91698" calcext:value-type="float">
            <text:p>17.91698</text:p>
          </table:table-cell>
          <table:table-cell office:value-type="float" office:value="991.85" calcext:value-type="float">
            <text:p>991.85</text:p>
          </table:table-cell>
          <table:table-cell office:value-type="float" office:value="1061.52" calcext:value-type="float">
            <text:p>1061.52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56.23625" calcext:value-type="float">
            <text:p>56.23625</text:p>
          </table:table-cell>
          <table:table-cell office:value-type="float" office:value="58.19401" calcext:value-type="float">
            <text:p>58.19401</text:p>
          </table:table-cell>
          <table:table-cell office:value-type="float" office:value="57.01769" calcext:value-type="float">
            <text:p>57.01769</text:p>
          </table:table-cell>
          <table:table-cell office:value-type="float" office:value="509.02675" calcext:value-type="float">
            <text:p>509.02675</text:p>
          </table:table-cell>
          <table:table-cell office:value-type="float" office:value="551.43876" calcext:value-type="float">
            <text:p>551.43876</text:p>
          </table:table-cell>
          <table:table-cell office:value-type="float" office:value="527.1682" calcext:value-type="float">
            <text:p>527.1682</text:p>
          </table:table-cell>
          <table:table-cell office:value-type="float" office:value="46.77896" calcext:value-type="float">
            <text:p>46.77896</text:p>
          </table:table-cell>
          <table:table-cell office:value-type="float" office:value="46.65927" calcext:value-type="float">
            <text:p>46.65927</text:p>
          </table:table-cell>
          <table:table-cell office:value-type="float" office:value="45.00375" calcext:value-type="float">
            <text:p>45.00375</text:p>
          </table:table-cell>
          <table:table-cell office:value-type="float" office:value="45.33855" calcext:value-type="float">
            <text:p>45.33855</text:p>
          </table:table-cell>
          <table:table-cell office:value-type="string" calcext:value-type="string">
            <text:p>0.00640 u</text:p>
          </table:table-cell>
          <table:table-cell office:value-type="string" calcext:value-type="string">
            <text:p>-0.03415 u</text:p>
          </table:table-cell>
          <table:table-cell office:value-type="string" calcext:value-type="string">
            <text:p>0.01302 u</text:p>
          </table:table-cell>
          <table:table-cell office:value-type="float" office:value="0.39951" calcext:value-type="float">
            <text:p>0.39951</text:p>
          </table:table-cell>
          <table:table-cell office:value-type="float" office:value="0.39561" calcext:value-type="float">
            <text:p>0.39561</text:p>
          </table:table-cell>
          <table:table-cell office:value-type="float" office:value="0.38178" calcext:value-type="float">
            <text:p>0.38178</text:p>
          </table:table-cell>
          <table:table-cell office:value-type="float" office:value="0.3768" calcext:value-type="float">
            <text:p>0.3768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4M00S" calcext:value-type="time">
            <text:p>02:14:00</text:p>
          </table:table-cell>
          <table:table-cell office:value-type="string" calcext:value-type="string">
            <text:p>x20_Ca-8-2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00003 u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5" calcext:value-type="float">
            <text:p>0.00005</text:p>
          </table:table-cell>
          <table:table-cell office:value-type="string" calcext:value-type="string">
            <text:p>0.00001 u</text:p>
          </table:table-cell>
          <table:table-cell office:value-type="string" calcext:value-type="string">
            <text:p>0.00008 u</text:p>
          </table:table-cell>
          <table:table-cell office:value-type="float" office:value="24.64344" calcext:value-type="float">
            <text:p>24.64344</text:p>
          </table:table-cell>
          <table:table-cell office:value-type="float" office:value="24.70726" calcext:value-type="float">
            <text:p>24.70726</text:p>
          </table:table-cell>
          <table:table-cell office:value-type="float" office:value="24.19693" calcext:value-type="float">
            <text:p>24.19693</text:p>
          </table:table-cell>
          <table:table-cell office:value-type="float" office:value="23.72428" calcext:value-type="float">
            <text:p>23.72428</text:p>
          </table:table-cell>
          <table:table-cell office:value-type="float" office:value="1191.03" calcext:value-type="float">
            <text:p>1191.03</text:p>
          </table:table-cell>
          <table:table-cell office:value-type="float" office:value="1143.45" calcext:value-type="float">
            <text:p>1143.45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58.50113" calcext:value-type="float">
            <text:p>58.50113</text:p>
          </table:table-cell>
          <table:table-cell office:value-type="float" office:value="60.04832" calcext:value-type="float">
            <text:p>60.04832</text:p>
          </table:table-cell>
          <table:table-cell office:value-type="float" office:value="59.1016" calcext:value-type="float">
            <text:p>59.1016</text:p>
          </table:table-cell>
          <table:table-cell office:value-type="float" office:value="516.13127" calcext:value-type="float">
            <text:p>516.13127</text:p>
          </table:table-cell>
          <table:table-cell office:value-type="float" office:value="553.86864" calcext:value-type="float">
            <text:p>553.86864</text:p>
          </table:table-cell>
          <table:table-cell office:value-type="float" office:value="538.53233" calcext:value-type="float">
            <text:p>538.53233</text:p>
          </table:table-cell>
          <table:table-cell office:value-type="float" office:value="48.38862" calcext:value-type="float">
            <text:p>48.38862</text:p>
          </table:table-cell>
          <table:table-cell office:value-type="float" office:value="48.10309" calcext:value-type="float">
            <text:p>48.10309</text:p>
          </table:table-cell>
          <table:table-cell office:value-type="float" office:value="46.1968" calcext:value-type="float">
            <text:p>46.1968</text:p>
          </table:table-cell>
          <table:table-cell office:value-type="float" office:value="46.44764" calcext:value-type="float">
            <text:p>46.44764</text:p>
          </table:table-cell>
          <table:table-cell office:value-type="string" calcext:value-type="string">
            <text:p>0.01392 u</text:p>
          </table:table-cell>
          <table:table-cell office:value-type="string" calcext:value-type="string">
            <text:p>-0.01931 u</text:p>
          </table:table-cell>
          <table:table-cell office:value-type="string" calcext:value-type="string">
            <text:p>0.01529 u</text:p>
          </table:table-cell>
          <table:table-cell office:value-type="float" office:value="0.40928" calcext:value-type="float">
            <text:p>0.40928</text:p>
          </table:table-cell>
          <table:table-cell office:value-type="float" office:value="0.40563" calcext:value-type="float">
            <text:p>0.40563</text:p>
          </table:table-cell>
          <table:table-cell office:value-type="float" office:value="0.39043" calcext:value-type="float">
            <text:p>0.39043</text:p>
          </table:table-cell>
          <table:table-cell office:value-type="float" office:value="0.38536" calcext:value-type="float">
            <text:p>0.38536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5M00S" calcext:value-type="time">
            <text:p>02:15:00</text:p>
          </table:table-cell>
          <table:table-cell office:value-type="string" calcext:value-type="string">
            <text:p>x20_Ca-8-3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4" calcext:value-type="float">
            <text:p>0.00004</text:p>
          </table:table-cell>
          <table:table-cell office:value-type="string" calcext:value-type="string">
            <text:p>-0.00001 u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29.16978" calcext:value-type="float">
            <text:p>29.16978</text:p>
          </table:table-cell>
          <table:table-cell office:value-type="float" office:value="28.94081" calcext:value-type="float">
            <text:p>28.94081</text:p>
          </table:table-cell>
          <table:table-cell office:value-type="float" office:value="28.64978" calcext:value-type="float">
            <text:p>28.64978</text:p>
          </table:table-cell>
          <table:table-cell office:value-type="float" office:value="28.0041" calcext:value-type="float">
            <text:p>28.0041</text:p>
          </table:table-cell>
          <table:table-cell office:value-type="float" office:value="1066.75" calcext:value-type="float">
            <text:p>1066.75</text:p>
          </table:table-cell>
          <table:table-cell office:value-type="float" office:value="966.51" calcext:value-type="float">
            <text:p>966.51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54.81143" calcext:value-type="float">
            <text:p>54.81143</text:p>
          </table:table-cell>
          <table:table-cell office:value-type="float" office:value="56.82455" calcext:value-type="float">
            <text:p>56.82455</text:p>
          </table:table-cell>
          <table:table-cell office:value-type="float" office:value="55.66489" calcext:value-type="float">
            <text:p>55.66489</text:p>
          </table:table-cell>
          <table:table-cell office:value-type="float" office:value="493.99583" calcext:value-type="float">
            <text:p>493.99583</text:p>
          </table:table-cell>
          <table:table-cell office:value-type="float" office:value="533.30977" calcext:value-type="float">
            <text:p>533.30977</text:p>
          </table:table-cell>
          <table:table-cell office:value-type="float" office:value="515.96462" calcext:value-type="float">
            <text:p>515.96462</text:p>
          </table:table-cell>
          <table:table-cell office:value-type="float" office:value="46.42401" calcext:value-type="float">
            <text:p>46.42401</text:p>
          </table:table-cell>
          <table:table-cell office:value-type="float" office:value="46.09343" calcext:value-type="float">
            <text:p>46.09343</text:p>
          </table:table-cell>
          <table:table-cell office:value-type="float" office:value="44.36245" calcext:value-type="float">
            <text:p>44.36245</text:p>
          </table:table-cell>
          <table:table-cell office:value-type="float" office:value="44.54995" calcext:value-type="float">
            <text:p>44.54995</text:p>
          </table:table-cell>
          <table:table-cell office:value-type="string" calcext:value-type="string">
            <text:p>0.01360 u</text:p>
          </table:table-cell>
          <table:table-cell office:value-type="string" calcext:value-type="string">
            <text:p>-0.01841 u</text:p>
          </table:table-cell>
          <table:table-cell office:value-type="string" calcext:value-type="string">
            <text:p>0.01156 u</text:p>
          </table:table-cell>
          <table:table-cell office:value-type="float" office:value="0.39684" calcext:value-type="float">
            <text:p>0.39684</text:p>
          </table:table-cell>
          <table:table-cell office:value-type="float" office:value="0.39497" calcext:value-type="float">
            <text:p>0.39497</text:p>
          </table:table-cell>
          <table:table-cell office:value-type="float" office:value="0.37881" calcext:value-type="float">
            <text:p>0.37881</text:p>
          </table:table-cell>
          <table:table-cell office:value-type="float" office:value="0.37432" calcext:value-type="float">
            <text:p>0.37432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6M00S" calcext:value-type="time">
            <text:p>02:16:00</text:p>
          </table:table-cell>
          <table:table-cell office:value-type="string" calcext:value-type="string">
            <text:p>x20_Ca-8-4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0002 u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5" calcext:value-type="float">
            <text:p>0.00005</text:p>
          </table:table-cell>
          <table:table-cell office:value-type="string" calcext:value-type="string">
            <text:p>0.00002 u</text:p>
          </table:table-cell>
          <table:table-cell office:value-type="string" calcext:value-type="string">
            <text:p>0.00005 u</text:p>
          </table:table-cell>
          <table:table-cell office:value-type="float" office:value="35.11072" calcext:value-type="float">
            <text:p>35.11072</text:p>
          </table:table-cell>
          <table:table-cell office:value-type="float" office:value="33.8082" calcext:value-type="float">
            <text:p>33.8082</text:p>
          </table:table-cell>
          <table:table-cell office:value-type="float" office:value="33.7177" calcext:value-type="float">
            <text:p>33.7177</text:p>
          </table:table-cell>
          <table:table-cell office:value-type="float" office:value="32.82356" calcext:value-type="float">
            <text:p>32.82356</text:p>
          </table:table-cell>
          <table:table-cell office:value-type="float" office:value="1141.6" calcext:value-type="float">
            <text:p>1141.6</text:p>
          </table:table-cell>
          <table:table-cell office:value-type="float" office:value="1007.37" calcext:value-type="float">
            <text:p>1007.37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54.37706" calcext:value-type="float">
            <text:p>54.37706</text:p>
          </table:table-cell>
          <table:table-cell office:value-type="float" office:value="54.6285" calcext:value-type="float">
            <text:p>54.6285</text:p>
          </table:table-cell>
          <table:table-cell office:value-type="float" office:value="53.67819" calcext:value-type="float">
            <text:p>53.67819</text:p>
          </table:table-cell>
          <table:table-cell office:value-type="float" office:value="490.3984" calcext:value-type="float">
            <text:p>490.3984</text:p>
          </table:table-cell>
          <table:table-cell office:value-type="float" office:value="517.22052" calcext:value-type="float">
            <text:p>517.22052</text:p>
          </table:table-cell>
          <table:table-cell office:value-type="float" office:value="495.54272" calcext:value-type="float">
            <text:p>495.54272</text:p>
          </table:table-cell>
          <table:table-cell office:value-type="float" office:value="46.24269" calcext:value-type="float">
            <text:p>46.24269</text:p>
          </table:table-cell>
          <table:table-cell office:value-type="float" office:value="45.76814" calcext:value-type="float">
            <text:p>45.76814</text:p>
          </table:table-cell>
          <table:table-cell office:value-type="float" office:value="43.06319" calcext:value-type="float">
            <text:p>43.06319</text:p>
          </table:table-cell>
          <table:table-cell office:value-type="float" office:value="43.18867" calcext:value-type="float">
            <text:p>43.18867</text:p>
          </table:table-cell>
          <table:table-cell office:value-type="string" calcext:value-type="string">
            <text:p>-0.00870 u</text:p>
          </table:table-cell>
          <table:table-cell office:value-type="string" calcext:value-type="string">
            <text:p>-0.02452 u</text:p>
          </table:table-cell>
          <table:table-cell office:value-type="string" calcext:value-type="string">
            <text:p>0.01350 u</text:p>
          </table:table-cell>
          <table:table-cell office:value-type="float" office:value="0.39824" calcext:value-type="float">
            <text:p>0.39824</text:p>
          </table:table-cell>
          <table:table-cell office:value-type="float" office:value="0.39562" calcext:value-type="float">
            <text:p>0.39562</text:p>
          </table:table-cell>
          <table:table-cell office:value-type="float" office:value="0.37067" calcext:value-type="float">
            <text:p>0.37067</text:p>
          </table:table-cell>
          <table:table-cell office:value-type="float" office:value="0.36734" calcext:value-type="float">
            <text:p>0.36734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1M00S" calcext:value-type="time">
            <text:p>01:01:00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0.00 u</text:p>
          </table:table-cell>
          <table:table-cell office:value-type="string" calcext:value-type="string">
            <text:p>-0.01 u</text:p>
          </table:table-cell>
          <table:table-cell office:value-type="string" calcext:value-type="string">
            <text:p>0.00001 u</text:p>
          </table:table-cell>
          <table:table-cell table:number-columns-repeated="2" office:value-type="string" calcext:value-type="string">
            <text:p>0.00000 u</text:p>
          </table:table-cell>
          <table:table-cell office:value-type="string" calcext:value-type="string">
            <text:p>-0.00003 u</text:p>
          </table:table-cell>
          <table:table-cell office:value-type="string" calcext:value-type="string">
            <text:p>0.00003 u</text:p>
          </table:table-cell>
          <table:table-cell office:value-type="string" calcext:value-type="string">
            <text:p>-4.95618 u</text:p>
          </table:table-cell>
          <table:table-cell office:value-type="string" calcext:value-type="string">
            <text:p>-3.68973 u</text:p>
          </table:table-cell>
          <table:table-cell office:value-type="string" calcext:value-type="string">
            <text:p>-5.60823 u</text:p>
          </table:table-cell>
          <table:table-cell office:value-type="string" calcext:value-type="string">
            <text:p>-4.89471 u</text:p>
          </table:table-cell>
          <table:table-cell office:value-type="float" office:value="26.26" calcext:value-type="float">
            <text:p>26.26</text:p>
          </table:table-cell>
          <table:table-cell office:value-type="string" calcext:value-type="string">
            <text:p>21.48 u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-37.51531 u</text:p>
          </table:table-cell>
          <table:table-cell office:value-type="string" calcext:value-type="string">
            <text:p>-18.06254 u</text:p>
          </table:table-cell>
          <table:table-cell office:value-type="string" calcext:value-type="string">
            <text:p>-21.21156 u</text:p>
          </table:table-cell>
          <table:table-cell office:value-type="string" calcext:value-type="string">
            <text:p>-179.61353 u</text:p>
          </table:table-cell>
          <table:table-cell office:value-type="float" office:value="165.68437" calcext:value-type="float">
            <text:p>165.68437</text:p>
          </table:table-cell>
          <table:table-cell office:value-type="string" calcext:value-type="string">
            <text:p>-269.12007 u</text:p>
          </table:table-cell>
          <table:table-cell office:value-type="string" calcext:value-type="string">
            <text:p>0.00755 u</text:p>
          </table:table-cell>
          <table:table-cell office:value-type="string" calcext:value-type="string">
            <text:p>-0.00211 u</text:p>
          </table:table-cell>
          <table:table-cell office:value-type="string" calcext:value-type="string">
            <text:p>-0.01967 u</text:p>
          </table:table-cell>
          <table:table-cell office:value-type="string" calcext:value-type="string">
            <text:p>-0.03135 u</text:p>
          </table:table-cell>
          <table:table-cell office:value-type="string" calcext:value-type="string">
            <text:p>-0.04202 u</text:p>
          </table:table-cell>
          <table:table-cell office:value-type="string" calcext:value-type="string">
            <text:p>-0.03410 u</text:p>
          </table:table-cell>
          <table:table-cell office:value-type="string" calcext:value-type="string">
            <text:p>0.00868 u</text:p>
          </table:table-cell>
          <table:table-cell office:value-type="float" office:value="0.00002" calcext:value-type="float">
            <text:p>0.00002</text:p>
          </table:table-cell>
          <table:table-cell office:value-type="string" calcext:value-type="string">
            <text:p>-0.00003 u</text:p>
          </table:table-cell>
          <table:table-cell office:value-type="string" calcext:value-type="string">
            <text:p>-0.00016 u</text:p>
          </table:table-cell>
          <table:table-cell office:value-type="string" calcext:value-type="string">
            <text:p>0.00012 u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2M00S" calcext:value-type="time">
            <text:p>01:02:00</text:p>
          </table:table-cell>
          <table:table-cell office:value-type="string" calcext:value-type="string">
            <text:p>x20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00081" calcext:value-type="float">
            <text:p>0.00081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8" calcext:value-type="float">
            <text:p>0.0008</text:p>
          </table:table-cell>
          <table:table-cell office:value-type="float" office:value="22.06656" calcext:value-type="float">
            <text:p>22.06656</text:p>
          </table:table-cell>
          <table:table-cell office:value-type="float" office:value="21.60002" calcext:value-type="float">
            <text:p>21.60002</text:p>
          </table:table-cell>
          <table:table-cell office:value-type="float" office:value="21.21268" calcext:value-type="float">
            <text:p>21.21268</text:p>
          </table:table-cell>
          <table:table-cell office:value-type="float" office:value="20.65042" calcext:value-type="float">
            <text:p>20.65042</text:p>
          </table:table-cell>
          <table:table-cell office:value-type="float" office:value="1125.17" calcext:value-type="float">
            <text:p>1125.17</text:p>
          </table:table-cell>
          <table:table-cell office:value-type="float" office:value="1079.62" calcext:value-type="float">
            <text:p>1079.62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67.74029" calcext:value-type="float">
            <text:p>67.74029</text:p>
          </table:table-cell>
          <table:table-cell office:value-type="float" office:value="65.82236" calcext:value-type="float">
            <text:p>65.82236</text:p>
          </table:table-cell>
          <table:table-cell office:value-type="float" office:value="65.24546" calcext:value-type="float">
            <text:p>65.24546</text:p>
          </table:table-cell>
          <table:table-cell office:value-type="float" office:value="551.55321" calcext:value-type="float">
            <text:p>551.55321</text:p>
          </table:table-cell>
          <table:table-cell office:value-type="float" office:value="558.04417" calcext:value-type="float">
            <text:p>558.04417</text:p>
          </table:table-cell>
          <table:table-cell office:value-type="float" office:value="543.60377" calcext:value-type="float">
            <text:p>543.60377</text:p>
          </table:table-cell>
          <table:table-cell office:value-type="float" office:value="54.50972" calcext:value-type="float">
            <text:p>54.50972</text:p>
          </table:table-cell>
          <table:table-cell office:value-type="float" office:value="54.2431" calcext:value-type="float">
            <text:p>54.2431</text:p>
          </table:table-cell>
          <table:table-cell office:value-type="float" office:value="50.45337" calcext:value-type="float">
            <text:p>50.45337</text:p>
          </table:table-cell>
          <table:table-cell office:value-type="float" office:value="50.86405" calcext:value-type="float">
            <text:p>50.86405</text:p>
          </table:table-cell>
          <table:table-cell office:value-type="float" office:value="0.14406" calcext:value-type="float">
            <text:p>0.14406</text:p>
          </table:table-cell>
          <table:table-cell office:value-type="float" office:value="0.14562" calcext:value-type="float">
            <text:p>0.14562</text:p>
          </table:table-cell>
          <table:table-cell office:value-type="float" office:value="0.17407" calcext:value-type="float">
            <text:p>0.17407</text:p>
          </table:table-cell>
          <table:table-cell office:value-type="float" office:value="0.45826" calcext:value-type="float">
            <text:p>0.45826</text:p>
          </table:table-cell>
          <table:table-cell office:value-type="float" office:value="0.45322" calcext:value-type="float">
            <text:p>0.45322</text:p>
          </table:table-cell>
          <table:table-cell office:value-type="float" office:value="0.42658" calcext:value-type="float">
            <text:p>0.42658</text:p>
          </table:table-cell>
          <table:table-cell office:value-type="float" office:value="0.42047" calcext:value-type="float">
            <text:p>0.42047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3M00S" calcext:value-type="time">
            <text:p>01:03:00</text:p>
          </table:table-cell>
          <table:table-cell office:value-type="string" calcext:value-type="string">
            <text:p>x12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35.19309" calcext:value-type="float">
            <text:p>35.19309</text:p>
          </table:table-cell>
          <table:table-cell office:value-type="float" office:value="34.42894" calcext:value-type="float">
            <text:p>34.42894</text:p>
          </table:table-cell>
          <table:table-cell office:value-type="float" office:value="34.215" calcext:value-type="float">
            <text:p>34.215</text:p>
          </table:table-cell>
          <table:table-cell office:value-type="float" office:value="33.58995" calcext:value-type="float">
            <text:p>33.58995</text:p>
          </table:table-cell>
          <table:table-cell office:value-type="float" office:value="1710.89" calcext:value-type="float">
            <text:p>1710.89</text:p>
          </table:table-cell>
          <table:table-cell office:value-type="float" office:value="1590.97" calcext:value-type="float">
            <text:p>1590.97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09.8404" calcext:value-type="float">
            <text:p>109.8404</text:p>
          </table:table-cell>
          <table:table-cell office:value-type="float" office:value="105.40117" calcext:value-type="float">
            <text:p>105.40117</text:p>
          </table:table-cell>
          <table:table-cell office:value-type="float" office:value="104.72553" calcext:value-type="float">
            <text:p>104.72553</text:p>
          </table:table-cell>
          <table:table-cell office:value-type="float" office:value="916.82821" calcext:value-type="float">
            <text:p>916.82821</text:p>
          </table:table-cell>
          <table:table-cell office:value-type="float" office:value="881.02269" calcext:value-type="float">
            <text:p>881.02269</text:p>
          </table:table-cell>
          <table:table-cell office:value-type="float" office:value="917.47789" calcext:value-type="float">
            <text:p>917.47789</text:p>
          </table:table-cell>
          <table:table-cell office:value-type="float" office:value="81.65267" calcext:value-type="float">
            <text:p>81.65267</text:p>
          </table:table-cell>
          <table:table-cell office:value-type="float" office:value="80.99401" calcext:value-type="float">
            <text:p>80.99401</text:p>
          </table:table-cell>
          <table:table-cell office:value-type="float" office:value="76.08218" calcext:value-type="float">
            <text:p>76.08218</text:p>
          </table:table-cell>
          <table:table-cell office:value-type="float" office:value="76.79967" calcext:value-type="float">
            <text:p>76.79967</text:p>
          </table:table-cell>
          <table:table-cell office:value-type="float" office:value="0.25425" calcext:value-type="float">
            <text:p>0.25425</text:p>
          </table:table-cell>
          <table:table-cell office:value-type="float" office:value="0.24236" calcext:value-type="float">
            <text:p>0.24236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68311" calcext:value-type="float">
            <text:p>0.68311</text:p>
          </table:table-cell>
          <table:table-cell office:value-type="float" office:value="0.67476" calcext:value-type="float">
            <text:p>0.67476</text:p>
          </table:table-cell>
          <table:table-cell office:value-type="float" office:value="0.64495" calcext:value-type="float">
            <text:p>0.64495</text:p>
          </table:table-cell>
          <table:table-cell office:value-type="float" office:value="0.63346" calcext:value-type="float">
            <text:p>0.63346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4M00S" calcext:value-type="time">
            <text:p>01:04:00</text:p>
          </table:table-cell>
          <table:table-cell office:value-type="string" calcext:value-type="string">
            <text:p>x11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37.60291" calcext:value-type="float">
            <text:p>37.60291</text:p>
          </table:table-cell>
          <table:table-cell office:value-type="float" office:value="38.42149" calcext:value-type="float">
            <text:p>38.42149</text:p>
          </table:table-cell>
          <table:table-cell office:value-type="float" office:value="38.34027" calcext:value-type="float">
            <text:p>38.34027</text:p>
          </table:table-cell>
          <table:table-cell office:value-type="float" office:value="37.65218" calcext:value-type="float">
            <text:p>37.65218</text:p>
          </table:table-cell>
          <table:table-cell office:value-type="float" office:value="1878.82" calcext:value-type="float">
            <text:p>1878.82</text:p>
          </table:table-cell>
          <table:table-cell office:value-type="float" office:value="1823.44" calcext:value-type="float">
            <text:p>1823.44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17.25886" calcext:value-type="float">
            <text:p>117.25886</text:p>
          </table:table-cell>
          <table:table-cell office:value-type="float" office:value="117.47631" calcext:value-type="float">
            <text:p>117.47631</text:p>
          </table:table-cell>
          <table:table-cell office:value-type="float" office:value="116.82214" calcext:value-type="float">
            <text:p>116.82214</text:p>
          </table:table-cell>
          <table:table-cell office:value-type="float" office:value="988.75921" calcext:value-type="float">
            <text:p>988.75921</text:p>
          </table:table-cell>
          <table:table-cell office:value-type="float" office:value="988.31574" calcext:value-type="float">
            <text:p>988.31574</text:p>
          </table:table-cell>
          <table:table-cell office:value-type="float" office:value="1030.03338" calcext:value-type="float">
            <text:p>1030.03338</text:p>
          </table:table-cell>
          <table:table-cell office:value-type="float" office:value="86.14531" calcext:value-type="float">
            <text:p>86.14531</text:p>
          </table:table-cell>
          <table:table-cell office:value-type="float" office:value="85.54697" calcext:value-type="float">
            <text:p>85.54697</text:p>
          </table:table-cell>
          <table:table-cell office:value-type="float" office:value="83.93111" calcext:value-type="float">
            <text:p>83.93111</text:p>
          </table:table-cell>
          <table:table-cell office:value-type="float" office:value="84.91388" calcext:value-type="float">
            <text:p>84.91388</text:p>
          </table:table-cell>
          <table:table-cell office:value-type="float" office:value="0.22363" calcext:value-type="float">
            <text:p>0.22363</text:p>
          </table:table-cell>
          <table:table-cell office:value-type="float" office:value="0.24547" calcext:value-type="float">
            <text:p>0.24547</text:p>
          </table:table-cell>
          <table:table-cell office:value-type="float" office:value="0.26066" calcext:value-type="float">
            <text:p>0.26066</text:p>
          </table:table-cell>
          <table:table-cell office:value-type="float" office:value="0.72345" calcext:value-type="float">
            <text:p>0.72345</text:p>
          </table:table-cell>
          <table:table-cell office:value-type="float" office:value="0.7147" calcext:value-type="float">
            <text:p>0.7147</text:p>
          </table:table-cell>
          <table:table-cell office:value-type="float" office:value="0.71332" calcext:value-type="float">
            <text:p>0.71332</text:p>
          </table:table-cell>
          <table:table-cell office:value-type="float" office:value="0.70141" calcext:value-type="float">
            <text:p>0.70141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5M00S" calcext:value-type="time">
            <text:p>01:05:00</text:p>
          </table:table-cell>
          <table:table-cell office:value-type="string" calcext:value-type="string">
            <text:p>x10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42.28346" calcext:value-type="float">
            <text:p>42.28346</text:p>
          </table:table-cell>
          <table:table-cell office:value-type="float" office:value="43.07044" calcext:value-type="float">
            <text:p>43.07044</text:p>
          </table:table-cell>
          <table:table-cell office:value-type="float" office:value="43.20291" calcext:value-type="float">
            <text:p>43.20291</text:p>
          </table:table-cell>
          <table:table-cell office:value-type="float" office:value="42.36653" calcext:value-type="float">
            <text:p>42.36653</text:p>
          </table:table-cell>
          <table:table-cell office:value-type="float" office:value="2075.13" calcext:value-type="float">
            <text:p>2075.13</text:p>
          </table:table-cell>
          <table:table-cell office:value-type="float" office:value="2009.03" calcext:value-type="float">
            <text:p>2009.03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31.07295" calcext:value-type="float">
            <text:p>131.07295</text:p>
          </table:table-cell>
          <table:table-cell office:value-type="float" office:value="131.17858" calcext:value-type="float">
            <text:p>131.17858</text:p>
          </table:table-cell>
          <table:table-cell office:value-type="float" office:value="130.40127" calcext:value-type="float">
            <text:p>130.40127</text:p>
          </table:table-cell>
          <table:table-cell office:value-type="float" office:value="1110.61064" calcext:value-type="float">
            <text:p>1110.61064</text:p>
          </table:table-cell>
          <table:table-cell office:value-type="float" office:value="1119.18687" calcext:value-type="float">
            <text:p>1119.18687</text:p>
          </table:table-cell>
          <table:table-cell office:value-type="float" office:value="1153.32143" calcext:value-type="float">
            <text:p>1153.32143</text:p>
          </table:table-cell>
          <table:table-cell office:value-type="float" office:value="96.18575" calcext:value-type="float">
            <text:p>96.18575</text:p>
          </table:table-cell>
          <table:table-cell office:value-type="float" office:value="95.65795" calcext:value-type="float">
            <text:p>95.65795</text:p>
          </table:table-cell>
          <table:table-cell office:value-type="float" office:value="93.56751" calcext:value-type="float">
            <text:p>93.56751</text:p>
          </table:table-cell>
          <table:table-cell office:value-type="float" office:value="94.67993" calcext:value-type="float">
            <text:p>94.67993</text:p>
          </table:table-cell>
          <table:table-cell office:value-type="float" office:value="0.28181" calcext:value-type="float">
            <text:p>0.28181</text:p>
          </table:table-cell>
          <table:table-cell office:value-type="float" office:value="0.28088" calcext:value-type="float">
            <text:p>0.28088</text:p>
          </table:table-cell>
          <table:table-cell office:value-type="float" office:value="0.29041" calcext:value-type="float">
            <text:p>0.29041</text:p>
          </table:table-cell>
          <table:table-cell office:value-type="float" office:value="0.80579" calcext:value-type="float">
            <text:p>0.80579</text:p>
          </table:table-cell>
          <table:table-cell office:value-type="float" office:value="0.79468" calcext:value-type="float">
            <text:p>0.79468</text:p>
          </table:table-cell>
          <table:table-cell office:value-type="float" office:value="0.79287" calcext:value-type="float">
            <text:p>0.79287</text:p>
          </table:table-cell>
          <table:table-cell office:value-type="float" office:value="0.77923" calcext:value-type="float">
            <text:p>0.77923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6M00S" calcext:value-type="time">
            <text:p>01:06:00</text:p>
          </table:table-cell>
          <table:table-cell office:value-type="string" calcext:value-type="string">
            <text:p>x9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46.16332" calcext:value-type="float">
            <text:p>46.16332</text:p>
          </table:table-cell>
          <table:table-cell office:value-type="float" office:value="45.08111" calcext:value-type="float">
            <text:p>45.08111</text:p>
          </table:table-cell>
          <table:table-cell office:value-type="float" office:value="45.19112" calcext:value-type="float">
            <text:p>45.19112</text:p>
          </table:table-cell>
          <table:table-cell office:value-type="float" office:value="44.57717" calcext:value-type="float">
            <text:p>44.57717</text:p>
          </table:table-cell>
          <table:table-cell office:value-type="float" office:value="2284.52" calcext:value-type="float">
            <text:p>2284.52</text:p>
          </table:table-cell>
          <table:table-cell office:value-type="float" office:value="2023.05" calcext:value-type="float">
            <text:p>2023.05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42.11184" calcext:value-type="float">
            <text:p>142.11184</text:p>
          </table:table-cell>
          <table:table-cell office:value-type="float" office:value="136.67056" calcext:value-type="float">
            <text:p>136.67056</text:p>
          </table:table-cell>
          <table:table-cell office:value-type="float" office:value="136.70748" calcext:value-type="float">
            <text:p>136.70748</text:p>
          </table:table-cell>
          <table:table-cell office:value-type="float" office:value="1216.2586" calcext:value-type="float">
            <text:p>1216.2586</text:p>
          </table:table-cell>
          <table:table-cell office:value-type="float" office:value="1170.42684" calcext:value-type="float">
            <text:p>1170.42684</text:p>
          </table:table-cell>
          <table:table-cell office:value-type="float" office:value="1213.59254" calcext:value-type="float">
            <text:p>1213.59254</text:p>
          </table:table-cell>
          <table:table-cell office:value-type="float" office:value="104.13187" calcext:value-type="float">
            <text:p>104.13187</text:p>
          </table:table-cell>
          <table:table-cell office:value-type="float" office:value="103.58017" calcext:value-type="float">
            <text:p>103.58017</text:p>
          </table:table-cell>
          <table:table-cell office:value-type="float" office:value="97.31973" calcext:value-type="float">
            <text:p>97.31973</text:p>
          </table:table-cell>
          <table:table-cell office:value-type="float" office:value="98.49176" calcext:value-type="float">
            <text:p>98.49176</text:p>
          </table:table-cell>
          <table:table-cell office:value-type="float" office:value="0.29683" calcext:value-type="float">
            <text:p>0.2968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1559" calcext:value-type="float">
            <text:p>0.31559</text:p>
          </table:table-cell>
          <table:table-cell office:value-type="float" office:value="0.87184" calcext:value-type="float">
            <text:p>0.87184</text:p>
          </table:table-cell>
          <table:table-cell office:value-type="float" office:value="0.86012" calcext:value-type="float">
            <text:p>0.86012</text:p>
          </table:table-cell>
          <table:table-cell office:value-type="float" office:value="0.82889" calcext:value-type="float">
            <text:p>0.82889</text:p>
          </table:table-cell>
          <table:table-cell office:value-type="float" office:value="0.81406" calcext:value-type="float">
            <text:p>0.81406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7M00S" calcext:value-type="time">
            <text:p>01:07:00</text:p>
          </table:table-cell>
          <table:table-cell office:value-type="string" calcext:value-type="string">
            <text:p>x8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string" calcext:value-type="string">
            <text:p>0.00187 o</text:p>
          </table:table-cell>
          <table:table-cell office:value-type="float" office:value="0.00186" calcext:value-type="float">
            <text:p>0.00186</text:p>
          </table:table-cell>
          <table:table-cell office:value-type="string" calcext:value-type="string">
            <text:p>0.00194 o</text:p>
          </table:table-cell>
          <table:table-cell office:value-type="string" calcext:value-type="string">
            <text:p>0.00192 o</text:p>
          </table:table-cell>
          <table:table-cell office:value-type="string" calcext:value-type="string">
            <text:p>0.00199 o</text:p>
          </table:table-cell>
          <table:table-cell office:value-type="string" calcext:value-type="string">
            <text:p>54.67364 o</text:p>
          </table:table-cell>
          <table:table-cell office:value-type="string" calcext:value-type="string">
            <text:p>55.32812 o</text:p>
          </table:table-cell>
          <table:table-cell office:value-type="string" calcext:value-type="string">
            <text:p>55.34419 o</text:p>
          </table:table-cell>
          <table:table-cell office:value-type="string" calcext:value-type="string">
            <text:p>54.75807 o</text:p>
          </table:table-cell>
          <table:table-cell office:value-type="string" calcext:value-type="string">
            <text:p>2686.92 o</text:p>
          </table:table-cell>
          <table:table-cell office:value-type="string" calcext:value-type="string">
            <text:p>2586.33 o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64.83697" calcext:value-type="float">
            <text:p>164.83697</text:p>
          </table:table-cell>
          <table:table-cell office:value-type="float" office:value="166.04321" calcext:value-type="float">
            <text:p>166.04321</text:p>
          </table:table-cell>
          <table:table-cell office:value-type="float" office:value="163.86894" calcext:value-type="float">
            <text:p>163.86894</text:p>
          </table:table-cell>
          <table:table-cell office:value-type="float" office:value="1426.87435" calcext:value-type="float">
            <text:p>1426.87435</text:p>
          </table:table-cell>
          <table:table-cell office:value-type="float" office:value="1433.77269" calcext:value-type="float">
            <text:p>1433.77269</text:p>
          </table:table-cell>
          <table:table-cell office:value-type="float" office:value="1432.02075" calcext:value-type="float">
            <text:p>1432.02075</text:p>
          </table:table-cell>
          <table:table-cell office:value-type="string" calcext:value-type="string">
            <text:p>123.04652 o</text:p>
          </table:table-cell>
          <table:table-cell office:value-type="string" calcext:value-type="string">
            <text:p>122.56863 o</text:p>
          </table:table-cell>
          <table:table-cell office:value-type="float" office:value="118.4631" calcext:value-type="float">
            <text:p>118.4631</text:p>
          </table:table-cell>
          <table:table-cell office:value-type="float" office:value="119.82415" calcext:value-type="float">
            <text:p>119.82415</text:p>
          </table:table-cell>
          <table:table-cell office:value-type="float" office:value="0.35572" calcext:value-type="float">
            <text:p>0.35572</text:p>
          </table:table-cell>
          <table:table-cell office:value-type="float" office:value="0.36866" calcext:value-type="float">
            <text:p>0.36866</text:p>
          </table:table-cell>
          <table:table-cell office:value-type="float" office:value="0.37229" calcext:value-type="float">
            <text:p>0.37229</text:p>
          </table:table-cell>
          <table:table-cell office:value-type="float" office:value="1.01313" calcext:value-type="float">
            <text:p>1.01313</text:p>
          </table:table-cell>
          <table:table-cell office:value-type="float" office:value="1.00524" calcext:value-type="float">
            <text:p>1.00524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98421" calcext:value-type="float">
            <text:p>0.98421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8M00S" calcext:value-type="time">
            <text:p>01:08:00</text:p>
          </table:table-cell>
          <table:table-cell office:value-type="string" calcext:value-type="string">
            <text:p>x25_Ca_x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15.33072" calcext:value-type="float">
            <text:p>15.33072</text:p>
          </table:table-cell>
          <table:table-cell office:value-type="float" office:value="15.82329" calcext:value-type="float">
            <text:p>15.82329</text:p>
          </table:table-cell>
          <table:table-cell office:value-type="float" office:value="15.25142" calcext:value-type="float">
            <text:p>15.25142</text:p>
          </table:table-cell>
          <table:table-cell office:value-type="float" office:value="14.63373" calcext:value-type="float">
            <text:p>14.63373</text:p>
          </table:table-cell>
          <table:table-cell office:value-type="float" office:value="954.45" calcext:value-type="float">
            <text:p>954.45</text:p>
          </table:table-cell>
          <table:table-cell office:value-type="float" office:value="844.32" calcext:value-type="float">
            <text:p>844.32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43.66523" calcext:value-type="float">
            <text:p>43.66523</text:p>
          </table:table-cell>
          <table:table-cell office:value-type="float" office:value="47.12634" calcext:value-type="float">
            <text:p>47.12634</text:p>
          </table:table-cell>
          <table:table-cell office:value-type="float" office:value="45.6665" calcext:value-type="float">
            <text:p>45.6665</text:p>
          </table:table-cell>
          <table:table-cell office:value-type="float" office:value="368.26057" calcext:value-type="float">
            <text:p>368.26057</text:p>
          </table:table-cell>
          <table:table-cell office:value-type="float" office:value="445.12723" calcext:value-type="float">
            <text:p>445.12723</text:p>
          </table:table-cell>
          <table:table-cell office:value-type="float" office:value="378.96485" calcext:value-type="float">
            <text:p>378.96485</text:p>
          </table:table-cell>
          <table:table-cell office:value-type="float" office:value="40.38474" calcext:value-type="float">
            <text:p>40.38474</text:p>
          </table:table-cell>
          <table:table-cell office:value-type="float" office:value="40.24218" calcext:value-type="float">
            <text:p>40.24218</text:p>
          </table:table-cell>
          <table:table-cell office:value-type="float" office:value="38.46956" calcext:value-type="float">
            <text:p>38.46956</text:p>
          </table:table-cell>
          <table:table-cell office:value-type="float" office:value="38.72341" calcext:value-type="float">
            <text:p>38.72341</text:p>
          </table:table-cell>
          <table:table-cell office:value-type="float" office:value="0.08893" calcext:value-type="float">
            <text:p>0.08893</text:p>
          </table:table-cell>
          <table:table-cell office:value-type="float" office:value="0.10604" calcext:value-type="float">
            <text:p>0.10604</text:p>
          </table:table-cell>
          <table:table-cell office:value-type="float" office:value="0.13233" calcext:value-type="float">
            <text:p>0.13233</text:p>
          </table:table-cell>
          <table:table-cell office:value-type="float" office:value="0.3451" calcext:value-type="float">
            <text:p>0.3451</text:p>
          </table:table-cell>
          <table:table-cell office:value-type="float" office:value="0.34371" calcext:value-type="float">
            <text:p>0.34371</text:p>
          </table:table-cell>
          <table:table-cell office:value-type="float" office:value="0.32705" calcext:value-type="float">
            <text:p>0.32705</text:p>
          </table:table-cell>
          <table:table-cell office:value-type="float" office:value="0.32233" calcext:value-type="float">
            <text:p>0.32233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09M00S" calcext:value-type="time">
            <text:p>01:09:00</text:p>
          </table:table-cell>
          <table:table-cell office:value-type="string" calcext:value-type="string">
            <text:p>x20_Ca_x1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21.00072" calcext:value-type="float">
            <text:p>21.00072</text:p>
          </table:table-cell>
          <table:table-cell office:value-type="float" office:value="21.34147" calcext:value-type="float">
            <text:p>21.34147</text:p>
          </table:table-cell>
          <table:table-cell office:value-type="float" office:value="21.03617" calcext:value-type="float">
            <text:p>21.03617</text:p>
          </table:table-cell>
          <table:table-cell office:value-type="float" office:value="20.21291" calcext:value-type="float">
            <text:p>20.21291</text:p>
          </table:table-cell>
          <table:table-cell office:value-type="float" office:value="1138.76" calcext:value-type="float">
            <text:p>1138.76</text:p>
          </table:table-cell>
          <table:table-cell office:value-type="float" office:value="1203.52" calcext:value-type="float">
            <text:p>1203.52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63.29251" calcext:value-type="float">
            <text:p>63.29251</text:p>
          </table:table-cell>
          <table:table-cell office:value-type="float" office:value="64.62558" calcext:value-type="float">
            <text:p>64.62558</text:p>
          </table:table-cell>
          <table:table-cell office:value-type="float" office:value="63.47917" calcext:value-type="float">
            <text:p>63.47917</text:p>
          </table:table-cell>
          <table:table-cell office:value-type="float" office:value="518.83818" calcext:value-type="float">
            <text:p>518.83818</text:p>
          </table:table-cell>
          <table:table-cell office:value-type="float" office:value="564.40362" calcext:value-type="float">
            <text:p>564.40362</text:p>
          </table:table-cell>
          <table:table-cell office:value-type="float" office:value="544.20749" calcext:value-type="float">
            <text:p>544.20749</text:p>
          </table:table-cell>
          <table:table-cell office:value-type="float" office:value="52.0953" calcext:value-type="float">
            <text:p>52.0953</text:p>
          </table:table-cell>
          <table:table-cell office:value-type="float" office:value="51.83697" calcext:value-type="float">
            <text:p>51.83697</text:p>
          </table:table-cell>
          <table:table-cell office:value-type="float" office:value="49.93531" calcext:value-type="float">
            <text:p>49.93531</text:p>
          </table:table-cell>
          <table:table-cell office:value-type="float" office:value="50.07448" calcext:value-type="float">
            <text:p>50.07448</text:p>
          </table:table-cell>
          <table:table-cell office:value-type="float" office:value="0.14155" calcext:value-type="float">
            <text:p>0.14155</text:p>
          </table:table-cell>
          <table:table-cell office:value-type="float" office:value="0.13593" calcext:value-type="float">
            <text:p>0.13593</text:p>
          </table:table-cell>
          <table:table-cell office:value-type="float" office:value="0.16396" calcext:value-type="float">
            <text:p>0.16396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43404" calcext:value-type="float">
            <text:p>0.43404</text:p>
          </table:table-cell>
          <table:table-cell office:value-type="float" office:value="0.41892" calcext:value-type="float">
            <text:p>0.41892</text:p>
          </table:table-cell>
          <table:table-cell office:value-type="float" office:value="0.41238" calcext:value-type="float">
            <text:p>0.41238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10M00S" calcext:value-type="time">
            <text:p>01:10:00</text:p>
          </table:table-cell>
          <table:table-cell office:value-type="string" calcext:value-type="string">
            <text:p>x15_Ca_x1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24.56137" calcext:value-type="float">
            <text:p>24.56137</text:p>
          </table:table-cell>
          <table:table-cell office:value-type="float" office:value="25.14662" calcext:value-type="float">
            <text:p>25.14662</text:p>
          </table:table-cell>
          <table:table-cell office:value-type="float" office:value="24.70424" calcext:value-type="float">
            <text:p>24.70424</text:p>
          </table:table-cell>
          <table:table-cell office:value-type="float" office:value="24.25895" calcext:value-type="float">
            <text:p>24.25895</text:p>
          </table:table-cell>
          <table:table-cell office:value-type="float" office:value="1243.07" calcext:value-type="float">
            <text:p>1243.07</text:p>
          </table:table-cell>
          <table:table-cell office:value-type="float" office:value="1290.74" calcext:value-type="float">
            <text:p>1290.74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76.56332" calcext:value-type="float">
            <text:p>76.56332</text:p>
          </table:table-cell>
          <table:table-cell office:value-type="float" office:value="76.67862" calcext:value-type="float">
            <text:p>76.67862</text:p>
          </table:table-cell>
          <table:table-cell office:value-type="float" office:value="76.40225" calcext:value-type="float">
            <text:p>76.40225</text:p>
          </table:table-cell>
          <table:table-cell office:value-type="float" office:value="641.01342" calcext:value-type="float">
            <text:p>641.01342</text:p>
          </table:table-cell>
          <table:table-cell office:value-type="float" office:value="666.76726" calcext:value-type="float">
            <text:p>666.76726</text:p>
          </table:table-cell>
          <table:table-cell office:value-type="float" office:value="665.75199" calcext:value-type="float">
            <text:p>665.75199</text:p>
          </table:table-cell>
          <table:table-cell office:value-type="float" office:value="58.63457" calcext:value-type="float">
            <text:p>58.63457</text:p>
          </table:table-cell>
          <table:table-cell office:value-type="float" office:value="58.40548" calcext:value-type="float">
            <text:p>58.40548</text:p>
          </table:table-cell>
          <table:table-cell office:value-type="float" office:value="56.67493" calcext:value-type="float">
            <text:p>56.67493</text:p>
          </table:table-cell>
          <table:table-cell office:value-type="float" office:value="57.40137" calcext:value-type="float">
            <text:p>57.40137</text:p>
          </table:table-cell>
          <table:table-cell office:value-type="float" office:value="0.17198" calcext:value-type="float">
            <text:p>0.17198</text:p>
          </table:table-cell>
          <table:table-cell office:value-type="float" office:value="0.16638" calcext:value-type="float">
            <text:p>0.16638</text:p>
          </table:table-cell>
          <table:table-cell office:value-type="float" office:value="0.18605" calcext:value-type="float">
            <text:p>0.18605</text:p>
          </table:table-cell>
          <table:table-cell office:value-type="float" office:value="0.50237" calcext:value-type="float">
            <text:p>0.50237</text:p>
          </table:table-cell>
          <table:table-cell office:value-type="float" office:value="0.49557" calcext:value-type="float">
            <text:p>0.49557</text:p>
          </table:table-cell>
          <table:table-cell office:value-type="float" office:value="0.487" calcext:value-type="float">
            <text:p>0.487</text:p>
          </table:table-cell>
          <table:table-cell office:value-type="float" office:value="0.47915" calcext:value-type="float">
            <text:p>0.47915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21M00S" calcext:value-type="time">
            <text:p>01:21:00</text:p>
          </table:table-cell>
          <table:table-cell office:value-type="string" calcext:value-type="string">
            <text:p>x10_PF_std</text:p>
          </table:table-cell>
          <table:table-cell office:value-type="string" calcext:value-type="string">
            <text:p>0.00 u</text:p>
          </table:table-cell>
          <table:table-cell office:value-type="string" calcext:value-type="string">
            <text:p>-0.01 u</text:p>
          </table:table-cell>
          <table:table-cell office:value-type="string" calcext:value-type="string">
            <text:p>-0.00002 u</text:p>
          </table:table-cell>
          <table:table-cell table:number-columns-repeated="2" office:value-type="string" calcext:value-type="string">
            <text:p>0.00000 u</text:p>
          </table:table-cell>
          <table:table-cell office:value-type="string" calcext:value-type="string">
            <text:p>0.00001 u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3.4145" calcext:value-type="float">
            <text:p>3.4145</text:p>
          </table:table-cell>
          <table:table-cell office:value-type="float" office:value="3.97193" calcext:value-type="float">
            <text:p>3.97193</text:p>
          </table:table-cell>
          <table:table-cell office:value-type="float" office:value="2.53469" calcext:value-type="float">
            <text:p>2.53469</text:p>
          </table:table-cell>
          <table:table-cell office:value-type="float" office:value="2.72698" calcext:value-type="float">
            <text:p>2.72698</text:p>
          </table:table-cell>
          <table:table-cell office:value-type="float" office:value="132.43" calcext:value-type="float">
            <text:p>132.43</text:p>
          </table:table-cell>
          <table:table-cell office:value-type="string" calcext:value-type="string">
            <text:p>0.77 u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-31.05932 u</text:p>
          </table:table-cell>
          <table:table-cell office:value-type="string" calcext:value-type="string">
            <text:p>-13.13130 u</text:p>
          </table:table-cell>
          <table:table-cell office:value-type="string" calcext:value-type="string">
            <text:p>-16.11855 u</text:p>
          </table:table-cell>
          <table:table-cell office:value-type="string" calcext:value-type="string">
            <text:p>-177.84359 u</text:p>
          </table:table-cell>
          <table:table-cell office:value-type="float" office:value="167.95029" calcext:value-type="float">
            <text:p>167.95029</text:p>
          </table:table-cell>
          <table:table-cell office:value-type="string" calcext:value-type="string">
            <text:p>-263.81632 u</text:p>
          </table:table-cell>
          <table:table-cell office:value-type="float" office:value="0.14593" calcext:value-type="float">
            <text:p>0.14593</text:p>
          </table:table-cell>
          <table:table-cell office:value-type="float" office:value="0.01285" calcext:value-type="float">
            <text:p>0.01285</text:p>
          </table:table-cell>
          <table:table-cell office:value-type="string" calcext:value-type="string">
            <text:p>0.04438 u</text:p>
          </table:table-cell>
          <table:table-cell office:value-type="string" calcext:value-type="string">
            <text:p>-0.01734 u</text:p>
          </table:table-cell>
          <table:table-cell office:value-type="string" calcext:value-type="string">
            <text:p>-0.02944 u</text:p>
          </table:table-cell>
          <table:table-cell office:value-type="string" calcext:value-type="string">
            <text:p>-0.03678 u</text:p>
          </table:table-cell>
          <table:table-cell office:value-type="string" calcext:value-type="string">
            <text:p>0.00898 u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55" calcext:value-type="float">
            <text:p>0.00155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22M00S" calcext:value-type="time">
            <text:p>01:22:00</text:p>
          </table:table-cell>
          <table:table-cell office:value-type="string" calcext:value-type="string">
            <text:p>x7_PF_std</text:p>
          </table:table-cell>
          <table:table-cell office:value-type="string" calcext:value-type="string">
            <text:p>0.00 u</text:p>
          </table:table-cell>
          <table:table-cell office:value-type="string" calcext:value-type="string">
            <text:p>-0.01 u</text:p>
          </table:table-cell>
          <table:table-cell office:value-type="string" calcext:value-type="string">
            <text:p>-0.00001 u</text:p>
          </table:table-cell>
          <table:table-cell table:number-columns-repeated="2" office:value-type="string" calcext:value-type="string">
            <text:p>0.00000 u</text:p>
          </table:table-cell>
          <table:table-cell office:value-type="string" calcext:value-type="string">
            <text:p>-0.00001 u</text:p>
          </table:table-cell>
          <table:table-cell office:value-type="string" calcext:value-type="string">
            <text:p>0.00001 u</text:p>
          </table:table-cell>
          <table:table-cell office:value-type="float" office:value="6.49878" calcext:value-type="float">
            <text:p>6.49878</text:p>
          </table:table-cell>
          <table:table-cell office:value-type="float" office:value="6.63419" calcext:value-type="float">
            <text:p>6.63419</text:p>
          </table:table-cell>
          <table:table-cell office:value-type="float" office:value="5.35108" calcext:value-type="float">
            <text:p>5.35108</text:p>
          </table:table-cell>
          <table:table-cell office:value-type="float" office:value="5.36599" calcext:value-type="float">
            <text:p>5.36599</text:p>
          </table:table-cell>
          <table:table-cell office:value-type="string" calcext:value-type="string">
            <text:p>77.16 u</text:p>
          </table:table-cell>
          <table:table-cell office:value-type="string" calcext:value-type="string">
            <text:p>159.51 u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-28.66853 u</text:p>
          </table:table-cell>
          <table:table-cell office:value-type="string" calcext:value-type="string">
            <text:p>-11.46929 u</text:p>
          </table:table-cell>
          <table:table-cell office:value-type="string" calcext:value-type="string">
            <text:p>-14.36925 u</text:p>
          </table:table-cell>
          <table:table-cell office:value-type="string" calcext:value-type="string">
            <text:p>-176.93031 u</text:p>
          </table:table-cell>
          <table:table-cell office:value-type="float" office:value="167.91866" calcext:value-type="float">
            <text:p>167.91866</text:p>
          </table:table-cell>
          <table:table-cell office:value-type="string" calcext:value-type="string">
            <text:p>-263.09934 u</text:p>
          </table:table-cell>
          <table:table-cell office:value-type="float" office:value="0.17506" calcext:value-type="float">
            <text:p>0.17506</text:p>
          </table:table-cell>
          <table:table-cell office:value-type="string" calcext:value-type="string">
            <text:p>0.00214 u</text:p>
          </table:table-cell>
          <table:table-cell office:value-type="string" calcext:value-type="string">
            <text:p>0.06060 u</text:p>
          </table:table-cell>
          <table:table-cell office:value-type="string" calcext:value-type="string">
            <text:p>0.00685 u</text:p>
          </table:table-cell>
          <table:table-cell office:value-type="string" calcext:value-type="string">
            <text:p>-0.04447 u</text:p>
          </table:table-cell>
          <table:table-cell office:value-type="string" calcext:value-type="string">
            <text:p>-0.03456 u</text:p>
          </table:table-cell>
          <table:table-cell office:value-type="string" calcext:value-type="string">
            <text:p>0.00763 u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218" calcext:value-type="float">
            <text:p>0.00218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23M00S" calcext:value-type="time">
            <text:p>01:23:00</text:p>
          </table:table-cell>
          <table:table-cell office:value-type="string" calcext:value-type="string">
            <text:p>x5_PF_std</text:p>
          </table:table-cell>
          <table:table-cell office:value-type="string" calcext:value-type="string">
            <text:p>0.00 u</text:p>
          </table:table-cell>
          <table:table-cell office:value-type="string" calcext:value-type="string">
            <text:p>-0.01 u</text:p>
          </table:table-cell>
          <table:table-cell office:value-type="string" calcext:value-type="string">
            <text:p>-0.00003 u</text:p>
          </table:table-cell>
          <table:table-cell office:value-type="string" calcext:value-type="string">
            <text:p>0.00001 u</text:p>
          </table:table-cell>
          <table:table-cell office:value-type="float" office:value="0.00001" calcext:value-type="float">
            <text:p>0.00001</text:p>
          </table:table-cell>
          <table:table-cell office:value-type="string" calcext:value-type="string">
            <text:p>-0.00006 u</text:p>
          </table:table-cell>
          <table:table-cell office:value-type="string" calcext:value-type="string">
            <text:p>0.00003 u</text:p>
          </table:table-cell>
          <table:table-cell office:value-type="float" office:value="10.85788" calcext:value-type="float">
            <text:p>10.85788</text:p>
          </table:table-cell>
          <table:table-cell office:value-type="float" office:value="10.56738" calcext:value-type="float">
            <text:p>10.56738</text:p>
          </table:table-cell>
          <table:table-cell office:value-type="float" office:value="9.50192" calcext:value-type="float">
            <text:p>9.50192</text:p>
          </table:table-cell>
          <table:table-cell office:value-type="float" office:value="9.16338" calcext:value-type="float">
            <text:p>9.16338</text:p>
          </table:table-cell>
          <table:table-cell office:value-type="float" office:value="185.91" calcext:value-type="float">
            <text:p>185.91</text:p>
          </table:table-cell>
          <table:table-cell office:value-type="float" office:value="142.29" calcext:value-type="float">
            <text:p>142.29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-25.31509 u</text:p>
          </table:table-cell>
          <table:table-cell office:value-type="string" calcext:value-type="string">
            <text:p>-9.02499 u</text:p>
          </table:table-cell>
          <table:table-cell office:value-type="string" calcext:value-type="string">
            <text:p>-11.82705 u</text:p>
          </table:table-cell>
          <table:table-cell office:value-type="string" calcext:value-type="string">
            <text:p>-175.62123 u</text:p>
          </table:table-cell>
          <table:table-cell office:value-type="float" office:value="164.78609" calcext:value-type="float">
            <text:p>164.78609</text:p>
          </table:table-cell>
          <table:table-cell office:value-type="string" calcext:value-type="string">
            <text:p>-261.57675 u</text:p>
          </table:table-cell>
          <table:table-cell office:value-type="float" office:value="0.22619" calcext:value-type="float">
            <text:p>0.22619</text:p>
          </table:table-cell>
          <table:table-cell office:value-type="string" calcext:value-type="string">
            <text:p>0.00580 u</text:p>
          </table:table-cell>
          <table:table-cell office:value-type="float" office:value="0.06518" calcext:value-type="float">
            <text:p>0.06518</text:p>
          </table:table-cell>
          <table:table-cell office:value-type="string" calcext:value-type="string">
            <text:p>0.00857 u</text:p>
          </table:table-cell>
          <table:table-cell office:value-type="string" calcext:value-type="string">
            <text:p>-0.01956 u</text:p>
          </table:table-cell>
          <table:table-cell office:value-type="string" calcext:value-type="string">
            <text:p>-0.03174 u</text:p>
          </table:table-cell>
          <table:table-cell office:value-type="string" calcext:value-type="string">
            <text:p>0.00496 u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283" calcext:value-type="float">
            <text:p>0.00283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24M00S" calcext:value-type="time">
            <text:p>01:24:00</text:p>
          </table:table-cell>
          <table:table-cell office:value-type="string" calcext:value-type="string">
            <text:p>x3_PF_std</text:p>
          </table:table-cell>
          <table:table-cell office:value-type="string" calcext:value-type="string">
            <text:p>0.00 u</text:p>
          </table:table-cell>
          <table:table-cell office:value-type="string" calcext:value-type="string">
            <text:p>-0.01 u</text:p>
          </table:table-cell>
          <table:table-cell office:value-type="string" calcext:value-type="string">
            <text:p>0.00000 u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1" calcext:value-type="float">
            <text:p>0.00001</text:p>
          </table:table-cell>
          <table:table-cell office:value-type="string" calcext:value-type="string">
            <text:p>-0.00001 u</text:p>
          </table:table-cell>
          <table:table-cell office:value-type="string" calcext:value-type="string">
            <text:p>-0.00011 u</text:p>
          </table:table-cell>
          <table:table-cell office:value-type="float" office:value="21.42781" calcext:value-type="float">
            <text:p>21.42781</text:p>
          </table:table-cell>
          <table:table-cell office:value-type="float" office:value="20.12929" calcext:value-type="float">
            <text:p>20.12929</text:p>
          </table:table-cell>
          <table:table-cell office:value-type="float" office:value="19.75471" calcext:value-type="float">
            <text:p>19.75471</text:p>
          </table:table-cell>
          <table:table-cell office:value-type="float" office:value="18.87662" calcext:value-type="float">
            <text:p>18.87662</text:p>
          </table:table-cell>
          <table:table-cell office:value-type="float" office:value="233.67" calcext:value-type="float">
            <text:p>233.67</text:p>
          </table:table-cell>
          <table:table-cell office:value-type="string" calcext:value-type="string">
            <text:p>146.15 u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-17.20015 u</text:p>
          </table:table-cell>
          <table:table-cell office:value-type="string" calcext:value-type="string">
            <text:p>-2.90223 u</text:p>
          </table:table-cell>
          <table:table-cell office:value-type="string" calcext:value-type="string">
            <text:p>-5.59025 u</text:p>
          </table:table-cell>
          <table:table-cell office:value-type="string" calcext:value-type="string">
            <text:p>-172.79386 u</text:p>
          </table:table-cell>
          <table:table-cell office:value-type="float" office:value="167.58991" calcext:value-type="float">
            <text:p>167.58991</text:p>
          </table:table-cell>
          <table:table-cell office:value-type="string" calcext:value-type="string">
            <text:p>-256.99155 u</text:p>
          </table:table-cell>
          <table:table-cell office:value-type="float" office:value="0.38416" calcext:value-type="float">
            <text:p>0.38416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15213" calcext:value-type="float">
            <text:p>0.15213</text:p>
          </table:table-cell>
          <table:table-cell office:value-type="string" calcext:value-type="string">
            <text:p>-0.01867 u</text:p>
          </table:table-cell>
          <table:table-cell office:value-type="string" calcext:value-type="string">
            <text:p>-0.01220 u</text:p>
          </table:table-cell>
          <table:table-cell office:value-type="string" calcext:value-type="string">
            <text:p>-0.03500 u</text:p>
          </table:table-cell>
          <table:table-cell office:value-type="string" calcext:value-type="string">
            <text:p>0.00771 u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00493" calcext:value-type="float">
            <text:p>0.00493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25M00S" calcext:value-type="time">
            <text:p>01:25:00</text:p>
          </table:table-cell>
          <table:table-cell office:value-type="string" calcext:value-type="string">
            <text:p>x1_PF_std</text:p>
          </table:table-cell>
          <table:table-cell office:value-type="string" calcext:value-type="string">
            <text:p>0.00 u</text:p>
          </table:table-cell>
          <table:table-cell office:value-type="string" calcext:value-type="string">
            <text:p>-0.01 u</text:p>
          </table:table-cell>
          <table:table-cell table:number-columns-repeated="2"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office:value-type="string" calcext:value-type="string">
            <text:p>-0.00003 u</text:p>
          </table:table-cell>
          <table:table-cell office:value-type="string" calcext:value-type="string">
            <text:p>0.00006 u</text:p>
          </table:table-cell>
          <table:table-cell office:value-type="string" calcext:value-type="string">
            <text:p>70.25453 o</text:p>
          </table:table-cell>
          <table:table-cell office:value-type="string" calcext:value-type="string">
            <text:p>64.64258 o</text:p>
          </table:table-cell>
          <table:table-cell office:value-type="string" calcext:value-type="string">
            <text:p>63.79412 o</text:p>
          </table:table-cell>
          <table:table-cell office:value-type="string" calcext:value-type="string">
            <text:p>62.65206 o</text:p>
          </table:table-cell>
          <table:table-cell office:value-type="float" office:value="379.96" calcext:value-type="float">
            <text:p>379.96</text:p>
          </table:table-cell>
          <table:table-cell office:value-type="float" office:value="424.93" calcext:value-type="float">
            <text:p>424.93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18.29638" calcext:value-type="float">
            <text:p>18.29638</text:p>
          </table:table-cell>
          <table:table-cell office:value-type="float" office:value="24.37364" calcext:value-type="float">
            <text:p>24.37364</text:p>
          </table:table-cell>
          <table:table-cell office:value-type="float" office:value="22.28923" calcext:value-type="float">
            <text:p>22.28923</text:p>
          </table:table-cell>
          <table:table-cell office:value-type="string" calcext:value-type="string">
            <text:p>-157.61251 u</text:p>
          </table:table-cell>
          <table:table-cell office:value-type="float" office:value="164.65126" calcext:value-type="float">
            <text:p>164.65126</text:p>
          </table:table-cell>
          <table:table-cell office:value-type="string" calcext:value-type="string">
            <text:p>-235.66321 u</text:p>
          </table:table-cell>
          <table:table-cell office:value-type="float" office:value="1.08717" calcext:value-type="float">
            <text:p>1.08717</text:p>
          </table:table-cell>
          <table:table-cell office:value-type="string" calcext:value-type="string">
            <text:p>0.01583 u</text:p>
          </table:table-cell>
          <table:table-cell office:value-type="float" office:value="0.43947" calcext:value-type="float">
            <text:p>0.43947</text:p>
          </table:table-cell>
          <table:table-cell office:value-type="string" calcext:value-type="string">
            <text:p>-0.02400 u</text:p>
          </table:table-cell>
          <table:table-cell office:value-type="string" calcext:value-type="string">
            <text:p>-0.01598 u</text:p>
          </table:table-cell>
          <table:table-cell office:value-type="string" calcext:value-type="string">
            <text:p>-0.03128 u</text:p>
          </table:table-cell>
          <table:table-cell office:value-type="string" calcext:value-type="string">
            <text:p>0.01266 u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.01388" calcext:value-type="float">
            <text:p>0.01388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31M00S" calcext:value-type="time">
            <text:p>01:31:00</text:p>
          </table:table-cell>
          <table:table-cell office:value-type="string" calcext:value-type="string">
            <text:p>x20_Ca_x1.2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8" calcext:value-type="float">
            <text:p>0.0008</text:p>
          </table:table-cell>
          <table:table-cell office:value-type="float" office:value="26.15732" calcext:value-type="float">
            <text:p>26.15732</text:p>
          </table:table-cell>
          <table:table-cell office:value-type="float" office:value="26.23495" calcext:value-type="float">
            <text:p>26.23495</text:p>
          </table:table-cell>
          <table:table-cell office:value-type="float" office:value="25.75915" calcext:value-type="float">
            <text:p>25.75915</text:p>
          </table:table-cell>
          <table:table-cell office:value-type="float" office:value="25.04487" calcext:value-type="float">
            <text:p>25.04487</text:p>
          </table:table-cell>
          <table:table-cell office:value-type="float" office:value="1120.05" calcext:value-type="float">
            <text:p>1120.05</text:p>
          </table:table-cell>
          <table:table-cell office:value-type="float" office:value="1098.77" calcext:value-type="float">
            <text:p>1098.77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62.49257" calcext:value-type="float">
            <text:p>62.49257</text:p>
          </table:table-cell>
          <table:table-cell office:value-type="float" office:value="63.4938" calcext:value-type="float">
            <text:p>63.4938</text:p>
          </table:table-cell>
          <table:table-cell office:value-type="float" office:value="62.44374" calcext:value-type="float">
            <text:p>62.44374</text:p>
          </table:table-cell>
          <table:table-cell office:value-type="float" office:value="516.81203" calcext:value-type="float">
            <text:p>516.81203</text:p>
          </table:table-cell>
          <table:table-cell office:value-type="float" office:value="549.22551" calcext:value-type="float">
            <text:p>549.22551</text:p>
          </table:table-cell>
          <table:table-cell office:value-type="float" office:value="528.9652" calcext:value-type="float">
            <text:p>528.9652</text:p>
          </table:table-cell>
          <table:table-cell office:value-type="float" office:value="51.82173" calcext:value-type="float">
            <text:p>51.82173</text:p>
          </table:table-cell>
          <table:table-cell office:value-type="float" office:value="51.49331" calcext:value-type="float">
            <text:p>51.49331</text:p>
          </table:table-cell>
          <table:table-cell office:value-type="float" office:value="48.95276" calcext:value-type="float">
            <text:p>48.95276</text:p>
          </table:table-cell>
          <table:table-cell office:value-type="float" office:value="49.21758" calcext:value-type="float">
            <text:p>49.21758</text:p>
          </table:table-cell>
          <table:table-cell office:value-type="float" office:value="0.13694" calcext:value-type="float">
            <text:p>0.13694</text:p>
          </table:table-cell>
          <table:table-cell office:value-type="float" office:value="0.14173" calcext:value-type="float">
            <text:p>0.14173</text:p>
          </table:table-cell>
          <table:table-cell office:value-type="float" office:value="0.17034" calcext:value-type="float">
            <text:p>0.17034</text:p>
          </table:table-cell>
          <table:table-cell office:value-type="float" office:value="0.43705" calcext:value-type="float">
            <text:p>0.43705</text:p>
          </table:table-cell>
          <table:table-cell office:value-type="float" office:value="0.43217" calcext:value-type="float">
            <text:p>0.43217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40841" calcext:value-type="float">
            <text:p>0.40841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32M00S" calcext:value-type="time">
            <text:p>01:32:00</text:p>
          </table:table-cell>
          <table:table-cell office:value-type="string" calcext:value-type="string">
            <text:p>x20_Ca_x1.4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30.85969" calcext:value-type="float">
            <text:p>30.85969</text:p>
          </table:table-cell>
          <table:table-cell office:value-type="float" office:value="30.09274" calcext:value-type="float">
            <text:p>30.09274</text:p>
          </table:table-cell>
          <table:table-cell office:value-type="float" office:value="29.69629" calcext:value-type="float">
            <text:p>29.69629</text:p>
          </table:table-cell>
          <table:table-cell office:value-type="float" office:value="28.90177" calcext:value-type="float">
            <text:p>28.90177</text:p>
          </table:table-cell>
          <table:table-cell office:value-type="float" office:value="1104.4" calcext:value-type="float">
            <text:p>1104.4</text:p>
          </table:table-cell>
          <table:table-cell office:value-type="float" office:value="1094.07" calcext:value-type="float">
            <text:p>1094.07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60.54028" calcext:value-type="float">
            <text:p>60.54028</text:p>
          </table:table-cell>
          <table:table-cell office:value-type="float" office:value="60.18122" calcext:value-type="float">
            <text:p>60.18122</text:p>
          </table:table-cell>
          <table:table-cell office:value-type="float" office:value="59.25196" calcext:value-type="float">
            <text:p>59.25196</text:p>
          </table:table-cell>
          <table:table-cell office:value-type="float" office:value="504.34776" calcext:value-type="float">
            <text:p>504.34776</text:p>
          </table:table-cell>
          <table:table-cell office:value-type="float" office:value="527.38757" calcext:value-type="float">
            <text:p>527.38757</text:p>
          </table:table-cell>
          <table:table-cell office:value-type="float" office:value="503.81285" calcext:value-type="float">
            <text:p>503.81285</text:p>
          </table:table-cell>
          <table:table-cell office:value-type="float" office:value="50.44512" calcext:value-type="float">
            <text:p>50.44512</text:p>
          </table:table-cell>
          <table:table-cell office:value-type="float" office:value="49.94142" calcext:value-type="float">
            <text:p>49.94142</text:p>
          </table:table-cell>
          <table:table-cell office:value-type="float" office:value="46.85856" calcext:value-type="float">
            <text:p>46.85856</text:p>
          </table:table-cell>
          <table:table-cell office:value-type="float" office:value="46.98336" calcext:value-type="float">
            <text:p>46.98336</text:p>
          </table:table-cell>
          <table:table-cell office:value-type="float" office:value="0.13912" calcext:value-type="float">
            <text:p>0.13912</text:p>
          </table:table-cell>
          <table:table-cell office:value-type="float" office:value="0.12845" calcext:value-type="float">
            <text:p>0.12845</text:p>
          </table:table-cell>
          <table:table-cell office:value-type="float" office:value="0.16043" calcext:value-type="float">
            <text:p>0.16043</text:p>
          </table:table-cell>
          <table:table-cell office:value-type="float" office:value="0.42578" calcext:value-type="float">
            <text:p>0.42578</text:p>
          </table:table-cell>
          <table:table-cell office:value-type="float" office:value="0.42095" calcext:value-type="float">
            <text:p>0.42095</text:p>
          </table:table-cell>
          <table:table-cell office:value-type="float" office:value="0.39716" calcext:value-type="float">
            <text:p>0.39716</text:p>
          </table:table-cell>
          <table:table-cell office:value-type="float" office:value="0.39166" calcext:value-type="float">
            <text:p>0.39166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33M00S" calcext:value-type="time">
            <text:p>01:33:00</text:p>
          </table:table-cell>
          <table:table-cell office:value-type="string" calcext:value-type="string">
            <text:p>x20_Ca_x1.6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35.90265" calcext:value-type="float">
            <text:p>35.90265</text:p>
          </table:table-cell>
          <table:table-cell office:value-type="float" office:value="34.94081" calcext:value-type="float">
            <text:p>34.94081</text:p>
          </table:table-cell>
          <table:table-cell office:value-type="float" office:value="34.71904" calcext:value-type="float">
            <text:p>34.71904</text:p>
          </table:table-cell>
          <table:table-cell office:value-type="float" office:value="33.761" calcext:value-type="float">
            <text:p>33.761</text:p>
          </table:table-cell>
          <table:table-cell office:value-type="float" office:value="1041.56" calcext:value-type="float">
            <text:p>1041.56</text:p>
          </table:table-cell>
          <table:table-cell office:value-type="float" office:value="988.13" calcext:value-type="float">
            <text:p>988.13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59.74278" calcext:value-type="float">
            <text:p>59.74278</text:p>
          </table:table-cell>
          <table:table-cell office:value-type="float" office:value="59.51869" calcext:value-type="float">
            <text:p>59.51869</text:p>
          </table:table-cell>
          <table:table-cell office:value-type="float" office:value="58.72819" calcext:value-type="float">
            <text:p>58.72819</text:p>
          </table:table-cell>
          <table:table-cell office:value-type="float" office:value="498.42209" calcext:value-type="float">
            <text:p>498.42209</text:p>
          </table:table-cell>
          <table:table-cell office:value-type="float" office:value="526.45846" calcext:value-type="float">
            <text:p>526.45846</text:p>
          </table:table-cell>
          <table:table-cell office:value-type="float" office:value="499.58772" calcext:value-type="float">
            <text:p>499.58772</text:p>
          </table:table-cell>
          <table:table-cell office:value-type="float" office:value="50.02981" calcext:value-type="float">
            <text:p>50.02981</text:p>
          </table:table-cell>
          <table:table-cell office:value-type="float" office:value="49.45509" calcext:value-type="float">
            <text:p>49.45509</text:p>
          </table:table-cell>
          <table:table-cell office:value-type="float" office:value="46.47177" calcext:value-type="float">
            <text:p>46.47177</text:p>
          </table:table-cell>
          <table:table-cell office:value-type="float" office:value="46.65971" calcext:value-type="float">
            <text:p>46.65971</text:p>
          </table:table-cell>
          <table:table-cell office:value-type="float" office:value="0.14921" calcext:value-type="float">
            <text:p>0.14921</text:p>
          </table:table-cell>
          <table:table-cell office:value-type="float" office:value="0.13004" calcext:value-type="float">
            <text:p>0.13004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42122" calcext:value-type="float">
            <text:p>0.42122</text:p>
          </table:table-cell>
          <table:table-cell office:value-type="float" office:value="0.41662" calcext:value-type="float">
            <text:p>0.41662</text:p>
          </table:table-cell>
          <table:table-cell office:value-type="float" office:value="0.39371" calcext:value-type="float">
            <text:p>0.39371</text:p>
          </table:table-cell>
          <table:table-cell office:value-type="float" office:value="0.38878" calcext:value-type="float">
            <text:p>0.38878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34M00S" calcext:value-type="time">
            <text:p>01:34:00</text:p>
          </table:table-cell>
          <table:table-cell office:value-type="string" calcext:value-type="string">
            <text:p>x20_Ca_x1.8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8" calcext:value-type="float">
            <text:p>0.0008</text:p>
          </table:table-cell>
          <table:table-cell office:value-type="float" office:value="42.13528" calcext:value-type="float">
            <text:p>42.13528</text:p>
          </table:table-cell>
          <table:table-cell office:value-type="float" office:value="40.43659" calcext:value-type="float">
            <text:p>40.43659</text:p>
          </table:table-cell>
          <table:table-cell office:value-type="float" office:value="40.03151" calcext:value-type="float">
            <text:p>40.03151</text:p>
          </table:table-cell>
          <table:table-cell office:value-type="float" office:value="39.20246" calcext:value-type="float">
            <text:p>39.20246</text:p>
          </table:table-cell>
          <table:table-cell office:value-type="float" office:value="1026.61" calcext:value-type="float">
            <text:p>1026.61</text:p>
          </table:table-cell>
          <table:table-cell office:value-type="float" office:value="1147.02" calcext:value-type="float">
            <text:p>1147.02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61.20151" calcext:value-type="float">
            <text:p>61.20151</text:p>
          </table:table-cell>
          <table:table-cell office:value-type="float" office:value="60.2653" calcext:value-type="float">
            <text:p>60.2653</text:p>
          </table:table-cell>
          <table:table-cell office:value-type="float" office:value="59.35697" calcext:value-type="float">
            <text:p>59.35697</text:p>
          </table:table-cell>
          <table:table-cell office:value-type="float" office:value="508.45277" calcext:value-type="float">
            <text:p>508.45277</text:p>
          </table:table-cell>
          <table:table-cell office:value-type="float" office:value="531.11175" calcext:value-type="float">
            <text:p>531.11175</text:p>
          </table:table-cell>
          <table:table-cell office:value-type="float" office:value="504.33677" calcext:value-type="float">
            <text:p>504.33677</text:p>
          </table:table-cell>
          <table:table-cell office:value-type="float" office:value="51.09792" calcext:value-type="float">
            <text:p>51.09792</text:p>
          </table:table-cell>
          <table:table-cell office:value-type="float" office:value="50.49946" calcext:value-type="float">
            <text:p>50.49946</text:p>
          </table:table-cell>
          <table:table-cell office:value-type="float" office:value="46.77732" calcext:value-type="float">
            <text:p>46.77732</text:p>
          </table:table-cell>
          <table:table-cell office:value-type="float" office:value="47.08934" calcext:value-type="float">
            <text:p>47.08934</text:p>
          </table:table-cell>
          <table:table-cell office:value-type="float" office:value="0.14118" calcext:value-type="float">
            <text:p>0.14118</text:p>
          </table:table-cell>
          <table:table-cell office:value-type="float" office:value="0.13427" calcext:value-type="float">
            <text:p>0.13427</text:p>
          </table:table-cell>
          <table:table-cell office:value-type="float" office:value="0.16822" calcext:value-type="float">
            <text:p>0.16822</text:p>
          </table:table-cell>
          <table:table-cell office:value-type="float" office:value="0.42867" calcext:value-type="float">
            <text:p>0.42867</text:p>
          </table:table-cell>
          <table:table-cell office:value-type="float" office:value="0.42543" calcext:value-type="float">
            <text:p>0.42543</text:p>
          </table:table-cell>
          <table:table-cell office:value-type="float" office:value="0.39677" calcext:value-type="float">
            <text:p>0.39677</text:p>
          </table:table-cell>
          <table:table-cell office:value-type="float" office:value="0.39305" calcext:value-type="float">
            <text:p>0.39305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35M00S" calcext:value-type="time">
            <text:p>01:35:00</text:p>
          </table:table-cell>
          <table:table-cell office:value-type="string" calcext:value-type="string">
            <text:p>x25_Ca_x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36.1947" calcext:value-type="float">
            <text:p>36.1947</text:p>
          </table:table-cell>
          <table:table-cell office:value-type="float" office:value="35.75867" calcext:value-type="float">
            <text:p>35.75867</text:p>
          </table:table-cell>
          <table:table-cell office:value-type="float" office:value="35.55015" calcext:value-type="float">
            <text:p>35.55015</text:p>
          </table:table-cell>
          <table:table-cell office:value-type="float" office:value="34.55635" calcext:value-type="float">
            <text:p>34.55635</text:p>
          </table:table-cell>
          <table:table-cell office:value-type="float" office:value="867.8" calcext:value-type="float">
            <text:p>867.8</text:p>
          </table:table-cell>
          <table:table-cell office:value-type="float" office:value="840.28" calcext:value-type="float">
            <text:p>840.28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41.47103" calcext:value-type="float">
            <text:p>41.47103</text:p>
          </table:table-cell>
          <table:table-cell office:value-type="float" office:value="45.08341" calcext:value-type="float">
            <text:p>45.08341</text:p>
          </table:table-cell>
          <table:table-cell office:value-type="float" office:value="43.87152" calcext:value-type="float">
            <text:p>43.87152</text:p>
          </table:table-cell>
          <table:table-cell office:value-type="float" office:value="354.83542" calcext:value-type="float">
            <text:p>354.83542</text:p>
          </table:table-cell>
          <table:table-cell office:value-type="float" office:value="431.17009" calcext:value-type="float">
            <text:p>431.17009</text:p>
          </table:table-cell>
          <table:table-cell office:value-type="float" office:value="358.92022" calcext:value-type="float">
            <text:p>358.92022</text:p>
          </table:table-cell>
          <table:table-cell office:value-type="float" office:value="39.54379" calcext:value-type="float">
            <text:p>39.54379</text:p>
          </table:table-cell>
          <table:table-cell office:value-type="float" office:value="38.93249" calcext:value-type="float">
            <text:p>38.93249</text:p>
          </table:table-cell>
          <table:table-cell office:value-type="float" office:value="37.14465" calcext:value-type="float">
            <text:p>37.14465</text:p>
          </table:table-cell>
          <table:table-cell office:value-type="float" office:value="37.44596" calcext:value-type="float">
            <text:p>37.44596</text:p>
          </table:table-cell>
          <table:table-cell office:value-type="float" office:value="0.09849" calcext:value-type="float">
            <text:p>0.09849</text:p>
          </table:table-cell>
          <table:table-cell office:value-type="float" office:value="0.10197" calcext:value-type="float">
            <text:p>0.10197</text:p>
          </table:table-cell>
          <table:table-cell office:value-type="float" office:value="0.13233" calcext:value-type="float">
            <text:p>0.13233</text:p>
          </table:table-cell>
          <table:table-cell office:value-type="float" office:value="0.33396" calcext:value-type="float">
            <text:p>0.33396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31604" calcext:value-type="float">
            <text:p>0.31604</text:p>
          </table:table-cell>
          <table:table-cell office:value-type="float" office:value="0.31365" calcext:value-type="float">
            <text:p>0.31365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36M00S" calcext:value-type="time">
            <text:p>01:36:00</text:p>
          </table:table-cell>
          <table:table-cell office:value-type="string" calcext:value-type="string">
            <text:p>x20_Ca_x2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45.18149" calcext:value-type="float">
            <text:p>45.18149</text:p>
          </table:table-cell>
          <table:table-cell office:value-type="float" office:value="43.32622" calcext:value-type="float">
            <text:p>43.32622</text:p>
          </table:table-cell>
          <table:table-cell office:value-type="float" office:value="43.15104" calcext:value-type="float">
            <text:p>43.15104</text:p>
          </table:table-cell>
          <table:table-cell office:value-type="float" office:value="42.08152" calcext:value-type="float">
            <text:p>42.08152</text:p>
          </table:table-cell>
          <table:table-cell office:value-type="float" office:value="909.18" calcext:value-type="float">
            <text:p>909.18</text:p>
          </table:table-cell>
          <table:table-cell office:value-type="float" office:value="900.77" calcext:value-type="float">
            <text:p>900.77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56.53203" calcext:value-type="float">
            <text:p>56.53203</text:p>
          </table:table-cell>
          <table:table-cell office:value-type="float" office:value="56.01985" calcext:value-type="float">
            <text:p>56.01985</text:p>
          </table:table-cell>
          <table:table-cell office:value-type="float" office:value="55.23267" calcext:value-type="float">
            <text:p>55.23267</text:p>
          </table:table-cell>
          <table:table-cell office:value-type="float" office:value="475.19775" calcext:value-type="float">
            <text:p>475.19775</text:p>
          </table:table-cell>
          <table:table-cell office:value-type="float" office:value="500.31892" calcext:value-type="float">
            <text:p>500.31892</text:p>
          </table:table-cell>
          <table:table-cell office:value-type="float" office:value="471.04435" calcext:value-type="float">
            <text:p>471.04435</text:p>
          </table:table-cell>
          <table:table-cell office:value-type="float" office:value="48.00401" calcext:value-type="float">
            <text:p>48.00401</text:p>
          </table:table-cell>
          <table:table-cell office:value-type="float" office:value="47.42306" calcext:value-type="float">
            <text:p>47.42306</text:p>
          </table:table-cell>
          <table:table-cell office:value-type="float" office:value="44.17374" calcext:value-type="float">
            <text:p>44.17374</text:p>
          </table:table-cell>
          <table:table-cell office:value-type="float" office:value="44.28495" calcext:value-type="float">
            <text:p>44.28495</text:p>
          </table:table-cell>
          <table:table-cell office:value-type="float" office:value="0.15083" calcext:value-type="float">
            <text:p>0.15083</text:p>
          </table:table-cell>
          <table:table-cell office:value-type="float" office:value="0.12471" calcext:value-type="float">
            <text:p>0.12471</text:p>
          </table:table-cell>
          <table:table-cell office:value-type="float" office:value="0.14996" calcext:value-type="float">
            <text:p>0.14996</text:p>
          </table:table-cell>
          <table:table-cell office:value-type="float" office:value="0.40643" calcext:value-type="float">
            <text:p>0.40643</text:p>
          </table:table-cell>
          <table:table-cell office:value-type="float" office:value="0.40179" calcext:value-type="float">
            <text:p>0.40179</text:p>
          </table:table-cell>
          <table:table-cell office:value-type="float" office:value="0.37498" calcext:value-type="float">
            <text:p>0.37498</text:p>
          </table:table-cell>
          <table:table-cell office:value-type="float" office:value="0.37116" calcext:value-type="float">
            <text:p>0.37116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1H37M00S" calcext:value-type="time">
            <text:p>01:37:00</text:p>
          </table:table-cell>
          <table:table-cell office:value-type="string" calcext:value-type="string">
            <text:p>x15_Ca_x2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11" calcext:value-type="float">
            <text:p>0.00111</text:p>
          </table:table-cell>
          <table:table-cell office:value-type="string" calcext:value-type="string">
            <text:p>63.85684 o</text:p>
          </table:table-cell>
          <table:table-cell office:value-type="string" calcext:value-type="string">
            <text:p>64.42517 o</text:p>
          </table:table-cell>
          <table:table-cell office:value-type="string" calcext:value-type="string">
            <text:p>64.17484 o</text:p>
          </table:table-cell>
          <table:table-cell office:value-type="string" calcext:value-type="string">
            <text:p>62.88802 o</text:p>
          </table:table-cell>
          <table:table-cell office:value-type="float" office:value="1355.77" calcext:value-type="float">
            <text:p>1355.77</text:p>
          </table:table-cell>
          <table:table-cell office:value-type="float" office:value="1455.06" calcext:value-type="float">
            <text:p>1455.06</text:p>
          </table:table-cell>
          <table:table-cell table:number-columns-repeated="4" office:value-type="string" calcext:value-type="string">
            <text:p>Uncal</text:p>
          </table:table-cell>
          <table:table-cell office:value-type="float" office:value="86.08027" calcext:value-type="float">
            <text:p>86.08027</text:p>
          </table:table-cell>
          <table:table-cell office:value-type="float" office:value="87.46595" calcext:value-type="float">
            <text:p>87.46595</text:p>
          </table:table-cell>
          <table:table-cell office:value-type="float" office:value="86.65046" calcext:value-type="float">
            <text:p>86.65046</text:p>
          </table:table-cell>
          <table:table-cell office:value-type="float" office:value="714.0375" calcext:value-type="float">
            <text:p>714.0375</text:p>
          </table:table-cell>
          <table:table-cell office:value-type="float" office:value="746.44372" calcext:value-type="float">
            <text:p>746.44372</text:p>
          </table:table-cell>
          <table:table-cell office:value-type="float" office:value="762.79039" calcext:value-type="float">
            <text:p>762.79039</text:p>
          </table:table-cell>
          <table:table-cell office:value-type="float" office:value="67.09385" calcext:value-type="float">
            <text:p>67.09385</text:p>
          </table:table-cell>
          <table:table-cell office:value-type="float" office:value="66.52871" calcext:value-type="float">
            <text:p>66.52871</text:p>
          </table:table-cell>
          <table:table-cell office:value-type="float" office:value="64.54536" calcext:value-type="float">
            <text:p>64.54536</text:p>
          </table:table-cell>
          <table:table-cell office:value-type="float" office:value="65.16655" calcext:value-type="float">
            <text:p>65.16655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19855" calcext:value-type="float">
            <text:p>0.19855</text:p>
          </table:table-cell>
          <table:table-cell office:value-type="float" office:value="0.21124" calcext:value-type="float">
            <text:p>0.21124</text:p>
          </table:table-cell>
          <table:table-cell office:value-type="float" office:value="0.55569" calcext:value-type="float">
            <text:p>0.55569</text:p>
          </table:table-cell>
          <table:table-cell office:value-type="float" office:value="0.55061" calcext:value-type="float">
            <text:p>0.55061</text:p>
          </table:table-cell>
          <table:table-cell office:value-type="float" office:value="0.54193" calcext:value-type="float">
            <text:p>0.54193</text:p>
          </table:table-cell>
          <table:table-cell office:value-type="float" office:value="0.53666" calcext:value-type="float">
            <text:p>0.53666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1M00S" calcext:value-type="time">
            <text:p>02:01:00</text:p>
          </table:table-cell>
          <table:table-cell office:value-type="string" calcext:value-type="string">
            <text:p>x5_PF-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113" calcext:value-type="float">
            <text:p>0.00113</text:p>
          </table:table-cell>
          <table:table-cell table:number-columns-repeated="2" office:value-type="float" office:value="0.00103" calcext:value-type="float">
            <text:p>0.00103</text:p>
          </table:table-cell>
          <table:table-cell office:value-type="float" office:value="4.89207" calcext:value-type="float">
            <text:p>4.89207</text:p>
          </table:table-cell>
          <table:table-cell office:value-type="float" office:value="5.39067" calcext:value-type="float">
            <text:p>5.39067</text:p>
          </table:table-cell>
          <table:table-cell office:value-type="float" office:value="4.00818" calcext:value-type="float">
            <text:p>4.00818</text:p>
          </table:table-cell>
          <table:table-cell office:value-type="float" office:value="4.16059" calcext:value-type="float">
            <text:p>4.16059</text:p>
          </table:table-cell>
          <table:table-cell office:value-type="float" office:value="245.39" calcext:value-type="float">
            <text:p>245.39</text:p>
          </table:table-cell>
          <table:table-cell office:value-type="float" office:value="212.16" calcext:value-type="float">
            <text:p>212.16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-27.76771 u</text:p>
          </table:table-cell>
          <table:table-cell office:value-type="string" calcext:value-type="string">
            <text:p>-10.68775 u</text:p>
          </table:table-cell>
          <table:table-cell office:value-type="string" calcext:value-type="string">
            <text:p>-13.57432 u</text:p>
          </table:table-cell>
          <table:table-cell office:value-type="string" calcext:value-type="string">
            <text:p>-178.46306 u</text:p>
          </table:table-cell>
          <table:table-cell office:value-type="float" office:value="168.08269" calcext:value-type="float">
            <text:p>168.08269</text:p>
          </table:table-cell>
          <table:table-cell office:value-type="string" calcext:value-type="string">
            <text:p>-266.24507 u</text:p>
          </table:table-cell>
          <table:table-cell office:value-type="float" office:value="0.20227" calcext:value-type="float">
            <text:p>0.20227</text:p>
          </table:table-cell>
          <table:table-cell office:value-type="float" office:value="0.05146" calcext:value-type="float">
            <text:p>0.05146</text:p>
          </table:table-cell>
          <table:table-cell office:value-type="string" calcext:value-type="string">
            <text:p>0.06509 u</text:p>
          </table:table-cell>
          <table:table-cell office:value-type="string" calcext:value-type="string">
            <text:p>0.00170 u</text:p>
          </table:table-cell>
          <table:table-cell office:value-type="string" calcext:value-type="string">
            <text:p>0.03196 u</text:p>
          </table:table-cell>
          <table:table-cell office:value-type="string" calcext:value-type="string">
            <text:p>0.04955 u</text:p>
          </table:table-cell>
          <table:table-cell office:value-type="float" office:value="0.09005" calcext:value-type="float">
            <text:p>0.09005</text:p>
          </table:table-cell>
          <table:table-cell office:value-type="float" office:value="0.02023" calcext:value-type="float">
            <text:p>0.02023</text:p>
          </table:table-cell>
          <table:table-cell office:value-type="float" office:value="0.02071" calcext:value-type="float">
            <text:p>0.02071</text:p>
          </table:table-cell>
          <table:table-cell office:value-type="float" office:value="0.01775" calcext:value-type="float">
            <text:p>0.01775</text:p>
          </table:table-cell>
          <table:table-cell office:value-type="float" office:value="0.01878" calcext:value-type="float">
            <text:p>0.01878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2M00S" calcext:value-type="time">
            <text:p>02:02:00</text:p>
          </table:table-cell>
          <table:table-cell office:value-type="string" calcext:value-type="string">
            <text:p>x5_PF-2.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3.49654" calcext:value-type="float">
            <text:p>3.49654</text:p>
          </table:table-cell>
          <table:table-cell office:value-type="float" office:value="4.17008" calcext:value-type="float">
            <text:p>4.17008</text:p>
          </table:table-cell>
          <table:table-cell office:value-type="float" office:value="2.73917" calcext:value-type="float">
            <text:p>2.73917</text:p>
          </table:table-cell>
          <table:table-cell office:value-type="float" office:value="2.9316" calcext:value-type="float">
            <text:p>2.9316</text:p>
          </table:table-cell>
          <table:table-cell office:value-type="float" office:value="124.33" calcext:value-type="float">
            <text:p>124.33</text:p>
          </table:table-cell>
          <table:table-cell office:value-type="string" calcext:value-type="string">
            <text:p>125.68 u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-28.64702 u</text:p>
          </table:table-cell>
          <table:table-cell office:value-type="string" calcext:value-type="string">
            <text:p>-11.26168 u</text:p>
          </table:table-cell>
          <table:table-cell office:value-type="string" calcext:value-type="string">
            <text:p>-14.18289 u</text:p>
          </table:table-cell>
          <table:table-cell office:value-type="string" calcext:value-type="string">
            <text:p>-178.87265 u</text:p>
          </table:table-cell>
          <table:table-cell office:value-type="float" office:value="165.182" calcext:value-type="float">
            <text:p>165.182</text:p>
          </table:table-cell>
          <table:table-cell office:value-type="string" calcext:value-type="string">
            <text:p>-266.92617 u</text:p>
          </table:table-cell>
          <table:table-cell office:value-type="float" office:value="0.19539" calcext:value-type="float">
            <text:p>0.19539</text:p>
          </table:table-cell>
          <table:table-cell office:value-type="float" office:value="0.06754" calcext:value-type="float">
            <text:p>0.06754</text:p>
          </table:table-cell>
          <table:table-cell office:value-type="string" calcext:value-type="string">
            <text:p>0.06532 u</text:p>
          </table:table-cell>
          <table:table-cell office:value-type="string" calcext:value-type="string">
            <text:p>0.03433 u</text:p>
          </table:table-cell>
          <table:table-cell office:value-type="string" calcext:value-type="string">
            <text:p>0.02481 u</text:p>
          </table:table-cell>
          <table:table-cell office:value-type="string" calcext:value-type="string">
            <text:p>0.05906 u</text:p>
          </table:table-cell>
          <table:table-cell office:value-type="float" office:value="0.09459" calcext:value-type="float">
            <text:p>0.09459</text:p>
          </table:table-cell>
          <table:table-cell office:value-type="float" office:value="0.03745" calcext:value-type="float">
            <text:p>0.03745</text:p>
          </table:table-cell>
          <table:table-cell office:value-type="float" office:value="0.03756" calcext:value-type="float">
            <text:p>0.03756</text:p>
          </table:table-cell>
          <table:table-cell office:value-type="float" office:value="0.03369" calcext:value-type="float">
            <text:p>0.03369</text:p>
          </table:table-cell>
          <table:table-cell office:value-type="float" office:value="0.03432" calcext:value-type="float">
            <text:p>0.03432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3M00S" calcext:value-type="time">
            <text:p>02:03:00</text:p>
          </table:table-cell>
          <table:table-cell office:value-type="string" calcext:value-type="string">
            <text:p>x5_PF-2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00 u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2.63465" calcext:value-type="float">
            <text:p>2.63465</text:p>
          </table:table-cell>
          <table:table-cell office:value-type="float" office:value="2.94599" calcext:value-type="float">
            <text:p>2.94599</text:p>
          </table:table-cell>
          <table:table-cell office:value-type="float" office:value="1.47988" calcext:value-type="float">
            <text:p>1.47988</text:p>
          </table:table-cell>
          <table:table-cell office:value-type="float" office:value="1.7631" calcext:value-type="float">
            <text:p>1.7631</text:p>
          </table:table-cell>
          <table:table-cell office:value-type="float" office:value="219.82" calcext:value-type="float">
            <text:p>219.82</text:p>
          </table:table-cell>
          <table:table-cell office:value-type="string" calcext:value-type="string">
            <text:p>97.51 u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-28.81390 u</text:p>
          </table:table-cell>
          <table:table-cell office:value-type="string" calcext:value-type="string">
            <text:p>-11.77455 u</text:p>
          </table:table-cell>
          <table:table-cell office:value-type="string" calcext:value-type="string">
            <text:p>-14.65548 u</text:p>
          </table:table-cell>
          <table:table-cell office:value-type="string" calcext:value-type="string">
            <text:p>-179.05662 u</text:p>
          </table:table-cell>
          <table:table-cell office:value-type="float" office:value="166.7439" calcext:value-type="float">
            <text:p>166.7439</text:p>
          </table:table-cell>
          <table:table-cell office:value-type="string" calcext:value-type="string">
            <text:p>-267.15188 u</text:p>
          </table:table-cell>
          <table:table-cell office:value-type="float" office:value="0.16591" calcext:value-type="float">
            <text:p>0.16591</text:p>
          </table:table-cell>
          <table:table-cell office:value-type="float" office:value="0.07783" calcext:value-type="float">
            <text:p>0.07783</text:p>
          </table:table-cell>
          <table:table-cell office:value-type="string" calcext:value-type="string">
            <text:p>0.07409 u</text:p>
          </table:table-cell>
          <table:table-cell office:value-type="string" calcext:value-type="string">
            <text:p>0.02881 u</text:p>
          </table:table-cell>
          <table:table-cell office:value-type="string" calcext:value-type="string">
            <text:p>0.00915 u</text:p>
          </table:table-cell>
          <table:table-cell office:value-type="string" calcext:value-type="string">
            <text:p>0.03568 u</text:p>
          </table:table-cell>
          <table:table-cell office:value-type="float" office:value="0.06399" calcext:value-type="float">
            <text:p>0.06399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3006" calcext:value-type="float">
            <text:p>0.03006</text:p>
          </table:table-cell>
          <table:table-cell office:value-type="float" office:value="0.02555" calcext:value-type="float">
            <text:p>0.02555</text:p>
          </table:table-cell>
          <table:table-cell office:value-type="float" office:value="0.02614" calcext:value-type="float">
            <text:p>0.02614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4M00S" calcext:value-type="time">
            <text:p>02:04:00</text:p>
          </table:table-cell>
          <table:table-cell office:value-type="string" calcext:value-type="string">
            <text:p>x5_PF-2.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44" calcext:value-type="float">
            <text:p>0.00044</text:p>
          </table:table-cell>
          <table:table-cell office:value-type="string" calcext:value-type="string">
            <text:p>0.07355 u</text:p>
          </table:table-cell>
          <table:table-cell office:value-type="float" office:value="0.87506" calcext:value-type="float">
            <text:p>0.87506</text:p>
          </table:table-cell>
          <table:table-cell office:value-type="string" calcext:value-type="string">
            <text:p>-0.68430 u</text:p>
          </table:table-cell>
          <table:table-cell office:value-type="string" calcext:value-type="string">
            <text:p>-0.24964 u</text:p>
          </table:table-cell>
          <table:table-cell office:value-type="float" office:value="183.17" calcext:value-type="float">
            <text:p>183.17</text:p>
          </table:table-cell>
          <table:table-cell office:value-type="float" office:value="168.79" calcext:value-type="float">
            <text:p>168.79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-30.13075 u</text:p>
          </table:table-cell>
          <table:table-cell office:value-type="string" calcext:value-type="string">
            <text:p>-12.58756 u</text:p>
          </table:table-cell>
          <table:table-cell office:value-type="string" calcext:value-type="string">
            <text:p>-15.46944 u</text:p>
          </table:table-cell>
          <table:table-cell office:value-type="string" calcext:value-type="string">
            <text:p>-179.03462 u</text:p>
          </table:table-cell>
          <table:table-cell office:value-type="float" office:value="170.16333" calcext:value-type="float">
            <text:p>170.16333</text:p>
          </table:table-cell>
          <table:table-cell office:value-type="string" calcext:value-type="string">
            <text:p>-267.56453 u</text:p>
          </table:table-cell>
          <table:table-cell office:value-type="float" office:value="0.14305" calcext:value-type="float">
            <text:p>0.14305</text:p>
          </table:table-cell>
          <table:table-cell office:value-type="float" office:value="0.07605" calcext:value-type="float">
            <text:p>0.07605</text:p>
          </table:table-cell>
          <table:table-cell office:value-type="string" calcext:value-type="string">
            <text:p>0.04730 u</text:p>
          </table:table-cell>
          <table:table-cell office:value-type="float" office:value="0.04213" calcext:value-type="float">
            <text:p>0.04213</text:p>
          </table:table-cell>
          <table:table-cell office:value-type="string" calcext:value-type="string">
            <text:p>0.03123 u</text:p>
          </table:table-cell>
          <table:table-cell office:value-type="string" calcext:value-type="string">
            <text:p>0.04517 u</text:p>
          </table:table-cell>
          <table:table-cell office:value-type="float" office:value="0.07691" calcext:value-type="float">
            <text:p>0.07691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1458" calcext:value-type="float">
            <text:p>0.01458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5M00S" calcext:value-type="time">
            <text:p>02:05:00</text:p>
          </table:table-cell>
          <table:table-cell office:value-type="string" calcext:value-type="string">
            <text:p>x5_PF-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64" calcext:value-type="float">
            <text:p>0.00064</text:p>
          </table:table-cell>
          <table:table-cell table:number-columns-repeated="2" office:value-type="float" office:value="0.00054" calcext:value-type="float">
            <text:p>0.00054</text:p>
          </table:table-cell>
          <table:table-cell office:value-type="float" office:value="4.46784" calcext:value-type="float">
            <text:p>4.46784</text:p>
          </table:table-cell>
          <table:table-cell office:value-type="float" office:value="4.87879" calcext:value-type="float">
            <text:p>4.87879</text:p>
          </table:table-cell>
          <table:table-cell office:value-type="float" office:value="3.5957" calcext:value-type="float">
            <text:p>3.5957</text:p>
          </table:table-cell>
          <table:table-cell office:value-type="float" office:value="3.822" calcext:value-type="float">
            <text:p>3.822</text:p>
          </table:table-cell>
          <table:table-cell office:value-type="float" office:value="268.5" calcext:value-type="float">
            <text:p>268.5</text:p>
          </table:table-cell>
          <table:table-cell office:value-type="float" office:value="214.02" calcext:value-type="float">
            <text:p>214.02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-23.23003 u</text:p>
          </table:table-cell>
          <table:table-cell office:value-type="string" calcext:value-type="string">
            <text:p>-7.64919 u</text:p>
          </table:table-cell>
          <table:table-cell office:value-type="string" calcext:value-type="string">
            <text:p>-10.28917 u</text:p>
          </table:table-cell>
          <table:table-cell office:value-type="string" calcext:value-type="string">
            <text:p>-178.38538 u</text:p>
          </table:table-cell>
          <table:table-cell office:value-type="float" office:value="167.91494" calcext:value-type="float">
            <text:p>167.91494</text:p>
          </table:table-cell>
          <table:table-cell office:value-type="string" calcext:value-type="string">
            <text:p>-266.63859 u</text:p>
          </table:table-cell>
          <table:table-cell office:value-type="float" office:value="0.14824" calcext:value-type="float">
            <text:p>0.14824</text:p>
          </table:table-cell>
          <table:table-cell office:value-type="float" office:value="0.02505" calcext:value-type="float">
            <text:p>0.02505</text:p>
          </table:table-cell>
          <table:table-cell office:value-type="string" calcext:value-type="string">
            <text:p>0.04013 u</text:p>
          </table:table-cell>
          <table:table-cell office:value-type="string" calcext:value-type="string">
            <text:p>-0.00175 u</text:p>
          </table:table-cell>
          <table:table-cell office:value-type="string" calcext:value-type="string">
            <text:p>-0.01071 u</text:p>
          </table:table-cell>
          <table:table-cell office:value-type="string" calcext:value-type="string">
            <text:p>-0.01308 u</text:p>
          </table:table-cell>
          <table:table-cell office:value-type="string" calcext:value-type="string">
            <text:p>0.03375 u</text:p>
          </table:table-cell>
          <table:table-cell office:value-type="float" office:value="0.00913" calcext:value-type="float">
            <text:p>0.00913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6M00S" calcext:value-type="time">
            <text:p>02:06:00</text:p>
          </table:table-cell>
          <table:table-cell office:value-type="string" calcext:value-type="string">
            <text:p>x5_PF-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00 u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0021" calcext:value-type="float">
            <text:p>0.00021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1.8501" calcext:value-type="float">
            <text:p>1.8501</text:p>
          </table:table-cell>
          <table:table-cell office:value-type="float" office:value="2.35987" calcext:value-type="float">
            <text:p>2.35987</text:p>
          </table:table-cell>
          <table:table-cell office:value-type="float" office:value="0.85587" calcext:value-type="float">
            <text:p>0.85587</text:p>
          </table:table-cell>
          <table:table-cell office:value-type="float" office:value="1.18027" calcext:value-type="float">
            <text:p>1.18027</text:p>
          </table:table-cell>
          <table:table-cell office:value-type="string" calcext:value-type="string">
            <text:p>93.04 u</text:p>
          </table:table-cell>
          <table:table-cell office:value-type="string" calcext:value-type="string">
            <text:p>144.22 u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-28.37450 u</text:p>
          </table:table-cell>
          <table:table-cell office:value-type="string" calcext:value-type="string">
            <text:p>-11.33953 u</text:p>
          </table:table-cell>
          <table:table-cell office:value-type="string" calcext:value-type="string">
            <text:p>-14.22063 u</text:p>
          </table:table-cell>
          <table:table-cell office:value-type="string" calcext:value-type="string">
            <text:p>-179.26122 u</text:p>
          </table:table-cell>
          <table:table-cell office:value-type="float" office:value="164.30607" calcext:value-type="float">
            <text:p>164.30607</text:p>
          </table:table-cell>
          <table:table-cell office:value-type="string" calcext:value-type="string">
            <text:p>-268.05830 u</text:p>
          </table:table-cell>
          <table:table-cell office:value-type="float" office:value="0.15921" calcext:value-type="float">
            <text:p>0.15921</text:p>
          </table:table-cell>
          <table:table-cell office:value-type="float" office:value="0.05703" calcext:value-type="float">
            <text:p>0.05703</text:p>
          </table:table-cell>
          <table:table-cell office:value-type="float" office:value="0.08939" calcext:value-type="float">
            <text:p>0.08939</text:p>
          </table:table-cell>
          <table:table-cell office:value-type="float" office:value="0.04705" calcext:value-type="float">
            <text:p>0.04705</text:p>
          </table:table-cell>
          <table:table-cell office:value-type="string" calcext:value-type="string">
            <text:p>0.05261 u</text:p>
          </table:table-cell>
          <table:table-cell office:value-type="float" office:value="0.06392" calcext:value-type="float">
            <text:p>0.06392</text:p>
          </table:table-cell>
          <table:table-cell office:value-type="float" office:value="0.09563" calcext:value-type="float">
            <text:p>0.09563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1281" calcext:value-type="float">
            <text:p>0.01281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7M00S" calcext:value-type="time">
            <text:p>02:07:00</text:p>
          </table:table-cell>
          <table:table-cell office:value-type="string" calcext:value-type="string">
            <text:p>x5_PF-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0.00286 o</text:p>
          </table:table-cell>
          <table:table-cell office:value-type="string" calcext:value-type="string">
            <text:p>0.00279 o</text:p>
          </table:table-cell>
          <table:table-cell office:value-type="string" calcext:value-type="string">
            <text:p>0.00298 o</text:p>
          </table:table-cell>
          <table:table-cell office:value-type="string" calcext:value-type="string">
            <text:p>0.00270 o</text:p>
          </table:table-cell>
          <table:table-cell office:value-type="string" calcext:value-type="string">
            <text:p>0.00280 o</text:p>
          </table:table-cell>
          <table:table-cell office:value-type="float" office:value="31.89861" calcext:value-type="float">
            <text:p>31.89861</text:p>
          </table:table-cell>
          <table:table-cell office:value-type="float" office:value="29.8051" calcext:value-type="float">
            <text:p>29.8051</text:p>
          </table:table-cell>
          <table:table-cell office:value-type="float" office:value="30.01816" calcext:value-type="float">
            <text:p>30.01816</text:p>
          </table:table-cell>
          <table:table-cell office:value-type="float" office:value="28.91297" calcext:value-type="float">
            <text:p>28.91297</text:p>
          </table:table-cell>
          <table:table-cell office:value-type="string" calcext:value-type="string">
            <text:p>47.39 u</text:p>
          </table:table-cell>
          <table:table-cell office:value-type="string" calcext:value-type="string">
            <text:p>-13.03 u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-25.16262 u</text:p>
          </table:table-cell>
          <table:table-cell office:value-type="string" calcext:value-type="string">
            <text:p>-8.75783 u</text:p>
          </table:table-cell>
          <table:table-cell office:value-type="string" calcext:value-type="string">
            <text:p>-11.44914 u</text:p>
          </table:table-cell>
          <table:table-cell office:value-type="string" calcext:value-type="string">
            <text:p>-179.18782 u</text:p>
          </table:table-cell>
          <table:table-cell office:value-type="float" office:value="165.3423" calcext:value-type="float">
            <text:p>165.3423</text:p>
          </table:table-cell>
          <table:table-cell office:value-type="string" calcext:value-type="string">
            <text:p>-268.16736 u</text:p>
          </table:table-cell>
          <table:table-cell office:value-type="float" office:value="0.61028" calcext:value-type="float">
            <text:p>0.61028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22933" calcext:value-type="float">
            <text:p>0.22933</text:p>
          </table:table-cell>
          <table:table-cell office:value-type="float" office:value="0.04767" calcext:value-type="float">
            <text:p>0.04767</text:p>
          </table:table-cell>
          <table:table-cell office:value-type="string" calcext:value-type="string">
            <text:p>0.01938 u</text:p>
          </table:table-cell>
          <table:table-cell office:value-type="string" calcext:value-type="string">
            <text:p>0.02858 u</text:p>
          </table:table-cell>
          <table:table-cell office:value-type="float" office:value="0.06209" calcext:value-type="float">
            <text:p>0.06209</text:p>
          </table:table-cell>
          <table:table-cell office:value-type="float" office:value="0.4481" calcext:value-type="float">
            <text:p>0.4481</text:p>
          </table:table-cell>
          <table:table-cell office:value-type="float" office:value="0.4429" calcext:value-type="float">
            <text:p>0.4429</text:p>
          </table:table-cell>
          <table:table-cell office:value-type="float" office:value="0.40437" calcext:value-type="float">
            <text:p>0.40437</text:p>
          </table:table-cell>
          <table:table-cell office:value-type="float" office:value="0.39855" calcext:value-type="float">
            <text:p>0.39855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8M00S" calcext:value-type="time">
            <text:p>02:08:00</text:p>
          </table:table-cell>
          <table:table-cell office:value-type="string" calcext:value-type="string">
            <text:p>x5_PF-PS1</text:p>
          </table:table-cell>
          <table:table-cell office:value-type="string" calcext:value-type="string">
            <text:p>0.00 u</text:p>
          </table:table-cell>
          <table:table-cell office:value-type="string" calcext:value-type="string">
            <text:p>-0.01 u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7" calcext:value-type="float">
            <text:p>0.00027</text:p>
          </table:table-cell>
          <table:table-cell office:value-type="string" calcext:value-type="string">
            <text:p>-4.51857 u</text:p>
          </table:table-cell>
          <table:table-cell office:value-type="string" calcext:value-type="string">
            <text:p>-3.29652 u</text:p>
          </table:table-cell>
          <table:table-cell office:value-type="string" calcext:value-type="string">
            <text:p>-5.18651 u</text:p>
          </table:table-cell>
          <table:table-cell office:value-type="string" calcext:value-type="string">
            <text:p>-4.49953 u</text:p>
          </table:table-cell>
          <table:table-cell office:value-type="string" calcext:value-type="string">
            <text:p>110.40 u</text:p>
          </table:table-cell>
          <table:table-cell office:value-type="float" office:value="82.4" calcext:value-type="float">
            <text:p>82.4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-37.36634 u</text:p>
          </table:table-cell>
          <table:table-cell office:value-type="string" calcext:value-type="string">
            <text:p>-17.95093 u</text:p>
          </table:table-cell>
          <table:table-cell office:value-type="string" calcext:value-type="string">
            <text:p>-21.09504 u</text:p>
          </table:table-cell>
          <table:table-cell office:value-type="string" calcext:value-type="string">
            <text:p>-179.14139 u</text:p>
          </table:table-cell>
          <table:table-cell office:value-type="float" office:value="165.53178" calcext:value-type="float">
            <text:p>165.53178</text:p>
          </table:table-cell>
          <table:table-cell office:value-type="string" calcext:value-type="string">
            <text:p>-267.62411 u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0.02756" calcext:value-type="float">
            <text:p>0.02756</text:p>
          </table:table-cell>
          <table:table-cell office:value-type="string" calcext:value-type="string">
            <text:p>0.03409 u</text:p>
          </table:table-cell>
          <table:table-cell office:value-type="string" calcext:value-type="string">
            <text:p>0.00090 u</text:p>
          </table:table-cell>
          <table:table-cell office:value-type="string" calcext:value-type="string">
            <text:p>0.02496 u</text:p>
          </table:table-cell>
          <table:table-cell office:value-type="string" calcext:value-type="string">
            <text:p>0.03045 u</text:p>
          </table:table-cell>
          <table:table-cell office:value-type="float" office:value="0.06013" calcext:value-type="float">
            <text:p>0.06013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6" calcext:value-type="float">
            <text:p>0.0016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09M00S" calcext:value-type="time">
            <text:p>02:09:00</text:p>
          </table:table-cell>
          <table:table-cell office:value-type="string" calcext:value-type="string">
            <text:p>x5_PF-PS2.1</text:p>
          </table:table-cell>
          <table:table-cell office:value-type="string" calcext:value-type="string">
            <text:p>0.00 u</text:p>
          </table:table-cell>
          <table:table-cell office:value-type="string" calcext:value-type="string">
            <text:p>-0.01 u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9" calcext:value-type="float">
            <text:p>0.00009</text:p>
          </table:table-cell>
          <table:table-cell office:value-type="string" calcext:value-type="string">
            <text:p>-4.79165 u</text:p>
          </table:table-cell>
          <table:table-cell office:value-type="string" calcext:value-type="string">
            <text:p>-3.54565 u</text:p>
          </table:table-cell>
          <table:table-cell office:value-type="string" calcext:value-type="string">
            <text:p>-5.44096 u</text:p>
          </table:table-cell>
          <table:table-cell office:value-type="string" calcext:value-type="string">
            <text:p>-4.73671 u</text:p>
          </table:table-cell>
          <table:table-cell office:value-type="string" calcext:value-type="string">
            <text:p>-0.27 u</text:p>
          </table:table-cell>
          <table:table-cell office:value-type="string" calcext:value-type="string">
            <text:p>30.34 u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-37.45411 u</text:p>
          </table:table-cell>
          <table:table-cell office:value-type="string" calcext:value-type="string">
            <text:p>-18.01826 u</text:p>
          </table:table-cell>
          <table:table-cell office:value-type="string" calcext:value-type="string">
            <text:p>-21.16624 u</text:p>
          </table:table-cell>
          <table:table-cell office:value-type="string" calcext:value-type="string">
            <text:p>-179.17191 u</text:p>
          </table:table-cell>
          <table:table-cell office:value-type="float" office:value="164.80977" calcext:value-type="float">
            <text:p>164.80977</text:p>
          </table:table-cell>
          <table:table-cell office:value-type="string" calcext:value-type="string">
            <text:p>-267.88180 u</text:p>
          </table:table-cell>
          <table:table-cell office:value-type="string" calcext:value-type="string">
            <text:p>0.01286 u</text:p>
          </table:table-cell>
          <table:table-cell office:value-type="float" office:value="0.01197" calcext:value-type="float">
            <text:p>0.01197</text:p>
          </table:table-cell>
          <table:table-cell office:value-type="string" calcext:value-type="string">
            <text:p>-0.02552 u</text:p>
          </table:table-cell>
          <table:table-cell office:value-type="string" calcext:value-type="string">
            <text:p>-0.00284 u</text:p>
          </table:table-cell>
          <table:table-cell office:value-type="string" calcext:value-type="string">
            <text:p>-0.02966 u</text:p>
          </table:table-cell>
          <table:table-cell office:value-type="string" calcext:value-type="string">
            <text:p>-0.01836 u</text:p>
          </table:table-cell>
          <table:table-cell office:value-type="string" calcext:value-type="string">
            <text:p>0.01823 u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0M00S" calcext:value-type="time">
            <text:p>02:10:00</text:p>
          </table:table-cell>
          <table:table-cell office:value-type="string" calcext:value-type="string">
            <text:p>x5_PF-PS2.2</text:p>
          </table:table-cell>
          <table:table-cell office:value-type="string" calcext:value-type="string">
            <text:p>0.00 u</text:p>
          </table:table-cell>
          <table:table-cell office:value-type="string" calcext:value-type="string">
            <text:p>-0.01 u</text:p>
          </table:table-cell>
          <table:table-cell office:value-type="string" calcext:value-type="string">
            <text:p>0.00389 o</text:p>
          </table:table-cell>
          <table:table-cell office:value-type="string" calcext:value-type="string">
            <text:p>0.00381 o</text:p>
          </table:table-cell>
          <table:table-cell office:value-type="string" calcext:value-type="string">
            <text:p>0.00410 o</text:p>
          </table:table-cell>
          <table:table-cell office:value-type="string" calcext:value-type="string">
            <text:p>0.00364 o</text:p>
          </table:table-cell>
          <table:table-cell office:value-type="string" calcext:value-type="string">
            <text:p>0.00375 o</text:p>
          </table:table-cell>
          <table:table-cell office:value-type="float" office:value="0.80518" calcext:value-type="float">
            <text:p>0.80518</text:p>
          </table:table-cell>
          <table:table-cell office:value-type="float" office:value="1.39791" calcext:value-type="float">
            <text:p>1.39791</text:p>
          </table:table-cell>
          <table:table-cell office:value-type="string" calcext:value-type="string">
            <text:p>-0.10275 u</text:p>
          </table:table-cell>
          <table:table-cell office:value-type="string" calcext:value-type="string">
            <text:p>0.28152 u</text:p>
          </table:table-cell>
          <table:table-cell office:value-type="string" calcext:value-type="string">
            <text:p>13.17 u</text:p>
          </table:table-cell>
          <table:table-cell office:value-type="float" office:value="120.71" calcext:value-type="float">
            <text:p>120.71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-35.34943 u</text:p>
          </table:table-cell>
          <table:table-cell office:value-type="string" calcext:value-type="string">
            <text:p>-16.44216 u</text:p>
          </table:table-cell>
          <table:table-cell office:value-type="string" calcext:value-type="string">
            <text:p>-19.52583 u</text:p>
          </table:table-cell>
          <table:table-cell office:value-type="string" calcext:value-type="string">
            <text:p>-177.18128 u</text:p>
          </table:table-cell>
          <table:table-cell office:value-type="float" office:value="165.08636" calcext:value-type="float">
            <text:p>165.08636</text:p>
          </table:table-cell>
          <table:table-cell office:value-type="string" calcext:value-type="string">
            <text:p>-264.66816 u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05415" calcext:value-type="float">
            <text:p>0.05415</text:p>
          </table:table-cell>
          <table:table-cell office:value-type="string" calcext:value-type="string">
            <text:p>0.04404 u</text:p>
          </table:table-cell>
          <table:table-cell office:value-type="string" calcext:value-type="string">
            <text:p>0.01469 u</text:p>
          </table:table-cell>
          <table:table-cell office:value-type="float" office:value="0.25585" calcext:value-type="float">
            <text:p>0.25585</text:p>
          </table:table-cell>
          <table:table-cell office:value-type="float" office:value="0.34107" calcext:value-type="float">
            <text:p>0.34107</text:p>
          </table:table-cell>
          <table:table-cell office:value-type="float" office:value="0.35013" calcext:value-type="float">
            <text:p>0.35013</text:p>
          </table:table-cell>
          <table:table-cell office:value-type="float" office:value="0.04711" calcext:value-type="float">
            <text:p>0.04711</text:p>
          </table:table-cell>
          <table:table-cell office:value-type="float" office:value="0.04674" calcext:value-type="float">
            <text:p>0.04674</text:p>
          </table:table-cell>
          <table:table-cell office:value-type="float" office:value="0.04098" calcext:value-type="float">
            <text:p>0.04098</text:p>
          </table:table-cell>
          <table:table-cell office:value-type="float" office:value="0.04108" calcext:value-type="float">
            <text:p>0.04108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1M00S" calcext:value-type="time">
            <text:p>02:11:00</text:p>
          </table:table-cell>
          <table:table-cell office:value-type="string" calcext:value-type="string">
            <text:p>x5_PF-PS2.3</text:p>
          </table:table-cell>
          <table:table-cell table:number-columns-repeated="2" office:value-type="string" calcext:value-type="string">
            <text:p>0.00 u</text:p>
          </table:table-cell>
          <table:table-cell office:value-type="string" calcext:value-type="string">
            <text:p>0.00350 o</text:p>
          </table:table-cell>
          <table:table-cell office:value-type="string" calcext:value-type="string">
            <text:p>0.00344 o</text:p>
          </table:table-cell>
          <table:table-cell office:value-type="string" calcext:value-type="string">
            <text:p>0.00368 o</text:p>
          </table:table-cell>
          <table:table-cell office:value-type="string" calcext:value-type="string">
            <text:p>0.00333 o</text:p>
          </table:table-cell>
          <table:table-cell office:value-type="string" calcext:value-type="string">
            <text:p>0.00346 o</text:p>
          </table:table-cell>
          <table:table-cell office:value-type="float" office:value="4.00756" calcext:value-type="float">
            <text:p>4.00756</text:p>
          </table:table-cell>
          <table:table-cell office:value-type="float" office:value="4.46408" calcext:value-type="float">
            <text:p>4.46408</text:p>
          </table:table-cell>
          <table:table-cell office:value-type="float" office:value="3.17754" calcext:value-type="float">
            <text:p>3.17754</text:p>
          </table:table-cell>
          <table:table-cell office:value-type="float" office:value="3.36422" calcext:value-type="float">
            <text:p>3.36422</text:p>
          </table:table-cell>
          <table:table-cell office:value-type="string" calcext:value-type="string">
            <text:p>43.66 u</text:p>
          </table:table-cell>
          <table:table-cell office:value-type="string" calcext:value-type="string">
            <text:p>-11.43 u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-32.87539 u</text:p>
          </table:table-cell>
          <table:table-cell office:value-type="string" calcext:value-type="string">
            <text:p>-14.56180 u</text:p>
          </table:table-cell>
          <table:table-cell office:value-type="string" calcext:value-type="string">
            <text:p>-17.54573 u</text:p>
          </table:table-cell>
          <table:table-cell office:value-type="string" calcext:value-type="string">
            <text:p>-175.84823 u</text:p>
          </table:table-cell>
          <table:table-cell office:value-type="float" office:value="167.46456" calcext:value-type="float">
            <text:p>167.46456</text:p>
          </table:table-cell>
          <table:table-cell office:value-type="string" calcext:value-type="string">
            <text:p>-262.38080 u</text:p>
          </table:table-cell>
          <table:table-cell office:value-type="float" office:value="0.17933" calcext:value-type="float">
            <text:p>0.17933</text:p>
          </table:table-cell>
          <table:table-cell office:value-type="float" office:value="0.07549" calcext:value-type="float">
            <text:p>0.07549</text:p>
          </table:table-cell>
          <table:table-cell office:value-type="string" calcext:value-type="string">
            <text:p>0.06775 u</text:p>
          </table:table-cell>
          <table:table-cell office:value-type="float" office:value="0.02416" calcext:value-type="float">
            <text:p>0.02416</text:p>
          </table:table-cell>
          <table:table-cell office:value-type="float" office:value="0.63671" calcext:value-type="float">
            <text:p>0.63671</text:p>
          </table:table-cell>
          <table:table-cell office:value-type="string" calcext:value-type="string">
            <text:p>0.81908 o</text:p>
          </table:table-cell>
          <table:table-cell office:value-type="string" calcext:value-type="string">
            <text:p>0.81013 o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5612" calcext:value-type="float">
            <text:p>0.05612</text:p>
          </table:table-cell>
          <table:table-cell office:value-type="float" office:value="0.04988" calcext:value-type="float">
            <text:p>0.04988</text:p>
          </table:table-cell>
          <table:table-cell office:value-type="float" office:value="0.05018" calcext:value-type="float">
            <text:p>0.05018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2M00S" calcext:value-type="time">
            <text:p>02:12:00</text:p>
          </table:table-cell>
          <table:table-cell office:value-type="string" calcext:value-type="string">
            <text:p>x5_PF-PS3</text:p>
          </table:table-cell>
          <table:table-cell office:value-type="string" calcext:value-type="string">
            <text:p>0.00 u</text:p>
          </table:table-cell>
          <table:table-cell office:value-type="string" calcext:value-type="string">
            <text:p>-0.01 u</text:p>
          </table:table-cell>
          <table:table-cell office:value-type="string" calcext:value-type="string">
            <text:p>-0.00006 u</text:p>
          </table:table-cell>
          <table:table-cell table:number-columns-repeated="3" office:value-type="string" calcext:value-type="string">
            <text:p>0.00000 u</text:p>
          </table:table-cell>
          <table:table-cell office:value-type="string" calcext:value-type="string">
            <text:p>0.00003 u</text:p>
          </table:table-cell>
          <table:table-cell office:value-type="string" calcext:value-type="string">
            <text:p>-4.88362 u</text:p>
          </table:table-cell>
          <table:table-cell office:value-type="string" calcext:value-type="string">
            <text:p>-3.61843 u</text:p>
          </table:table-cell>
          <table:table-cell office:value-type="string" calcext:value-type="string">
            <text:p>-5.52424 u</text:p>
          </table:table-cell>
          <table:table-cell office:value-type="string" calcext:value-type="string">
            <text:p>-4.82333 u</text:p>
          </table:table-cell>
          <table:table-cell office:value-type="string" calcext:value-type="string">
            <text:p>20.85 u</text:p>
          </table:table-cell>
          <table:table-cell office:value-type="string" calcext:value-type="string">
            <text:p>-86.09 u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-37.44278 u</text:p>
          </table:table-cell>
          <table:table-cell office:value-type="string" calcext:value-type="string">
            <text:p>-18.00745 u</text:p>
          </table:table-cell>
          <table:table-cell office:value-type="string" calcext:value-type="string">
            <text:p>-21.15334 u</text:p>
          </table:table-cell>
          <table:table-cell office:value-type="string" calcext:value-type="string">
            <text:p>-178.48925 u</text:p>
          </table:table-cell>
          <table:table-cell office:value-type="float" office:value="169.78222" calcext:value-type="float">
            <text:p>169.78222</text:p>
          </table:table-cell>
          <table:table-cell office:value-type="string" calcext:value-type="string">
            <text:p>-267.45798 u</text:p>
          </table:table-cell>
          <table:table-cell office:value-type="float" office:value="0.00904" calcext:value-type="float">
            <text:p>0.00904</text:p>
          </table:table-cell>
          <table:table-cell office:value-type="string" calcext:value-type="string">
            <text:p>-0.00014 u</text:p>
          </table:table-cell>
          <table:table-cell office:value-type="string" calcext:value-type="string">
            <text:p>-0.02610 u</text:p>
          </table:table-cell>
          <table:table-cell office:value-type="string" calcext:value-type="string">
            <text:p>-0.01774 u</text:p>
          </table:table-cell>
          <table:table-cell office:value-type="string" calcext:value-type="string">
            <text:p>-0.04389 u</text:p>
          </table:table-cell>
          <table:table-cell office:value-type="string" calcext:value-type="string">
            <text:p>-0.01688 u</text:p>
          </table:table-cell>
          <table:table-cell office:value-type="string" calcext:value-type="string">
            <text:p>-0.01850 u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00000 u</text:p>
          </table:table-cell>
          <table:table-cell office:value-type="string" calcext:value-type="string">
            <text:p>-0.00019 u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3M00S" calcext:value-type="time">
            <text:p>02:13:00</text:p>
          </table:table-cell>
          <table:table-cell office:value-type="string" calcext:value-type="string">
            <text:p>x5_PF-PS4</text:p>
          </table:table-cell>
          <table:table-cell office:value-type="string" calcext:value-type="string">
            <text:p>0.00 u</text:p>
          </table:table-cell>
          <table:table-cell office:value-type="string" calcext:value-type="string">
            <text:p>-0.01 u</text:p>
          </table:table-cell>
          <table:table-cell office:value-type="string" calcext:value-type="string">
            <text:p>-0.00002 u</text:p>
          </table:table-cell>
          <table:table-cell office:value-type="string" calcext:value-type="string">
            <text:p>0.00001 u</text:p>
          </table:table-cell>
          <table:table-cell office:value-type="float" office:value="0.00004" calcext:value-type="float">
            <text:p>0.00004</text:p>
          </table:table-cell>
          <table:table-cell office:value-type="string" calcext:value-type="string">
            <text:p>0.00000 u</text:p>
          </table:table-cell>
          <table:table-cell office:value-type="string" calcext:value-type="string">
            <text:p>0.00003 u</text:p>
          </table:table-cell>
          <table:table-cell office:value-type="string" calcext:value-type="string">
            <text:p>-4.32829 u</text:p>
          </table:table-cell>
          <table:table-cell office:value-type="string" calcext:value-type="string">
            <text:p>-3.14499 u</text:p>
          </table:table-cell>
          <table:table-cell office:value-type="string" calcext:value-type="string">
            <text:p>-5.00935 u</text:p>
          </table:table-cell>
          <table:table-cell office:value-type="string" calcext:value-type="string">
            <text:p>-4.31765 u</text:p>
          </table:table-cell>
          <table:table-cell office:value-type="string" calcext:value-type="string">
            <text:p>29.10 u</text:p>
          </table:table-cell>
          <table:table-cell office:value-type="string" calcext:value-type="string">
            <text:p>28.60 u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-37.24027 u</text:p>
          </table:table-cell>
          <table:table-cell office:value-type="string" calcext:value-type="string">
            <text:p>-17.86538 u</text:p>
          </table:table-cell>
          <table:table-cell office:value-type="string" calcext:value-type="string">
            <text:p>-21.00437 u</text:p>
          </table:table-cell>
          <table:table-cell office:value-type="string" calcext:value-type="string">
            <text:p>-176.12515 u</text:p>
          </table:table-cell>
          <table:table-cell office:value-type="float" office:value="168.91972" calcext:value-type="float">
            <text:p>168.91972</text:p>
          </table:table-cell>
          <table:table-cell office:value-type="string" calcext:value-type="string">
            <text:p>-262.95304 u</text:p>
          </table:table-cell>
          <table:table-cell office:value-type="float" office:value="0.04085" calcext:value-type="float">
            <text:p>0.04085</text:p>
          </table:table-cell>
          <table:table-cell office:value-type="float" office:value="0.03215" calcext:value-type="float">
            <text:p>0.03215</text:p>
          </table:table-cell>
          <table:table-cell office:value-type="string" calcext:value-type="string">
            <text:p>-0.00593 u</text:p>
          </table:table-cell>
          <table:table-cell office:value-type="string" calcext:value-type="string">
            <text:p>-0.00373 u</text:p>
          </table:table-cell>
          <table:table-cell office:value-type="float" office:value="0.17378" calcext:value-type="float">
            <text:p>0.17378</text:p>
          </table:table-cell>
          <table:table-cell office:value-type="float" office:value="0.25677" calcext:value-type="float">
            <text:p>0.25677</text:p>
          </table:table-cell>
          <table:table-cell office:value-type="float" office:value="0.26979" calcext:value-type="float">
            <text:p>0.26979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24" calcext:value-type="float">
            <text:p>0.00224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1">
          <table:table-cell table:style-name="ce2" office:value-type="time" office:time-value="PT02H14M00S" calcext:value-type="time">
            <text:p>02:14:00</text:p>
          </table:table-cell>
          <table:table-cell office:value-type="string" calcext:value-type="string">
            <text:p>x5_PF-PS5</text:p>
          </table:table-cell>
          <table:table-cell office:value-type="string" calcext:value-type="string">
            <text:p>0.00 u</text:p>
          </table:table-cell>
          <table:table-cell office:value-type="string" calcext:value-type="string">
            <text:p>-0.01 u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3" calcext:value-type="float">
            <text:p>0.00053</text:p>
          </table:table-cell>
          <table:table-cell table:number-columns-repeated="3" office:value-type="float" office:value="0.00055" calcext:value-type="float">
            <text:p>0.00055</text:p>
          </table:table-cell>
          <table:table-cell office:value-type="string" calcext:value-type="string">
            <text:p>-3.28492 u</text:p>
          </table:table-cell>
          <table:table-cell office:value-type="string" calcext:value-type="string">
            <text:p>-2.21769 u</text:p>
          </table:table-cell>
          <table:table-cell office:value-type="string" calcext:value-type="string">
            <text:p>-4.00471 u</text:p>
          </table:table-cell>
          <table:table-cell office:value-type="string" calcext:value-type="string">
            <text:p>-3.40267 u</text:p>
          </table:table-cell>
          <table:table-cell office:value-type="string" calcext:value-type="string">
            <text:p>42.23 u</text:p>
          </table:table-cell>
          <table:table-cell office:value-type="string" calcext:value-type="string">
            <text:p>86.95 u</text:p>
          </table:table-cell>
          <table:table-cell table:number-columns-repeated="4" office:value-type="string" calcext:value-type="string">
            <text:p>Uncal</text:p>
          </table:table-cell>
          <table:table-cell office:value-type="string" calcext:value-type="string">
            <text:p>-37.28703 u</text:p>
          </table:table-cell>
          <table:table-cell office:value-type="string" calcext:value-type="string">
            <text:p>-17.89430 u</text:p>
          </table:table-cell>
          <table:table-cell office:value-type="string" calcext:value-type="string">
            <text:p>-21.03640 u</text:p>
          </table:table-cell>
          <table:table-cell office:value-type="string" calcext:value-type="string">
            <text:p>-175.94835 u</text:p>
          </table:table-cell>
          <table:table-cell office:value-type="float" office:value="161.769" calcext:value-type="float">
            <text:p>161.769</text:p>
          </table:table-cell>
          <table:table-cell office:value-type="string" calcext:value-type="string">
            <text:p>-262.28574 u</text:p>
          </table:table-cell>
          <table:table-cell office:value-type="float" office:value="0.06454" calcext:value-type="float">
            <text:p>0.06454</text:p>
          </table:table-cell>
          <table:table-cell office:value-type="string" calcext:value-type="string">
            <text:p>0.02114 u</text:p>
          </table:table-cell>
          <table:table-cell office:value-type="string" calcext:value-type="string">
            <text:p>0.01811 u</text:p>
          </table:table-cell>
          <table:table-cell office:value-type="string" calcext:value-type="string">
            <text:p>0.00209 u</text:p>
          </table:table-cell>
          <table:table-cell office:value-type="string" calcext:value-type="string">
            <text:p>-0.00463 u</text:p>
          </table:table-cell>
          <table:table-cell office:value-type="string" calcext:value-type="string">
            <text:p>-0.00303 u</text:p>
          </table:table-cell>
          <table:table-cell office:value-type="string" calcext:value-type="string">
            <text:p>0.02462 u</text:p>
          </table:table-cell>
          <table:table-cell office:value-type="float" office:value="0.04035" calcext:value-type="float">
            <text:p>0.04035</text:p>
          </table:table-cell>
          <table:table-cell office:value-type="float" office:value="0.03972" calcext:value-type="float">
            <text:p>0.03972</text:p>
          </table:table-cell>
          <table:table-cell office:value-type="float" office:value="0.03479" calcext:value-type="float">
            <text:p>0.03479</text:p>
          </table:table-cell>
          <table:table-cell office:value-type="float" office:value="0.03446" calcext:value-type="float">
            <text:p>0.03446</text:p>
          </table:table-cell>
          <table:table-cell office:value-type="string" calcext:value-type="string">
            <text:p>Uncal</text:p>
          </table:table-cell>
          <table:table-cell table:number-columns-repeated="16347"/>
        </table:table-row>
        <table:table-row table:style-name="ro2" table:number-rows-repeated="104849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creator>Oscar Branson</dc:creator>
    <meta:creation-date>2024-05-21T18:45:10Z</meta:creation-date>
    <dc:date>2024-05-22T15:08:32.442443089</dc:date>
    <meta:editing-cycles>4</meta:editing-cycles>
    <meta:editing-duration>PT57M37S</meta:editing-duration>
    <meta:document-statistic meta:table-count="2" meta:cell-count="6068" meta:object-count="0"/>
  </office:meta>
</office:document-meta>
</file>